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_x</text:p>
          </table:table-cell>
          <table:table-cell office:value-type="string" calcext:value-type="string">
            <text:p>s_y</text:p>
          </table:table-cell>
          <table:table-cell office:value-type="string" calcext:value-type="string">
            <text:p>p_x</text:p>
          </table:table-cell>
          <table:table-cell office:value-type="string" calcext:value-type="string">
            <text:p>p_y</text:p>
          </table:table-cell>
          <table:table-cell office:value-type="string" calcext:value-type="string">
            <text:p>v_x</text:p>
          </table:table-cell>
          <table:table-cell office:value-type="string" calcext:value-type="string">
            <text:p>v_y</text:p>
          </table:table-cell>
        </table:table-row>
        <table:table-row table:style-name="ro1">
          <table:table-cell office:value-type="float" office:value="1527482759.02583" calcext:value-type="float">
            <text:p>1527482759.0258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88.158539" calcext:value-type="float">
            <text:p>-288.158539</text:p>
          </table:table-cell>
          <table:table-cell office:value-type="float" office:value="0.012951" calcext:value-type="float">
            <text:p>0.012951</text:p>
          </table:table-cell>
          <table:table-cell office:value-type="float" office:value="-1.016596" calcext:value-type="float">
            <text:p>-1.016596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-10.024953" calcext:value-type="float">
            <text:p>-10.024953</text:p>
          </table:table-cell>
          <table:table-cell office:value-type="string" calcext:value-type="string">
            <text:p>0.051880</text:p>
          </table:table-cell>
        </table:table-row>
        <table:table-row table:style-name="ro1" table:visibility="filter">
          <table:table-cell office:value-type="float" office:value="1527482759.02586" calcext:value-type="float">
            <text:p>1527482759.02586</text:p>
          </table:table-cell>
          <table:table-cell office:value-type="string" calcext:value-type="string">
            <text:p>PID_y</text:p>
          </table:table-cell>
          <table:table-cell office:value-type="float" office:value="-288.158539" calcext:value-type="float">
            <text:p>-288.158539</text:p>
          </table:table-cell>
          <table:table-cell office:value-type="float" office:value="0.012951" calcext:value-type="float">
            <text:p>0.012951</text:p>
          </table:table-cell>
          <table:table-cell office:value-type="float" office:value="-1.016596" calcext:value-type="float">
            <text:p>-1.016596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-10.024953" calcext:value-type="float">
            <text:p>-10.024953</text:p>
          </table:table-cell>
          <table:table-cell office:value-type="string" calcext:value-type="string">
            <text:p>0.0518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04506" calcext:value-type="float">
            <text:p>1527482759.0450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87.934753" calcext:value-type="float">
            <text:p>-287.934753</text:p>
          </table:table-cell>
          <table:table-cell office:value-type="float" office:value="0.022588" calcext:value-type="float">
            <text:p>0.022588</text:p>
          </table:table-cell>
          <table:table-cell office:value-type="float" office:value="-1.016221" calcext:value-type="float">
            <text:p>-1.016221</text:p>
          </table:table-cell>
          <table:table-cell office:value-type="float" office:value="0.007304" calcext:value-type="float">
            <text:p>0.007304</text:p>
          </table:table-cell>
          <table:table-cell office:value-type="float" office:value="-10.021052" calcext:value-type="float">
            <text:p>-10.021052</text:p>
          </table:table-cell>
          <table:table-cell office:value-type="string" calcext:value-type="string">
            <text:p>0.073139</text:p>
          </table:table-cell>
        </table:table-row>
        <table:table-row table:style-name="ro1" table:visibility="filter">
          <table:table-cell office:value-type="float" office:value="1527482759.04509" calcext:value-type="float">
            <text:p>1527482759.04509</text:p>
          </table:table-cell>
          <table:table-cell office:value-type="string" calcext:value-type="string">
            <text:p>PID_y</text:p>
          </table:table-cell>
          <table:table-cell office:value-type="float" office:value="-287.934753" calcext:value-type="float">
            <text:p>-287.934753</text:p>
          </table:table-cell>
          <table:table-cell office:value-type="float" office:value="0.022588" calcext:value-type="float">
            <text:p>0.022588</text:p>
          </table:table-cell>
          <table:table-cell office:value-type="float" office:value="-1.016221" calcext:value-type="float">
            <text:p>-1.016221</text:p>
          </table:table-cell>
          <table:table-cell office:value-type="float" office:value="0.007304" calcext:value-type="float">
            <text:p>0.007304</text:p>
          </table:table-cell>
          <table:table-cell office:value-type="float" office:value="-10.021052" calcext:value-type="float">
            <text:p>-10.021052</text:p>
          </table:table-cell>
          <table:table-cell office:value-type="string" calcext:value-type="string">
            <text:p>0.07313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06528" calcext:value-type="float">
            <text:p>1527482759.0652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87.948212" calcext:value-type="float">
            <text:p>-287.948212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-1.016245" calcext:value-type="float">
            <text:p>-1.016245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-10.021287" calcext:value-type="float">
            <text:p>-10.021287</text:p>
          </table:table-cell>
          <table:table-cell office:value-type="string" calcext:value-type="string">
            <text:p>0.048253</text:p>
          </table:table-cell>
        </table:table-row>
        <table:table-row table:style-name="ro1" table:visibility="filter">
          <table:table-cell office:value-type="float" office:value="1527482759.0653" calcext:value-type="float">
            <text:p>1527482759.0653</text:p>
          </table:table-cell>
          <table:table-cell office:value-type="string" calcext:value-type="string">
            <text:p>PID_y</text:p>
          </table:table-cell>
          <table:table-cell office:value-type="float" office:value="-287.948212" calcext:value-type="float">
            <text:p>-287.948212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-1.016245" calcext:value-type="float">
            <text:p>-1.016245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-10.021287" calcext:value-type="float">
            <text:p>-10.021287</text:p>
          </table:table-cell>
          <table:table-cell office:value-type="string" calcext:value-type="string">
            <text:p>0.04825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0855" calcext:value-type="float">
            <text:p>1527482759.085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87.984924" calcext:value-type="float">
            <text:p>-287.984924</text:p>
          </table:table-cell>
          <table:table-cell office:value-type="float" office:value="0.028461" calcext:value-type="float">
            <text:p>0.028461</text:p>
          </table:table-cell>
          <table:table-cell office:value-type="float" office:value="-1.01631" calcext:value-type="float">
            <text:p>-1.01631</text:p>
          </table:table-cell>
          <table:table-cell office:value-type="float" office:value="0.008385" calcext:value-type="float">
            <text:p>0.008385</text:p>
          </table:table-cell>
          <table:table-cell office:value-type="float" office:value="-10.021927" calcext:value-type="float">
            <text:p>-10.021927</text:p>
          </table:table-cell>
          <table:table-cell office:value-type="string" calcext:value-type="string">
            <text:p>0.083825</text:p>
          </table:table-cell>
        </table:table-row>
        <table:table-row table:style-name="ro1" table:visibility="filter">
          <table:table-cell office:value-type="float" office:value="1527482759.08552" calcext:value-type="float">
            <text:p>1527482759.08552</text:p>
          </table:table-cell>
          <table:table-cell office:value-type="string" calcext:value-type="string">
            <text:p>PID_y</text:p>
          </table:table-cell>
          <table:table-cell office:value-type="float" office:value="-287.984924" calcext:value-type="float">
            <text:p>-287.984924</text:p>
          </table:table-cell>
          <table:table-cell office:value-type="float" office:value="0.028461" calcext:value-type="float">
            <text:p>0.028461</text:p>
          </table:table-cell>
          <table:table-cell office:value-type="float" office:value="-1.01631" calcext:value-type="float">
            <text:p>-1.01631</text:p>
          </table:table-cell>
          <table:table-cell office:value-type="float" office:value="0.008385" calcext:value-type="float">
            <text:p>0.008385</text:p>
          </table:table-cell>
          <table:table-cell office:value-type="float" office:value="-10.021927" calcext:value-type="float">
            <text:p>-10.021927</text:p>
          </table:table-cell>
          <table:table-cell office:value-type="string" calcext:value-type="string">
            <text:p>0.08382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10579" calcext:value-type="float">
            <text:p>1527482759.1057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88.325348" calcext:value-type="float">
            <text:p>-288.325348</text:p>
          </table:table-cell>
          <table:table-cell office:value-type="float" office:value="0.016486" calcext:value-type="float">
            <text:p>0.016486</text:p>
          </table:table-cell>
          <table:table-cell office:value-type="float" office:value="-1.016911" calcext:value-type="float">
            <text:p>-1.016911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-10.027859" calcext:value-type="float">
            <text:p>-10.027859</text:p>
          </table:table-cell>
          <table:table-cell office:value-type="string" calcext:value-type="string">
            <text:p>0.060522</text:p>
          </table:table-cell>
        </table:table-row>
        <table:table-row table:style-name="ro1" table:visibility="filter">
          <table:table-cell office:value-type="float" office:value="1527482759.10581" calcext:value-type="float">
            <text:p>1527482759.10581</text:p>
          </table:table-cell>
          <table:table-cell office:value-type="string" calcext:value-type="string">
            <text:p>PID_y</text:p>
          </table:table-cell>
          <table:table-cell office:value-type="float" office:value="-288.325348" calcext:value-type="float">
            <text:p>-288.325348</text:p>
          </table:table-cell>
          <table:table-cell office:value-type="float" office:value="0.016486" calcext:value-type="float">
            <text:p>0.016486</text:p>
          </table:table-cell>
          <table:table-cell office:value-type="float" office:value="-1.016911" calcext:value-type="float">
            <text:p>-1.016911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-10.027859" calcext:value-type="float">
            <text:p>-10.027859</text:p>
          </table:table-cell>
          <table:table-cell office:value-type="string" calcext:value-type="string">
            <text:p>0.06052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12503" calcext:value-type="float">
            <text:p>1527482759.1250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1.016751" calcext:value-type="float">
            <text:p>-1.016751</text:p>
          </table:table-cell>
          <table:table-cell office:value-type="float" office:value="0.006019" calcext:value-type="float">
            <text:p>0.006019</text:p>
          </table:table-cell>
          <table:table-cell office:value-type="float" office:value="-1.016747" calcext:value-type="float">
            <text:p>-1.016747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-0.001191" calcext:value-type="float">
            <text:p>-0.001191</text:p>
          </table:table-cell>
          <table:table-cell office:value-type="string" calcext:value-type="string">
            <text:p>0.007116</text:p>
          </table:table-cell>
        </table:table-row>
        <table:table-row table:style-name="ro1" table:visibility="filter">
          <table:table-cell office:value-type="float" office:value="1527482759.12506" calcext:value-type="float">
            <text:p>1527482759.12506</text:p>
          </table:table-cell>
          <table:table-cell office:value-type="string" calcext:value-type="string">
            <text:p>PID_y</text:p>
          </table:table-cell>
          <table:table-cell office:value-type="float" office:value="-1.016751" calcext:value-type="float">
            <text:p>-1.016751</text:p>
          </table:table-cell>
          <table:table-cell office:value-type="float" office:value="0.006019" calcext:value-type="float">
            <text:p>0.006019</text:p>
          </table:table-cell>
          <table:table-cell office:value-type="float" office:value="-1.016747" calcext:value-type="float">
            <text:p>-1.016747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-0.001191" calcext:value-type="float">
            <text:p>-0.001191</text:p>
          </table:table-cell>
          <table:table-cell office:value-type="string" calcext:value-type="string">
            <text:p>0.00711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14526" calcext:value-type="float">
            <text:p>1527482759.1452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1.01487" calcext:value-type="float">
            <text:p>-1.01487</text:p>
          </table:table-cell>
          <table:table-cell office:value-type="float" office:value="0.007123" calcext:value-type="float">
            <text:p>0.007123</text:p>
          </table:table-cell>
          <table:table-cell office:value-type="float" office:value="-1.015179" calcext:value-type="float">
            <text:p>-1.015179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0.010406" calcext:value-type="float">
            <text:p>0.010406</text:p>
          </table:table-cell>
          <table:table-cell office:value-type="string" calcext:value-type="string">
            <text:p>-0.001715</text:p>
          </table:table-cell>
        </table:table-row>
        <table:table-row table:style-name="ro1" table:visibility="filter">
          <table:table-cell office:value-type="float" office:value="1527482759.14528" calcext:value-type="float">
            <text:p>1527482759.14528</text:p>
          </table:table-cell>
          <table:table-cell office:value-type="string" calcext:value-type="string">
            <text:p>PID_y</text:p>
          </table:table-cell>
          <table:table-cell office:value-type="float" office:value="-1.01487" calcext:value-type="float">
            <text:p>-1.01487</text:p>
          </table:table-cell>
          <table:table-cell office:value-type="float" office:value="0.007123" calcext:value-type="float">
            <text:p>0.007123</text:p>
          </table:table-cell>
          <table:table-cell office:value-type="float" office:value="-1.015179" calcext:value-type="float">
            <text:p>-1.015179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0.010406" calcext:value-type="float">
            <text:p>0.010406</text:p>
          </table:table-cell>
          <table:table-cell office:value-type="string" calcext:value-type="string">
            <text:p>-0.00171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16554" calcext:value-type="float">
            <text:p>1527482759.1655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1.011234" calcext:value-type="float">
            <text:p>-1.011234</text:p>
          </table:table-cell>
          <table:table-cell office:value-type="float" office:value="0.005416" calcext:value-type="float">
            <text:p>0.005416</text:p>
          </table:table-cell>
          <table:table-cell office:value-type="float" office:value="-1.013441" calcext:value-type="float">
            <text:p>-1.013441</text:p>
          </table:table-cell>
          <table:table-cell office:value-type="float" office:value="0.005332" calcext:value-type="float">
            <text:p>0.005332</text:p>
          </table:table-cell>
          <table:table-cell office:value-type="float" office:value="0.027796" calcext:value-type="float">
            <text:p>0.027796</text:p>
          </table:table-cell>
          <table:table-cell office:value-type="string" calcext:value-type="string">
            <text:p>0.005414</text:p>
          </table:table-cell>
        </table:table-row>
        <table:table-row table:style-name="ro1" table:visibility="filter">
          <table:table-cell office:value-type="float" office:value="1527482759.16557" calcext:value-type="float">
            <text:p>1527482759.16557</text:p>
          </table:table-cell>
          <table:table-cell office:value-type="string" calcext:value-type="string">
            <text:p>PID_y</text:p>
          </table:table-cell>
          <table:table-cell office:value-type="float" office:value="-1.011234" calcext:value-type="float">
            <text:p>-1.011234</text:p>
          </table:table-cell>
          <table:table-cell office:value-type="float" office:value="0.005416" calcext:value-type="float">
            <text:p>0.005416</text:p>
          </table:table-cell>
          <table:table-cell office:value-type="float" office:value="-1.013441" calcext:value-type="float">
            <text:p>-1.013441</text:p>
          </table:table-cell>
          <table:table-cell office:value-type="float" office:value="0.005332" calcext:value-type="float">
            <text:p>0.005332</text:p>
          </table:table-cell>
          <table:table-cell office:value-type="float" office:value="0.027796" calcext:value-type="float">
            <text:p>0.027796</text:p>
          </table:table-cell>
          <table:table-cell office:value-type="string" calcext:value-type="string">
            <text:p>0.00541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18585" calcext:value-type="float">
            <text:p>1527482759.1858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1.005582" calcext:value-type="float">
            <text:p>-1.005582</text:p>
          </table:table-cell>
          <table:table-cell office:value-type="float" office:value="0.014403" calcext:value-type="float">
            <text:p>0.014403</text:p>
          </table:table-cell>
          <table:table-cell office:value-type="float" office:value="-1.011649" calcext:value-type="float">
            <text:p>-1.011649</text:p>
          </table:table-cell>
          <table:table-cell office:value-type="float" office:value="0.011585" calcext:value-type="float">
            <text:p>0.011585</text:p>
          </table:table-cell>
          <table:table-cell office:value-type="float" office:value="0.046081" calcext:value-type="float">
            <text:p>0.046081</text:p>
          </table:table-cell>
          <table:table-cell office:value-type="string" calcext:value-type="string">
            <text:p>0.031405</text:p>
          </table:table-cell>
        </table:table-row>
        <table:table-row table:style-name="ro1" table:visibility="filter">
          <table:table-cell office:value-type="float" office:value="1527482759.18589" calcext:value-type="float">
            <text:p>1527482759.18589</text:p>
          </table:table-cell>
          <table:table-cell office:value-type="string" calcext:value-type="string">
            <text:p>PID_y</text:p>
          </table:table-cell>
          <table:table-cell office:value-type="float" office:value="-1.005582" calcext:value-type="float">
            <text:p>-1.005582</text:p>
          </table:table-cell>
          <table:table-cell office:value-type="float" office:value="0.014403" calcext:value-type="float">
            <text:p>0.014403</text:p>
          </table:table-cell>
          <table:table-cell office:value-type="float" office:value="-1.011649" calcext:value-type="float">
            <text:p>-1.011649</text:p>
          </table:table-cell>
          <table:table-cell office:value-type="float" office:value="0.011585" calcext:value-type="float">
            <text:p>0.011585</text:p>
          </table:table-cell>
          <table:table-cell office:value-type="float" office:value="0.046081" calcext:value-type="float">
            <text:p>0.046081</text:p>
          </table:table-cell>
          <table:table-cell office:value-type="string" calcext:value-type="string">
            <text:p>0.03140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20512" calcext:value-type="float">
            <text:p>1527482759.2051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85346" calcext:value-type="float">
            <text:p>-0.985346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-1.008068" calcext:value-type="float">
            <text:p>-1.008068</text:p>
          </table:table-cell>
          <table:table-cell office:value-type="float" office:value="0.015933" calcext:value-type="float">
            <text:p>0.015933</text:p>
          </table:table-cell>
          <table:table-cell office:value-type="float" office:value="0.089178" calcext:value-type="float">
            <text:p>0.089178</text:p>
          </table:table-cell>
          <table:table-cell office:value-type="string" calcext:value-type="string">
            <text:p>0.099835</text:p>
          </table:table-cell>
        </table:table-row>
        <table:table-row table:style-name="ro1" table:visibility="filter">
          <table:table-cell office:value-type="float" office:value="1527482759.20516" calcext:value-type="float">
            <text:p>1527482759.20516</text:p>
          </table:table-cell>
          <table:table-cell office:value-type="string" calcext:value-type="string">
            <text:p>PID_y</text:p>
          </table:table-cell>
          <table:table-cell office:value-type="float" office:value="-0.985346" calcext:value-type="float">
            <text:p>-0.985346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-1.008068" calcext:value-type="float">
            <text:p>-1.008068</text:p>
          </table:table-cell>
          <table:table-cell office:value-type="float" office:value="0.015933" calcext:value-type="float">
            <text:p>0.015933</text:p>
          </table:table-cell>
          <table:table-cell office:value-type="float" office:value="0.089178" calcext:value-type="float">
            <text:p>0.089178</text:p>
          </table:table-cell>
          <table:table-cell office:value-type="string" calcext:value-type="string">
            <text:p>0.09983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22542" calcext:value-type="float">
            <text:p>1527482759.2254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67781" calcext:value-type="float">
            <text:p>-0.967781</text:p>
          </table:table-cell>
          <table:table-cell office:value-type="float" office:value="0.042441" calcext:value-type="float">
            <text:p>0.042441</text:p>
          </table:table-cell>
          <table:table-cell office:value-type="float" office:value="-1.00531" calcext:value-type="float">
            <text:p>-1.0053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114609" calcext:value-type="float">
            <text:p>0.114609</text:p>
          </table:table-cell>
          <table:table-cell office:value-type="string" calcext:value-type="string">
            <text:p>0.097104</text:p>
          </table:table-cell>
        </table:table-row>
        <table:table-row table:style-name="ro1" table:visibility="filter">
          <table:table-cell office:value-type="float" office:value="1527482759.22544" calcext:value-type="float">
            <text:p>1527482759.22544</text:p>
          </table:table-cell>
          <table:table-cell office:value-type="string" calcext:value-type="string">
            <text:p>PID_y</text:p>
          </table:table-cell>
          <table:table-cell office:value-type="float" office:value="-0.967781" calcext:value-type="float">
            <text:p>-0.967781</text:p>
          </table:table-cell>
          <table:table-cell office:value-type="float" office:value="0.042441" calcext:value-type="float">
            <text:p>0.042441</text:p>
          </table:table-cell>
          <table:table-cell office:value-type="float" office:value="-1.00531" calcext:value-type="float">
            <text:p>-1.0053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114609" calcext:value-type="float">
            <text:p>0.114609</text:p>
          </table:table-cell>
          <table:table-cell office:value-type="string" calcext:value-type="string">
            <text:p>0.09710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2457" calcext:value-type="float">
            <text:p>1527482759.245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44373" calcext:value-type="float">
            <text:p>-0.944373</text:p>
          </table:table-cell>
          <table:table-cell office:value-type="float" office:value="0.068586" calcext:value-type="float">
            <text:p>0.068586</text:p>
          </table:table-cell>
          <table:table-cell office:value-type="float" office:value="-1.001075" calcext:value-type="float">
            <text:p>-1.001075</text:p>
          </table:table-cell>
          <table:table-cell office:value-type="float" office:value="0.020121" calcext:value-type="float">
            <text:p>0.020121</text:p>
          </table:table-cell>
          <table:table-cell office:value-type="float" office:value="0.140874" calcext:value-type="float">
            <text:p>0.140874</text:p>
          </table:table-cell>
          <table:table-cell office:value-type="string" calcext:value-type="string">
            <text:p>0.130240</text:p>
          </table:table-cell>
        </table:table-row>
        <table:table-row table:style-name="ro1" table:visibility="filter">
          <table:table-cell office:value-type="float" office:value="1527482759.24572" calcext:value-type="float">
            <text:p>1527482759.24572</text:p>
          </table:table-cell>
          <table:table-cell office:value-type="string" calcext:value-type="string">
            <text:p>PID_y</text:p>
          </table:table-cell>
          <table:table-cell office:value-type="float" office:value="-0.944373" calcext:value-type="float">
            <text:p>-0.944373</text:p>
          </table:table-cell>
          <table:table-cell office:value-type="float" office:value="0.068586" calcext:value-type="float">
            <text:p>0.068586</text:p>
          </table:table-cell>
          <table:table-cell office:value-type="float" office:value="-1.001075" calcext:value-type="float">
            <text:p>-1.001075</text:p>
          </table:table-cell>
          <table:table-cell office:value-type="float" office:value="0.020121" calcext:value-type="float">
            <text:p>0.020121</text:p>
          </table:table-cell>
          <table:table-cell office:value-type="float" office:value="0.140874" calcext:value-type="float">
            <text:p>0.140874</text:p>
          </table:table-cell>
          <table:table-cell office:value-type="string" calcext:value-type="string">
            <text:p>0.13024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26493" calcext:value-type="float">
            <text:p>1527482759.2649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27767" calcext:value-type="float">
            <text:p>-0.927767</text:p>
          </table:table-cell>
          <table:table-cell office:value-type="float" office:value="0.083853" calcext:value-type="float">
            <text:p>0.083853</text:p>
          </table:table-cell>
          <table:table-cell office:value-type="float" office:value="-0.997905" calcext:value-type="float">
            <text:p>-0.997905</text:p>
          </table:table-cell>
          <table:table-cell office:value-type="float" office:value="0.020239" calcext:value-type="float">
            <text:p>0.020239</text:p>
          </table:table-cell>
          <table:table-cell office:value-type="float" office:value="0.156679" calcext:value-type="float">
            <text:p>0.156679</text:p>
          </table:table-cell>
          <table:table-cell office:value-type="string" calcext:value-type="string">
            <text:p>0.149215</text:p>
          </table:table-cell>
        </table:table-row>
        <table:table-row table:style-name="ro1" table:visibility="filter">
          <table:table-cell office:value-type="float" office:value="1527482759.26495" calcext:value-type="float">
            <text:p>1527482759.26495</text:p>
          </table:table-cell>
          <table:table-cell office:value-type="string" calcext:value-type="string">
            <text:p>PID_y</text:p>
          </table:table-cell>
          <table:table-cell office:value-type="float" office:value="-0.927767" calcext:value-type="float">
            <text:p>-0.927767</text:p>
          </table:table-cell>
          <table:table-cell office:value-type="float" office:value="0.083853" calcext:value-type="float">
            <text:p>0.083853</text:p>
          </table:table-cell>
          <table:table-cell office:value-type="float" office:value="-0.997905" calcext:value-type="float">
            <text:p>-0.997905</text:p>
          </table:table-cell>
          <table:table-cell office:value-type="float" office:value="0.020239" calcext:value-type="float">
            <text:p>0.020239</text:p>
          </table:table-cell>
          <table:table-cell office:value-type="float" office:value="0.156679" calcext:value-type="float">
            <text:p>0.156679</text:p>
          </table:table-cell>
          <table:table-cell office:value-type="string" calcext:value-type="string">
            <text:p>0.14921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28526" calcext:value-type="float">
            <text:p>1527482759.2852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05367" calcext:value-type="float">
            <text:p>-0.905367</text:p>
          </table:table-cell>
          <table:table-cell office:value-type="float" office:value="0.033436" calcext:value-type="float">
            <text:p>0.033436</text:p>
          </table:table-cell>
          <table:table-cell office:value-type="float" office:value="-0.994122" calcext:value-type="float">
            <text:p>-0.994122</text:p>
          </table:table-cell>
          <table:table-cell office:value-type="float" office:value="0.018643" calcext:value-type="float">
            <text:p>0.018643</text:p>
          </table:table-cell>
          <table:table-cell office:value-type="float" office:value="0.176251" calcext:value-type="float">
            <text:p>0.176251</text:p>
          </table:table-cell>
          <table:table-cell office:value-type="string" calcext:value-type="string">
            <text:p>0.071956</text:p>
          </table:table-cell>
        </table:table-row>
        <table:table-row table:style-name="ro1" table:visibility="filter">
          <table:table-cell office:value-type="float" office:value="1527482759.28528" calcext:value-type="float">
            <text:p>1527482759.28528</text:p>
          </table:table-cell>
          <table:table-cell office:value-type="string" calcext:value-type="string">
            <text:p>PID_y</text:p>
          </table:table-cell>
          <table:table-cell office:value-type="float" office:value="-0.905367" calcext:value-type="float">
            <text:p>-0.905367</text:p>
          </table:table-cell>
          <table:table-cell office:value-type="float" office:value="0.033436" calcext:value-type="float">
            <text:p>0.033436</text:p>
          </table:table-cell>
          <table:table-cell office:value-type="float" office:value="-0.994122" calcext:value-type="float">
            <text:p>-0.994122</text:p>
          </table:table-cell>
          <table:table-cell office:value-type="float" office:value="0.018643" calcext:value-type="float">
            <text:p>0.018643</text:p>
          </table:table-cell>
          <table:table-cell office:value-type="float" office:value="0.176251" calcext:value-type="float">
            <text:p>0.176251</text:p>
          </table:table-cell>
          <table:table-cell office:value-type="string" calcext:value-type="string">
            <text:p>0.07195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3056" calcext:value-type="float">
            <text:p>1527482759.305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876481" calcext:value-type="float">
            <text:p>-0.876481</text:p>
          </table:table-cell>
          <table:table-cell office:value-type="float" office:value="0.027399" calcext:value-type="float">
            <text:p>0.027399</text:p>
          </table:table-cell>
          <table:table-cell office:value-type="float" office:value="-0.988159" calcext:value-type="float">
            <text:p>-0.988159</text:p>
          </table:table-cell>
          <table:table-cell office:value-type="float" office:value="0.020802" calcext:value-type="float">
            <text:p>0.020802</text:p>
          </table:table-cell>
          <table:table-cell office:value-type="float" office:value="0.197705" calcext:value-type="float">
            <text:p>0.197705</text:p>
          </table:table-cell>
          <table:table-cell office:value-type="string" calcext:value-type="string">
            <text:p>0.048051</text:p>
          </table:table-cell>
        </table:table-row>
        <table:table-row table:style-name="ro1" table:visibility="filter">
          <table:table-cell office:value-type="float" office:value="1527482759.30562" calcext:value-type="float">
            <text:p>1527482759.30562</text:p>
          </table:table-cell>
          <table:table-cell office:value-type="string" calcext:value-type="string">
            <text:p>PID_y</text:p>
          </table:table-cell>
          <table:table-cell office:value-type="float" office:value="-0.876481" calcext:value-type="float">
            <text:p>-0.876481</text:p>
          </table:table-cell>
          <table:table-cell office:value-type="float" office:value="0.027399" calcext:value-type="float">
            <text:p>0.027399</text:p>
          </table:table-cell>
          <table:table-cell office:value-type="float" office:value="-0.988159" calcext:value-type="float">
            <text:p>-0.988159</text:p>
          </table:table-cell>
          <table:table-cell office:value-type="float" office:value="0.020802" calcext:value-type="float">
            <text:p>0.020802</text:p>
          </table:table-cell>
          <table:table-cell office:value-type="float" office:value="0.197705" calcext:value-type="float">
            <text:p>0.197705</text:p>
          </table:table-cell>
          <table:table-cell office:value-type="string" calcext:value-type="string">
            <text:p>0.04805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32587" calcext:value-type="float">
            <text:p>1527482759.3258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855389" calcext:value-type="float">
            <text:p>-0.855389</text:p>
          </table:table-cell>
          <table:table-cell office:value-type="float" office:value="0.015516" calcext:value-type="float">
            <text:p>0.015516</text:p>
          </table:table-cell>
          <table:table-cell office:value-type="float" office:value="-0.983954" calcext:value-type="float">
            <text:p>-0.983954</text:p>
          </table:table-cell>
          <table:table-cell office:value-type="float" office:value="0.015516" calcext:value-type="float">
            <text:p>0.015516</text:p>
          </table:table-cell>
          <table:table-cell office:value-type="float" office:value="0.212126" calcext:value-type="float">
            <text:p>0.212126</text:p>
          </table:table-cell>
          <table:table-cell office:value-type="string" calcext:value-type="string">
            <text:p>0.000064</text:p>
          </table:table-cell>
        </table:table-row>
        <table:table-row table:style-name="ro1" table:visibility="filter">
          <table:table-cell office:value-type="float" office:value="1527482759.32591" calcext:value-type="float">
            <text:p>1527482759.32591</text:p>
          </table:table-cell>
          <table:table-cell office:value-type="string" calcext:value-type="string">
            <text:p>PID_y</text:p>
          </table:table-cell>
          <table:table-cell office:value-type="float" office:value="-0.855389" calcext:value-type="float">
            <text:p>-0.855389</text:p>
          </table:table-cell>
          <table:table-cell office:value-type="float" office:value="0.015516" calcext:value-type="float">
            <text:p>0.015516</text:p>
          </table:table-cell>
          <table:table-cell office:value-type="float" office:value="-0.983954" calcext:value-type="float">
            <text:p>-0.983954</text:p>
          </table:table-cell>
          <table:table-cell office:value-type="float" office:value="0.015516" calcext:value-type="float">
            <text:p>0.015516</text:p>
          </table:table-cell>
          <table:table-cell office:value-type="float" office:value="0.212126" calcext:value-type="float">
            <text:p>0.21212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34513" calcext:value-type="float">
            <text:p>1527482759.3451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809204" calcext:value-type="float">
            <text:p>-0.809204</text:p>
          </table:table-cell>
          <table:table-cell office:value-type="float" office:value="0.008597" calcext:value-type="float">
            <text:p>0.008597</text:p>
          </table:table-cell>
          <table:table-cell office:value-type="float" office:value="-0.977016" calcext:value-type="float">
            <text:p>-0.977016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242352" calcext:value-type="float">
            <text:p>0.242352</text:p>
          </table:table-cell>
          <table:table-cell office:value-type="string" calcext:value-type="string">
            <text:p>-0.048256</text:p>
          </table:table-cell>
        </table:table-row>
        <table:table-row table:style-name="ro1" table:visibility="filter">
          <table:table-cell office:value-type="float" office:value="1527482759.34516" calcext:value-type="float">
            <text:p>1527482759.34516</text:p>
          </table:table-cell>
          <table:table-cell office:value-type="string" calcext:value-type="string">
            <text:p>PID_y</text:p>
          </table:table-cell>
          <table:table-cell office:value-type="float" office:value="-0.809204" calcext:value-type="float">
            <text:p>-0.809204</text:p>
          </table:table-cell>
          <table:table-cell office:value-type="float" office:value="0.008597" calcext:value-type="float">
            <text:p>0.008597</text:p>
          </table:table-cell>
          <table:table-cell office:value-type="float" office:value="-0.977016" calcext:value-type="float">
            <text:p>-0.977016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242352" calcext:value-type="float">
            <text:p>0.242352</text:p>
          </table:table-cell>
          <table:table-cell office:value-type="string" calcext:value-type="string">
            <text:p>-0.04825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36542" calcext:value-type="float">
            <text:p>1527482759.3654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783355" calcext:value-type="float">
            <text:p>-0.783355</text:p>
          </table:table-cell>
          <table:table-cell office:value-type="float" office:value="-0.017465" calcext:value-type="float">
            <text:p>-0.017465</text:p>
          </table:table-cell>
          <table:table-cell office:value-type="float" office:value="-0.972172" calcext:value-type="float">
            <text:p>-0.972172</text:p>
          </table:table-cell>
          <table:table-cell office:value-type="float" office:value="0.010267" calcext:value-type="float">
            <text:p>0.010267</text:p>
          </table:table-cell>
          <table:table-cell office:value-type="float" office:value="0.257071" calcext:value-type="float">
            <text:p>0.257071</text:p>
          </table:table-cell>
          <table:table-cell office:value-type="string" calcext:value-type="string">
            <text:p>-0.098519</text:p>
          </table:table-cell>
        </table:table-row>
        <table:table-row table:style-name="ro1" table:visibility="filter">
          <table:table-cell office:value-type="float" office:value="1527482759.36544" calcext:value-type="float">
            <text:p>1527482759.36544</text:p>
          </table:table-cell>
          <table:table-cell office:value-type="string" calcext:value-type="string">
            <text:p>PID_y</text:p>
          </table:table-cell>
          <table:table-cell office:value-type="float" office:value="-0.783355" calcext:value-type="float">
            <text:p>-0.783355</text:p>
          </table:table-cell>
          <table:table-cell office:value-type="float" office:value="-0.017465" calcext:value-type="float">
            <text:p>-0.017465</text:p>
          </table:table-cell>
          <table:table-cell office:value-type="float" office:value="-0.972172" calcext:value-type="float">
            <text:p>-0.972172</text:p>
          </table:table-cell>
          <table:table-cell office:value-type="float" office:value="0.010267" calcext:value-type="float">
            <text:p>0.010267</text:p>
          </table:table-cell>
          <table:table-cell office:value-type="float" office:value="0.257071" calcext:value-type="float">
            <text:p>0.257071</text:p>
          </table:table-cell>
          <table:table-cell office:value-type="string" calcext:value-type="string">
            <text:p>-0.09851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38569" calcext:value-type="float">
            <text:p>1527482759.3856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751431" calcext:value-type="float">
            <text:p>-0.751431</text:p>
          </table:table-cell>
          <table:table-cell office:value-type="float" office:value="-0.006165" calcext:value-type="float">
            <text:p>-0.006165</text:p>
          </table:table-cell>
          <table:table-cell office:value-type="float" office:value="-0.966648" calcext:value-type="float">
            <text:p>-0.966648</text:p>
          </table:table-cell>
          <table:table-cell office:value-type="float" office:value="0.010841" calcext:value-type="float">
            <text:p>0.010841</text:p>
          </table:table-cell>
          <table:table-cell office:value-type="float" office:value="0.274455" calcext:value-type="float">
            <text:p>0.274455</text:p>
          </table:table-cell>
          <table:table-cell office:value-type="string" calcext:value-type="string">
            <text:p>-0.077149</text:p>
          </table:table-cell>
        </table:table-row>
        <table:table-row table:style-name="ro1" table:visibility="filter">
          <table:table-cell office:value-type="float" office:value="1527482759.38571" calcext:value-type="float">
            <text:p>1527482759.38571</text:p>
          </table:table-cell>
          <table:table-cell office:value-type="string" calcext:value-type="string">
            <text:p>PID_y</text:p>
          </table:table-cell>
          <table:table-cell office:value-type="float" office:value="-0.751431" calcext:value-type="float">
            <text:p>-0.751431</text:p>
          </table:table-cell>
          <table:table-cell office:value-type="float" office:value="-0.006165" calcext:value-type="float">
            <text:p>-0.006165</text:p>
          </table:table-cell>
          <table:table-cell office:value-type="float" office:value="-0.966648" calcext:value-type="float">
            <text:p>-0.966648</text:p>
          </table:table-cell>
          <table:table-cell office:value-type="float" office:value="0.010841" calcext:value-type="float">
            <text:p>0.010841</text:p>
          </table:table-cell>
          <table:table-cell office:value-type="float" office:value="0.274455" calcext:value-type="float">
            <text:p>0.274455</text:p>
          </table:table-cell>
          <table:table-cell office:value-type="string" calcext:value-type="string">
            <text:p>-0.07714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40493" calcext:value-type="float">
            <text:p>1527482759.4049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676388" calcext:value-type="float">
            <text:p>-0.676388</text:p>
          </table:table-cell>
          <table:table-cell office:value-type="float" office:value="-0.104636" calcext:value-type="float">
            <text:p>-0.104636</text:p>
          </table:table-cell>
          <table:table-cell office:value-type="float" office:value="-0.957244" calcext:value-type="float">
            <text:p>-0.957244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313528" calcext:value-type="float">
            <text:p>0.313528</text:p>
          </table:table-cell>
          <table:table-cell office:value-type="string" calcext:value-type="string">
            <text:p>-0.192952</text:p>
          </table:table-cell>
        </table:table-row>
        <table:table-row table:style-name="ro1" table:visibility="filter">
          <table:table-cell office:value-type="float" office:value="1527482759.40495" calcext:value-type="float">
            <text:p>1527482759.40495</text:p>
          </table:table-cell>
          <table:table-cell office:value-type="string" calcext:value-type="string">
            <text:p>PID_y</text:p>
          </table:table-cell>
          <table:table-cell office:value-type="float" office:value="-0.676388" calcext:value-type="float">
            <text:p>-0.676388</text:p>
          </table:table-cell>
          <table:table-cell office:value-type="float" office:value="-0.104636" calcext:value-type="float">
            <text:p>-0.104636</text:p>
          </table:table-cell>
          <table:table-cell office:value-type="float" office:value="-0.957244" calcext:value-type="float">
            <text:p>-0.957244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313528" calcext:value-type="float">
            <text:p>0.313528</text:p>
          </table:table-cell>
          <table:table-cell office:value-type="string" calcext:value-type="string">
            <text:p>-0.19295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42522" calcext:value-type="float">
            <text:p>1527482759.4252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622032" calcext:value-type="float">
            <text:p>-0.622032</text:p>
          </table:table-cell>
          <table:table-cell office:value-type="float" office:value="-0.090416" calcext:value-type="float">
            <text:p>-0.090416</text:p>
          </table:table-cell>
          <table:table-cell office:value-type="float" office:value="-0.950437" calcext:value-type="float">
            <text:p>-0.950437</text:p>
          </table:table-cell>
          <table:table-cell office:value-type="float" office:value="-0.001852" calcext:value-type="float">
            <text:p>-0.001852</text:p>
          </table:table-cell>
          <table:table-cell office:value-type="float" office:value="0.33903" calcext:value-type="float">
            <text:p>0.33903</text:p>
          </table:table-cell>
          <table:table-cell office:value-type="string" calcext:value-type="string">
            <text:p>-0.176061</text:p>
          </table:table-cell>
        </table:table-row>
        <table:table-row table:style-name="ro1" table:visibility="filter">
          <table:table-cell office:value-type="float" office:value="1527482759.42524" calcext:value-type="float">
            <text:p>1527482759.42524</text:p>
          </table:table-cell>
          <table:table-cell office:value-type="string" calcext:value-type="string">
            <text:p>PID_y</text:p>
          </table:table-cell>
          <table:table-cell office:value-type="float" office:value="-0.622032" calcext:value-type="float">
            <text:p>-0.622032</text:p>
          </table:table-cell>
          <table:table-cell office:value-type="float" office:value="-0.090416" calcext:value-type="float">
            <text:p>-0.090416</text:p>
          </table:table-cell>
          <table:table-cell office:value-type="float" office:value="-0.950437" calcext:value-type="float">
            <text:p>-0.950437</text:p>
          </table:table-cell>
          <table:table-cell office:value-type="float" office:value="-0.001852" calcext:value-type="float">
            <text:p>-0.001852</text:p>
          </table:table-cell>
          <table:table-cell office:value-type="float" office:value="0.33903" calcext:value-type="float">
            <text:p>0.33903</text:p>
          </table:table-cell>
          <table:table-cell office:value-type="string" calcext:value-type="string">
            <text:p>-0.17606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44553" calcext:value-type="float">
            <text:p>1527482759.4455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36111" calcext:value-type="float">
            <text:p>-0.536111</text:p>
          </table:table-cell>
          <table:table-cell office:value-type="float" office:value="-0.197508" calcext:value-type="float">
            <text:p>-0.197508</text:p>
          </table:table-cell>
          <table:table-cell office:value-type="float" office:value="-0.939418" calcext:value-type="float">
            <text:p>-0.939418</text:p>
          </table:table-cell>
          <table:table-cell office:value-type="float" office:value="-0.010238" calcext:value-type="float">
            <text:p>-0.010238</text:p>
          </table:table-cell>
          <table:table-cell office:value-type="float" office:value="0.37571" calcext:value-type="float">
            <text:p>0.37571</text:p>
          </table:table-cell>
          <table:table-cell office:value-type="string" calcext:value-type="string">
            <text:p>-0.256016</text:p>
          </table:table-cell>
        </table:table-row>
        <table:table-row table:style-name="ro1" table:visibility="filter">
          <table:table-cell office:value-type="float" office:value="1527482759.44556" calcext:value-type="float">
            <text:p>1527482759.44556</text:p>
          </table:table-cell>
          <table:table-cell office:value-type="string" calcext:value-type="string">
            <text:p>PID_y</text:p>
          </table:table-cell>
          <table:table-cell office:value-type="float" office:value="-0.536111" calcext:value-type="float">
            <text:p>-0.536111</text:p>
          </table:table-cell>
          <table:table-cell office:value-type="float" office:value="-0.197508" calcext:value-type="float">
            <text:p>-0.197508</text:p>
          </table:table-cell>
          <table:table-cell office:value-type="float" office:value="-0.939418" calcext:value-type="float">
            <text:p>-0.939418</text:p>
          </table:table-cell>
          <table:table-cell office:value-type="float" office:value="-0.010238" calcext:value-type="float">
            <text:p>-0.010238</text:p>
          </table:table-cell>
          <table:table-cell office:value-type="float" office:value="0.37571" calcext:value-type="float">
            <text:p>0.37571</text:p>
          </table:table-cell>
          <table:table-cell office:value-type="string" calcext:value-type="string">
            <text:p>-0.25601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46587" calcext:value-type="float">
            <text:p>1527482759.4658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65227" calcext:value-type="float">
            <text:p>-0.465227</text:p>
          </table:table-cell>
          <table:table-cell office:value-type="float" office:value="-0.168401" calcext:value-type="float">
            <text:p>-0.168401</text:p>
          </table:table-cell>
          <table:table-cell office:value-type="float" office:value="-0.931677" calcext:value-type="float">
            <text:p>-0.931677</text:p>
          </table:table-cell>
          <table:table-cell office:value-type="float" office:value="-0.012917" calcext:value-type="float">
            <text:p>-0.012917</text:p>
          </table:table-cell>
          <table:table-cell office:value-type="float" office:value="0.404052" calcext:value-type="float">
            <text:p>0.404052</text:p>
          </table:table-cell>
          <table:table-cell office:value-type="string" calcext:value-type="string">
            <text:p>-0.233280</text:p>
          </table:table-cell>
        </table:table-row>
        <table:table-row table:style-name="ro1" table:visibility="filter">
          <table:table-cell office:value-type="float" office:value="1527482759.4659" calcext:value-type="float">
            <text:p>1527482759.4659</text:p>
          </table:table-cell>
          <table:table-cell office:value-type="string" calcext:value-type="string">
            <text:p>PID_y</text:p>
          </table:table-cell>
          <table:table-cell office:value-type="float" office:value="-0.465227" calcext:value-type="float">
            <text:p>-0.465227</text:p>
          </table:table-cell>
          <table:table-cell office:value-type="float" office:value="-0.168401" calcext:value-type="float">
            <text:p>-0.168401</text:p>
          </table:table-cell>
          <table:table-cell office:value-type="float" office:value="-0.931677" calcext:value-type="float">
            <text:p>-0.931677</text:p>
          </table:table-cell>
          <table:table-cell office:value-type="float" office:value="-0.012917" calcext:value-type="float">
            <text:p>-0.012917</text:p>
          </table:table-cell>
          <table:table-cell office:value-type="float" office:value="0.404052" calcext:value-type="float">
            <text:p>0.404052</text:p>
          </table:table-cell>
          <table:table-cell office:value-type="string" calcext:value-type="string">
            <text:p>-0.2332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48524" calcext:value-type="float">
            <text:p>1527482759.4852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84858" calcext:value-type="float">
            <text:p>-0.384858</text:p>
          </table:table-cell>
          <table:table-cell office:value-type="float" office:value="-0.289736" calcext:value-type="float">
            <text:p>-0.289736</text:p>
          </table:table-cell>
          <table:table-cell office:value-type="float" office:value="-0.923487" calcext:value-type="float">
            <text:p>-0.923487</text:p>
          </table:table-cell>
          <table:table-cell office:value-type="float" office:value="-0.019543" calcext:value-type="float">
            <text:p>-0.019543</text:p>
          </table:table-cell>
          <table:table-cell office:value-type="float" office:value="0.434189" calcext:value-type="float">
            <text:p>0.434189</text:p>
          </table:table-cell>
          <table:table-cell office:value-type="string" calcext:value-type="string">
            <text:p>-0.307518</text:p>
          </table:table-cell>
        </table:table-row>
        <table:table-row table:style-name="ro1" table:visibility="filter">
          <table:table-cell office:value-type="float" office:value="1527482759.48527" calcext:value-type="float">
            <text:p>1527482759.48527</text:p>
          </table:table-cell>
          <table:table-cell office:value-type="string" calcext:value-type="string">
            <text:p>PID_y</text:p>
          </table:table-cell>
          <table:table-cell office:value-type="float" office:value="-0.384858" calcext:value-type="float">
            <text:p>-0.384858</text:p>
          </table:table-cell>
          <table:table-cell office:value-type="float" office:value="-0.289736" calcext:value-type="float">
            <text:p>-0.289736</text:p>
          </table:table-cell>
          <table:table-cell office:value-type="float" office:value="-0.923487" calcext:value-type="float">
            <text:p>-0.923487</text:p>
          </table:table-cell>
          <table:table-cell office:value-type="float" office:value="-0.019543" calcext:value-type="float">
            <text:p>-0.019543</text:p>
          </table:table-cell>
          <table:table-cell office:value-type="float" office:value="0.434189" calcext:value-type="float">
            <text:p>0.434189</text:p>
          </table:table-cell>
          <table:table-cell office:value-type="string" calcext:value-type="string">
            <text:p>-0.3075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50557" calcext:value-type="float">
            <text:p>1527482759.5055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96148" calcext:value-type="float">
            <text:p>-0.296148</text:p>
          </table:table-cell>
          <table:table-cell office:value-type="float" office:value="-0.217875" calcext:value-type="float">
            <text:p>-0.217875</text:p>
          </table:table-cell>
          <table:table-cell office:value-type="float" office:value="-0.91053" calcext:value-type="float">
            <text:p>-0.91053</text:p>
          </table:table-cell>
          <table:table-cell office:value-type="float" office:value="-0.024362" calcext:value-type="float">
            <text:p>-0.024362</text:p>
          </table:table-cell>
          <table:table-cell office:value-type="float" office:value="0.463717" calcext:value-type="float">
            <text:p>0.463717</text:p>
          </table:table-cell>
          <table:table-cell office:value-type="string" calcext:value-type="string">
            <text:p>-0.260249</text:p>
          </table:table-cell>
        </table:table-row>
        <table:table-row table:style-name="ro1" table:visibility="filter">
          <table:table-cell office:value-type="float" office:value="1527482759.5056" calcext:value-type="float">
            <text:p>1527482759.5056</text:p>
          </table:table-cell>
          <table:table-cell office:value-type="string" calcext:value-type="string">
            <text:p>PID_y</text:p>
          </table:table-cell>
          <table:table-cell office:value-type="float" office:value="-0.296148" calcext:value-type="float">
            <text:p>-0.296148</text:p>
          </table:table-cell>
          <table:table-cell office:value-type="float" office:value="-0.217875" calcext:value-type="float">
            <text:p>-0.217875</text:p>
          </table:table-cell>
          <table:table-cell office:value-type="float" office:value="-0.91053" calcext:value-type="float">
            <text:p>-0.91053</text:p>
          </table:table-cell>
          <table:table-cell office:value-type="float" office:value="-0.024362" calcext:value-type="float">
            <text:p>-0.024362</text:p>
          </table:table-cell>
          <table:table-cell office:value-type="float" office:value="0.463717" calcext:value-type="float">
            <text:p>0.463717</text:p>
          </table:table-cell>
          <table:table-cell office:value-type="string" calcext:value-type="string">
            <text:p>-0.26024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52588" calcext:value-type="float">
            <text:p>1527482759.5258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20601" calcext:value-type="float">
            <text:p>-0.220601</text:p>
          </table:table-cell>
          <table:table-cell office:value-type="float" office:value="-0.188749" calcext:value-type="float">
            <text:p>-0.188749</text:p>
          </table:table-cell>
          <table:table-cell office:value-type="float" office:value="-0.901249" calcext:value-type="float">
            <text:p>-0.901249</text:p>
          </table:table-cell>
          <table:table-cell office:value-type="float" office:value="-0.025777" calcext:value-type="float">
            <text:p>-0.025777</text:p>
          </table:table-cell>
          <table:table-cell office:value-type="float" office:value="0.488085" calcext:value-type="float">
            <text:p>0.488085</text:p>
          </table:table-cell>
          <table:table-cell office:value-type="string" calcext:value-type="string">
            <text:p>-0.238831</text:p>
          </table:table-cell>
        </table:table-row>
        <table:table-row table:style-name="ro1" table:visibility="filter">
          <table:table-cell office:value-type="float" office:value="1527482759.52592" calcext:value-type="float">
            <text:p>1527482759.52592</text:p>
          </table:table-cell>
          <table:table-cell office:value-type="string" calcext:value-type="string">
            <text:p>PID_y</text:p>
          </table:table-cell>
          <table:table-cell office:value-type="float" office:value="-0.220601" calcext:value-type="float">
            <text:p>-0.220601</text:p>
          </table:table-cell>
          <table:table-cell office:value-type="float" office:value="-0.188749" calcext:value-type="float">
            <text:p>-0.188749</text:p>
          </table:table-cell>
          <table:table-cell office:value-type="float" office:value="-0.901249" calcext:value-type="float">
            <text:p>-0.901249</text:p>
          </table:table-cell>
          <table:table-cell office:value-type="float" office:value="-0.025777" calcext:value-type="float">
            <text:p>-0.025777</text:p>
          </table:table-cell>
          <table:table-cell office:value-type="float" office:value="0.488085" calcext:value-type="float">
            <text:p>0.488085</text:p>
          </table:table-cell>
          <table:table-cell office:value-type="string" calcext:value-type="string">
            <text:p>-0.23883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54515" calcext:value-type="float">
            <text:p>1527482759.5451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86103" calcext:value-type="float">
            <text:p>-0.086103</text:p>
          </table:table-cell>
          <table:table-cell office:value-type="float" office:value="-0.204745" calcext:value-type="float">
            <text:p>-0.204745</text:p>
          </table:table-cell>
          <table:table-cell office:value-type="float" office:value="-0.88679" calcext:value-type="float">
            <text:p>-0.88679</text:p>
          </table:table-cell>
          <table:table-cell office:value-type="float" office:value="-0.034275" calcext:value-type="float">
            <text:p>-0.034275</text:p>
          </table:table-cell>
          <table:table-cell office:value-type="float" office:value="0.529377" calcext:value-type="float">
            <text:p>0.529377</text:p>
          </table:table-cell>
          <table:table-cell office:value-type="string" calcext:value-type="string">
            <text:p>-0.244263</text:p>
          </table:table-cell>
        </table:table-row>
        <table:table-row table:style-name="ro1" table:visibility="filter">
          <table:table-cell office:value-type="float" office:value="1527482759.54517" calcext:value-type="float">
            <text:p>1527482759.54517</text:p>
          </table:table-cell>
          <table:table-cell office:value-type="string" calcext:value-type="string">
            <text:p>PID_y</text:p>
          </table:table-cell>
          <table:table-cell office:value-type="float" office:value="-0.086103" calcext:value-type="float">
            <text:p>-0.086103</text:p>
          </table:table-cell>
          <table:table-cell office:value-type="float" office:value="-0.204745" calcext:value-type="float">
            <text:p>-0.204745</text:p>
          </table:table-cell>
          <table:table-cell office:value-type="float" office:value="-0.88679" calcext:value-type="float">
            <text:p>-0.88679</text:p>
          </table:table-cell>
          <table:table-cell office:value-type="float" office:value="-0.034275" calcext:value-type="float">
            <text:p>-0.034275</text:p>
          </table:table-cell>
          <table:table-cell office:value-type="float" office:value="0.529377" calcext:value-type="float">
            <text:p>0.529377</text:p>
          </table:table-cell>
          <table:table-cell office:value-type="string" calcext:value-type="string">
            <text:p>-0.2442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5654" calcext:value-type="float">
            <text:p>1527482759.565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-0.20707" calcext:value-type="float">
            <text:p>-0.20707</text:p>
          </table:table-cell>
          <table:table-cell office:value-type="float" office:value="-0.876392" calcext:value-type="float">
            <text:p>-0.876392</text:p>
          </table:table-cell>
          <table:table-cell office:value-type="float" office:value="-0.036915" calcext:value-type="float">
            <text:p>-0.036915</text:p>
          </table:table-cell>
          <table:table-cell office:value-type="float" office:value="0.55609" calcext:value-type="float">
            <text:p>0.55609</text:p>
          </table:table-cell>
          <table:table-cell office:value-type="string" calcext:value-type="string">
            <text:p>-0.244037</text:p>
          </table:table-cell>
        </table:table-row>
        <table:table-row table:style-name="ro1" table:visibility="filter">
          <table:table-cell office:value-type="float" office:value="1527482759.56542" calcext:value-type="float">
            <text:p>1527482759.56542</text:p>
          </table:table-cell>
          <table:table-cell office:value-type="string" calcext:value-type="string">
            <text:p>PID_y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-0.20707" calcext:value-type="float">
            <text:p>-0.20707</text:p>
          </table:table-cell>
          <table:table-cell office:value-type="float" office:value="-0.876392" calcext:value-type="float">
            <text:p>-0.876392</text:p>
          </table:table-cell>
          <table:table-cell office:value-type="float" office:value="-0.036915" calcext:value-type="float">
            <text:p>-0.036915</text:p>
          </table:table-cell>
          <table:table-cell office:value-type="float" office:value="0.55609" calcext:value-type="float">
            <text:p>0.55609</text:p>
          </table:table-cell>
          <table:table-cell office:value-type="string" calcext:value-type="string">
            <text:p>-0.24403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58565" calcext:value-type="float">
            <text:p>1527482759.5856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77346" calcext:value-type="float">
            <text:p>0.077346</text:p>
          </table:table-cell>
          <table:table-cell office:value-type="float" office:value="-0.139977" calcext:value-type="float">
            <text:p>-0.139977</text:p>
          </table:table-cell>
          <table:table-cell office:value-type="float" office:value="-0.865939" calcext:value-type="float">
            <text:p>-0.865939</text:p>
          </table:table-cell>
          <table:table-cell office:value-type="float" office:value="-0.038253" calcext:value-type="float">
            <text:p>-0.038253</text:p>
          </table:table-cell>
          <table:table-cell office:value-type="float" office:value="0.574587" calcext:value-type="float">
            <text:p>0.574587</text:p>
          </table:table-cell>
          <table:table-cell office:value-type="string" calcext:value-type="string">
            <text:p>-0.188689</text:p>
          </table:table-cell>
        </table:table-row>
        <table:table-row table:style-name="ro1" table:visibility="filter">
          <table:table-cell office:value-type="float" office:value="1527482759.58567" calcext:value-type="float">
            <text:p>1527482759.58567</text:p>
          </table:table-cell>
          <table:table-cell office:value-type="string" calcext:value-type="string">
            <text:p>PID_y</text:p>
          </table:table-cell>
          <table:table-cell office:value-type="float" office:value="0.077346" calcext:value-type="float">
            <text:p>0.077346</text:p>
          </table:table-cell>
          <table:table-cell office:value-type="float" office:value="-0.139977" calcext:value-type="float">
            <text:p>-0.139977</text:p>
          </table:table-cell>
          <table:table-cell office:value-type="float" office:value="-0.865939" calcext:value-type="float">
            <text:p>-0.865939</text:p>
          </table:table-cell>
          <table:table-cell office:value-type="float" office:value="-0.038253" calcext:value-type="float">
            <text:p>-0.038253</text:p>
          </table:table-cell>
          <table:table-cell office:value-type="float" office:value="0.574587" calcext:value-type="float">
            <text:p>0.574587</text:p>
          </table:table-cell>
          <table:table-cell office:value-type="string" calcext:value-type="string">
            <text:p>-0.1886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60594" calcext:value-type="float">
            <text:p>1527482759.6059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33672" calcext:value-type="float">
            <text:p>0.233672</text:p>
          </table:table-cell>
          <table:table-cell office:value-type="float" office:value="-0.205391" calcext:value-type="float">
            <text:p>-0.205391</text:p>
          </table:table-cell>
          <table:table-cell office:value-type="float" office:value="-0.848892" calcext:value-type="float">
            <text:p>-0.848892</text:p>
          </table:table-cell>
          <table:table-cell office:value-type="float" office:value="-0.047734" calcext:value-type="float">
            <text:p>-0.047734</text:p>
          </table:table-cell>
          <table:table-cell office:value-type="float" office:value="0.615546" calcext:value-type="float">
            <text:p>0.615546</text:p>
          </table:table-cell>
          <table:table-cell office:value-type="string" calcext:value-type="string">
            <text:p>-0.234904</text:p>
          </table:table-cell>
        </table:table-row>
        <table:table-row table:style-name="ro1" table:visibility="filter">
          <table:table-cell office:value-type="float" office:value="1527482759.60597" calcext:value-type="float">
            <text:p>1527482759.60597</text:p>
          </table:table-cell>
          <table:table-cell office:value-type="string" calcext:value-type="string">
            <text:p>PID_y</text:p>
          </table:table-cell>
          <table:table-cell office:value-type="float" office:value="0.233672" calcext:value-type="float">
            <text:p>0.233672</text:p>
          </table:table-cell>
          <table:table-cell office:value-type="float" office:value="-0.205391" calcext:value-type="float">
            <text:p>-0.205391</text:p>
          </table:table-cell>
          <table:table-cell office:value-type="float" office:value="-0.848892" calcext:value-type="float">
            <text:p>-0.848892</text:p>
          </table:table-cell>
          <table:table-cell office:value-type="float" office:value="-0.047734" calcext:value-type="float">
            <text:p>-0.047734</text:p>
          </table:table-cell>
          <table:table-cell office:value-type="float" office:value="0.615546" calcext:value-type="float">
            <text:p>0.615546</text:p>
          </table:table-cell>
          <table:table-cell office:value-type="string" calcext:value-type="string">
            <text:p>-0.23490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6252" calcext:value-type="float">
            <text:p>1527482759.625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348996" calcext:value-type="float">
            <text:p>0.348996</text:p>
          </table:table-cell>
          <table:table-cell office:value-type="float" office:value="-0.203815" calcext:value-type="float">
            <text:p>-0.203815</text:p>
          </table:table-cell>
          <table:table-cell office:value-type="float" office:value="-0.837292" calcext:value-type="float">
            <text:p>-0.837292</text:p>
          </table:table-cell>
          <table:table-cell office:value-type="float" office:value="-0.048882" calcext:value-type="float">
            <text:p>-0.048882</text:p>
          </table:table-cell>
          <table:table-cell office:value-type="float" office:value="0.644361" calcext:value-type="float">
            <text:p>0.644361</text:p>
          </table:table-cell>
          <table:table-cell office:value-type="string" calcext:value-type="string">
            <text:p>-0.232866</text:p>
          </table:table-cell>
        </table:table-row>
        <table:table-row table:style-name="ro1" table:visibility="filter">
          <table:table-cell office:value-type="float" office:value="1527482759.62522" calcext:value-type="float">
            <text:p>1527482759.62522</text:p>
          </table:table-cell>
          <table:table-cell office:value-type="string" calcext:value-type="string">
            <text:p>PID_y</text:p>
          </table:table-cell>
          <table:table-cell office:value-type="float" office:value="0.348996" calcext:value-type="float">
            <text:p>0.348996</text:p>
          </table:table-cell>
          <table:table-cell office:value-type="float" office:value="-0.203815" calcext:value-type="float">
            <text:p>-0.203815</text:p>
          </table:table-cell>
          <table:table-cell office:value-type="float" office:value="-0.837292" calcext:value-type="float">
            <text:p>-0.837292</text:p>
          </table:table-cell>
          <table:table-cell office:value-type="float" office:value="-0.048882" calcext:value-type="float">
            <text:p>-0.048882</text:p>
          </table:table-cell>
          <table:table-cell office:value-type="float" office:value="0.644361" calcext:value-type="float">
            <text:p>0.644361</text:p>
          </table:table-cell>
          <table:table-cell office:value-type="string" calcext:value-type="string">
            <text:p>-0.23286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64549" calcext:value-type="float">
            <text:p>1527482759.6454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064" calcext:value-type="float">
            <text:p>0.5064</text:p>
          </table:table-cell>
          <table:table-cell office:value-type="float" office:value="-0.129554" calcext:value-type="float">
            <text:p>-0.129554</text:p>
          </table:table-cell>
          <table:table-cell office:value-type="float" office:value="-0.818382" calcext:value-type="float">
            <text:p>-0.818382</text:p>
          </table:table-cell>
          <table:table-cell office:value-type="float" office:value="-0.051017" calcext:value-type="float">
            <text:p>-0.051017</text:p>
          </table:table-cell>
          <table:table-cell office:value-type="float" office:value="0.680936" calcext:value-type="float">
            <text:p>0.680936</text:p>
          </table:table-cell>
          <table:table-cell office:value-type="string" calcext:value-type="string">
            <text:p>-0.165794</text:p>
          </table:table-cell>
        </table:table-row>
        <table:table-row table:style-name="ro1" table:visibility="filter">
          <table:table-cell office:value-type="float" office:value="1527482759.64551" calcext:value-type="float">
            <text:p>1527482759.64551</text:p>
          </table:table-cell>
          <table:table-cell office:value-type="string" calcext:value-type="string">
            <text:p>PID_y</text:p>
          </table:table-cell>
          <table:table-cell office:value-type="float" office:value="0.5064" calcext:value-type="float">
            <text:p>0.5064</text:p>
          </table:table-cell>
          <table:table-cell office:value-type="float" office:value="-0.129554" calcext:value-type="float">
            <text:p>-0.129554</text:p>
          </table:table-cell>
          <table:table-cell office:value-type="float" office:value="-0.818382" calcext:value-type="float">
            <text:p>-0.818382</text:p>
          </table:table-cell>
          <table:table-cell office:value-type="float" office:value="-0.051017" calcext:value-type="float">
            <text:p>-0.051017</text:p>
          </table:table-cell>
          <table:table-cell office:value-type="float" office:value="0.680936" calcext:value-type="float">
            <text:p>0.680936</text:p>
          </table:table-cell>
          <table:table-cell office:value-type="string" calcext:value-type="string">
            <text:p>-0.16579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66573" calcext:value-type="float">
            <text:p>1527482759.6657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680352" calcext:value-type="float">
            <text:p>0.680352</text:p>
          </table:table-cell>
          <table:table-cell office:value-type="float" office:value="-0.138382" calcext:value-type="float">
            <text:p>-0.138382</text:p>
          </table:table-cell>
          <table:table-cell office:value-type="float" office:value="-0.803943" calcext:value-type="float">
            <text:p>-0.803943</text:p>
          </table:table-cell>
          <table:table-cell office:value-type="float" office:value="-0.054247" calcext:value-type="float">
            <text:p>-0.054247</text:p>
          </table:table-cell>
          <table:table-cell office:value-type="float" office:value="0.720766" calcext:value-type="float">
            <text:p>0.720766</text:p>
          </table:table-cell>
          <table:table-cell office:value-type="string" calcext:value-type="string">
            <text:p>-0.171602</text:p>
          </table:table-cell>
        </table:table-row>
        <table:table-row table:style-name="ro1" table:visibility="filter">
          <table:table-cell office:value-type="float" office:value="1527482759.66575" calcext:value-type="float">
            <text:p>1527482759.66575</text:p>
          </table:table-cell>
          <table:table-cell office:value-type="string" calcext:value-type="string">
            <text:p>PID_y</text:p>
          </table:table-cell>
          <table:table-cell office:value-type="float" office:value="0.680352" calcext:value-type="float">
            <text:p>0.680352</text:p>
          </table:table-cell>
          <table:table-cell office:value-type="float" office:value="-0.138382" calcext:value-type="float">
            <text:p>-0.138382</text:p>
          </table:table-cell>
          <table:table-cell office:value-type="float" office:value="-0.803943" calcext:value-type="float">
            <text:p>-0.803943</text:p>
          </table:table-cell>
          <table:table-cell office:value-type="float" office:value="-0.054247" calcext:value-type="float">
            <text:p>-0.054247</text:p>
          </table:table-cell>
          <table:table-cell office:value-type="float" office:value="0.720766" calcext:value-type="float">
            <text:p>0.720766</text:p>
          </table:table-cell>
          <table:table-cell office:value-type="string" calcext:value-type="string">
            <text:p>-0.17160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6849" calcext:value-type="float">
            <text:p>1527482759.684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969102" calcext:value-type="float">
            <text:p>0.969102</text:p>
          </table:table-cell>
          <table:table-cell office:value-type="float" office:value="-0.12462" calcext:value-type="float">
            <text:p>-0.12462</text:p>
          </table:table-cell>
          <table:table-cell office:value-type="float" office:value="-0.787973" calcext:value-type="float">
            <text:p>-0.787973</text:p>
          </table:table-cell>
          <table:table-cell office:value-type="float" office:value="-0.054122" calcext:value-type="float">
            <text:p>-0.054122</text:p>
          </table:table-cell>
          <table:table-cell office:value-type="float" office:value="0.784204" calcext:value-type="float">
            <text:p>0.784204</text:p>
          </table:table-cell>
          <table:table-cell office:value-type="string" calcext:value-type="string">
            <text:p>-0.157081</text:p>
          </table:table-cell>
        </table:table-row>
        <table:table-row table:style-name="ro1" table:visibility="filter">
          <table:table-cell office:value-type="float" office:value="1527482759.68492" calcext:value-type="float">
            <text:p>1527482759.68492</text:p>
          </table:table-cell>
          <table:table-cell office:value-type="string" calcext:value-type="string">
            <text:p>PID_y</text:p>
          </table:table-cell>
          <table:table-cell office:value-type="float" office:value="0.969102" calcext:value-type="float">
            <text:p>0.969102</text:p>
          </table:table-cell>
          <table:table-cell office:value-type="float" office:value="-0.12462" calcext:value-type="float">
            <text:p>-0.12462</text:p>
          </table:table-cell>
          <table:table-cell office:value-type="float" office:value="-0.787973" calcext:value-type="float">
            <text:p>-0.787973</text:p>
          </table:table-cell>
          <table:table-cell office:value-type="float" office:value="-0.054122" calcext:value-type="float">
            <text:p>-0.054122</text:p>
          </table:table-cell>
          <table:table-cell office:value-type="float" office:value="0.784204" calcext:value-type="float">
            <text:p>0.784204</text:p>
          </table:table-cell>
          <table:table-cell office:value-type="string" calcext:value-type="string">
            <text:p>-0.15708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70516" calcext:value-type="float">
            <text:p>1527482759.7051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510746" calcext:value-type="float">
            <text:p>1.510746</text:p>
          </table:table-cell>
          <table:table-cell office:value-type="float" office:value="-0.066504" calcext:value-type="float">
            <text:p>-0.066504</text:p>
          </table:table-cell>
          <table:table-cell office:value-type="float" office:value="-0.760082" calcext:value-type="float">
            <text:p>-0.760082</text:p>
          </table:table-cell>
          <table:table-cell office:value-type="float" office:value="-0.054304" calcext:value-type="float">
            <text:p>-0.054304</text:p>
          </table:table-cell>
          <table:table-cell office:value-type="float" office:value="0.89151" calcext:value-type="float">
            <text:p>0.89151</text:p>
          </table:table-cell>
          <table:table-cell office:value-type="string" calcext:value-type="string">
            <text:p>-0.065345</text:p>
          </table:table-cell>
        </table:table-row>
        <table:table-row table:style-name="ro1" table:visibility="filter">
          <table:table-cell office:value-type="float" office:value="1527482759.70519" calcext:value-type="float">
            <text:p>1527482759.70519</text:p>
          </table:table-cell>
          <table:table-cell office:value-type="string" calcext:value-type="string">
            <text:p>PID_y</text:p>
          </table:table-cell>
          <table:table-cell office:value-type="float" office:value="1.510746" calcext:value-type="float">
            <text:p>1.510746</text:p>
          </table:table-cell>
          <table:table-cell office:value-type="float" office:value="-0.066504" calcext:value-type="float">
            <text:p>-0.066504</text:p>
          </table:table-cell>
          <table:table-cell office:value-type="float" office:value="-0.760082" calcext:value-type="float">
            <text:p>-0.760082</text:p>
          </table:table-cell>
          <table:table-cell office:value-type="float" office:value="-0.054304" calcext:value-type="float">
            <text:p>-0.054304</text:p>
          </table:table-cell>
          <table:table-cell office:value-type="float" office:value="0.89151" calcext:value-type="float">
            <text:p>0.89151</text:p>
          </table:table-cell>
          <table:table-cell office:value-type="string" calcext:value-type="string">
            <text:p>-0.06534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72545" calcext:value-type="float">
            <text:p>1527482759.7254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975223" calcext:value-type="float">
            <text:p>1.975223</text:p>
          </table:table-cell>
          <table:table-cell office:value-type="float" office:value="-0.095962" calcext:value-type="float">
            <text:p>-0.095962</text:p>
          </table:table-cell>
          <table:table-cell office:value-type="float" office:value="-0.73944" calcext:value-type="float">
            <text:p>-0.73944</text:p>
          </table:table-cell>
          <table:table-cell office:value-type="float" office:value="-0.060227" calcext:value-type="float">
            <text:p>-0.060227</text:p>
          </table:table-cell>
          <table:table-cell office:value-type="float" office:value="0.974747" calcext:value-type="float">
            <text:p>0.974747</text:p>
          </table:table-cell>
          <table:table-cell office:value-type="string" calcext:value-type="string">
            <text:p>-0.111836</text:p>
          </table:table-cell>
        </table:table-row>
        <table:table-row table:style-name="ro1" table:visibility="filter">
          <table:table-cell office:value-type="float" office:value="1527482759.72548" calcext:value-type="float">
            <text:p>1527482759.72548</text:p>
          </table:table-cell>
          <table:table-cell office:value-type="string" calcext:value-type="string">
            <text:p>PID_y</text:p>
          </table:table-cell>
          <table:table-cell office:value-type="float" office:value="1.975223" calcext:value-type="float">
            <text:p>1.975223</text:p>
          </table:table-cell>
          <table:table-cell office:value-type="float" office:value="-0.095962" calcext:value-type="float">
            <text:p>-0.095962</text:p>
          </table:table-cell>
          <table:table-cell office:value-type="float" office:value="-0.73944" calcext:value-type="float">
            <text:p>-0.73944</text:p>
          </table:table-cell>
          <table:table-cell office:value-type="float" office:value="-0.060227" calcext:value-type="float">
            <text:p>-0.060227</text:p>
          </table:table-cell>
          <table:table-cell office:value-type="float" office:value="0.974747" calcext:value-type="float">
            <text:p>0.974747</text:p>
          </table:table-cell>
          <table:table-cell office:value-type="string" calcext:value-type="string">
            <text:p>-0.11183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74591" calcext:value-type="float">
            <text:p>1527482759.7459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717618" calcext:value-type="float">
            <text:p>2.717618</text:p>
          </table:table-cell>
          <table:table-cell office:value-type="float" office:value="-0.079303" calcext:value-type="float">
            <text:p>-0.079303</text:p>
          </table:table-cell>
          <table:table-cell office:value-type="float" office:value="-0.70805" calcext:value-type="float">
            <text:p>-0.70805</text:p>
          </table:table-cell>
          <table:table-cell office:value-type="float" office:value="-0.059466" calcext:value-type="float">
            <text:p>-0.059466</text:p>
          </table:table-cell>
          <table:table-cell office:value-type="float" office:value="1.094981" calcext:value-type="float">
            <text:p>1.094981</text:p>
          </table:table-cell>
          <table:table-cell office:value-type="string" calcext:value-type="string">
            <text:p>-0.083326</text:p>
          </table:table-cell>
        </table:table-row>
        <table:table-row table:style-name="ro1" table:visibility="filter">
          <table:table-cell office:value-type="float" office:value="1527482759.74593" calcext:value-type="float">
            <text:p>1527482759.74593</text:p>
          </table:table-cell>
          <table:table-cell office:value-type="string" calcext:value-type="string">
            <text:p>PID_y</text:p>
          </table:table-cell>
          <table:table-cell office:value-type="float" office:value="2.717618" calcext:value-type="float">
            <text:p>2.717618</text:p>
          </table:table-cell>
          <table:table-cell office:value-type="float" office:value="-0.079303" calcext:value-type="float">
            <text:p>-0.079303</text:p>
          </table:table-cell>
          <table:table-cell office:value-type="float" office:value="-0.70805" calcext:value-type="float">
            <text:p>-0.70805</text:p>
          </table:table-cell>
          <table:table-cell office:value-type="float" office:value="-0.059466" calcext:value-type="float">
            <text:p>-0.059466</text:p>
          </table:table-cell>
          <table:table-cell office:value-type="float" office:value="1.094981" calcext:value-type="float">
            <text:p>1.094981</text:p>
          </table:table-cell>
          <table:table-cell office:value-type="string" calcext:value-type="string">
            <text:p>-0.08332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7652" calcext:value-type="float">
            <text:p>1527482759.765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3.176607" calcext:value-type="float">
            <text:p>3.176607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-0.687726" calcext:value-type="float">
            <text:p>-0.687726</text:p>
          </table:table-cell>
          <table:table-cell office:value-type="float" office:value="-0.057784" calcext:value-type="float">
            <text:p>-0.057784</text:p>
          </table:table-cell>
          <table:table-cell office:value-type="float" office:value="1.162977" calcext:value-type="float">
            <text:p>1.162977</text:p>
          </table:table-cell>
          <table:table-cell office:value-type="string" calcext:value-type="string">
            <text:p>-0.034013</text:p>
          </table:table-cell>
        </table:table-row>
        <table:table-row table:style-name="ro1" table:visibility="filter">
          <table:table-cell office:value-type="float" office:value="1527482759.76522" calcext:value-type="float">
            <text:p>1527482759.76522</text:p>
          </table:table-cell>
          <table:table-cell office:value-type="string" calcext:value-type="string">
            <text:p>PID_y</text:p>
          </table:table-cell>
          <table:table-cell office:value-type="float" office:value="3.176607" calcext:value-type="float">
            <text:p>3.176607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-0.687726" calcext:value-type="float">
            <text:p>-0.687726</text:p>
          </table:table-cell>
          <table:table-cell office:value-type="float" office:value="-0.057784" calcext:value-type="float">
            <text:p>-0.057784</text:p>
          </table:table-cell>
          <table:table-cell office:value-type="float" office:value="1.162977" calcext:value-type="float">
            <text:p>1.162977</text:p>
          </table:table-cell>
          <table:table-cell office:value-type="string" calcext:value-type="string">
            <text:p>-0.03401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78547" calcext:value-type="float">
            <text:p>1527482759.7854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3.348476" calcext:value-type="float">
            <text:p>3.348476</text:p>
          </table:table-cell>
          <table:table-cell office:value-type="float" office:value="-0.056317" calcext:value-type="float">
            <text:p>-0.056317</text:p>
          </table:table-cell>
          <table:table-cell office:value-type="float" office:value="-0.668546" calcext:value-type="float">
            <text:p>-0.668546</text:p>
          </table:table-cell>
          <table:table-cell office:value-type="float" office:value="-0.055698" calcext:value-type="float">
            <text:p>-0.055698</text:p>
          </table:table-cell>
          <table:table-cell office:value-type="float" office:value="1.185731" calcext:value-type="float">
            <text:p>1.185731</text:p>
          </table:table-cell>
          <table:table-cell office:value-type="string" calcext:value-type="string">
            <text:p>-0.014717</text:p>
          </table:table-cell>
        </table:table-row>
        <table:table-row table:style-name="ro1" table:visibility="filter">
          <table:table-cell office:value-type="float" office:value="1527482759.78549" calcext:value-type="float">
            <text:p>1527482759.78549</text:p>
          </table:table-cell>
          <table:table-cell office:value-type="string" calcext:value-type="string">
            <text:p>PID_y</text:p>
          </table:table-cell>
          <table:table-cell office:value-type="float" office:value="3.348476" calcext:value-type="float">
            <text:p>3.348476</text:p>
          </table:table-cell>
          <table:table-cell office:value-type="float" office:value="-0.056317" calcext:value-type="float">
            <text:p>-0.056317</text:p>
          </table:table-cell>
          <table:table-cell office:value-type="float" office:value="-0.668546" calcext:value-type="float">
            <text:p>-0.668546</text:p>
          </table:table-cell>
          <table:table-cell office:value-type="float" office:value="-0.055698" calcext:value-type="float">
            <text:p>-0.055698</text:p>
          </table:table-cell>
          <table:table-cell office:value-type="float" office:value="1.185731" calcext:value-type="float">
            <text:p>1.185731</text:p>
          </table:table-cell>
          <table:table-cell office:value-type="string" calcext:value-type="string">
            <text:p>-0.01471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80572" calcext:value-type="float">
            <text:p>1527482759.8057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3.225241" calcext:value-type="float">
            <text:p>3.225241</text:p>
          </table:table-cell>
          <table:table-cell office:value-type="float" office:value="-0.050009" calcext:value-type="float">
            <text:p>-0.050009</text:p>
          </table:table-cell>
          <table:table-cell office:value-type="float" office:value="-0.642908" calcext:value-type="float">
            <text:p>-0.642908</text:p>
          </table:table-cell>
          <table:table-cell office:value-type="float" office:value="-0.051832" calcext:value-type="float">
            <text:p>-0.051832</text:p>
          </table:table-cell>
          <table:table-cell office:value-type="float" office:value="1.163552" calcext:value-type="float">
            <text:p>1.163552</text:p>
          </table:table-cell>
          <table:table-cell office:value-type="string" calcext:value-type="string">
            <text:p>0.025265</text:p>
          </table:table-cell>
        </table:table-row>
        <table:table-row table:style-name="ro1" table:visibility="filter">
          <table:table-cell office:value-type="float" office:value="1527482759.80574" calcext:value-type="float">
            <text:p>1527482759.80574</text:p>
          </table:table-cell>
          <table:table-cell office:value-type="string" calcext:value-type="string">
            <text:p>PID_y</text:p>
          </table:table-cell>
          <table:table-cell office:value-type="float" office:value="3.225241" calcext:value-type="float">
            <text:p>3.225241</text:p>
          </table:table-cell>
          <table:table-cell office:value-type="float" office:value="-0.050009" calcext:value-type="float">
            <text:p>-0.050009</text:p>
          </table:table-cell>
          <table:table-cell office:value-type="float" office:value="-0.642908" calcext:value-type="float">
            <text:p>-0.642908</text:p>
          </table:table-cell>
          <table:table-cell office:value-type="float" office:value="-0.051832" calcext:value-type="float">
            <text:p>-0.051832</text:p>
          </table:table-cell>
          <table:table-cell office:value-type="float" office:value="1.163552" calcext:value-type="float">
            <text:p>1.163552</text:p>
          </table:table-cell>
          <table:table-cell office:value-type="string" calcext:value-type="string">
            <text:p>0.02526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82489" calcext:value-type="float">
            <text:p>1527482759.8248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878614" calcext:value-type="float">
            <text:p>2.878614</text:p>
          </table:table-cell>
          <table:table-cell office:value-type="float" office:value="-0.003194" calcext:value-type="float">
            <text:p>-0.003194</text:p>
          </table:table-cell>
          <table:table-cell office:value-type="float" office:value="-0.628719" calcext:value-type="float">
            <text:p>-0.628719</text:p>
          </table:table-cell>
          <table:table-cell office:value-type="float" office:value="-0.047862" calcext:value-type="float">
            <text:p>-0.047862</text:p>
          </table:table-cell>
          <table:table-cell office:value-type="float" office:value="1.107956" calcext:value-type="float">
            <text:p>1.107956</text:p>
          </table:table-cell>
          <table:table-cell office:value-type="string" calcext:value-type="string">
            <text:p>0.125036</text:p>
          </table:table-cell>
        </table:table-row>
        <table:table-row table:style-name="ro1" table:visibility="filter">
          <table:table-cell office:value-type="float" office:value="1527482759.82491" calcext:value-type="float">
            <text:p>1527482759.82491</text:p>
          </table:table-cell>
          <table:table-cell office:value-type="string" calcext:value-type="string">
            <text:p>PID_y</text:p>
          </table:table-cell>
          <table:table-cell office:value-type="float" office:value="2.878614" calcext:value-type="float">
            <text:p>2.878614</text:p>
          </table:table-cell>
          <table:table-cell office:value-type="float" office:value="-0.003194" calcext:value-type="float">
            <text:p>-0.003194</text:p>
          </table:table-cell>
          <table:table-cell office:value-type="float" office:value="-0.628719" calcext:value-type="float">
            <text:p>-0.628719</text:p>
          </table:table-cell>
          <table:table-cell office:value-type="float" office:value="-0.047862" calcext:value-type="float">
            <text:p>-0.047862</text:p>
          </table:table-cell>
          <table:table-cell office:value-type="float" office:value="1.107956" calcext:value-type="float">
            <text:p>1.107956</text:p>
          </table:table-cell>
          <table:table-cell office:value-type="string" calcext:value-type="string">
            <text:p>0.12503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84512" calcext:value-type="float">
            <text:p>1527482759.8451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113216" calcext:value-type="float">
            <text:p>2.113216</text:p>
          </table:table-cell>
          <table:table-cell office:value-type="float" office:value="0.038063" calcext:value-type="float">
            <text:p>0.038063</text:p>
          </table:table-cell>
          <table:table-cell office:value-type="float" office:value="-0.611004" calcext:value-type="float">
            <text:p>-0.611004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0.976461" calcext:value-type="float">
            <text:p>0.976461</text:p>
          </table:table-cell>
          <table:table-cell office:value-type="string" calcext:value-type="string">
            <text:p>0.168180</text:p>
          </table:table-cell>
        </table:table-row>
        <table:table-row table:style-name="ro1" table:visibility="filter">
          <table:table-cell office:value-type="float" office:value="1527482759.84515" calcext:value-type="float">
            <text:p>1527482759.84515</text:p>
          </table:table-cell>
          <table:table-cell office:value-type="string" calcext:value-type="string">
            <text:p>PID_y</text:p>
          </table:table-cell>
          <table:table-cell office:value-type="float" office:value="2.113216" calcext:value-type="float">
            <text:p>2.113216</text:p>
          </table:table-cell>
          <table:table-cell office:value-type="float" office:value="0.038063" calcext:value-type="float">
            <text:p>0.038063</text:p>
          </table:table-cell>
          <table:table-cell office:value-type="float" office:value="-0.611004" calcext:value-type="float">
            <text:p>-0.611004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0.976461" calcext:value-type="float">
            <text:p>0.976461</text:p>
          </table:table-cell>
          <table:table-cell office:value-type="string" calcext:value-type="string">
            <text:p>0.1681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86543" calcext:value-type="float">
            <text:p>1527482759.8654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442517" calcext:value-type="float">
            <text:p>1.442517</text:p>
          </table:table-cell>
          <table:table-cell office:value-type="float" office:value="0.085642" calcext:value-type="float">
            <text:p>0.085642</text:p>
          </table:table-cell>
          <table:table-cell office:value-type="float" office:value="-0.602858" calcext:value-type="float">
            <text:p>-0.602858</text:p>
          </table:table-cell>
          <table:table-cell office:value-type="float" office:value="-0.037017" calcext:value-type="float">
            <text:p>-0.037017</text:p>
          </table:table-cell>
          <table:table-cell office:value-type="float" office:value="0.846098" calcext:value-type="float">
            <text:p>0.846098</text:p>
          </table:table-cell>
          <table:table-cell office:value-type="string" calcext:value-type="string">
            <text:p>0.207197</text:p>
          </table:table-cell>
        </table:table-row>
        <table:table-row table:style-name="ro1" table:visibility="filter">
          <table:table-cell office:value-type="float" office:value="1527482759.86545" calcext:value-type="float">
            <text:p>1527482759.86545</text:p>
          </table:table-cell>
          <table:table-cell office:value-type="string" calcext:value-type="string">
            <text:p>PID_y</text:p>
          </table:table-cell>
          <table:table-cell office:value-type="float" office:value="1.442517" calcext:value-type="float">
            <text:p>1.442517</text:p>
          </table:table-cell>
          <table:table-cell office:value-type="float" office:value="0.085642" calcext:value-type="float">
            <text:p>0.085642</text:p>
          </table:table-cell>
          <table:table-cell office:value-type="float" office:value="-0.602858" calcext:value-type="float">
            <text:p>-0.602858</text:p>
          </table:table-cell>
          <table:table-cell office:value-type="float" office:value="-0.037017" calcext:value-type="float">
            <text:p>-0.037017</text:p>
          </table:table-cell>
          <table:table-cell office:value-type="float" office:value="0.846098" calcext:value-type="float">
            <text:p>0.846098</text:p>
          </table:table-cell>
          <table:table-cell office:value-type="string" calcext:value-type="string">
            <text:p>0.20719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88571" calcext:value-type="float">
            <text:p>1527482759.8857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928247" calcext:value-type="float">
            <text:p>0.928247</text:p>
          </table:table-cell>
          <table:table-cell office:value-type="float" office:value="0.120062" calcext:value-type="float">
            <text:p>0.120062</text:p>
          </table:table-cell>
          <table:table-cell office:value-type="float" office:value="-0.595393" calcext:value-type="float">
            <text:p>-0.595393</text:p>
          </table:table-cell>
          <table:table-cell office:value-type="float" office:value="-0.032504" calcext:value-type="float">
            <text:p>-0.032504</text:p>
          </table:table-cell>
          <table:table-cell office:value-type="float" office:value="0.730256" calcext:value-type="float">
            <text:p>0.730256</text:p>
          </table:table-cell>
          <table:table-cell office:value-type="string" calcext:value-type="string">
            <text:p>0.231080</text:p>
          </table:table-cell>
        </table:table-row>
        <table:table-row table:style-name="ro1" table:visibility="filter">
          <table:table-cell office:value-type="float" office:value="1527482759.88573" calcext:value-type="float">
            <text:p>1527482759.88573</text:p>
          </table:table-cell>
          <table:table-cell office:value-type="string" calcext:value-type="string">
            <text:p>PID_y</text:p>
          </table:table-cell>
          <table:table-cell office:value-type="float" office:value="0.928247" calcext:value-type="float">
            <text:p>0.928247</text:p>
          </table:table-cell>
          <table:table-cell office:value-type="float" office:value="0.120062" calcext:value-type="float">
            <text:p>0.120062</text:p>
          </table:table-cell>
          <table:table-cell office:value-type="float" office:value="-0.595393" calcext:value-type="float">
            <text:p>-0.595393</text:p>
          </table:table-cell>
          <table:table-cell office:value-type="float" office:value="-0.032504" calcext:value-type="float">
            <text:p>-0.032504</text:p>
          </table:table-cell>
          <table:table-cell office:value-type="float" office:value="0.730256" calcext:value-type="float">
            <text:p>0.730256</text:p>
          </table:table-cell>
          <table:table-cell office:value-type="string" calcext:value-type="string">
            <text:p>0.2310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90491" calcext:value-type="float">
            <text:p>1527482759.9049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439252" calcext:value-type="float">
            <text:p>0.439252</text:p>
          </table:table-cell>
          <table:table-cell office:value-type="float" office:value="0.215898" calcext:value-type="float">
            <text:p>0.215898</text:p>
          </table:table-cell>
          <table:table-cell office:value-type="float" office:value="-0.583733" calcext:value-type="float">
            <text:p>-0.583733</text:p>
          </table:table-cell>
          <table:table-cell office:value-type="float" office:value="-0.023244" calcext:value-type="float">
            <text:p>-0.023244</text:p>
          </table:table-cell>
          <table:table-cell office:value-type="float" office:value="0.598368" calcext:value-type="float">
            <text:p>0.598368</text:p>
          </table:table-cell>
          <table:table-cell office:value-type="string" calcext:value-type="string">
            <text:p>0.289309</text:p>
          </table:table-cell>
        </table:table-row>
        <table:table-row table:style-name="ro1" table:visibility="filter">
          <table:table-cell office:value-type="float" office:value="1527482759.90492" calcext:value-type="float">
            <text:p>1527482759.90492</text:p>
          </table:table-cell>
          <table:table-cell office:value-type="string" calcext:value-type="string">
            <text:p>PID_y</text:p>
          </table:table-cell>
          <table:table-cell office:value-type="float" office:value="0.439252" calcext:value-type="float">
            <text:p>0.439252</text:p>
          </table:table-cell>
          <table:table-cell office:value-type="float" office:value="0.215898" calcext:value-type="float">
            <text:p>0.215898</text:p>
          </table:table-cell>
          <table:table-cell office:value-type="float" office:value="-0.583733" calcext:value-type="float">
            <text:p>-0.583733</text:p>
          </table:table-cell>
          <table:table-cell office:value-type="float" office:value="-0.023244" calcext:value-type="float">
            <text:p>-0.023244</text:p>
          </table:table-cell>
          <table:table-cell office:value-type="float" office:value="0.598368" calcext:value-type="float">
            <text:p>0.598368</text:p>
          </table:table-cell>
          <table:table-cell office:value-type="string" calcext:value-type="string">
            <text:p>0.28930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92521" calcext:value-type="float">
            <text:p>1527482759.9252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74696" calcext:value-type="float">
            <text:p>0.174696</text:p>
          </table:table-cell>
          <table:table-cell office:value-type="float" office:value="0.254559" calcext:value-type="float">
            <text:p>0.254559</text:p>
          </table:table-cell>
          <table:table-cell office:value-type="float" office:value="-0.577385" calcext:value-type="float">
            <text:p>-0.577385</text:p>
          </table:table-cell>
          <table:table-cell office:value-type="float" office:value="-0.017115" calcext:value-type="float">
            <text:p>-0.017115</text:p>
          </table:table-cell>
          <table:table-cell office:value-type="float" office:value="0.513058" calcext:value-type="float">
            <text:p>0.513058</text:p>
          </table:table-cell>
          <table:table-cell office:value-type="string" calcext:value-type="string">
            <text:p>0.308360</text:p>
          </table:table-cell>
        </table:table-row>
        <table:table-row table:style-name="ro1" table:visibility="filter">
          <table:table-cell office:value-type="float" office:value="1527482759.92523" calcext:value-type="float">
            <text:p>1527482759.92523</text:p>
          </table:table-cell>
          <table:table-cell office:value-type="string" calcext:value-type="string">
            <text:p>PID_y</text:p>
          </table:table-cell>
          <table:table-cell office:value-type="float" office:value="0.174696" calcext:value-type="float">
            <text:p>0.174696</text:p>
          </table:table-cell>
          <table:table-cell office:value-type="float" office:value="0.254559" calcext:value-type="float">
            <text:p>0.254559</text:p>
          </table:table-cell>
          <table:table-cell office:value-type="float" office:value="-0.577385" calcext:value-type="float">
            <text:p>-0.577385</text:p>
          </table:table-cell>
          <table:table-cell office:value-type="float" office:value="-0.017115" calcext:value-type="float">
            <text:p>-0.017115</text:p>
          </table:table-cell>
          <table:table-cell office:value-type="float" office:value="0.513058" calcext:value-type="float">
            <text:p>0.513058</text:p>
          </table:table-cell>
          <table:table-cell office:value-type="string" calcext:value-type="string">
            <text:p>0.30836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94556" calcext:value-type="float">
            <text:p>1527482759.9455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48151" calcext:value-type="float">
            <text:p>-0.048151</text:p>
          </table:table-cell>
          <table:table-cell office:value-type="float" office:value="0.340319" calcext:value-type="float">
            <text:p>0.340319</text:p>
          </table:table-cell>
          <table:table-cell office:value-type="float" office:value="-0.568341" calcext:value-type="float">
            <text:p>-0.568341</text:p>
          </table:table-cell>
          <table:table-cell office:value-type="float" office:value="-0.007828" calcext:value-type="float">
            <text:p>-0.007828</text:p>
          </table:table-cell>
          <table:table-cell office:value-type="float" office:value="0.426693" calcext:value-type="float">
            <text:p>0.426693</text:p>
          </table:table-cell>
          <table:table-cell office:value-type="string" calcext:value-type="string">
            <text:p>0.349072</text:p>
          </table:table-cell>
        </table:table-row>
        <table:table-row table:style-name="ro1" table:visibility="filter">
          <table:table-cell office:value-type="float" office:value="1527482759.94559" calcext:value-type="float">
            <text:p>1527482759.94559</text:p>
          </table:table-cell>
          <table:table-cell office:value-type="string" calcext:value-type="string">
            <text:p>PID_y</text:p>
          </table:table-cell>
          <table:table-cell office:value-type="float" office:value="-0.048151" calcext:value-type="float">
            <text:p>-0.048151</text:p>
          </table:table-cell>
          <table:table-cell office:value-type="float" office:value="0.340319" calcext:value-type="float">
            <text:p>0.340319</text:p>
          </table:table-cell>
          <table:table-cell office:value-type="float" office:value="-0.568341" calcext:value-type="float">
            <text:p>-0.568341</text:p>
          </table:table-cell>
          <table:table-cell office:value-type="float" office:value="-0.007828" calcext:value-type="float">
            <text:p>-0.007828</text:p>
          </table:table-cell>
          <table:table-cell office:value-type="float" office:value="0.426693" calcext:value-type="float">
            <text:p>0.426693</text:p>
          </table:table-cell>
          <table:table-cell office:value-type="string" calcext:value-type="string">
            <text:p>0.34907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96586" calcext:value-type="float">
            <text:p>1527482759.9658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83283" calcext:value-type="float">
            <text:p>-0.083283</text:p>
          </table:table-cell>
          <table:table-cell office:value-type="float" office:value="0.327363" calcext:value-type="float">
            <text:p>0.327363</text:p>
          </table:table-cell>
          <table:table-cell office:value-type="float" office:value="-0.561966" calcext:value-type="float">
            <text:p>-0.561966</text:p>
          </table:table-cell>
          <table:table-cell office:value-type="float" office:value="-0.003016" calcext:value-type="float">
            <text:p>-0.003016</text:p>
          </table:table-cell>
          <table:table-cell office:value-type="float" office:value="0.409315" calcext:value-type="float">
            <text:p>0.409315</text:p>
          </table:table-cell>
          <table:table-cell office:value-type="string" calcext:value-type="string">
            <text:p>0.340048</text:p>
          </table:table-cell>
        </table:table-row>
        <table:table-row table:style-name="ro1" table:visibility="filter">
          <table:table-cell office:value-type="float" office:value="1527482759.9659" calcext:value-type="float">
            <text:p>1527482759.9659</text:p>
          </table:table-cell>
          <table:table-cell office:value-type="string" calcext:value-type="string">
            <text:p>PID_y</text:p>
          </table:table-cell>
          <table:table-cell office:value-type="float" office:value="-0.083283" calcext:value-type="float">
            <text:p>-0.083283</text:p>
          </table:table-cell>
          <table:table-cell office:value-type="float" office:value="0.327363" calcext:value-type="float">
            <text:p>0.327363</text:p>
          </table:table-cell>
          <table:table-cell office:value-type="float" office:value="-0.561966" calcext:value-type="float">
            <text:p>-0.561966</text:p>
          </table:table-cell>
          <table:table-cell office:value-type="float" office:value="-0.003016" calcext:value-type="float">
            <text:p>-0.003016</text:p>
          </table:table-cell>
          <table:table-cell office:value-type="float" office:value="0.409315" calcext:value-type="float">
            <text:p>0.409315</text:p>
          </table:table-cell>
          <table:table-cell office:value-type="string" calcext:value-type="string">
            <text:p>0.34004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59.98514" calcext:value-type="float">
            <text:p>1527482759.9851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02806" calcext:value-type="float">
            <text:p>-0.102806</text:p>
          </table:table-cell>
          <table:table-cell office:value-type="float" office:value="0.341603" calcext:value-type="float">
            <text:p>0.341603</text:p>
          </table:table-cell>
          <table:table-cell office:value-type="float" office:value="-0.555936" calcext:value-type="float">
            <text:p>-0.555936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398241" calcext:value-type="float">
            <text:p>0.398241</text:p>
          </table:table-cell>
          <table:table-cell office:value-type="string" calcext:value-type="string">
            <text:p>0.344893</text:p>
          </table:table-cell>
        </table:table-row>
        <table:table-row table:style-name="ro1" table:visibility="filter">
          <table:table-cell office:value-type="float" office:value="1527482759.98517" calcext:value-type="float">
            <text:p>1527482759.98517</text:p>
          </table:table-cell>
          <table:table-cell office:value-type="string" calcext:value-type="string">
            <text:p>PID_y</text:p>
          </table:table-cell>
          <table:table-cell office:value-type="float" office:value="-0.102806" calcext:value-type="float">
            <text:p>-0.102806</text:p>
          </table:table-cell>
          <table:table-cell office:value-type="float" office:value="0.341603" calcext:value-type="float">
            <text:p>0.341603</text:p>
          </table:table-cell>
          <table:table-cell office:value-type="float" office:value="-0.555936" calcext:value-type="float">
            <text:p>-0.555936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398241" calcext:value-type="float">
            <text:p>0.398241</text:p>
          </table:table-cell>
          <table:table-cell office:value-type="string" calcext:value-type="string">
            <text:p>0.34489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00541" calcext:value-type="float">
            <text:p>1527482760.0054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15575" calcext:value-type="float">
            <text:p>-0.215575</text:p>
          </table:table-cell>
          <table:table-cell office:value-type="float" office:value="0.191442" calcext:value-type="float">
            <text:p>0.191442</text:p>
          </table:table-cell>
          <table:table-cell office:value-type="float" office:value="-0.549355" calcext:value-type="float">
            <text:p>-0.549355</text:p>
          </table:table-cell>
          <table:table-cell office:value-type="float" office:value="0.002614" calcext:value-type="float">
            <text:p>0.002614</text:p>
          </table:table-cell>
          <table:table-cell office:value-type="float" office:value="0.341794" calcext:value-type="float">
            <text:p>0.341794</text:p>
          </table:table-cell>
          <table:table-cell office:value-type="string" calcext:value-type="string">
            <text:p>0.257080</text:p>
          </table:table-cell>
        </table:table-row>
        <table:table-row table:style-name="ro1" table:visibility="filter">
          <table:table-cell office:value-type="float" office:value="1527482760.00544" calcext:value-type="float">
            <text:p>1527482760.00544</text:p>
          </table:table-cell>
          <table:table-cell office:value-type="string" calcext:value-type="string">
            <text:p>PID_y</text:p>
          </table:table-cell>
          <table:table-cell office:value-type="float" office:value="-0.215575" calcext:value-type="float">
            <text:p>-0.215575</text:p>
          </table:table-cell>
          <table:table-cell office:value-type="float" office:value="0.191442" calcext:value-type="float">
            <text:p>0.191442</text:p>
          </table:table-cell>
          <table:table-cell office:value-type="float" office:value="-0.549355" calcext:value-type="float">
            <text:p>-0.549355</text:p>
          </table:table-cell>
          <table:table-cell office:value-type="float" office:value="0.002614" calcext:value-type="float">
            <text:p>0.002614</text:p>
          </table:table-cell>
          <table:table-cell office:value-type="float" office:value="0.341794" calcext:value-type="float">
            <text:p>0.341794</text:p>
          </table:table-cell>
          <table:table-cell office:value-type="string" calcext:value-type="string">
            <text:p>0.2570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02565" calcext:value-type="float">
            <text:p>1527482760.0256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77026" calcext:value-type="float">
            <text:p>-0.277026</text:p>
          </table:table-cell>
          <table:table-cell office:value-type="float" office:value="0.148641" calcext:value-type="float">
            <text:p>0.148641</text:p>
          </table:table-cell>
          <table:table-cell office:value-type="float" office:value="-0.546527" calcext:value-type="float">
            <text:p>-0.546527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0.307124" calcext:value-type="float">
            <text:p>0.307124</text:p>
          </table:table-cell>
          <table:table-cell office:value-type="string" calcext:value-type="string">
            <text:p>0.223925</text:p>
          </table:table-cell>
        </table:table-row>
        <table:table-row table:style-name="ro1" table:visibility="filter">
          <table:table-cell office:value-type="float" office:value="1527482760.02567" calcext:value-type="float">
            <text:p>1527482760.02567</text:p>
          </table:table-cell>
          <table:table-cell office:value-type="string" calcext:value-type="string">
            <text:p>PID_y</text:p>
          </table:table-cell>
          <table:table-cell office:value-type="float" office:value="-0.277026" calcext:value-type="float">
            <text:p>-0.277026</text:p>
          </table:table-cell>
          <table:table-cell office:value-type="float" office:value="0.148641" calcext:value-type="float">
            <text:p>0.148641</text:p>
          </table:table-cell>
          <table:table-cell office:value-type="float" office:value="-0.546527" calcext:value-type="float">
            <text:p>-0.546527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0.307124" calcext:value-type="float">
            <text:p>0.307124</text:p>
          </table:table-cell>
          <table:table-cell office:value-type="string" calcext:value-type="string">
            <text:p>0.22392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04596" calcext:value-type="float">
            <text:p>1527482760.0459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7475" calcext:value-type="float">
            <text:p>-0.37475</text:p>
          </table:table-cell>
          <table:table-cell office:value-type="float" office:value="0.082648" calcext:value-type="float">
            <text:p>0.082648</text:p>
          </table:table-cell>
          <table:table-cell office:value-type="float" office:value="-0.543975" calcext:value-type="float">
            <text:p>-0.543975</text:p>
          </table:table-cell>
          <table:table-cell office:value-type="float" office:value="0.008288" calcext:value-type="float">
            <text:p>0.008288</text:p>
          </table:table-cell>
          <table:table-cell office:value-type="float" office:value="0.24337" calcext:value-type="float">
            <text:p>0.24337</text:p>
          </table:table-cell>
          <table:table-cell office:value-type="string" calcext:value-type="string">
            <text:p>0.161326</text:p>
          </table:table-cell>
        </table:table-row>
        <table:table-row table:style-name="ro1" table:visibility="filter">
          <table:table-cell office:value-type="float" office:value="1527482760.04598" calcext:value-type="float">
            <text:p>1527482760.04598</text:p>
          </table:table-cell>
          <table:table-cell office:value-type="string" calcext:value-type="string">
            <text:p>PID_y</text:p>
          </table:table-cell>
          <table:table-cell office:value-type="float" office:value="-0.37475" calcext:value-type="float">
            <text:p>-0.37475</text:p>
          </table:table-cell>
          <table:table-cell office:value-type="float" office:value="0.082648" calcext:value-type="float">
            <text:p>0.082648</text:p>
          </table:table-cell>
          <table:table-cell office:value-type="float" office:value="-0.543975" calcext:value-type="float">
            <text:p>-0.543975</text:p>
          </table:table-cell>
          <table:table-cell office:value-type="float" office:value="0.008288" calcext:value-type="float">
            <text:p>0.008288</text:p>
          </table:table-cell>
          <table:table-cell office:value-type="float" office:value="0.24337" calcext:value-type="float">
            <text:p>0.24337</text:p>
          </table:table-cell>
          <table:table-cell office:value-type="string" calcext:value-type="string">
            <text:p>0.16132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0652" calcext:value-type="float">
            <text:p>1527482760.065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25767" calcext:value-type="float">
            <text:p>-0.425767</text:p>
          </table:table-cell>
          <table:table-cell office:value-type="float" office:value="0.054248" calcext:value-type="float">
            <text:p>0.054248</text:p>
          </table:table-cell>
          <table:table-cell office:value-type="float" office:value="-0.541943" calcext:value-type="float">
            <text:p>-0.541943</text:p>
          </table:table-cell>
          <table:table-cell office:value-type="float" office:value="0.009386" calcext:value-type="float">
            <text:p>0.009386</text:p>
          </table:table-cell>
          <table:table-cell office:value-type="float" office:value="0.201647" calcext:value-type="float">
            <text:p>0.201647</text:p>
          </table:table-cell>
          <table:table-cell office:value-type="string" calcext:value-type="string">
            <text:p>0.125307</text:p>
          </table:table-cell>
        </table:table-row>
        <table:table-row table:style-name="ro1" table:visibility="filter">
          <table:table-cell office:value-type="float" office:value="1527482760.06522" calcext:value-type="float">
            <text:p>1527482760.06522</text:p>
          </table:table-cell>
          <table:table-cell office:value-type="string" calcext:value-type="string">
            <text:p>PID_y</text:p>
          </table:table-cell>
          <table:table-cell office:value-type="float" office:value="-0.425767" calcext:value-type="float">
            <text:p>-0.425767</text:p>
          </table:table-cell>
          <table:table-cell office:value-type="float" office:value="0.054248" calcext:value-type="float">
            <text:p>0.054248</text:p>
          </table:table-cell>
          <table:table-cell office:value-type="float" office:value="-0.541943" calcext:value-type="float">
            <text:p>-0.541943</text:p>
          </table:table-cell>
          <table:table-cell office:value-type="float" office:value="0.009386" calcext:value-type="float">
            <text:p>0.009386</text:p>
          </table:table-cell>
          <table:table-cell office:value-type="float" office:value="0.201647" calcext:value-type="float">
            <text:p>0.201647</text:p>
          </table:table-cell>
          <table:table-cell office:value-type="string" calcext:value-type="string">
            <text:p>0.12530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08545" calcext:value-type="float">
            <text:p>1527482760.0854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49174" calcext:value-type="float">
            <text:p>-0.449174</text:p>
          </table:table-cell>
          <table:table-cell office:value-type="float" office:value="0.018521" calcext:value-type="float">
            <text:p>0.018521</text:p>
          </table:table-cell>
          <table:table-cell office:value-type="float" office:value="-0.538162" calcext:value-type="float">
            <text:p>-0.538162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176482" calcext:value-type="float">
            <text:p>0.176482</text:p>
          </table:table-cell>
          <table:table-cell office:value-type="string" calcext:value-type="string">
            <text:p>0.061045</text:p>
          </table:table-cell>
        </table:table-row>
        <table:table-row table:style-name="ro1" table:visibility="filter">
          <table:table-cell office:value-type="float" office:value="1527482760.08547" calcext:value-type="float">
            <text:p>1527482760.08547</text:p>
          </table:table-cell>
          <table:table-cell office:value-type="string" calcext:value-type="string">
            <text:p>PID_y</text:p>
          </table:table-cell>
          <table:table-cell office:value-type="float" office:value="-0.449174" calcext:value-type="float">
            <text:p>-0.449174</text:p>
          </table:table-cell>
          <table:table-cell office:value-type="float" office:value="0.018521" calcext:value-type="float">
            <text:p>0.018521</text:p>
          </table:table-cell>
          <table:table-cell office:value-type="float" office:value="-0.538162" calcext:value-type="float">
            <text:p>-0.538162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176482" calcext:value-type="float">
            <text:p>0.176482</text:p>
          </table:table-cell>
          <table:table-cell office:value-type="string" calcext:value-type="string">
            <text:p>0.06104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10567" calcext:value-type="float">
            <text:p>1527482760.1056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23149" calcext:value-type="float">
            <text:p>-0.423149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-0.529901" calcext:value-type="float">
            <text:p>-0.529901</text:p>
          </table:table-cell>
          <table:table-cell office:value-type="float" office:value="0.010351" calcext:value-type="float">
            <text:p>0.010351</text:p>
          </table:table-cell>
          <table:table-cell office:value-type="float" office:value="0.193295" calcext:value-type="float">
            <text:p>0.193295</text:p>
          </table:table-cell>
          <table:table-cell office:value-type="string" calcext:value-type="string">
            <text:p>0.076954</text:p>
          </table:table-cell>
        </table:table-row>
        <table:table-row table:style-name="ro1" table:visibility="filter">
          <table:table-cell office:value-type="float" office:value="1527482760.1057" calcext:value-type="float">
            <text:p>1527482760.1057</text:p>
          </table:table-cell>
          <table:table-cell office:value-type="string" calcext:value-type="string">
            <text:p>PID_y</text:p>
          </table:table-cell>
          <table:table-cell office:value-type="float" office:value="-0.423149" calcext:value-type="float">
            <text:p>-0.423149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-0.529901" calcext:value-type="float">
            <text:p>-0.529901</text:p>
          </table:table-cell>
          <table:table-cell office:value-type="float" office:value="0.010351" calcext:value-type="float">
            <text:p>0.010351</text:p>
          </table:table-cell>
          <table:table-cell office:value-type="float" office:value="0.193295" calcext:value-type="float">
            <text:p>0.193295</text:p>
          </table:table-cell>
          <table:table-cell office:value-type="string" calcext:value-type="string">
            <text:p>0.07695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12592" calcext:value-type="float">
            <text:p>1527482760.1259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67611" calcext:value-type="float">
            <text:p>-0.367611</text:p>
          </table:table-cell>
          <table:table-cell office:value-type="float" office:value="0.026209" calcext:value-type="float">
            <text:p>0.026209</text:p>
          </table:table-cell>
          <table:table-cell office:value-type="float" office:value="-0.523032" calcext:value-type="float">
            <text:p>-0.523032</text:p>
          </table:table-cell>
          <table:table-cell office:value-type="float" office:value="0.012368" calcext:value-type="float">
            <text:p>0.012368</text:p>
          </table:table-cell>
          <table:table-cell office:value-type="float" office:value="0.233232" calcext:value-type="float">
            <text:p>0.233232</text:p>
          </table:table-cell>
          <table:table-cell office:value-type="string" calcext:value-type="string">
            <text:p>0.069602</text:p>
          </table:table-cell>
        </table:table-row>
        <table:table-row table:style-name="ro1" table:visibility="filter">
          <table:table-cell office:value-type="float" office:value="1527482760.12596" calcext:value-type="float">
            <text:p>1527482760.12596</text:p>
          </table:table-cell>
          <table:table-cell office:value-type="string" calcext:value-type="string">
            <text:p>PID_y</text:p>
          </table:table-cell>
          <table:table-cell office:value-type="float" office:value="-0.367611" calcext:value-type="float">
            <text:p>-0.367611</text:p>
          </table:table-cell>
          <table:table-cell office:value-type="float" office:value="0.026209" calcext:value-type="float">
            <text:p>0.026209</text:p>
          </table:table-cell>
          <table:table-cell office:value-type="float" office:value="-0.523032" calcext:value-type="float">
            <text:p>-0.523032</text:p>
          </table:table-cell>
          <table:table-cell office:value-type="float" office:value="0.012368" calcext:value-type="float">
            <text:p>0.012368</text:p>
          </table:table-cell>
          <table:table-cell office:value-type="float" office:value="0.233232" calcext:value-type="float">
            <text:p>0.233232</text:p>
          </table:table-cell>
          <table:table-cell office:value-type="string" calcext:value-type="string">
            <text:p>0.06960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1453" calcext:value-type="float">
            <text:p>1527482760.145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26483" calcext:value-type="float">
            <text:p>-0.226483</text:p>
          </table:table-cell>
          <table:table-cell office:value-type="float" office:value="0.016021" calcext:value-type="float">
            <text:p>0.016021</text:p>
          </table:table-cell>
          <table:table-cell office:value-type="float" office:value="-0.512541" calcext:value-type="float">
            <text:p>-0.51254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316418" calcext:value-type="float">
            <text:p>0.316418</text:p>
          </table:table-cell>
          <table:table-cell office:value-type="string" calcext:value-type="string">
            <text:p>0.037388</text:p>
          </table:table-cell>
        </table:table-row>
        <table:table-row table:style-name="ro1" table:visibility="filter">
          <table:table-cell office:value-type="float" office:value="1527482760.14532" calcext:value-type="float">
            <text:p>1527482760.14532</text:p>
          </table:table-cell>
          <table:table-cell office:value-type="string" calcext:value-type="string">
            <text:p>PID_y</text:p>
          </table:table-cell>
          <table:table-cell office:value-type="float" office:value="-0.226483" calcext:value-type="float">
            <text:p>-0.226483</text:p>
          </table:table-cell>
          <table:table-cell office:value-type="float" office:value="0.016021" calcext:value-type="float">
            <text:p>0.016021</text:p>
          </table:table-cell>
          <table:table-cell office:value-type="float" office:value="-0.512541" calcext:value-type="float">
            <text:p>-0.51254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316418" calcext:value-type="float">
            <text:p>0.316418</text:p>
          </table:table-cell>
          <table:table-cell office:value-type="string" calcext:value-type="string">
            <text:p>0.03738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16568" calcext:value-type="float">
            <text:p>1527482760.1656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15655" calcext:value-type="float">
            <text:p>-0.115655</text:p>
          </table:table-cell>
          <table:table-cell office:value-type="float" office:value="0.019559" calcext:value-type="float">
            <text:p>0.019559</text:p>
          </table:table-cell>
          <table:table-cell office:value-type="float" office:value="-0.505015" calcext:value-type="float">
            <text:p>-0.50501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369156" calcext:value-type="float">
            <text:p>0.369156</text:p>
          </table:table-cell>
          <table:table-cell office:value-type="string" calcext:value-type="string">
            <text:p>0.044464</text:p>
          </table:table-cell>
        </table:table-row>
        <table:table-row table:style-name="ro1" table:visibility="filter">
          <table:table-cell office:value-type="float" office:value="1527482760.1657" calcext:value-type="float">
            <text:p>1527482760.1657</text:p>
          </table:table-cell>
          <table:table-cell office:value-type="string" calcext:value-type="string">
            <text:p>PID_y</text:p>
          </table:table-cell>
          <table:table-cell office:value-type="float" office:value="-0.115655" calcext:value-type="float">
            <text:p>-0.115655</text:p>
          </table:table-cell>
          <table:table-cell office:value-type="float" office:value="0.019559" calcext:value-type="float">
            <text:p>0.019559</text:p>
          </table:table-cell>
          <table:table-cell office:value-type="float" office:value="-0.505015" calcext:value-type="float">
            <text:p>-0.50501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369156" calcext:value-type="float">
            <text:p>0.369156</text:p>
          </table:table-cell>
          <table:table-cell office:value-type="string" calcext:value-type="string">
            <text:p>0.04446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18493" calcext:value-type="float">
            <text:p>1527482760.1849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3017" calcext:value-type="float">
            <text:p>-0.03017</text:p>
          </table:table-cell>
          <table:table-cell office:value-type="float" office:value="0.025294" calcext:value-type="float">
            <text:p>0.025294</text:p>
          </table:table-cell>
          <table:table-cell office:value-type="float" office:value="-0.497999" calcext:value-type="float">
            <text:p>-0.497999</text:p>
          </table:table-cell>
          <table:table-cell office:value-type="float" office:value="0.014193" calcext:value-type="float">
            <text:p>0.014193</text:p>
          </table:table-cell>
          <table:table-cell office:value-type="float" office:value="0.404648" calcext:value-type="float">
            <text:p>0.404648</text:p>
          </table:table-cell>
          <table:table-cell office:value-type="string" calcext:value-type="string">
            <text:p>0.062334</text:p>
          </table:table-cell>
        </table:table-row>
        <table:table-row table:style-name="ro1" table:visibility="filter">
          <table:table-cell office:value-type="float" office:value="1527482760.18496" calcext:value-type="float">
            <text:p>1527482760.18496</text:p>
          </table:table-cell>
          <table:table-cell office:value-type="string" calcext:value-type="string">
            <text:p>PID_y</text:p>
          </table:table-cell>
          <table:table-cell office:value-type="float" office:value="-0.03017" calcext:value-type="float">
            <text:p>-0.03017</text:p>
          </table:table-cell>
          <table:table-cell office:value-type="float" office:value="0.025294" calcext:value-type="float">
            <text:p>0.025294</text:p>
          </table:table-cell>
          <table:table-cell office:value-type="float" office:value="-0.497999" calcext:value-type="float">
            <text:p>-0.497999</text:p>
          </table:table-cell>
          <table:table-cell office:value-type="float" office:value="0.014193" calcext:value-type="float">
            <text:p>0.014193</text:p>
          </table:table-cell>
          <table:table-cell office:value-type="float" office:value="0.404648" calcext:value-type="float">
            <text:p>0.404648</text:p>
          </table:table-cell>
          <table:table-cell office:value-type="string" calcext:value-type="string">
            <text:p>0.06233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20522" calcext:value-type="float">
            <text:p>1527482760.2052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92105" calcext:value-type="float">
            <text:p>0.092105</text:p>
          </table:table-cell>
          <table:table-cell office:value-type="float" office:value="0.027637" calcext:value-type="float">
            <text:p>0.027637</text:p>
          </table:table-cell>
          <table:table-cell office:value-type="float" office:value="-0.485159" calcext:value-type="float">
            <text:p>-0.485159</text:p>
          </table:table-cell>
          <table:table-cell office:value-type="float" office:value="0.016647" calcext:value-type="float">
            <text:p>0.016647</text:p>
          </table:table-cell>
          <table:table-cell office:value-type="float" office:value="0.449491" calcext:value-type="float">
            <text:p>0.449491</text:p>
          </table:table-cell>
          <table:table-cell office:value-type="string" calcext:value-type="string">
            <text:p>0.062020</text:p>
          </table:table-cell>
        </table:table-row>
        <table:table-row table:style-name="ro1" table:visibility="filter">
          <table:table-cell office:value-type="float" office:value="1527482760.20525" calcext:value-type="float">
            <text:p>1527482760.20525</text:p>
          </table:table-cell>
          <table:table-cell office:value-type="string" calcext:value-type="string">
            <text:p>PID_y</text:p>
          </table:table-cell>
          <table:table-cell office:value-type="float" office:value="0.092105" calcext:value-type="float">
            <text:p>0.092105</text:p>
          </table:table-cell>
          <table:table-cell office:value-type="float" office:value="0.027637" calcext:value-type="float">
            <text:p>0.027637</text:p>
          </table:table-cell>
          <table:table-cell office:value-type="float" office:value="-0.485159" calcext:value-type="float">
            <text:p>-0.485159</text:p>
          </table:table-cell>
          <table:table-cell office:value-type="float" office:value="0.016647" calcext:value-type="float">
            <text:p>0.016647</text:p>
          </table:table-cell>
          <table:table-cell office:value-type="float" office:value="0.449491" calcext:value-type="float">
            <text:p>0.449491</text:p>
          </table:table-cell>
          <table:table-cell office:value-type="string" calcext:value-type="string">
            <text:p>0.06202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2255" calcext:value-type="float">
            <text:p>1527482760.225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35173" calcext:value-type="float">
            <text:p>0.135173</text:p>
          </table:table-cell>
          <table:table-cell office:value-type="float" office:value="0.031363" calcext:value-type="float">
            <text:p>0.031363</text:p>
          </table:table-cell>
          <table:table-cell office:value-type="float" office:value="-0.476916" calcext:value-type="float">
            <text:p>-0.476916</text:p>
          </table:table-cell>
          <table:table-cell office:value-type="float" office:value="0.01904" calcext:value-type="float">
            <text:p>0.01904</text:p>
          </table:table-cell>
          <table:table-cell office:value-type="float" office:value="0.462851" calcext:value-type="float">
            <text:p>0.462851</text:p>
          </table:table-cell>
          <table:table-cell office:value-type="string" calcext:value-type="string">
            <text:p>0.065672</text:p>
          </table:table-cell>
        </table:table-row>
        <table:table-row table:style-name="ro1" table:visibility="filter">
          <table:table-cell office:value-type="float" office:value="1527482760.22552" calcext:value-type="float">
            <text:p>1527482760.22552</text:p>
          </table:table-cell>
          <table:table-cell office:value-type="string" calcext:value-type="string">
            <text:p>PID_y</text:p>
          </table:table-cell>
          <table:table-cell office:value-type="float" office:value="0.135173" calcext:value-type="float">
            <text:p>0.135173</text:p>
          </table:table-cell>
          <table:table-cell office:value-type="float" office:value="0.031363" calcext:value-type="float">
            <text:p>0.031363</text:p>
          </table:table-cell>
          <table:table-cell office:value-type="float" office:value="-0.476916" calcext:value-type="float">
            <text:p>-0.476916</text:p>
          </table:table-cell>
          <table:table-cell office:value-type="float" office:value="0.01904" calcext:value-type="float">
            <text:p>0.01904</text:p>
          </table:table-cell>
          <table:table-cell office:value-type="float" office:value="0.462851" calcext:value-type="float">
            <text:p>0.462851</text:p>
          </table:table-cell>
          <table:table-cell office:value-type="string" calcext:value-type="string">
            <text:p>0.06567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24577" calcext:value-type="float">
            <text:p>1527482760.2457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88359" calcext:value-type="float">
            <text:p>0.188359</text:p>
          </table:table-cell>
          <table:table-cell office:value-type="float" office:value="0.035849" calcext:value-type="float">
            <text:p>0.035849</text:p>
          </table:table-cell>
          <table:table-cell office:value-type="float" office:value="-0.464411" calcext:value-type="float">
            <text:p>-0.464411</text:p>
          </table:table-cell>
          <table:table-cell office:value-type="float" office:value="0.019657" calcext:value-type="float">
            <text:p>0.019657</text:p>
          </table:table-cell>
          <table:table-cell office:value-type="float" office:value="0.477985" calcext:value-type="float">
            <text:p>0.477985</text:p>
          </table:table-cell>
          <table:table-cell office:value-type="string" calcext:value-type="string">
            <text:p>0.075280</text:p>
          </table:table-cell>
        </table:table-row>
        <table:table-row table:style-name="ro1" table:visibility="filter">
          <table:table-cell office:value-type="float" office:value="1527482760.2458" calcext:value-type="float">
            <text:p>1527482760.2458</text:p>
          </table:table-cell>
          <table:table-cell office:value-type="string" calcext:value-type="string">
            <text:p>PID_y</text:p>
          </table:table-cell>
          <table:table-cell office:value-type="float" office:value="0.188359" calcext:value-type="float">
            <text:p>0.188359</text:p>
          </table:table-cell>
          <table:table-cell office:value-type="float" office:value="0.035849" calcext:value-type="float">
            <text:p>0.035849</text:p>
          </table:table-cell>
          <table:table-cell office:value-type="float" office:value="-0.464411" calcext:value-type="float">
            <text:p>-0.464411</text:p>
          </table:table-cell>
          <table:table-cell office:value-type="float" office:value="0.019657" calcext:value-type="float">
            <text:p>0.019657</text:p>
          </table:table-cell>
          <table:table-cell office:value-type="float" office:value="0.477985" calcext:value-type="float">
            <text:p>0.477985</text:p>
          </table:table-cell>
          <table:table-cell office:value-type="string" calcext:value-type="string">
            <text:p>0.0752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26504" calcext:value-type="float">
            <text:p>1527482760.2650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00653" calcext:value-type="float">
            <text:p>0.200653</text:p>
          </table:table-cell>
          <table:table-cell office:value-type="float" office:value="0.023054" calcext:value-type="float">
            <text:p>0.023054</text:p>
          </table:table-cell>
          <table:table-cell office:value-type="float" office:value="-0.45712" calcext:value-type="float">
            <text:p>-0.45712</text:p>
          </table:table-cell>
          <table:table-cell office:value-type="float" office:value="0.018168" calcext:value-type="float">
            <text:p>0.018168</text:p>
          </table:table-cell>
          <table:table-cell office:value-type="float" office:value="0.479813" calcext:value-type="float">
            <text:p>0.479813</text:p>
          </table:table-cell>
          <table:table-cell office:value-type="string" calcext:value-type="string">
            <text:p>0.041353</text:p>
          </table:table-cell>
        </table:table-row>
        <table:table-row table:style-name="ro1" table:visibility="filter">
          <table:table-cell office:value-type="float" office:value="1527482760.26506" calcext:value-type="float">
            <text:p>1527482760.26506</text:p>
          </table:table-cell>
          <table:table-cell office:value-type="string" calcext:value-type="string">
            <text:p>PID_y</text:p>
          </table:table-cell>
          <table:table-cell office:value-type="float" office:value="0.200653" calcext:value-type="float">
            <text:p>0.200653</text:p>
          </table:table-cell>
          <table:table-cell office:value-type="float" office:value="0.023054" calcext:value-type="float">
            <text:p>0.023054</text:p>
          </table:table-cell>
          <table:table-cell office:value-type="float" office:value="-0.45712" calcext:value-type="float">
            <text:p>-0.45712</text:p>
          </table:table-cell>
          <table:table-cell office:value-type="float" office:value="0.018168" calcext:value-type="float">
            <text:p>0.018168</text:p>
          </table:table-cell>
          <table:table-cell office:value-type="float" office:value="0.479813" calcext:value-type="float">
            <text:p>0.479813</text:p>
          </table:table-cell>
          <table:table-cell office:value-type="string" calcext:value-type="string">
            <text:p>0.04135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28534" calcext:value-type="float">
            <text:p>1527482760.2853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89523" calcext:value-type="float">
            <text:p>0.189523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-0.450387" calcext:value-type="float">
            <text:p>-0.450387</text:p>
          </table:table-cell>
          <table:table-cell office:value-type="float" office:value="0.015585" calcext:value-type="float">
            <text:p>0.015585</text:p>
          </table:table-cell>
          <table:table-cell office:value-type="float" office:value="0.473253" calcext:value-type="float">
            <text:p>0.473253</text:p>
          </table:table-cell>
          <table:table-cell office:value-type="string" calcext:value-type="string">
            <text:p>0.012987</text:p>
          </table:table-cell>
        </table:table-row>
        <table:table-row table:style-name="ro1" table:visibility="filter">
          <table:table-cell office:value-type="float" office:value="1527482760.28536" calcext:value-type="float">
            <text:p>1527482760.28536</text:p>
          </table:table-cell>
          <table:table-cell office:value-type="string" calcext:value-type="string">
            <text:p>PID_y</text:p>
          </table:table-cell>
          <table:table-cell office:value-type="float" office:value="0.189523" calcext:value-type="float">
            <text:p>0.189523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-0.450387" calcext:value-type="float">
            <text:p>-0.450387</text:p>
          </table:table-cell>
          <table:table-cell office:value-type="float" office:value="0.015585" calcext:value-type="float">
            <text:p>0.015585</text:p>
          </table:table-cell>
          <table:table-cell office:value-type="float" office:value="0.473253" calcext:value-type="float">
            <text:p>0.473253</text:p>
          </table:table-cell>
          <table:table-cell office:value-type="string" calcext:value-type="string">
            <text:p>0.01298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30555" calcext:value-type="float">
            <text:p>1527482760.3055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55569" calcext:value-type="float">
            <text:p>0.155569</text:p>
          </table:table-cell>
          <table:table-cell office:value-type="float" office:value="0.010902" calcext:value-type="float">
            <text:p>0.010902</text:p>
          </table:table-cell>
          <table:table-cell office:value-type="float" office:value="-0.439314" calcext:value-type="float">
            <text:p>-0.439314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456299" calcext:value-type="float">
            <text:p>0.456299</text:p>
          </table:table-cell>
          <table:table-cell office:value-type="string" calcext:value-type="string">
            <text:p>-0.030783</text:p>
          </table:table-cell>
        </table:table-row>
        <table:table-row table:style-name="ro1" table:visibility="filter">
          <table:table-cell office:value-type="float" office:value="1527482760.30557" calcext:value-type="float">
            <text:p>1527482760.30557</text:p>
          </table:table-cell>
          <table:table-cell office:value-type="string" calcext:value-type="string">
            <text:p>PID_y</text:p>
          </table:table-cell>
          <table:table-cell office:value-type="float" office:value="0.155569" calcext:value-type="float">
            <text:p>0.155569</text:p>
          </table:table-cell>
          <table:table-cell office:value-type="float" office:value="0.010902" calcext:value-type="float">
            <text:p>0.010902</text:p>
          </table:table-cell>
          <table:table-cell office:value-type="float" office:value="-0.439314" calcext:value-type="float">
            <text:p>-0.439314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456299" calcext:value-type="float">
            <text:p>0.456299</text:p>
          </table:table-cell>
          <table:table-cell office:value-type="string" calcext:value-type="string">
            <text:p>-0.03078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32581" calcext:value-type="float">
            <text:p>1527482760.3258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75235" calcext:value-type="float">
            <text:p>0.175235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-0.430658" calcext:value-type="float">
            <text:p>-0.430658</text:p>
          </table:table-cell>
          <table:table-cell office:value-type="float" office:value="0.014941" calcext:value-type="float">
            <text:p>0.014941</text:p>
          </table:table-cell>
          <table:table-cell office:value-type="float" office:value="0.460502" calcext:value-type="float">
            <text:p>0.460502</text:p>
          </table:table-cell>
          <table:table-cell office:value-type="string" calcext:value-type="string">
            <text:p>-0.041217</text:p>
          </table:table-cell>
        </table:table-row>
        <table:table-row table:style-name="ro1" table:visibility="filter">
          <table:table-cell office:value-type="float" office:value="1527482760.32582" calcext:value-type="float">
            <text:p>1527482760.32582</text:p>
          </table:table-cell>
          <table:table-cell office:value-type="string" calcext:value-type="string">
            <text:p>PID_y</text:p>
          </table:table-cell>
          <table:table-cell office:value-type="float" office:value="0.175235" calcext:value-type="float">
            <text:p>0.175235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-0.430658" calcext:value-type="float">
            <text:p>-0.430658</text:p>
          </table:table-cell>
          <table:table-cell office:value-type="float" office:value="0.014941" calcext:value-type="float">
            <text:p>0.014941</text:p>
          </table:table-cell>
          <table:table-cell office:value-type="float" office:value="0.460502" calcext:value-type="float">
            <text:p>0.460502</text:p>
          </table:table-cell>
          <table:table-cell office:value-type="string" calcext:value-type="string">
            <text:p>-0.04121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34517" calcext:value-type="float">
            <text:p>1527482760.3451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60946" calcext:value-type="float">
            <text:p>0.260946</text:p>
          </table:table-cell>
          <table:table-cell office:value-type="float" office:value="-0.010695" calcext:value-type="float">
            <text:p>-0.010695</text:p>
          </table:table-cell>
          <table:table-cell office:value-type="float" office:value="-0.416164" calcext:value-type="float">
            <text:p>-0.416164</text:p>
          </table:table-cell>
          <table:table-cell office:value-type="float" office:value="0.011073" calcext:value-type="float">
            <text:p>0.011073</text:p>
          </table:table-cell>
          <table:table-cell office:value-type="float" office:value="0.486815" calcext:value-type="float">
            <text:p>0.486815</text:p>
          </table:table-cell>
          <table:table-cell office:value-type="string" calcext:value-type="string">
            <text:p>-0.087285</text:p>
          </table:table-cell>
        </table:table-row>
        <table:table-row table:style-name="ro1" table:visibility="filter">
          <table:table-cell office:value-type="float" office:value="1527482760.34519" calcext:value-type="float">
            <text:p>1527482760.34519</text:p>
          </table:table-cell>
          <table:table-cell office:value-type="string" calcext:value-type="string">
            <text:p>PID_y</text:p>
          </table:table-cell>
          <table:table-cell office:value-type="float" office:value="0.260946" calcext:value-type="float">
            <text:p>0.260946</text:p>
          </table:table-cell>
          <table:table-cell office:value-type="float" office:value="-0.010695" calcext:value-type="float">
            <text:p>-0.010695</text:p>
          </table:table-cell>
          <table:table-cell office:value-type="float" office:value="-0.416164" calcext:value-type="float">
            <text:p>-0.416164</text:p>
          </table:table-cell>
          <table:table-cell office:value-type="float" office:value="0.011073" calcext:value-type="float">
            <text:p>0.011073</text:p>
          </table:table-cell>
          <table:table-cell office:value-type="float" office:value="0.486815" calcext:value-type="float">
            <text:p>0.486815</text:p>
          </table:table-cell>
          <table:table-cell office:value-type="string" calcext:value-type="string">
            <text:p>-0.08728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36542" calcext:value-type="float">
            <text:p>1527482760.3654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346644" calcext:value-type="float">
            <text:p>0.346644</text:p>
          </table:table-cell>
          <table:table-cell office:value-type="float" office:value="-0.011105" calcext:value-type="float">
            <text:p>-0.011105</text:p>
          </table:table-cell>
          <table:table-cell office:value-type="float" office:value="-0.405823" calcext:value-type="float">
            <text:p>-0.405823</text:p>
          </table:table-cell>
          <table:table-cell office:value-type="float" office:value="0.009704" calcext:value-type="float">
            <text:p>0.009704</text:p>
          </table:table-cell>
          <table:table-cell office:value-type="float" office:value="0.513189" calcext:value-type="float">
            <text:p>0.513189</text:p>
          </table:table-cell>
          <table:table-cell office:value-type="string" calcext:value-type="string">
            <text:p>-0.085340</text:p>
          </table:table-cell>
        </table:table-row>
        <table:table-row table:style-name="ro1" table:visibility="filter">
          <table:table-cell office:value-type="float" office:value="1527482760.36545" calcext:value-type="float">
            <text:p>1527482760.36545</text:p>
          </table:table-cell>
          <table:table-cell office:value-type="string" calcext:value-type="string">
            <text:p>PID_y</text:p>
          </table:table-cell>
          <table:table-cell office:value-type="float" office:value="0.346644" calcext:value-type="float">
            <text:p>0.346644</text:p>
          </table:table-cell>
          <table:table-cell office:value-type="float" office:value="-0.011105" calcext:value-type="float">
            <text:p>-0.011105</text:p>
          </table:table-cell>
          <table:table-cell office:value-type="float" office:value="-0.405823" calcext:value-type="float">
            <text:p>-0.405823</text:p>
          </table:table-cell>
          <table:table-cell office:value-type="float" office:value="0.009704" calcext:value-type="float">
            <text:p>0.009704</text:p>
          </table:table-cell>
          <table:table-cell office:value-type="float" office:value="0.513189" calcext:value-type="float">
            <text:p>0.513189</text:p>
          </table:table-cell>
          <table:table-cell office:value-type="string" calcext:value-type="string">
            <text:p>-0.08534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38568" calcext:value-type="float">
            <text:p>1527482760.3856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448069" calcext:value-type="float">
            <text:p>0.448069</text:p>
          </table:table-cell>
          <table:table-cell office:value-type="float" office:value="-0.022839" calcext:value-type="float">
            <text:p>-0.022839</text:p>
          </table:table-cell>
          <table:table-cell office:value-type="float" office:value="-0.39604" calcext:value-type="float">
            <text:p>-0.39604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543542" calcext:value-type="float">
            <text:p>0.543542</text:p>
          </table:table-cell>
          <table:table-cell office:value-type="string" calcext:value-type="string">
            <text:p>-0.099870</text:p>
          </table:table-cell>
        </table:table-row>
        <table:table-row table:style-name="ro1" table:visibility="filter">
          <table:table-cell office:value-type="float" office:value="1527482760.38569" calcext:value-type="float">
            <text:p>1527482760.38569</text:p>
          </table:table-cell>
          <table:table-cell office:value-type="string" calcext:value-type="string">
            <text:p>PID_y</text:p>
          </table:table-cell>
          <table:table-cell office:value-type="float" office:value="0.448069" calcext:value-type="float">
            <text:p>0.448069</text:p>
          </table:table-cell>
          <table:table-cell office:value-type="float" office:value="-0.022839" calcext:value-type="float">
            <text:p>-0.022839</text:p>
          </table:table-cell>
          <table:table-cell office:value-type="float" office:value="-0.39604" calcext:value-type="float">
            <text:p>-0.39604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543542" calcext:value-type="float">
            <text:p>0.543542</text:p>
          </table:table-cell>
          <table:table-cell office:value-type="string" calcext:value-type="string">
            <text:p>-0.0998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40598" calcext:value-type="float">
            <text:p>1527482760.4059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60982" calcext:value-type="float">
            <text:p>0.560982</text:p>
          </table:table-cell>
          <table:table-cell office:value-type="float" office:value="-0.03164" calcext:value-type="float">
            <text:p>-0.03164</text:p>
          </table:table-cell>
          <table:table-cell office:value-type="float" office:value="-0.381789" calcext:value-type="float">
            <text:p>-0.381789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57443" calcext:value-type="float">
            <text:p>0.57443</text:p>
          </table:table-cell>
          <table:table-cell office:value-type="string" calcext:value-type="string">
            <text:p>-0.109610</text:p>
          </table:table-cell>
        </table:table-row>
        <table:table-row table:style-name="ro1" table:visibility="filter">
          <table:table-cell office:value-type="float" office:value="1527482760.40601" calcext:value-type="float">
            <text:p>1527482760.40601</text:p>
          </table:table-cell>
          <table:table-cell office:value-type="string" calcext:value-type="string">
            <text:p>PID_y</text:p>
          </table:table-cell>
          <table:table-cell office:value-type="float" office:value="0.560982" calcext:value-type="float">
            <text:p>0.560982</text:p>
          </table:table-cell>
          <table:table-cell office:value-type="float" office:value="-0.03164" calcext:value-type="float">
            <text:p>-0.03164</text:p>
          </table:table-cell>
          <table:table-cell office:value-type="float" office:value="-0.381789" calcext:value-type="float">
            <text:p>-0.381789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57443" calcext:value-type="float">
            <text:p>0.57443</text:p>
          </table:table-cell>
          <table:table-cell office:value-type="string" calcext:value-type="string">
            <text:p>-0.10961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4253" calcext:value-type="float">
            <text:p>1527482760.425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9928" calcext:value-type="float">
            <text:p>0.59928</text:p>
          </table:table-cell>
          <table:table-cell office:value-type="float" office:value="-0.062118" calcext:value-type="float">
            <text:p>-0.062118</text:p>
          </table:table-cell>
          <table:table-cell office:value-type="float" office:value="-0.372677" calcext:value-type="float">
            <text:p>-0.372677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583254" calcext:value-type="float">
            <text:p>0.583254</text:p>
          </table:table-cell>
          <table:table-cell office:value-type="string" calcext:value-type="string">
            <text:p>-0.147767</text:p>
          </table:table-cell>
        </table:table-row>
        <table:table-row table:style-name="ro1" table:visibility="filter">
          <table:table-cell office:value-type="float" office:value="1527482760.42532" calcext:value-type="float">
            <text:p>1527482760.42532</text:p>
          </table:table-cell>
          <table:table-cell office:value-type="string" calcext:value-type="string">
            <text:p>PID_y</text:p>
          </table:table-cell>
          <table:table-cell office:value-type="float" office:value="0.59928" calcext:value-type="float">
            <text:p>0.59928</text:p>
          </table:table-cell>
          <table:table-cell office:value-type="float" office:value="-0.062118" calcext:value-type="float">
            <text:p>-0.062118</text:p>
          </table:table-cell>
          <table:table-cell office:value-type="float" office:value="-0.372677" calcext:value-type="float">
            <text:p>-0.372677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583254" calcext:value-type="float">
            <text:p>0.583254</text:p>
          </table:table-cell>
          <table:table-cell office:value-type="string" calcext:value-type="string">
            <text:p>-0.14776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44563" calcext:value-type="float">
            <text:p>1527482760.4456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37342" calcext:value-type="float">
            <text:p>0.537342</text:p>
          </table:table-cell>
          <table:table-cell office:value-type="float" office:value="-0.064955" calcext:value-type="float">
            <text:p>-0.064955</text:p>
          </table:table-cell>
          <table:table-cell office:value-type="float" office:value="-0.359788" calcext:value-type="float">
            <text:p>-0.359788</text:p>
          </table:table-cell>
          <table:table-cell office:value-type="float" office:value="-0.003661" calcext:value-type="float">
            <text:p>-0.003661</text:p>
          </table:table-cell>
          <table:table-cell office:value-type="float" office:value="0.560353" calcext:value-type="float">
            <text:p>0.560353</text:p>
          </table:table-cell>
          <table:table-cell office:value-type="string" calcext:value-type="string">
            <text:p>-0.146468</text:p>
          </table:table-cell>
        </table:table-row>
        <table:table-row table:style-name="ro1" table:visibility="filter">
          <table:table-cell office:value-type="float" office:value="1527482760.44567" calcext:value-type="float">
            <text:p>1527482760.44567</text:p>
          </table:table-cell>
          <table:table-cell office:value-type="string" calcext:value-type="string">
            <text:p>PID_y</text:p>
          </table:table-cell>
          <table:table-cell office:value-type="float" office:value="0.537342" calcext:value-type="float">
            <text:p>0.537342</text:p>
          </table:table-cell>
          <table:table-cell office:value-type="float" office:value="-0.064955" calcext:value-type="float">
            <text:p>-0.064955</text:p>
          </table:table-cell>
          <table:table-cell office:value-type="float" office:value="-0.359788" calcext:value-type="float">
            <text:p>-0.359788</text:p>
          </table:table-cell>
          <table:table-cell office:value-type="float" office:value="-0.003661" calcext:value-type="float">
            <text:p>-0.003661</text:p>
          </table:table-cell>
          <table:table-cell office:value-type="float" office:value="0.560353" calcext:value-type="float">
            <text:p>0.560353</text:p>
          </table:table-cell>
          <table:table-cell office:value-type="string" calcext:value-type="string">
            <text:p>-0.14646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46594" calcext:value-type="float">
            <text:p>1527482760.4659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469466" calcext:value-type="float">
            <text:p>0.469466</text:p>
          </table:table-cell>
          <table:table-cell office:value-type="float" office:value="-0.068885" calcext:value-type="float">
            <text:p>-0.068885</text:p>
          </table:table-cell>
          <table:table-cell office:value-type="float" office:value="-0.351884" calcext:value-type="float">
            <text:p>-0.351884</text:p>
          </table:table-cell>
          <table:table-cell office:value-type="float" office:value="-0.005307" calcext:value-type="float">
            <text:p>-0.005307</text:p>
          </table:table-cell>
          <table:table-cell office:value-type="float" office:value="0.536165" calcext:value-type="float">
            <text:p>0.536165</text:p>
          </table:table-cell>
          <table:table-cell office:value-type="string" calcext:value-type="string">
            <text:p>-0.149172</text:p>
          </table:table-cell>
        </table:table-row>
        <table:table-row table:style-name="ro1" table:visibility="filter">
          <table:table-cell office:value-type="float" office:value="1527482760.46597" calcext:value-type="float">
            <text:p>1527482760.46597</text:p>
          </table:table-cell>
          <table:table-cell office:value-type="string" calcext:value-type="string">
            <text:p>PID_y</text:p>
          </table:table-cell>
          <table:table-cell office:value-type="float" office:value="0.469466" calcext:value-type="float">
            <text:p>0.469466</text:p>
          </table:table-cell>
          <table:table-cell office:value-type="float" office:value="-0.068885" calcext:value-type="float">
            <text:p>-0.068885</text:p>
          </table:table-cell>
          <table:table-cell office:value-type="float" office:value="-0.351884" calcext:value-type="float">
            <text:p>-0.351884</text:p>
          </table:table-cell>
          <table:table-cell office:value-type="float" office:value="-0.005307" calcext:value-type="float">
            <text:p>-0.005307</text:p>
          </table:table-cell>
          <table:table-cell office:value-type="float" office:value="0.536165" calcext:value-type="float">
            <text:p>0.536165</text:p>
          </table:table-cell>
          <table:table-cell office:value-type="string" calcext:value-type="string">
            <text:p>-0.14917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48523" calcext:value-type="float">
            <text:p>1527482760.4852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425411" calcext:value-type="float">
            <text:p>0.425411</text:p>
          </table:table-cell>
          <table:table-cell office:value-type="float" office:value="-0.053135" calcext:value-type="float">
            <text:p>-0.053135</text:p>
          </table:table-cell>
          <table:table-cell office:value-type="float" office:value="-0.344214" calcext:value-type="float">
            <text:p>-0.344214</text:p>
          </table:table-cell>
          <table:table-cell office:value-type="float" office:value="-0.007027" calcext:value-type="float">
            <text:p>-0.007027</text:p>
          </table:table-cell>
          <table:table-cell office:value-type="float" office:value="0.519007" calcext:value-type="float">
            <text:p>0.519007</text:p>
          </table:table-cell>
          <table:table-cell office:value-type="string" calcext:value-type="string">
            <text:p>-0.127035</text:p>
          </table:table-cell>
        </table:table-row>
        <table:table-row table:style-name="ro1" table:visibility="filter">
          <table:table-cell office:value-type="float" office:value="1527482760.48526" calcext:value-type="float">
            <text:p>1527482760.48526</text:p>
          </table:table-cell>
          <table:table-cell office:value-type="string" calcext:value-type="string">
            <text:p>PID_y</text:p>
          </table:table-cell>
          <table:table-cell office:value-type="float" office:value="0.425411" calcext:value-type="float">
            <text:p>0.425411</text:p>
          </table:table-cell>
          <table:table-cell office:value-type="float" office:value="-0.053135" calcext:value-type="float">
            <text:p>-0.053135</text:p>
          </table:table-cell>
          <table:table-cell office:value-type="float" office:value="-0.344214" calcext:value-type="float">
            <text:p>-0.344214</text:p>
          </table:table-cell>
          <table:table-cell office:value-type="float" office:value="-0.007027" calcext:value-type="float">
            <text:p>-0.007027</text:p>
          </table:table-cell>
          <table:table-cell office:value-type="float" office:value="0.519007" calcext:value-type="float">
            <text:p>0.519007</text:p>
          </table:table-cell>
          <table:table-cell office:value-type="string" calcext:value-type="string">
            <text:p>-0.12703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50556" calcext:value-type="float">
            <text:p>1527482760.5055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330108" calcext:value-type="float">
            <text:p>0.330108</text:p>
          </table:table-cell>
          <table:table-cell office:value-type="float" office:value="-0.075986" calcext:value-type="float">
            <text:p>-0.075986</text:p>
          </table:table-cell>
          <table:table-cell office:value-type="float" office:value="-0.333692" calcext:value-type="float">
            <text:p>-0.333692</text:p>
          </table:table-cell>
          <table:table-cell office:value-type="float" office:value="-0.01227" calcext:value-type="float">
            <text:p>-0.01227</text:p>
          </table:table-cell>
          <table:table-cell office:value-type="float" office:value="0.482006" calcext:value-type="float">
            <text:p>0.482006</text:p>
          </table:table-cell>
          <table:table-cell office:value-type="string" calcext:value-type="string">
            <text:p>-0.149333</text:p>
          </table:table-cell>
        </table:table-row>
        <table:table-row table:style-name="ro1" table:visibility="filter">
          <table:table-cell office:value-type="float" office:value="1527482760.50559" calcext:value-type="float">
            <text:p>1527482760.50559</text:p>
          </table:table-cell>
          <table:table-cell office:value-type="string" calcext:value-type="string">
            <text:p>PID_y</text:p>
          </table:table-cell>
          <table:table-cell office:value-type="float" office:value="0.330108" calcext:value-type="float">
            <text:p>0.330108</text:p>
          </table:table-cell>
          <table:table-cell office:value-type="float" office:value="-0.075986" calcext:value-type="float">
            <text:p>-0.075986</text:p>
          </table:table-cell>
          <table:table-cell office:value-type="float" office:value="-0.333692" calcext:value-type="float">
            <text:p>-0.333692</text:p>
          </table:table-cell>
          <table:table-cell office:value-type="float" office:value="-0.01227" calcext:value-type="float">
            <text:p>-0.01227</text:p>
          </table:table-cell>
          <table:table-cell office:value-type="float" office:value="0.482006" calcext:value-type="float">
            <text:p>0.482006</text:p>
          </table:table-cell>
          <table:table-cell office:value-type="string" calcext:value-type="string">
            <text:p>-0.14933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5259" calcext:value-type="float">
            <text:p>1527482760.525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54944" calcext:value-type="float">
            <text:p>0.254944</text:p>
          </table:table-cell>
          <table:table-cell office:value-type="float" office:value="-0.083968" calcext:value-type="float">
            <text:p>-0.083968</text:p>
          </table:table-cell>
          <table:table-cell office:value-type="float" office:value="-0.327219" calcext:value-type="float">
            <text:p>-0.327219</text:p>
          </table:table-cell>
          <table:table-cell office:value-type="float" office:value="-0.015385" calcext:value-type="float">
            <text:p>-0.015385</text:p>
          </table:table-cell>
          <table:table-cell office:value-type="float" office:value="0.451394" calcext:value-type="float">
            <text:p>0.451394</text:p>
          </table:table-cell>
          <table:table-cell office:value-type="string" calcext:value-type="string">
            <text:p>-0.154932</text:p>
          </table:table-cell>
        </table:table-row>
        <table:table-row table:style-name="ro1" table:visibility="filter">
          <table:table-cell office:value-type="float" office:value="1527482760.52593" calcext:value-type="float">
            <text:p>1527482760.52593</text:p>
          </table:table-cell>
          <table:table-cell office:value-type="string" calcext:value-type="string">
            <text:p>PID_y</text:p>
          </table:table-cell>
          <table:table-cell office:value-type="float" office:value="0.254944" calcext:value-type="float">
            <text:p>0.254944</text:p>
          </table:table-cell>
          <table:table-cell office:value-type="float" office:value="-0.083968" calcext:value-type="float">
            <text:p>-0.083968</text:p>
          </table:table-cell>
          <table:table-cell office:value-type="float" office:value="-0.327219" calcext:value-type="float">
            <text:p>-0.327219</text:p>
          </table:table-cell>
          <table:table-cell office:value-type="float" office:value="-0.015385" calcext:value-type="float">
            <text:p>-0.015385</text:p>
          </table:table-cell>
          <table:table-cell office:value-type="float" office:value="0.451394" calcext:value-type="float">
            <text:p>0.451394</text:p>
          </table:table-cell>
          <table:table-cell office:value-type="string" calcext:value-type="string">
            <text:p>-0.15493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54522" calcext:value-type="float">
            <text:p>1527482760.5452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64507" calcext:value-type="float">
            <text:p>0.164507</text:p>
          </table:table-cell>
          <table:table-cell office:value-type="float" office:value="-0.069694" calcext:value-type="float">
            <text:p>-0.069694</text:p>
          </table:table-cell>
          <table:table-cell office:value-type="float" office:value="-0.318831" calcext:value-type="float">
            <text:p>-0.318831</text:p>
          </table:table-cell>
          <table:table-cell office:value-type="float" office:value="-0.017244" calcext:value-type="float">
            <text:p>-0.017244</text:p>
          </table:table-cell>
          <table:table-cell office:value-type="float" office:value="0.411301" calcext:value-type="float">
            <text:p>0.411301</text:p>
          </table:table-cell>
          <table:table-cell office:value-type="string" calcext:value-type="string">
            <text:p>-0.135490</text:p>
          </table:table-cell>
        </table:table-row>
        <table:table-row table:style-name="ro1" table:visibility="filter">
          <table:table-cell office:value-type="float" office:value="1527482760.54524" calcext:value-type="float">
            <text:p>1527482760.54524</text:p>
          </table:table-cell>
          <table:table-cell office:value-type="string" calcext:value-type="string">
            <text:p>PID_y</text:p>
          </table:table-cell>
          <table:table-cell office:value-type="float" office:value="0.164507" calcext:value-type="float">
            <text:p>0.164507</text:p>
          </table:table-cell>
          <table:table-cell office:value-type="float" office:value="-0.069694" calcext:value-type="float">
            <text:p>-0.069694</text:p>
          </table:table-cell>
          <table:table-cell office:value-type="float" office:value="-0.318831" calcext:value-type="float">
            <text:p>-0.318831</text:p>
          </table:table-cell>
          <table:table-cell office:value-type="float" office:value="-0.017244" calcext:value-type="float">
            <text:p>-0.017244</text:p>
          </table:table-cell>
          <table:table-cell office:value-type="float" office:value="0.411301" calcext:value-type="float">
            <text:p>0.411301</text:p>
          </table:table-cell>
          <table:table-cell office:value-type="string" calcext:value-type="string">
            <text:p>-0.13549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56556" calcext:value-type="float">
            <text:p>1527482760.5655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1427" calcext:value-type="float">
            <text:p>0.11427</text:p>
          </table:table-cell>
          <table:table-cell office:value-type="float" office:value="-0.082455" calcext:value-type="float">
            <text:p>-0.082455</text:p>
          </table:table-cell>
          <table:table-cell office:value-type="float" office:value="-0.313393" calcext:value-type="float">
            <text:p>-0.313393</text:p>
          </table:table-cell>
          <table:table-cell office:value-type="float" office:value="-0.020135" calcext:value-type="float">
            <text:p>-0.020135</text:p>
          </table:table-cell>
          <table:table-cell office:value-type="float" office:value="0.386888" calcext:value-type="float">
            <text:p>0.386888</text:p>
          </table:table-cell>
          <table:table-cell office:value-type="string" calcext:value-type="string">
            <text:p>-0.147689</text:p>
          </table:table-cell>
        </table:table-row>
        <table:table-row table:style-name="ro1" table:visibility="filter">
          <table:table-cell office:value-type="float" office:value="1527482760.56558" calcext:value-type="float">
            <text:p>1527482760.56558</text:p>
          </table:table-cell>
          <table:table-cell office:value-type="string" calcext:value-type="string">
            <text:p>PID_y</text:p>
          </table:table-cell>
          <table:table-cell office:value-type="float" office:value="0.11427" calcext:value-type="float">
            <text:p>0.11427</text:p>
          </table:table-cell>
          <table:table-cell office:value-type="float" office:value="-0.082455" calcext:value-type="float">
            <text:p>-0.082455</text:p>
          </table:table-cell>
          <table:table-cell office:value-type="float" office:value="-0.313393" calcext:value-type="float">
            <text:p>-0.313393</text:p>
          </table:table-cell>
          <table:table-cell office:value-type="float" office:value="-0.020135" calcext:value-type="float">
            <text:p>-0.020135</text:p>
          </table:table-cell>
          <table:table-cell office:value-type="float" office:value="0.386888" calcext:value-type="float">
            <text:p>0.386888</text:p>
          </table:table-cell>
          <table:table-cell office:value-type="string" calcext:value-type="string">
            <text:p>-0.1476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58581" calcext:value-type="float">
            <text:p>1527482760.5858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32346" calcext:value-type="float">
            <text:p>0.032346</text:p>
          </table:table-cell>
          <table:table-cell office:value-type="float" office:value="-0.076213" calcext:value-type="float">
            <text:p>-0.076213</text:p>
          </table:table-cell>
          <table:table-cell office:value-type="float" office:value="-0.309499" calcext:value-type="float">
            <text:p>-0.309499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345899" calcext:value-type="float">
            <text:p>0.345899</text:p>
          </table:table-cell>
          <table:table-cell office:value-type="string" calcext:value-type="string">
            <text:p>-0.138945</text:p>
          </table:table-cell>
        </table:table-row>
        <table:table-row table:style-name="ro1" table:visibility="filter">
          <table:table-cell office:value-type="float" office:value="1527482760.58583" calcext:value-type="float">
            <text:p>1527482760.58583</text:p>
          </table:table-cell>
          <table:table-cell office:value-type="string" calcext:value-type="string">
            <text:p>PID_y</text:p>
          </table:table-cell>
          <table:table-cell office:value-type="float" office:value="0.032346" calcext:value-type="float">
            <text:p>0.032346</text:p>
          </table:table-cell>
          <table:table-cell office:value-type="float" office:value="-0.076213" calcext:value-type="float">
            <text:p>-0.076213</text:p>
          </table:table-cell>
          <table:table-cell office:value-type="float" office:value="-0.309499" calcext:value-type="float">
            <text:p>-0.309499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345899" calcext:value-type="float">
            <text:p>0.345899</text:p>
          </table:table-cell>
          <table:table-cell office:value-type="string" calcext:value-type="string">
            <text:p>-0.13894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6051" calcext:value-type="float">
            <text:p>1527482760.605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87128" calcext:value-type="float">
            <text:p>-0.087128</text:p>
          </table:table-cell>
          <table:table-cell office:value-type="float" office:value="-0.303724" calcext:value-type="float">
            <text:p>-0.303724</text:p>
          </table:table-cell>
          <table:table-cell office:value-type="float" office:value="-0.026661" calcext:value-type="float">
            <text:p>-0.026661</text:p>
          </table:table-cell>
          <table:table-cell office:value-type="float" office:value="0.302226" calcext:value-type="float">
            <text:p>0.302226</text:p>
          </table:table-cell>
          <table:table-cell office:value-type="string" calcext:value-type="string">
            <text:p>-0.145477</text:p>
          </table:table-cell>
        </table:table-row>
        <table:table-row table:style-name="ro1" table:visibility="filter">
          <table:table-cell office:value-type="float" office:value="1527482760.60513" calcext:value-type="float">
            <text:p>1527482760.60513</text:p>
          </table:table-cell>
          <table:table-cell office:value-type="string" calcext:value-type="string">
            <text:p>PID_y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87128" calcext:value-type="float">
            <text:p>-0.087128</text:p>
          </table:table-cell>
          <table:table-cell office:value-type="float" office:value="-0.303724" calcext:value-type="float">
            <text:p>-0.303724</text:p>
          </table:table-cell>
          <table:table-cell office:value-type="float" office:value="-0.026661" calcext:value-type="float">
            <text:p>-0.026661</text:p>
          </table:table-cell>
          <table:table-cell office:value-type="float" office:value="0.302226" calcext:value-type="float">
            <text:p>0.302226</text:p>
          </table:table-cell>
          <table:table-cell office:value-type="string" calcext:value-type="string">
            <text:p>-0.14547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62545" calcext:value-type="float">
            <text:p>1527482760.6254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93032" calcext:value-type="float">
            <text:p>-0.093032</text:p>
          </table:table-cell>
          <table:table-cell office:value-type="float" office:value="-0.084522" calcext:value-type="float">
            <text:p>-0.084522</text:p>
          </table:table-cell>
          <table:table-cell office:value-type="float" office:value="-0.300577" calcext:value-type="float">
            <text:p>-0.300577</text:p>
          </table:table-cell>
          <table:table-cell office:value-type="float" office:value="-0.02914" calcext:value-type="float">
            <text:p>-0.02914</text:p>
          </table:table-cell>
          <table:table-cell office:value-type="float" office:value="0.269519" calcext:value-type="float">
            <text:p>0.269519</text:p>
          </table:table-cell>
          <table:table-cell office:value-type="string" calcext:value-type="string">
            <text:p>-0.139225</text:p>
          </table:table-cell>
        </table:table-row>
        <table:table-row table:style-name="ro1" table:visibility="filter">
          <table:table-cell office:value-type="float" office:value="1527482760.62547" calcext:value-type="float">
            <text:p>1527482760.62547</text:p>
          </table:table-cell>
          <table:table-cell office:value-type="string" calcext:value-type="string">
            <text:p>PID_y</text:p>
          </table:table-cell>
          <table:table-cell office:value-type="float" office:value="-0.093032" calcext:value-type="float">
            <text:p>-0.093032</text:p>
          </table:table-cell>
          <table:table-cell office:value-type="float" office:value="-0.084522" calcext:value-type="float">
            <text:p>-0.084522</text:p>
          </table:table-cell>
          <table:table-cell office:value-type="float" office:value="-0.300577" calcext:value-type="float">
            <text:p>-0.300577</text:p>
          </table:table-cell>
          <table:table-cell office:value-type="float" office:value="-0.02914" calcext:value-type="float">
            <text:p>-0.02914</text:p>
          </table:table-cell>
          <table:table-cell office:value-type="float" office:value="0.269519" calcext:value-type="float">
            <text:p>0.269519</text:p>
          </table:table-cell>
          <table:table-cell office:value-type="string" calcext:value-type="string">
            <text:p>-0.13922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64573" calcext:value-type="float">
            <text:p>1527482760.6457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67265" calcext:value-type="float">
            <text:p>-0.167265</text:p>
          </table:table-cell>
          <table:table-cell office:value-type="float" office:value="-0.096348" calcext:value-type="float">
            <text:p>-0.096348</text:p>
          </table:table-cell>
          <table:table-cell office:value-type="float" office:value="-0.29746" calcext:value-type="float">
            <text:p>-0.29746</text:p>
          </table:table-cell>
          <table:table-cell office:value-type="float" office:value="-0.03217" calcext:value-type="float">
            <text:p>-0.03217</text:p>
          </table:table-cell>
          <table:table-cell office:value-type="float" office:value="0.213467" calcext:value-type="float">
            <text:p>0.213467</text:p>
          </table:table-cell>
          <table:table-cell office:value-type="string" calcext:value-type="string">
            <text:p>-0.149874</text:p>
          </table:table-cell>
        </table:table-row>
        <table:table-row table:style-name="ro1" table:visibility="filter">
          <table:table-cell office:value-type="float" office:value="1527482760.64575" calcext:value-type="float">
            <text:p>1527482760.64575</text:p>
          </table:table-cell>
          <table:table-cell office:value-type="string" calcext:value-type="string">
            <text:p>PID_y</text:p>
          </table:table-cell>
          <table:table-cell office:value-type="float" office:value="-0.167265" calcext:value-type="float">
            <text:p>-0.167265</text:p>
          </table:table-cell>
          <table:table-cell office:value-type="float" office:value="-0.096348" calcext:value-type="float">
            <text:p>-0.096348</text:p>
          </table:table-cell>
          <table:table-cell office:value-type="float" office:value="-0.29746" calcext:value-type="float">
            <text:p>-0.29746</text:p>
          </table:table-cell>
          <table:table-cell office:value-type="float" office:value="-0.03217" calcext:value-type="float">
            <text:p>-0.03217</text:p>
          </table:table-cell>
          <table:table-cell office:value-type="float" office:value="0.213467" calcext:value-type="float">
            <text:p>0.213467</text:p>
          </table:table-cell>
          <table:table-cell office:value-type="string" calcext:value-type="string">
            <text:p>-0.14987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66491" calcext:value-type="float">
            <text:p>1527482760.6649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09821" calcext:value-type="float">
            <text:p>-0.209821</text:p>
          </table:table-cell>
          <table:table-cell office:value-type="float" office:value="-0.076869" calcext:value-type="float">
            <text:p>-0.076869</text:p>
          </table:table-cell>
          <table:table-cell office:value-type="float" office:value="-0.296138" calcext:value-type="float">
            <text:p>-0.296138</text:p>
          </table:table-cell>
          <table:table-cell office:value-type="float" office:value="-0.032476" calcext:value-type="float">
            <text:p>-0.032476</text:p>
          </table:table-cell>
          <table:table-cell office:value-type="float" office:value="0.173812" calcext:value-type="float">
            <text:p>0.173812</text:p>
          </table:table-cell>
          <table:table-cell office:value-type="string" calcext:value-type="string">
            <text:p>-0.124650</text:p>
          </table:table-cell>
        </table:table-row>
        <table:table-row table:style-name="ro1" table:visibility="filter">
          <table:table-cell office:value-type="float" office:value="1527482760.66492" calcext:value-type="float">
            <text:p>1527482760.66492</text:p>
          </table:table-cell>
          <table:table-cell office:value-type="string" calcext:value-type="string">
            <text:p>PID_y</text:p>
          </table:table-cell>
          <table:table-cell office:value-type="float" office:value="-0.209821" calcext:value-type="float">
            <text:p>-0.209821</text:p>
          </table:table-cell>
          <table:table-cell office:value-type="float" office:value="-0.076869" calcext:value-type="float">
            <text:p>-0.076869</text:p>
          </table:table-cell>
          <table:table-cell office:value-type="float" office:value="-0.296138" calcext:value-type="float">
            <text:p>-0.296138</text:p>
          </table:table-cell>
          <table:table-cell office:value-type="float" office:value="-0.032476" calcext:value-type="float">
            <text:p>-0.032476</text:p>
          </table:table-cell>
          <table:table-cell office:value-type="float" office:value="0.173812" calcext:value-type="float">
            <text:p>0.173812</text:p>
          </table:table-cell>
          <table:table-cell office:value-type="string" calcext:value-type="string">
            <text:p>-0.12465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68511" calcext:value-type="float">
            <text:p>1527482760.6851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33775" calcext:value-type="float">
            <text:p>-0.233775</text:p>
          </table:table-cell>
          <table:table-cell office:value-type="float" office:value="-0.105671" calcext:value-type="float">
            <text:p>-0.105671</text:p>
          </table:table-cell>
          <table:table-cell office:value-type="float" office:value="-0.295019" calcext:value-type="float">
            <text:p>-0.295019</text:p>
          </table:table-cell>
          <table:table-cell office:value-type="float" office:value="-0.036516" calcext:value-type="float">
            <text:p>-0.036516</text:p>
          </table:table-cell>
          <table:table-cell office:value-type="float" office:value="0.146408" calcext:value-type="float">
            <text:p>0.146408</text:p>
          </table:table-cell>
          <table:table-cell office:value-type="string" calcext:value-type="string">
            <text:p>-0.155577</text:p>
          </table:table-cell>
        </table:table-row>
        <table:table-row table:style-name="ro1" table:visibility="filter">
          <table:table-cell office:value-type="float" office:value="1527482760.68513" calcext:value-type="float">
            <text:p>1527482760.68513</text:p>
          </table:table-cell>
          <table:table-cell office:value-type="string" calcext:value-type="string">
            <text:p>PID_y</text:p>
          </table:table-cell>
          <table:table-cell office:value-type="float" office:value="-0.233775" calcext:value-type="float">
            <text:p>-0.233775</text:p>
          </table:table-cell>
          <table:table-cell office:value-type="float" office:value="-0.105671" calcext:value-type="float">
            <text:p>-0.105671</text:p>
          </table:table-cell>
          <table:table-cell office:value-type="float" office:value="-0.295019" calcext:value-type="float">
            <text:p>-0.295019</text:p>
          </table:table-cell>
          <table:table-cell office:value-type="float" office:value="-0.036516" calcext:value-type="float">
            <text:p>-0.036516</text:p>
          </table:table-cell>
          <table:table-cell office:value-type="float" office:value="0.146408" calcext:value-type="float">
            <text:p>0.146408</text:p>
          </table:table-cell>
          <table:table-cell office:value-type="string" calcext:value-type="string">
            <text:p>-0.15557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70536" calcext:value-type="float">
            <text:p>1527482760.7053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70733" calcext:value-type="float">
            <text:p>-0.270733</text:p>
          </table:table-cell>
          <table:table-cell office:value-type="float" office:value="-0.093309" calcext:value-type="float">
            <text:p>-0.093309</text:p>
          </table:table-cell>
          <table:table-cell office:value-type="float" office:value="-0.294537" calcext:value-type="float">
            <text:p>-0.294537</text:p>
          </table:table-cell>
          <table:table-cell office:value-type="float" office:value="-0.040424" calcext:value-type="float">
            <text:p>-0.040424</text:p>
          </table:table-cell>
          <table:table-cell office:value-type="float" office:value="0.091278" calcext:value-type="float">
            <text:p>0.091278</text:p>
          </table:table-cell>
          <table:table-cell office:value-type="string" calcext:value-type="string">
            <text:p>-0.136050</text:p>
          </table:table-cell>
        </table:table-row>
        <table:table-row table:style-name="ro1" table:visibility="filter">
          <table:table-cell office:value-type="float" office:value="1527482760.70538" calcext:value-type="float">
            <text:p>1527482760.70538</text:p>
          </table:table-cell>
          <table:table-cell office:value-type="string" calcext:value-type="string">
            <text:p>PID_y</text:p>
          </table:table-cell>
          <table:table-cell office:value-type="float" office:value="-0.270733" calcext:value-type="float">
            <text:p>-0.270733</text:p>
          </table:table-cell>
          <table:table-cell office:value-type="float" office:value="-0.093309" calcext:value-type="float">
            <text:p>-0.093309</text:p>
          </table:table-cell>
          <table:table-cell office:value-type="float" office:value="-0.294537" calcext:value-type="float">
            <text:p>-0.294537</text:p>
          </table:table-cell>
          <table:table-cell office:value-type="float" office:value="-0.040424" calcext:value-type="float">
            <text:p>-0.040424</text:p>
          </table:table-cell>
          <table:table-cell office:value-type="float" office:value="0.091278" calcext:value-type="float">
            <text:p>0.091278</text:p>
          </table:table-cell>
          <table:table-cell office:value-type="string" calcext:value-type="string">
            <text:p>-0.13605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72561" calcext:value-type="float">
            <text:p>1527482760.7256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8243" calcext:value-type="float">
            <text:p>-0.28243</text:p>
          </table:table-cell>
          <table:table-cell office:value-type="float" office:value="-0.07739" calcext:value-type="float">
            <text:p>-0.07739</text:p>
          </table:table-cell>
          <table:table-cell office:value-type="float" office:value="-0.294161" calcext:value-type="float">
            <text:p>-0.294161</text:p>
          </table:table-cell>
          <table:table-cell office:value-type="float" office:value="-0.040604" calcext:value-type="float">
            <text:p>-0.040604</text:p>
          </table:table-cell>
          <table:table-cell office:value-type="float" office:value="0.064076" calcext:value-type="float">
            <text:p>0.064076</text:p>
          </table:table-cell>
          <table:table-cell office:value-type="string" calcext:value-type="string">
            <text:p>-0.113468</text:p>
          </table:table-cell>
        </table:table-row>
        <table:table-row table:style-name="ro1" table:visibility="filter">
          <table:table-cell office:value-type="float" office:value="1527482760.72565" calcext:value-type="float">
            <text:p>1527482760.72565</text:p>
          </table:table-cell>
          <table:table-cell office:value-type="string" calcext:value-type="string">
            <text:p>PID_y</text:p>
          </table:table-cell>
          <table:table-cell office:value-type="float" office:value="-0.28243" calcext:value-type="float">
            <text:p>-0.28243</text:p>
          </table:table-cell>
          <table:table-cell office:value-type="float" office:value="-0.07739" calcext:value-type="float">
            <text:p>-0.07739</text:p>
          </table:table-cell>
          <table:table-cell office:value-type="float" office:value="-0.294161" calcext:value-type="float">
            <text:p>-0.294161</text:p>
          </table:table-cell>
          <table:table-cell office:value-type="float" office:value="-0.040604" calcext:value-type="float">
            <text:p>-0.040604</text:p>
          </table:table-cell>
          <table:table-cell office:value-type="float" office:value="0.064076" calcext:value-type="float">
            <text:p>0.064076</text:p>
          </table:table-cell>
          <table:table-cell office:value-type="string" calcext:value-type="string">
            <text:p>-0.11346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74491" calcext:value-type="float">
            <text:p>1527482760.7449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84787" calcext:value-type="float">
            <text:p>-0.284787</text:p>
          </table:table-cell>
          <table:table-cell office:value-type="float" office:value="-0.075678" calcext:value-type="float">
            <text:p>-0.075678</text:p>
          </table:table-cell>
          <table:table-cell office:value-type="float" office:value="-0.292398" calcext:value-type="float">
            <text:p>-0.292398</text:p>
          </table:table-cell>
          <table:table-cell office:value-type="float" office:value="-0.042878" calcext:value-type="float">
            <text:p>-0.042878</text:p>
          </table:table-cell>
          <table:table-cell office:value-type="float" office:value="0.051611" calcext:value-type="float">
            <text:p>0.051611</text:p>
          </table:table-cell>
          <table:table-cell office:value-type="string" calcext:value-type="string">
            <text:p>-0.107145</text:p>
          </table:table-cell>
        </table:table-row>
        <table:table-row table:style-name="ro1" table:visibility="filter">
          <table:table-cell office:value-type="float" office:value="1527482760.74494" calcext:value-type="float">
            <text:p>1527482760.74494</text:p>
          </table:table-cell>
          <table:table-cell office:value-type="string" calcext:value-type="string">
            <text:p>PID_y</text:p>
          </table:table-cell>
          <table:table-cell office:value-type="float" office:value="-0.284787" calcext:value-type="float">
            <text:p>-0.284787</text:p>
          </table:table-cell>
          <table:table-cell office:value-type="float" office:value="-0.075678" calcext:value-type="float">
            <text:p>-0.075678</text:p>
          </table:table-cell>
          <table:table-cell office:value-type="float" office:value="-0.292398" calcext:value-type="float">
            <text:p>-0.292398</text:p>
          </table:table-cell>
          <table:table-cell office:value-type="float" office:value="-0.042878" calcext:value-type="float">
            <text:p>-0.042878</text:p>
          </table:table-cell>
          <table:table-cell office:value-type="float" office:value="0.051611" calcext:value-type="float">
            <text:p>0.051611</text:p>
          </table:table-cell>
          <table:table-cell office:value-type="string" calcext:value-type="string">
            <text:p>-0.10714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7652" calcext:value-type="float">
            <text:p>1527482760.765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83129" calcext:value-type="float">
            <text:p>-0.283129</text:p>
          </table:table-cell>
          <table:table-cell office:value-type="float" office:value="-0.090737" calcext:value-type="float">
            <text:p>-0.090737</text:p>
          </table:table-cell>
          <table:table-cell office:value-type="float" office:value="-0.290934" calcext:value-type="float">
            <text:p>-0.290934</text:p>
          </table:table-cell>
          <table:table-cell office:value-type="float" office:value="-0.045145" calcext:value-type="float">
            <text:p>-0.045145</text:p>
          </table:table-cell>
          <table:table-cell office:value-type="float" office:value="0.052266" calcext:value-type="float">
            <text:p>0.052266</text:p>
          </table:table-cell>
          <table:table-cell office:value-type="string" calcext:value-type="string">
            <text:p>-0.126322</text:p>
          </table:table-cell>
        </table:table-row>
        <table:table-row table:style-name="ro1" table:visibility="filter">
          <table:table-cell office:value-type="float" office:value="1527482760.76523" calcext:value-type="float">
            <text:p>1527482760.76523</text:p>
          </table:table-cell>
          <table:table-cell office:value-type="string" calcext:value-type="string">
            <text:p>PID_y</text:p>
          </table:table-cell>
          <table:table-cell office:value-type="float" office:value="-0.283129" calcext:value-type="float">
            <text:p>-0.283129</text:p>
          </table:table-cell>
          <table:table-cell office:value-type="float" office:value="-0.090737" calcext:value-type="float">
            <text:p>-0.090737</text:p>
          </table:table-cell>
          <table:table-cell office:value-type="float" office:value="-0.290934" calcext:value-type="float">
            <text:p>-0.290934</text:p>
          </table:table-cell>
          <table:table-cell office:value-type="float" office:value="-0.045145" calcext:value-type="float">
            <text:p>-0.045145</text:p>
          </table:table-cell>
          <table:table-cell office:value-type="float" office:value="0.052266" calcext:value-type="float">
            <text:p>0.052266</text:p>
          </table:table-cell>
          <table:table-cell office:value-type="string" calcext:value-type="string">
            <text:p>-0.12632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78553" calcext:value-type="float">
            <text:p>1527482760.7855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78338" calcext:value-type="float">
            <text:p>-0.278338</text:p>
          </table:table-cell>
          <table:table-cell office:value-type="float" office:value="-0.077418" calcext:value-type="float">
            <text:p>-0.077418</text:p>
          </table:table-cell>
          <table:table-cell office:value-type="float" office:value="-0.288931" calcext:value-type="float">
            <text:p>-0.288931</text:p>
          </table:table-cell>
          <table:table-cell office:value-type="float" office:value="-0.04688" calcext:value-type="float">
            <text:p>-0.04688</text:p>
          </table:table-cell>
          <table:table-cell office:value-type="float" office:value="0.060892" calcext:value-type="float">
            <text:p>0.060892</text:p>
          </table:table-cell>
          <table:table-cell office:value-type="string" calcext:value-type="string">
            <text:p>-0.103385</text:p>
          </table:table-cell>
        </table:table-row>
        <table:table-row table:style-name="ro1" table:visibility="filter">
          <table:table-cell office:value-type="float" office:value="1527482760.78556" calcext:value-type="float">
            <text:p>1527482760.78556</text:p>
          </table:table-cell>
          <table:table-cell office:value-type="string" calcext:value-type="string">
            <text:p>PID_y</text:p>
          </table:table-cell>
          <table:table-cell office:value-type="float" office:value="-0.278338" calcext:value-type="float">
            <text:p>-0.278338</text:p>
          </table:table-cell>
          <table:table-cell office:value-type="float" office:value="-0.077418" calcext:value-type="float">
            <text:p>-0.077418</text:p>
          </table:table-cell>
          <table:table-cell office:value-type="float" office:value="-0.288931" calcext:value-type="float">
            <text:p>-0.288931</text:p>
          </table:table-cell>
          <table:table-cell office:value-type="float" office:value="-0.04688" calcext:value-type="float">
            <text:p>-0.04688</text:p>
          </table:table-cell>
          <table:table-cell office:value-type="float" office:value="0.060892" calcext:value-type="float">
            <text:p>0.060892</text:p>
          </table:table-cell>
          <table:table-cell office:value-type="string" calcext:value-type="string">
            <text:p>-0.10338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80583" calcext:value-type="float">
            <text:p>1527482760.8058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72172" calcext:value-type="float">
            <text:p>-0.272172</text:p>
          </table:table-cell>
          <table:table-cell office:value-type="float" office:value="-0.068986" calcext:value-type="float">
            <text:p>-0.068986</text:p>
          </table:table-cell>
          <table:table-cell office:value-type="float" office:value="-0.287257" calcext:value-type="float">
            <text:p>-0.287257</text:p>
          </table:table-cell>
          <table:table-cell office:value-type="float" office:value="-0.048828" calcext:value-type="float">
            <text:p>-0.048828</text:p>
          </table:table-cell>
          <table:table-cell office:value-type="float" office:value="0.07266" calcext:value-type="float">
            <text:p>0.07266</text:p>
          </table:table-cell>
          <table:table-cell office:value-type="string" calcext:value-type="string">
            <text:p>-0.083997</text:p>
          </table:table-cell>
        </table:table-row>
        <table:table-row table:style-name="ro1" table:visibility="filter">
          <table:table-cell office:value-type="float" office:value="1527482760.80587" calcext:value-type="float">
            <text:p>1527482760.80587</text:p>
          </table:table-cell>
          <table:table-cell office:value-type="string" calcext:value-type="string">
            <text:p>PID_y</text:p>
          </table:table-cell>
          <table:table-cell office:value-type="float" office:value="-0.272172" calcext:value-type="float">
            <text:p>-0.272172</text:p>
          </table:table-cell>
          <table:table-cell office:value-type="float" office:value="-0.068986" calcext:value-type="float">
            <text:p>-0.068986</text:p>
          </table:table-cell>
          <table:table-cell office:value-type="float" office:value="-0.287257" calcext:value-type="float">
            <text:p>-0.287257</text:p>
          </table:table-cell>
          <table:table-cell office:value-type="float" office:value="-0.048828" calcext:value-type="float">
            <text:p>-0.048828</text:p>
          </table:table-cell>
          <table:table-cell office:value-type="float" office:value="0.07266" calcext:value-type="float">
            <text:p>0.07266</text:p>
          </table:table-cell>
          <table:table-cell office:value-type="string" calcext:value-type="string">
            <text:p>-0.08399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82507" calcext:value-type="float">
            <text:p>1527482760.8250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62892" calcext:value-type="float">
            <text:p>-0.262892</text:p>
          </table:table-cell>
          <table:table-cell office:value-type="float" office:value="-0.070718" calcext:value-type="float">
            <text:p>-0.070718</text:p>
          </table:table-cell>
          <table:table-cell office:value-type="float" office:value="-0.285355" calcext:value-type="float">
            <text:p>-0.285355</text:p>
          </table:table-cell>
          <table:table-cell office:value-type="float" office:value="-0.049257" calcext:value-type="float">
            <text:p>-0.049257</text:p>
          </table:table-cell>
          <table:table-cell office:value-type="float" office:value="0.088667" calcext:value-type="float">
            <text:p>0.088667</text:p>
          </table:table-cell>
          <table:table-cell office:value-type="string" calcext:value-type="string">
            <text:p>-0.086669</text:p>
          </table:table-cell>
        </table:table-row>
        <table:table-row table:style-name="ro1" table:visibility="filter">
          <table:table-cell office:value-type="float" office:value="1527482760.8251" calcext:value-type="float">
            <text:p>1527482760.8251</text:p>
          </table:table-cell>
          <table:table-cell office:value-type="string" calcext:value-type="string">
            <text:p>PID_y</text:p>
          </table:table-cell>
          <table:table-cell office:value-type="float" office:value="-0.262892" calcext:value-type="float">
            <text:p>-0.262892</text:p>
          </table:table-cell>
          <table:table-cell office:value-type="float" office:value="-0.070718" calcext:value-type="float">
            <text:p>-0.070718</text:p>
          </table:table-cell>
          <table:table-cell office:value-type="float" office:value="-0.285355" calcext:value-type="float">
            <text:p>-0.285355</text:p>
          </table:table-cell>
          <table:table-cell office:value-type="float" office:value="-0.049257" calcext:value-type="float">
            <text:p>-0.049257</text:p>
          </table:table-cell>
          <table:table-cell office:value-type="float" office:value="0.088667" calcext:value-type="float">
            <text:p>0.088667</text:p>
          </table:table-cell>
          <table:table-cell office:value-type="string" calcext:value-type="string">
            <text:p>-0.08666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84531" calcext:value-type="float">
            <text:p>1527482760.8453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64785" calcext:value-type="float">
            <text:p>-0.264785</text:p>
          </table:table-cell>
          <table:table-cell office:value-type="float" office:value="-0.061936" calcext:value-type="float">
            <text:p>-0.061936</text:p>
          </table:table-cell>
          <table:table-cell office:value-type="float" office:value="-0.284148" calcext:value-type="float">
            <text:p>-0.284148</text:p>
          </table:table-cell>
          <table:table-cell office:value-type="float" office:value="-0.049537" calcext:value-type="float">
            <text:p>-0.049537</text:p>
          </table:table-cell>
          <table:table-cell office:value-type="float" office:value="0.082323" calcext:value-type="float">
            <text:p>0.082323</text:p>
          </table:table-cell>
          <table:table-cell office:value-type="string" calcext:value-type="string">
            <text:p>-0.065875</text:p>
          </table:table-cell>
        </table:table-row>
        <table:table-row table:style-name="ro1" table:visibility="filter">
          <table:table-cell office:value-type="float" office:value="1527482760.84533" calcext:value-type="float">
            <text:p>1527482760.84533</text:p>
          </table:table-cell>
          <table:table-cell office:value-type="string" calcext:value-type="string">
            <text:p>PID_y</text:p>
          </table:table-cell>
          <table:table-cell office:value-type="float" office:value="-0.264785" calcext:value-type="float">
            <text:p>-0.264785</text:p>
          </table:table-cell>
          <table:table-cell office:value-type="float" office:value="-0.061936" calcext:value-type="float">
            <text:p>-0.061936</text:p>
          </table:table-cell>
          <table:table-cell office:value-type="float" office:value="-0.284148" calcext:value-type="float">
            <text:p>-0.284148</text:p>
          </table:table-cell>
          <table:table-cell office:value-type="float" office:value="-0.049537" calcext:value-type="float">
            <text:p>-0.049537</text:p>
          </table:table-cell>
          <table:table-cell office:value-type="float" office:value="0.082323" calcext:value-type="float">
            <text:p>0.082323</text:p>
          </table:table-cell>
          <table:table-cell office:value-type="string" calcext:value-type="string">
            <text:p>-0.06587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86555" calcext:value-type="float">
            <text:p>1527482760.8655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53128" calcext:value-type="float">
            <text:p>-0.253128</text:p>
          </table:table-cell>
          <table:table-cell office:value-type="float" office:value="-0.077392" calcext:value-type="float">
            <text:p>-0.077392</text:p>
          </table:table-cell>
          <table:table-cell office:value-type="float" office:value="-0.281017" calcext:value-type="float">
            <text:p>-0.281017</text:p>
          </table:table-cell>
          <table:table-cell office:value-type="float" office:value="-0.054245" calcext:value-type="float">
            <text:p>-0.054245</text:p>
          </table:table-cell>
          <table:table-cell office:value-type="float" office:value="0.0988" calcext:value-type="float">
            <text:p>0.0988</text:p>
          </table:table-cell>
          <table:table-cell office:value-type="string" calcext:value-type="string">
            <text:p>-0.090007</text:p>
          </table:table-cell>
        </table:table-row>
        <table:table-row table:style-name="ro1" table:visibility="filter">
          <table:table-cell office:value-type="float" office:value="1527482760.86557" calcext:value-type="float">
            <text:p>1527482760.86557</text:p>
          </table:table-cell>
          <table:table-cell office:value-type="string" calcext:value-type="string">
            <text:p>PID_y</text:p>
          </table:table-cell>
          <table:table-cell office:value-type="float" office:value="-0.253128" calcext:value-type="float">
            <text:p>-0.253128</text:p>
          </table:table-cell>
          <table:table-cell office:value-type="float" office:value="-0.077392" calcext:value-type="float">
            <text:p>-0.077392</text:p>
          </table:table-cell>
          <table:table-cell office:value-type="float" office:value="-0.281017" calcext:value-type="float">
            <text:p>-0.281017</text:p>
          </table:table-cell>
          <table:table-cell office:value-type="float" office:value="-0.054245" calcext:value-type="float">
            <text:p>-0.054245</text:p>
          </table:table-cell>
          <table:table-cell office:value-type="float" office:value="0.0988" calcext:value-type="float">
            <text:p>0.0988</text:p>
          </table:table-cell>
          <table:table-cell office:value-type="string" calcext:value-type="string">
            <text:p>-0.09000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88579" calcext:value-type="float">
            <text:p>1527482760.8857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58424" calcext:value-type="float">
            <text:p>-0.258424</text:p>
          </table:table-cell>
          <table:table-cell office:value-type="float" office:value="-0.061331" calcext:value-type="float">
            <text:p>-0.061331</text:p>
          </table:table-cell>
          <table:table-cell office:value-type="float" office:value="-0.280189" calcext:value-type="float">
            <text:p>-0.280189</text:p>
          </table:table-cell>
          <table:table-cell office:value-type="float" office:value="-0.052492" calcext:value-type="float">
            <text:p>-0.052492</text:p>
          </table:table-cell>
          <table:table-cell office:value-type="float" office:value="0.087279" calcext:value-type="float">
            <text:p>0.087279</text:p>
          </table:table-cell>
          <table:table-cell office:value-type="string" calcext:value-type="string">
            <text:p>-0.055620</text:p>
          </table:table-cell>
        </table:table-row>
        <table:table-row table:style-name="ro1" table:visibility="filter">
          <table:table-cell office:value-type="float" office:value="1527482760.88581" calcext:value-type="float">
            <text:p>1527482760.88581</text:p>
          </table:table-cell>
          <table:table-cell office:value-type="string" calcext:value-type="string">
            <text:p>PID_y</text:p>
          </table:table-cell>
          <table:table-cell office:value-type="float" office:value="-0.258424" calcext:value-type="float">
            <text:p>-0.258424</text:p>
          </table:table-cell>
          <table:table-cell office:value-type="float" office:value="-0.061331" calcext:value-type="float">
            <text:p>-0.061331</text:p>
          </table:table-cell>
          <table:table-cell office:value-type="float" office:value="-0.280189" calcext:value-type="float">
            <text:p>-0.280189</text:p>
          </table:table-cell>
          <table:table-cell office:value-type="float" office:value="-0.052492" calcext:value-type="float">
            <text:p>-0.052492</text:p>
          </table:table-cell>
          <table:table-cell office:value-type="float" office:value="0.087279" calcext:value-type="float">
            <text:p>0.087279</text:p>
          </table:table-cell>
          <table:table-cell office:value-type="string" calcext:value-type="string">
            <text:p>-0.05562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90503" calcext:value-type="float">
            <text:p>1527482760.9050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8412" calcext:value-type="float">
            <text:p>-0.248412</text:p>
          </table:table-cell>
          <table:table-cell office:value-type="float" office:value="-0.059541" calcext:value-type="float">
            <text:p>-0.059541</text:p>
          </table:table-cell>
          <table:table-cell office:value-type="float" office:value="-0.277321" calcext:value-type="float">
            <text:p>-0.277321</text:p>
          </table:table-cell>
          <table:table-cell office:value-type="float" office:value="-0.053437" calcext:value-type="float">
            <text:p>-0.053437</text:p>
          </table:table-cell>
          <table:table-cell office:value-type="float" office:value="0.100588" calcext:value-type="float">
            <text:p>0.100588</text:p>
          </table:table-cell>
          <table:table-cell office:value-type="string" calcext:value-type="string">
            <text:p>-0.046221</text:p>
          </table:table-cell>
        </table:table-row>
        <table:table-row table:style-name="ro1" table:visibility="filter">
          <table:table-cell office:value-type="float" office:value="1527482760.90505" calcext:value-type="float">
            <text:p>1527482760.90505</text:p>
          </table:table-cell>
          <table:table-cell office:value-type="string" calcext:value-type="string">
            <text:p>PID_y</text:p>
          </table:table-cell>
          <table:table-cell office:value-type="float" office:value="-0.248412" calcext:value-type="float">
            <text:p>-0.248412</text:p>
          </table:table-cell>
          <table:table-cell office:value-type="float" office:value="-0.059541" calcext:value-type="float">
            <text:p>-0.059541</text:p>
          </table:table-cell>
          <table:table-cell office:value-type="float" office:value="-0.277321" calcext:value-type="float">
            <text:p>-0.277321</text:p>
          </table:table-cell>
          <table:table-cell office:value-type="float" office:value="-0.053437" calcext:value-type="float">
            <text:p>-0.053437</text:p>
          </table:table-cell>
          <table:table-cell office:value-type="float" office:value="0.100588" calcext:value-type="float">
            <text:p>0.100588</text:p>
          </table:table-cell>
          <table:table-cell office:value-type="string" calcext:value-type="string">
            <text:p>-0.04622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92523" calcext:value-type="float">
            <text:p>1527482760.9252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51381" calcext:value-type="float">
            <text:p>-0.251381</text:p>
          </table:table-cell>
          <table:table-cell office:value-type="float" office:value="-0.057842" calcext:value-type="float">
            <text:p>-0.057842</text:p>
          </table:table-cell>
          <table:table-cell office:value-type="float" office:value="-0.276094" calcext:value-type="float">
            <text:p>-0.276094</text:p>
          </table:table-cell>
          <table:table-cell office:value-type="float" office:value="-0.053262" calcext:value-type="float">
            <text:p>-0.053262</text:p>
          </table:table-cell>
          <table:table-cell office:value-type="float" office:value="0.093004" calcext:value-type="float">
            <text:p>0.093004</text:p>
          </table:table-cell>
          <table:table-cell office:value-type="string" calcext:value-type="string">
            <text:p>-0.040038</text:p>
          </table:table-cell>
        </table:table-row>
        <table:table-row table:style-name="ro1" table:visibility="filter">
          <table:table-cell office:value-type="float" office:value="1527482760.92525" calcext:value-type="float">
            <text:p>1527482760.92525</text:p>
          </table:table-cell>
          <table:table-cell office:value-type="string" calcext:value-type="string">
            <text:p>PID_y</text:p>
          </table:table-cell>
          <table:table-cell office:value-type="float" office:value="-0.251381" calcext:value-type="float">
            <text:p>-0.251381</text:p>
          </table:table-cell>
          <table:table-cell office:value-type="float" office:value="-0.057842" calcext:value-type="float">
            <text:p>-0.057842</text:p>
          </table:table-cell>
          <table:table-cell office:value-type="float" office:value="-0.276094" calcext:value-type="float">
            <text:p>-0.276094</text:p>
          </table:table-cell>
          <table:table-cell office:value-type="float" office:value="-0.053262" calcext:value-type="float">
            <text:p>-0.053262</text:p>
          </table:table-cell>
          <table:table-cell office:value-type="float" office:value="0.093004" calcext:value-type="float">
            <text:p>0.093004</text:p>
          </table:table-cell>
          <table:table-cell office:value-type="string" calcext:value-type="string">
            <text:p>-0.04003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94555" calcext:value-type="float">
            <text:p>1527482760.9455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33061" calcext:value-type="float">
            <text:p>-0.233061</text:p>
          </table:table-cell>
          <table:table-cell office:value-type="float" office:value="-0.05829" calcext:value-type="float">
            <text:p>-0.05829</text:p>
          </table:table-cell>
          <table:table-cell office:value-type="float" office:value="-0.27241" calcext:value-type="float">
            <text:p>-0.27241</text:p>
          </table:table-cell>
          <table:table-cell office:value-type="float" office:value="-0.053594" calcext:value-type="float">
            <text:p>-0.053594</text:p>
          </table:table-cell>
          <table:table-cell office:value-type="float" office:value="0.117355" calcext:value-type="float">
            <text:p>0.117355</text:p>
          </table:table-cell>
          <table:table-cell office:value-type="string" calcext:value-type="string">
            <text:p>-0.040541</text:p>
          </table:table-cell>
        </table:table-row>
        <table:table-row table:style-name="ro1" table:visibility="filter">
          <table:table-cell office:value-type="float" office:value="1527482760.94557" calcext:value-type="float">
            <text:p>1527482760.94557</text:p>
          </table:table-cell>
          <table:table-cell office:value-type="string" calcext:value-type="string">
            <text:p>PID_y</text:p>
          </table:table-cell>
          <table:table-cell office:value-type="float" office:value="-0.233061" calcext:value-type="float">
            <text:p>-0.233061</text:p>
          </table:table-cell>
          <table:table-cell office:value-type="float" office:value="-0.05829" calcext:value-type="float">
            <text:p>-0.05829</text:p>
          </table:table-cell>
          <table:table-cell office:value-type="float" office:value="-0.27241" calcext:value-type="float">
            <text:p>-0.27241</text:p>
          </table:table-cell>
          <table:table-cell office:value-type="float" office:value="-0.053594" calcext:value-type="float">
            <text:p>-0.053594</text:p>
          </table:table-cell>
          <table:table-cell office:value-type="float" office:value="0.117355" calcext:value-type="float">
            <text:p>0.117355</text:p>
          </table:table-cell>
          <table:table-cell office:value-type="string" calcext:value-type="string">
            <text:p>-0.04054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96589" calcext:value-type="float">
            <text:p>1527482760.9658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31642" calcext:value-type="float">
            <text:p>-0.231642</text:p>
          </table:table-cell>
          <table:table-cell office:value-type="float" office:value="-0.055909" calcext:value-type="float">
            <text:p>-0.055909</text:p>
          </table:table-cell>
          <table:table-cell office:value-type="float" office:value="-0.269495" calcext:value-type="float">
            <text:p>-0.269495</text:p>
          </table:table-cell>
          <table:table-cell office:value-type="float" office:value="-0.055466" calcext:value-type="float">
            <text:p>-0.055466</text:p>
          </table:table-cell>
          <table:table-cell office:value-type="float" office:value="0.115103" calcext:value-type="float">
            <text:p>0.115103</text:p>
          </table:table-cell>
          <table:table-cell office:value-type="string" calcext:value-type="string">
            <text:p>-0.012454</text:p>
          </table:table-cell>
        </table:table-row>
        <table:table-row table:style-name="ro1" table:visibility="filter">
          <table:table-cell office:value-type="float" office:value="1527482760.96591" calcext:value-type="float">
            <text:p>1527482760.96591</text:p>
          </table:table-cell>
          <table:table-cell office:value-type="string" calcext:value-type="string">
            <text:p>PID_y</text:p>
          </table:table-cell>
          <table:table-cell office:value-type="float" office:value="-0.231642" calcext:value-type="float">
            <text:p>-0.231642</text:p>
          </table:table-cell>
          <table:table-cell office:value-type="float" office:value="-0.055909" calcext:value-type="float">
            <text:p>-0.055909</text:p>
          </table:table-cell>
          <table:table-cell office:value-type="float" office:value="-0.269495" calcext:value-type="float">
            <text:p>-0.269495</text:p>
          </table:table-cell>
          <table:table-cell office:value-type="float" office:value="-0.055466" calcext:value-type="float">
            <text:p>-0.055466</text:p>
          </table:table-cell>
          <table:table-cell office:value-type="float" office:value="0.115103" calcext:value-type="float">
            <text:p>0.115103</text:p>
          </table:table-cell>
          <table:table-cell office:value-type="string" calcext:value-type="string">
            <text:p>-0.01245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0.9851" calcext:value-type="float">
            <text:p>1527482760.985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98189" calcext:value-type="float">
            <text:p>-0.198189</text:p>
          </table:table-cell>
          <table:table-cell office:value-type="float" office:value="-0.058085" calcext:value-type="float">
            <text:p>-0.058085</text:p>
          </table:table-cell>
          <table:table-cell office:value-type="float" office:value="-0.265067" calcext:value-type="float">
            <text:p>-0.265067</text:p>
          </table:table-cell>
          <table:table-cell office:value-type="float" office:value="-0.055497" calcext:value-type="float">
            <text:p>-0.055497</text:p>
          </table:table-cell>
          <table:table-cell office:value-type="float" office:value="0.152993" calcext:value-type="float">
            <text:p>0.152993</text:p>
          </table:table-cell>
          <table:table-cell office:value-type="string" calcext:value-type="string">
            <text:p>-0.030095</text:p>
          </table:table-cell>
        </table:table-row>
        <table:table-row table:style-name="ro1" table:visibility="filter">
          <table:table-cell office:value-type="float" office:value="1527482760.98512" calcext:value-type="float">
            <text:p>1527482760.98512</text:p>
          </table:table-cell>
          <table:table-cell office:value-type="string" calcext:value-type="string">
            <text:p>PID_y</text:p>
          </table:table-cell>
          <table:table-cell office:value-type="float" office:value="-0.198189" calcext:value-type="float">
            <text:p>-0.198189</text:p>
          </table:table-cell>
          <table:table-cell office:value-type="float" office:value="-0.058085" calcext:value-type="float">
            <text:p>-0.058085</text:p>
          </table:table-cell>
          <table:table-cell office:value-type="float" office:value="-0.265067" calcext:value-type="float">
            <text:p>-0.265067</text:p>
          </table:table-cell>
          <table:table-cell office:value-type="float" office:value="-0.055497" calcext:value-type="float">
            <text:p>-0.055497</text:p>
          </table:table-cell>
          <table:table-cell office:value-type="float" office:value="0.152993" calcext:value-type="float">
            <text:p>0.152993</text:p>
          </table:table-cell>
          <table:table-cell office:value-type="string" calcext:value-type="string">
            <text:p>-0.03009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00536" calcext:value-type="float">
            <text:p>1527482761.0053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98448" calcext:value-type="float">
            <text:p>-0.198448</text:p>
          </table:table-cell>
          <table:table-cell office:value-type="float" office:value="-0.05583" calcext:value-type="float">
            <text:p>-0.05583</text:p>
          </table:table-cell>
          <table:table-cell office:value-type="float" office:value="-0.26239" calcext:value-type="float">
            <text:p>-0.26239</text:p>
          </table:table-cell>
          <table:table-cell office:value-type="float" office:value="-0.055082" calcext:value-type="float">
            <text:p>-0.055082</text:p>
          </table:table-cell>
          <table:table-cell office:value-type="float" office:value="0.149598" calcext:value-type="float">
            <text:p>0.149598</text:p>
          </table:table-cell>
          <table:table-cell office:value-type="string" calcext:value-type="string">
            <text:p>-0.016173</text:p>
          </table:table-cell>
        </table:table-row>
        <table:table-row table:style-name="ro1" table:visibility="filter">
          <table:table-cell office:value-type="float" office:value="1527482761.00539" calcext:value-type="float">
            <text:p>1527482761.00539</text:p>
          </table:table-cell>
          <table:table-cell office:value-type="string" calcext:value-type="string">
            <text:p>PID_y</text:p>
          </table:table-cell>
          <table:table-cell office:value-type="float" office:value="-0.198448" calcext:value-type="float">
            <text:p>-0.198448</text:p>
          </table:table-cell>
          <table:table-cell office:value-type="float" office:value="-0.05583" calcext:value-type="float">
            <text:p>-0.05583</text:p>
          </table:table-cell>
          <table:table-cell office:value-type="float" office:value="-0.26239" calcext:value-type="float">
            <text:p>-0.26239</text:p>
          </table:table-cell>
          <table:table-cell office:value-type="float" office:value="-0.055082" calcext:value-type="float">
            <text:p>-0.055082</text:p>
          </table:table-cell>
          <table:table-cell office:value-type="float" office:value="0.149598" calcext:value-type="float">
            <text:p>0.149598</text:p>
          </table:table-cell>
          <table:table-cell office:value-type="string" calcext:value-type="string">
            <text:p>-0.01617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02569" calcext:value-type="float">
            <text:p>1527482761.0256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70615" calcext:value-type="float">
            <text:p>-0.170615</text:p>
          </table:table-cell>
          <table:table-cell office:value-type="float" office:value="-0.053973" calcext:value-type="float">
            <text:p>-0.053973</text:p>
          </table:table-cell>
          <table:table-cell office:value-type="float" office:value="-0.258529" calcext:value-type="float">
            <text:p>-0.258529</text:p>
          </table:table-cell>
          <table:table-cell office:value-type="float" office:value="-0.053871" calcext:value-type="float">
            <text:p>-0.053871</text:p>
          </table:table-cell>
          <table:table-cell office:value-type="float" office:value="0.175414" calcext:value-type="float">
            <text:p>0.175414</text:p>
          </table:table-cell>
          <table:table-cell office:value-type="string" calcext:value-type="string">
            <text:p>-0.005994</text:p>
          </table:table-cell>
        </table:table-row>
        <table:table-row table:style-name="ro1" table:visibility="filter">
          <table:table-cell office:value-type="float" office:value="1527482761.02571" calcext:value-type="float">
            <text:p>1527482761.02571</text:p>
          </table:table-cell>
          <table:table-cell office:value-type="string" calcext:value-type="string">
            <text:p>PID_y</text:p>
          </table:table-cell>
          <table:table-cell office:value-type="float" office:value="-0.170615" calcext:value-type="float">
            <text:p>-0.170615</text:p>
          </table:table-cell>
          <table:table-cell office:value-type="float" office:value="-0.053973" calcext:value-type="float">
            <text:p>-0.053973</text:p>
          </table:table-cell>
          <table:table-cell office:value-type="float" office:value="-0.258529" calcext:value-type="float">
            <text:p>-0.258529</text:p>
          </table:table-cell>
          <table:table-cell office:value-type="float" office:value="-0.053871" calcext:value-type="float">
            <text:p>-0.053871</text:p>
          </table:table-cell>
          <table:table-cell office:value-type="float" office:value="0.175414" calcext:value-type="float">
            <text:p>0.175414</text:p>
          </table:table-cell>
          <table:table-cell office:value-type="string" calcext:value-type="string">
            <text:p>-0.00599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04596" calcext:value-type="float">
            <text:p>1527482761.0459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34763" calcext:value-type="float">
            <text:p>-0.134763</text:p>
          </table:table-cell>
          <table:table-cell office:value-type="float" office:value="-0.056426" calcext:value-type="float">
            <text:p>-0.056426</text:p>
          </table:table-cell>
          <table:table-cell office:value-type="float" office:value="-0.252097" calcext:value-type="float">
            <text:p>-0.252097</text:p>
          </table:table-cell>
          <table:table-cell office:value-type="float" office:value="-0.055458" calcext:value-type="float">
            <text:p>-0.055458</text:p>
          </table:table-cell>
          <table:table-cell office:value-type="float" office:value="0.202649" calcext:value-type="float">
            <text:p>0.202649</text:p>
          </table:table-cell>
          <table:table-cell office:value-type="string" calcext:value-type="string">
            <text:p>-0.018398</text:p>
          </table:table-cell>
        </table:table-row>
        <table:table-row table:style-name="ro1" table:visibility="filter">
          <table:table-cell office:value-type="float" office:value="1527482761.04599" calcext:value-type="float">
            <text:p>1527482761.04599</text:p>
          </table:table-cell>
          <table:table-cell office:value-type="string" calcext:value-type="string">
            <text:p>PID_y</text:p>
          </table:table-cell>
          <table:table-cell office:value-type="float" office:value="-0.134763" calcext:value-type="float">
            <text:p>-0.134763</text:p>
          </table:table-cell>
          <table:table-cell office:value-type="float" office:value="-0.056426" calcext:value-type="float">
            <text:p>-0.056426</text:p>
          </table:table-cell>
          <table:table-cell office:value-type="float" office:value="-0.252097" calcext:value-type="float">
            <text:p>-0.252097</text:p>
          </table:table-cell>
          <table:table-cell office:value-type="float" office:value="-0.055458" calcext:value-type="float">
            <text:p>-0.055458</text:p>
          </table:table-cell>
          <table:table-cell office:value-type="float" office:value="0.202649" calcext:value-type="float">
            <text:p>0.202649</text:p>
          </table:table-cell>
          <table:table-cell office:value-type="string" calcext:value-type="string">
            <text:p>-0.01839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06523" calcext:value-type="float">
            <text:p>1527482761.0652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0455" calcext:value-type="float">
            <text:p>-0.10455</text:p>
          </table:table-cell>
          <table:table-cell office:value-type="float" office:value="-0.056928" calcext:value-type="float">
            <text:p>-0.056928</text:p>
          </table:table-cell>
          <table:table-cell office:value-type="float" office:value="-0.247318" calcext:value-type="float">
            <text:p>-0.247318</text:p>
          </table:table-cell>
          <table:table-cell office:value-type="float" office:value="-0.056557" calcext:value-type="float">
            <text:p>-0.056557</text:p>
          </table:table-cell>
          <table:table-cell office:value-type="float" office:value="0.223538" calcext:value-type="float">
            <text:p>0.223538</text:p>
          </table:table-cell>
          <table:table-cell office:value-type="string" calcext:value-type="string">
            <text:p>-0.011384</text:p>
          </table:table-cell>
        </table:table-row>
        <table:table-row table:style-name="ro1" table:visibility="filter">
          <table:table-cell office:value-type="float" office:value="1527482761.06525" calcext:value-type="float">
            <text:p>1527482761.06525</text:p>
          </table:table-cell>
          <table:table-cell office:value-type="string" calcext:value-type="string">
            <text:p>PID_y</text:p>
          </table:table-cell>
          <table:table-cell office:value-type="float" office:value="-0.10455" calcext:value-type="float">
            <text:p>-0.10455</text:p>
          </table:table-cell>
          <table:table-cell office:value-type="float" office:value="-0.056928" calcext:value-type="float">
            <text:p>-0.056928</text:p>
          </table:table-cell>
          <table:table-cell office:value-type="float" office:value="-0.247318" calcext:value-type="float">
            <text:p>-0.247318</text:p>
          </table:table-cell>
          <table:table-cell office:value-type="float" office:value="-0.056557" calcext:value-type="float">
            <text:p>-0.056557</text:p>
          </table:table-cell>
          <table:table-cell office:value-type="float" office:value="0.223538" calcext:value-type="float">
            <text:p>0.223538</text:p>
          </table:table-cell>
          <table:table-cell office:value-type="string" calcext:value-type="string">
            <text:p>-0.01138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08547" calcext:value-type="float">
            <text:p>1527482761.0854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06095" calcext:value-type="float">
            <text:p>-0.106095</text:p>
          </table:table-cell>
          <table:table-cell office:value-type="float" office:value="-0.054956" calcext:value-type="float">
            <text:p>-0.054956</text:p>
          </table:table-cell>
          <table:table-cell office:value-type="float" office:value="-0.243116" calcext:value-type="float">
            <text:p>-0.243116</text:p>
          </table:table-cell>
          <table:table-cell office:value-type="float" office:value="-0.055008" calcext:value-type="float">
            <text:p>-0.055008</text:p>
          </table:table-cell>
          <table:table-cell office:value-type="float" office:value="0.218991" calcext:value-type="float">
            <text:p>0.218991</text:p>
          </table:table-cell>
          <table:table-cell office:value-type="string" calcext:value-type="string">
            <text:p>0.004253</text:p>
          </table:table-cell>
        </table:table-row>
        <table:table-row table:style-name="ro1" table:visibility="filter">
          <table:table-cell office:value-type="float" office:value="1527482761.08552" calcext:value-type="float">
            <text:p>1527482761.08552</text:p>
          </table:table-cell>
          <table:table-cell office:value-type="string" calcext:value-type="string">
            <text:p>PID_y</text:p>
          </table:table-cell>
          <table:table-cell office:value-type="float" office:value="-0.106095" calcext:value-type="float">
            <text:p>-0.106095</text:p>
          </table:table-cell>
          <table:table-cell office:value-type="float" office:value="-0.054956" calcext:value-type="float">
            <text:p>-0.054956</text:p>
          </table:table-cell>
          <table:table-cell office:value-type="float" office:value="-0.243116" calcext:value-type="float">
            <text:p>-0.243116</text:p>
          </table:table-cell>
          <table:table-cell office:value-type="float" office:value="-0.055008" calcext:value-type="float">
            <text:p>-0.055008</text:p>
          </table:table-cell>
          <table:table-cell office:value-type="float" office:value="0.218991" calcext:value-type="float">
            <text:p>0.218991</text:p>
          </table:table-cell>
          <table:table-cell office:value-type="string" calcext:value-type="string">
            <text:p>0.00425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10583" calcext:value-type="float">
            <text:p>1527482761.1058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3317" calcext:value-type="float">
            <text:p>-0.03317</text:p>
          </table:table-cell>
          <table:table-cell office:value-type="float" office:value="-0.051616" calcext:value-type="float">
            <text:p>-0.051616</text:p>
          </table:table-cell>
          <table:table-cell office:value-type="float" office:value="-0.235627" calcext:value-type="float">
            <text:p>-0.235627</text:p>
          </table:table-cell>
          <table:table-cell office:value-type="float" office:value="-0.052882" calcext:value-type="float">
            <text:p>-0.052882</text:p>
          </table:table-cell>
          <table:table-cell office:value-type="float" office:value="0.266195" calcext:value-type="float">
            <text:p>0.266195</text:p>
          </table:table-cell>
          <table:table-cell office:value-type="string" calcext:value-type="string">
            <text:p>0.021051</text:p>
          </table:table-cell>
        </table:table-row>
        <table:table-row table:style-name="ro1" table:visibility="filter">
          <table:table-cell office:value-type="float" office:value="1527482761.10586" calcext:value-type="float">
            <text:p>1527482761.10586</text:p>
          </table:table-cell>
          <table:table-cell office:value-type="string" calcext:value-type="string">
            <text:p>PID_y</text:p>
          </table:table-cell>
          <table:table-cell office:value-type="float" office:value="-0.03317" calcext:value-type="float">
            <text:p>-0.03317</text:p>
          </table:table-cell>
          <table:table-cell office:value-type="float" office:value="-0.051616" calcext:value-type="float">
            <text:p>-0.051616</text:p>
          </table:table-cell>
          <table:table-cell office:value-type="float" office:value="-0.235627" calcext:value-type="float">
            <text:p>-0.235627</text:p>
          </table:table-cell>
          <table:table-cell office:value-type="float" office:value="-0.052882" calcext:value-type="float">
            <text:p>-0.052882</text:p>
          </table:table-cell>
          <table:table-cell office:value-type="float" office:value="0.266195" calcext:value-type="float">
            <text:p>0.266195</text:p>
          </table:table-cell>
          <table:table-cell office:value-type="string" calcext:value-type="string">
            <text:p>0.02105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12509" calcext:value-type="float">
            <text:p>1527482761.1250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09014" calcext:value-type="float">
            <text:p>0.009014</text:p>
          </table:table-cell>
          <table:table-cell office:value-type="float" office:value="-0.05432" calcext:value-type="float">
            <text:p>-0.05432</text:p>
          </table:table-cell>
          <table:table-cell office:value-type="float" office:value="-0.229766" calcext:value-type="float">
            <text:p>-0.229766</text:p>
          </table:table-cell>
          <table:table-cell office:value-type="float" office:value="-0.054247" calcext:value-type="float">
            <text:p>-0.054247</text:p>
          </table:table-cell>
          <table:table-cell office:value-type="float" office:value="0.28909" calcext:value-type="float">
            <text:p>0.28909</text:p>
          </table:table-cell>
          <table:table-cell office:value-type="string" calcext:value-type="string">
            <text:p>-0.005030</text:p>
          </table:table-cell>
        </table:table-row>
        <table:table-row table:style-name="ro1" table:visibility="filter">
          <table:table-cell office:value-type="float" office:value="1527482761.12513" calcext:value-type="float">
            <text:p>1527482761.12513</text:p>
          </table:table-cell>
          <table:table-cell office:value-type="string" calcext:value-type="string">
            <text:p>PID_y</text:p>
          </table:table-cell>
          <table:table-cell office:value-type="float" office:value="0.009014" calcext:value-type="float">
            <text:p>0.009014</text:p>
          </table:table-cell>
          <table:table-cell office:value-type="float" office:value="-0.05432" calcext:value-type="float">
            <text:p>-0.05432</text:p>
          </table:table-cell>
          <table:table-cell office:value-type="float" office:value="-0.229766" calcext:value-type="float">
            <text:p>-0.229766</text:p>
          </table:table-cell>
          <table:table-cell office:value-type="float" office:value="-0.054247" calcext:value-type="float">
            <text:p>-0.054247</text:p>
          </table:table-cell>
          <table:table-cell office:value-type="float" office:value="0.28909" calcext:value-type="float">
            <text:p>0.28909</text:p>
          </table:table-cell>
          <table:table-cell office:value-type="string" calcext:value-type="string">
            <text:p>-0.00503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14545" calcext:value-type="float">
            <text:p>1527482761.1454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53075" calcext:value-type="float">
            <text:p>0.053075</text:p>
          </table:table-cell>
          <table:table-cell office:value-type="float" office:value="-0.045433" calcext:value-type="float">
            <text:p>-0.045433</text:p>
          </table:table-cell>
          <table:table-cell office:value-type="float" office:value="-0.221184" calcext:value-type="float">
            <text:p>-0.221184</text:p>
          </table:table-cell>
          <table:table-cell office:value-type="float" office:value="-0.050883" calcext:value-type="float">
            <text:p>-0.050883</text:p>
          </table:table-cell>
          <table:table-cell office:value-type="float" office:value="0.309823" calcext:value-type="float">
            <text:p>0.309823</text:p>
          </table:table-cell>
          <table:table-cell office:value-type="string" calcext:value-type="string">
            <text:p>0.043676</text:p>
          </table:table-cell>
        </table:table-row>
        <table:table-row table:style-name="ro1" table:visibility="filter">
          <table:table-cell office:value-type="float" office:value="1527482761.14548" calcext:value-type="float">
            <text:p>1527482761.14548</text:p>
          </table:table-cell>
          <table:table-cell office:value-type="string" calcext:value-type="string">
            <text:p>PID_y</text:p>
          </table:table-cell>
          <table:table-cell office:value-type="float" office:value="0.053075" calcext:value-type="float">
            <text:p>0.053075</text:p>
          </table:table-cell>
          <table:table-cell office:value-type="float" office:value="-0.045433" calcext:value-type="float">
            <text:p>-0.045433</text:p>
          </table:table-cell>
          <table:table-cell office:value-type="float" office:value="-0.221184" calcext:value-type="float">
            <text:p>-0.221184</text:p>
          </table:table-cell>
          <table:table-cell office:value-type="float" office:value="-0.050883" calcext:value-type="float">
            <text:p>-0.050883</text:p>
          </table:table-cell>
          <table:table-cell office:value-type="float" office:value="0.309823" calcext:value-type="float">
            <text:p>0.309823</text:p>
          </table:table-cell>
          <table:table-cell office:value-type="string" calcext:value-type="string">
            <text:p>0.04367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16578" calcext:value-type="float">
            <text:p>1527482761.1657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87153" calcext:value-type="float">
            <text:p>0.087153</text:p>
          </table:table-cell>
          <table:table-cell office:value-type="float" office:value="-0.042981" calcext:value-type="float">
            <text:p>-0.042981</text:p>
          </table:table-cell>
          <table:table-cell office:value-type="float" office:value="-0.214608" calcext:value-type="float">
            <text:p>-0.214608</text:p>
          </table:table-cell>
          <table:table-cell office:value-type="float" office:value="-0.051072" calcext:value-type="float">
            <text:p>-0.051072</text:p>
          </table:table-cell>
          <table:table-cell office:value-type="float" office:value="0.324987" calcext:value-type="float">
            <text:p>0.324987</text:p>
          </table:table-cell>
          <table:table-cell office:value-type="string" calcext:value-type="string">
            <text:p>0.053213</text:p>
          </table:table-cell>
        </table:table-row>
        <table:table-row table:style-name="ro1" table:visibility="filter">
          <table:table-cell office:value-type="float" office:value="1527482761.16581" calcext:value-type="float">
            <text:p>1527482761.16581</text:p>
          </table:table-cell>
          <table:table-cell office:value-type="string" calcext:value-type="string">
            <text:p>PID_y</text:p>
          </table:table-cell>
          <table:table-cell office:value-type="float" office:value="0.087153" calcext:value-type="float">
            <text:p>0.087153</text:p>
          </table:table-cell>
          <table:table-cell office:value-type="float" office:value="-0.042981" calcext:value-type="float">
            <text:p>-0.042981</text:p>
          </table:table-cell>
          <table:table-cell office:value-type="float" office:value="-0.214608" calcext:value-type="float">
            <text:p>-0.214608</text:p>
          </table:table-cell>
          <table:table-cell office:value-type="float" office:value="-0.051072" calcext:value-type="float">
            <text:p>-0.051072</text:p>
          </table:table-cell>
          <table:table-cell office:value-type="float" office:value="0.324987" calcext:value-type="float">
            <text:p>0.324987</text:p>
          </table:table-cell>
          <table:table-cell office:value-type="string" calcext:value-type="string">
            <text:p>0.05321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18508" calcext:value-type="float">
            <text:p>1527482761.1850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49603" calcext:value-type="float">
            <text:p>0.149603</text:p>
          </table:table-cell>
          <table:table-cell office:value-type="float" office:value="-0.04844" calcext:value-type="float">
            <text:p>-0.04844</text:p>
          </table:table-cell>
          <table:table-cell office:value-type="float" office:value="-0.207831" calcext:value-type="float">
            <text:p>-0.207831</text:p>
          </table:table-cell>
          <table:table-cell office:value-type="float" office:value="-0.051547" calcext:value-type="float">
            <text:p>-0.051547</text:p>
          </table:table-cell>
          <table:table-cell office:value-type="float" office:value="0.353698" calcext:value-type="float">
            <text:p>0.353698</text:p>
          </table:table-cell>
          <table:table-cell office:value-type="string" calcext:value-type="string">
            <text:p>0.032973</text:p>
          </table:table-cell>
        </table:table-row>
        <table:table-row table:style-name="ro1" table:visibility="filter">
          <table:table-cell office:value-type="float" office:value="1527482761.18512" calcext:value-type="float">
            <text:p>1527482761.18512</text:p>
          </table:table-cell>
          <table:table-cell office:value-type="string" calcext:value-type="string">
            <text:p>PID_y</text:p>
          </table:table-cell>
          <table:table-cell office:value-type="float" office:value="0.149603" calcext:value-type="float">
            <text:p>0.149603</text:p>
          </table:table-cell>
          <table:table-cell office:value-type="float" office:value="-0.04844" calcext:value-type="float">
            <text:p>-0.04844</text:p>
          </table:table-cell>
          <table:table-cell office:value-type="float" office:value="-0.207831" calcext:value-type="float">
            <text:p>-0.207831</text:p>
          </table:table-cell>
          <table:table-cell office:value-type="float" office:value="-0.051547" calcext:value-type="float">
            <text:p>-0.051547</text:p>
          </table:table-cell>
          <table:table-cell office:value-type="float" office:value="0.353698" calcext:value-type="float">
            <text:p>0.353698</text:p>
          </table:table-cell>
          <table:table-cell office:value-type="string" calcext:value-type="string">
            <text:p>0.03297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20538" calcext:value-type="float">
            <text:p>1527482761.2053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34695" calcext:value-type="float">
            <text:p>0.234695</text:p>
          </table:table-cell>
          <table:table-cell office:value-type="float" office:value="-0.043113" calcext:value-type="float">
            <text:p>-0.043113</text:p>
          </table:table-cell>
          <table:table-cell office:value-type="float" office:value="-0.196815" calcext:value-type="float">
            <text:p>-0.196815</text:p>
          </table:table-cell>
          <table:table-cell office:value-type="float" office:value="-0.048405" calcext:value-type="float">
            <text:p>-0.048405</text:p>
          </table:table-cell>
          <table:table-cell office:value-type="float" office:value="0.388624" calcext:value-type="float">
            <text:p>0.388624</text:p>
          </table:table-cell>
          <table:table-cell office:value-type="string" calcext:value-type="string">
            <text:p>0.043038</text:p>
          </table:table-cell>
        </table:table-row>
        <table:table-row table:style-name="ro1" table:visibility="filter">
          <table:table-cell office:value-type="float" office:value="1527482761.2054" calcext:value-type="float">
            <text:p>1527482761.2054</text:p>
          </table:table-cell>
          <table:table-cell office:value-type="string" calcext:value-type="string">
            <text:p>PID_y</text:p>
          </table:table-cell>
          <table:table-cell office:value-type="float" office:value="0.234695" calcext:value-type="float">
            <text:p>0.234695</text:p>
          </table:table-cell>
          <table:table-cell office:value-type="float" office:value="-0.043113" calcext:value-type="float">
            <text:p>-0.043113</text:p>
          </table:table-cell>
          <table:table-cell office:value-type="float" office:value="-0.196815" calcext:value-type="float">
            <text:p>-0.196815</text:p>
          </table:table-cell>
          <table:table-cell office:value-type="float" office:value="-0.048405" calcext:value-type="float">
            <text:p>-0.048405</text:p>
          </table:table-cell>
          <table:table-cell office:value-type="float" office:value="0.388624" calcext:value-type="float">
            <text:p>0.388624</text:p>
          </table:table-cell>
          <table:table-cell office:value-type="string" calcext:value-type="string">
            <text:p>0.04303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22561" calcext:value-type="float">
            <text:p>1527482761.2256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95325" calcext:value-type="float">
            <text:p>0.295325</text:p>
          </table:table-cell>
          <table:table-cell office:value-type="float" office:value="-0.042055" calcext:value-type="float">
            <text:p>-0.042055</text:p>
          </table:table-cell>
          <table:table-cell office:value-type="float" office:value="-0.188341" calcext:value-type="float">
            <text:p>-0.188341</text:p>
          </table:table-cell>
          <table:table-cell office:value-type="float" office:value="-0.049152" calcext:value-type="float">
            <text:p>-0.049152</text:p>
          </table:table-cell>
          <table:table-cell office:value-type="float" office:value="0.41144" calcext:value-type="float">
            <text:p>0.41144</text:p>
          </table:table-cell>
          <table:table-cell office:value-type="string" calcext:value-type="string">
            <text:p>0.049839</text:p>
          </table:table-cell>
        </table:table-row>
        <table:table-row table:style-name="ro1" table:visibility="filter">
          <table:table-cell office:value-type="float" office:value="1527482761.22563" calcext:value-type="float">
            <text:p>1527482761.22563</text:p>
          </table:table-cell>
          <table:table-cell office:value-type="string" calcext:value-type="string">
            <text:p>PID_y</text:p>
          </table:table-cell>
          <table:table-cell office:value-type="float" office:value="0.295325" calcext:value-type="float">
            <text:p>0.295325</text:p>
          </table:table-cell>
          <table:table-cell office:value-type="float" office:value="-0.042055" calcext:value-type="float">
            <text:p>-0.042055</text:p>
          </table:table-cell>
          <table:table-cell office:value-type="float" office:value="-0.188341" calcext:value-type="float">
            <text:p>-0.188341</text:p>
          </table:table-cell>
          <table:table-cell office:value-type="float" office:value="-0.049152" calcext:value-type="float">
            <text:p>-0.049152</text:p>
          </table:table-cell>
          <table:table-cell office:value-type="float" office:value="0.41144" calcext:value-type="float">
            <text:p>0.41144</text:p>
          </table:table-cell>
          <table:table-cell office:value-type="string" calcext:value-type="string">
            <text:p>0.04983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24595" calcext:value-type="float">
            <text:p>1527482761.2459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422302" calcext:value-type="float">
            <text:p>0.422302</text:p>
          </table:table-cell>
          <table:table-cell office:value-type="float" office:value="-0.039319" calcext:value-type="float">
            <text:p>-0.039319</text:p>
          </table:table-cell>
          <table:table-cell office:value-type="float" office:value="-0.175125" calcext:value-type="float">
            <text:p>-0.175125</text:p>
          </table:table-cell>
          <table:table-cell office:value-type="float" office:value="-0.045961" calcext:value-type="float">
            <text:p>-0.045961</text:p>
          </table:table-cell>
          <table:table-cell office:value-type="float" office:value="0.457274" calcext:value-type="float">
            <text:p>0.457274</text:p>
          </table:table-cell>
          <table:table-cell office:value-type="string" calcext:value-type="string">
            <text:p>0.048214</text:p>
          </table:table-cell>
        </table:table-row>
        <table:table-row table:style-name="ro1" table:visibility="filter">
          <table:table-cell office:value-type="float" office:value="1527482761.24597" calcext:value-type="float">
            <text:p>1527482761.24597</text:p>
          </table:table-cell>
          <table:table-cell office:value-type="string" calcext:value-type="string">
            <text:p>PID_y</text:p>
          </table:table-cell>
          <table:table-cell office:value-type="float" office:value="0.422302" calcext:value-type="float">
            <text:p>0.422302</text:p>
          </table:table-cell>
          <table:table-cell office:value-type="float" office:value="-0.039319" calcext:value-type="float">
            <text:p>-0.039319</text:p>
          </table:table-cell>
          <table:table-cell office:value-type="float" office:value="-0.175125" calcext:value-type="float">
            <text:p>-0.175125</text:p>
          </table:table-cell>
          <table:table-cell office:value-type="float" office:value="-0.045961" calcext:value-type="float">
            <text:p>-0.045961</text:p>
          </table:table-cell>
          <table:table-cell office:value-type="float" office:value="0.457274" calcext:value-type="float">
            <text:p>0.457274</text:p>
          </table:table-cell>
          <table:table-cell office:value-type="string" calcext:value-type="string">
            <text:p>0.04821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26518" calcext:value-type="float">
            <text:p>1527482761.2651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33695" calcext:value-type="float">
            <text:p>0.533695</text:p>
          </table:table-cell>
          <table:table-cell office:value-type="float" office:value="-0.028254" calcext:value-type="float">
            <text:p>-0.028254</text:p>
          </table:table-cell>
          <table:table-cell office:value-type="float" office:value="-0.165307" calcext:value-type="float">
            <text:p>-0.165307</text:p>
          </table:table-cell>
          <table:table-cell office:value-type="float" office:value="-0.043704" calcext:value-type="float">
            <text:p>-0.043704</text:p>
          </table:table-cell>
          <table:table-cell office:value-type="float" office:value="0.494622" calcext:value-type="float">
            <text:p>0.494622</text:p>
          </table:table-cell>
          <table:table-cell office:value-type="string" calcext:value-type="string">
            <text:p>0.073535</text:p>
          </table:table-cell>
        </table:table-row>
        <table:table-row table:style-name="ro1" table:visibility="filter">
          <table:table-cell office:value-type="float" office:value="1527482761.2652" calcext:value-type="float">
            <text:p>1527482761.2652</text:p>
          </table:table-cell>
          <table:table-cell office:value-type="string" calcext:value-type="string">
            <text:p>PID_y</text:p>
          </table:table-cell>
          <table:table-cell office:value-type="float" office:value="0.533695" calcext:value-type="float">
            <text:p>0.533695</text:p>
          </table:table-cell>
          <table:table-cell office:value-type="float" office:value="-0.028254" calcext:value-type="float">
            <text:p>-0.028254</text:p>
          </table:table-cell>
          <table:table-cell office:value-type="float" office:value="-0.165307" calcext:value-type="float">
            <text:p>-0.165307</text:p>
          </table:table-cell>
          <table:table-cell office:value-type="float" office:value="-0.043704" calcext:value-type="float">
            <text:p>-0.043704</text:p>
          </table:table-cell>
          <table:table-cell office:value-type="float" office:value="0.494622" calcext:value-type="float">
            <text:p>0.494622</text:p>
          </table:table-cell>
          <table:table-cell office:value-type="string" calcext:value-type="string">
            <text:p>0.07353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28541" calcext:value-type="float">
            <text:p>1527482761.2854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611853" calcext:value-type="float">
            <text:p>0.611853</text:p>
          </table:table-cell>
          <table:table-cell office:value-type="float" office:value="-0.027613" calcext:value-type="float">
            <text:p>-0.027613</text:p>
          </table:table-cell>
          <table:table-cell office:value-type="float" office:value="-0.155801" calcext:value-type="float">
            <text:p>-0.155801</text:p>
          </table:table-cell>
          <table:table-cell office:value-type="float" office:value="-0.043984" calcext:value-type="float">
            <text:p>-0.043984</text:p>
          </table:table-cell>
          <table:table-cell office:value-type="float" office:value="0.518342" calcext:value-type="float">
            <text:p>0.518342</text:p>
          </table:table-cell>
          <table:table-cell office:value-type="string" calcext:value-type="string">
            <text:p>0.075696</text:p>
          </table:table-cell>
        </table:table-row>
        <table:table-row table:style-name="ro1" table:visibility="filter">
          <table:table-cell office:value-type="float" office:value="1527482761.28543" calcext:value-type="float">
            <text:p>1527482761.28543</text:p>
          </table:table-cell>
          <table:table-cell office:value-type="string" calcext:value-type="string">
            <text:p>PID_y</text:p>
          </table:table-cell>
          <table:table-cell office:value-type="float" office:value="0.611853" calcext:value-type="float">
            <text:p>0.611853</text:p>
          </table:table-cell>
          <table:table-cell office:value-type="float" office:value="-0.027613" calcext:value-type="float">
            <text:p>-0.027613</text:p>
          </table:table-cell>
          <table:table-cell office:value-type="float" office:value="-0.155801" calcext:value-type="float">
            <text:p>-0.155801</text:p>
          </table:table-cell>
          <table:table-cell office:value-type="float" office:value="-0.043984" calcext:value-type="float">
            <text:p>-0.043984</text:p>
          </table:table-cell>
          <table:table-cell office:value-type="float" office:value="0.518342" calcext:value-type="float">
            <text:p>0.518342</text:p>
          </table:table-cell>
          <table:table-cell office:value-type="string" calcext:value-type="string">
            <text:p>0.07569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3057" calcext:value-type="float">
            <text:p>1527482761.305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718572" calcext:value-type="float">
            <text:p>0.718572</text:p>
          </table:table-cell>
          <table:table-cell office:value-type="float" office:value="-0.033172" calcext:value-type="float">
            <text:p>-0.033172</text:p>
          </table:table-cell>
          <table:table-cell office:value-type="float" office:value="-0.141709" calcext:value-type="float">
            <text:p>-0.141709</text:p>
          </table:table-cell>
          <table:table-cell office:value-type="float" office:value="-0.042672" calcext:value-type="float">
            <text:p>-0.042672</text:p>
          </table:table-cell>
          <table:table-cell office:value-type="float" office:value="0.548724" calcext:value-type="float">
            <text:p>0.548724</text:p>
          </table:table-cell>
          <table:table-cell office:value-type="string" calcext:value-type="string">
            <text:p>0.057662</text:p>
          </table:table-cell>
        </table:table-row>
        <table:table-row table:style-name="ro1" table:visibility="filter">
          <table:table-cell office:value-type="float" office:value="1527482761.30572" calcext:value-type="float">
            <text:p>1527482761.30572</text:p>
          </table:table-cell>
          <table:table-cell office:value-type="string" calcext:value-type="string">
            <text:p>PID_y</text:p>
          </table:table-cell>
          <table:table-cell office:value-type="float" office:value="0.718572" calcext:value-type="float">
            <text:p>0.718572</text:p>
          </table:table-cell>
          <table:table-cell office:value-type="float" office:value="-0.033172" calcext:value-type="float">
            <text:p>-0.033172</text:p>
          </table:table-cell>
          <table:table-cell office:value-type="float" office:value="-0.141709" calcext:value-type="float">
            <text:p>-0.141709</text:p>
          </table:table-cell>
          <table:table-cell office:value-type="float" office:value="-0.042672" calcext:value-type="float">
            <text:p>-0.042672</text:p>
          </table:table-cell>
          <table:table-cell office:value-type="float" office:value="0.548724" calcext:value-type="float">
            <text:p>0.548724</text:p>
          </table:table-cell>
          <table:table-cell office:value-type="string" calcext:value-type="string">
            <text:p>0.05766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32492" calcext:value-type="float">
            <text:p>1527482761.3249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737426" calcext:value-type="float">
            <text:p>0.737426</text:p>
          </table:table-cell>
          <table:table-cell office:value-type="float" office:value="-0.031757" calcext:value-type="float">
            <text:p>-0.031757</text:p>
          </table:table-cell>
          <table:table-cell office:value-type="float" office:value="-0.133349" calcext:value-type="float">
            <text:p>-0.133349</text:p>
          </table:table-cell>
          <table:table-cell office:value-type="float" office:value="-0.042916" calcext:value-type="float">
            <text:p>-0.042916</text:p>
          </table:table-cell>
          <table:table-cell office:value-type="float" office:value="0.552061" calcext:value-type="float">
            <text:p>0.552061</text:p>
          </table:table-cell>
          <table:table-cell office:value-type="string" calcext:value-type="string">
            <text:p>0.062495</text:p>
          </table:table-cell>
        </table:table-row>
        <table:table-row table:style-name="ro1" table:visibility="filter">
          <table:table-cell office:value-type="float" office:value="1527482761.32494" calcext:value-type="float">
            <text:p>1527482761.32494</text:p>
          </table:table-cell>
          <table:table-cell office:value-type="string" calcext:value-type="string">
            <text:p>PID_y</text:p>
          </table:table-cell>
          <table:table-cell office:value-type="float" office:value="0.737426" calcext:value-type="float">
            <text:p>0.737426</text:p>
          </table:table-cell>
          <table:table-cell office:value-type="float" office:value="-0.031757" calcext:value-type="float">
            <text:p>-0.031757</text:p>
          </table:table-cell>
          <table:table-cell office:value-type="float" office:value="-0.133349" calcext:value-type="float">
            <text:p>-0.133349</text:p>
          </table:table-cell>
          <table:table-cell office:value-type="float" office:value="-0.042916" calcext:value-type="float">
            <text:p>-0.042916</text:p>
          </table:table-cell>
          <table:table-cell office:value-type="float" office:value="0.552061" calcext:value-type="float">
            <text:p>0.552061</text:p>
          </table:table-cell>
          <table:table-cell office:value-type="string" calcext:value-type="string">
            <text:p>0.06249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34518" calcext:value-type="float">
            <text:p>1527482761.3451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695046" calcext:value-type="float">
            <text:p>0.695046</text:p>
          </table:table-cell>
          <table:table-cell office:value-type="float" office:value="-0.031844" calcext:value-type="float">
            <text:p>-0.031844</text:p>
          </table:table-cell>
          <table:table-cell office:value-type="float" office:value="-0.121921" calcext:value-type="float">
            <text:p>-0.121921</text:p>
          </table:table-cell>
          <table:table-cell office:value-type="float" office:value="-0.040491" calcext:value-type="float">
            <text:p>-0.040491</text:p>
          </table:table-cell>
          <table:table-cell office:value-type="float" office:value="0.534732" calcext:value-type="float">
            <text:p>0.534732</text:p>
          </table:table-cell>
          <table:table-cell office:value-type="string" calcext:value-type="string">
            <text:p>0.055014</text:p>
          </table:table-cell>
        </table:table-row>
        <table:table-row table:style-name="ro1" table:visibility="filter">
          <table:table-cell office:value-type="float" office:value="1527482761.3452" calcext:value-type="float">
            <text:p>1527482761.3452</text:p>
          </table:table-cell>
          <table:table-cell office:value-type="string" calcext:value-type="string">
            <text:p>PID_y</text:p>
          </table:table-cell>
          <table:table-cell office:value-type="float" office:value="0.695046" calcext:value-type="float">
            <text:p>0.695046</text:p>
          </table:table-cell>
          <table:table-cell office:value-type="float" office:value="-0.031844" calcext:value-type="float">
            <text:p>-0.031844</text:p>
          </table:table-cell>
          <table:table-cell office:value-type="float" office:value="-0.121921" calcext:value-type="float">
            <text:p>-0.121921</text:p>
          </table:table-cell>
          <table:table-cell office:value-type="float" office:value="-0.040491" calcext:value-type="float">
            <text:p>-0.040491</text:p>
          </table:table-cell>
          <table:table-cell office:value-type="float" office:value="0.534732" calcext:value-type="float">
            <text:p>0.534732</text:p>
          </table:table-cell>
          <table:table-cell office:value-type="string" calcext:value-type="string">
            <text:p>0.05501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36542" calcext:value-type="float">
            <text:p>1527482761.3654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601353" calcext:value-type="float">
            <text:p>0.601353</text:p>
          </table:table-cell>
          <table:table-cell office:value-type="float" office:value="-0.034105" calcext:value-type="float">
            <text:p>-0.034105</text:p>
          </table:table-cell>
          <table:table-cell office:value-type="float" office:value="-0.115035" calcext:value-type="float">
            <text:p>-0.115035</text:p>
          </table:table-cell>
          <table:table-cell office:value-type="float" office:value="-0.039349" calcext:value-type="float">
            <text:p>-0.039349</text:p>
          </table:table-cell>
          <table:table-cell office:value-type="float" office:value="0.500735" calcext:value-type="float">
            <text:p>0.500735</text:p>
          </table:table-cell>
          <table:table-cell office:value-type="string" calcext:value-type="string">
            <text:p>0.042842</text:p>
          </table:table-cell>
        </table:table-row>
        <table:table-row table:style-name="ro1" table:visibility="filter">
          <table:table-cell office:value-type="float" office:value="1527482761.36544" calcext:value-type="float">
            <text:p>1527482761.36544</text:p>
          </table:table-cell>
          <table:table-cell office:value-type="string" calcext:value-type="string">
            <text:p>PID_y</text:p>
          </table:table-cell>
          <table:table-cell office:value-type="float" office:value="0.601353" calcext:value-type="float">
            <text:p>0.601353</text:p>
          </table:table-cell>
          <table:table-cell office:value-type="float" office:value="-0.034105" calcext:value-type="float">
            <text:p>-0.034105</text:p>
          </table:table-cell>
          <table:table-cell office:value-type="float" office:value="-0.115035" calcext:value-type="float">
            <text:p>-0.115035</text:p>
          </table:table-cell>
          <table:table-cell office:value-type="float" office:value="-0.039349" calcext:value-type="float">
            <text:p>-0.039349</text:p>
          </table:table-cell>
          <table:table-cell office:value-type="float" office:value="0.500735" calcext:value-type="float">
            <text:p>0.500735</text:p>
          </table:table-cell>
          <table:table-cell office:value-type="string" calcext:value-type="string">
            <text:p>0.04284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38565" calcext:value-type="float">
            <text:p>1527482761.3856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3113" calcext:value-type="float">
            <text:p>0.53113</text:p>
          </table:table-cell>
          <table:table-cell office:value-type="float" office:value="-0.029439" calcext:value-type="float">
            <text:p>-0.029439</text:p>
          </table:table-cell>
          <table:table-cell office:value-type="float" office:value="-0.108327" calcext:value-type="float">
            <text:p>-0.108327</text:p>
          </table:table-cell>
          <table:table-cell office:value-type="float" office:value="-0.038322" calcext:value-type="float">
            <text:p>-0.038322</text:p>
          </table:table-cell>
          <table:table-cell office:value-type="float" office:value="0.473086" calcext:value-type="float">
            <text:p>0.473086</text:p>
          </table:table-cell>
          <table:table-cell office:value-type="string" calcext:value-type="string">
            <text:p>0.055758</text:p>
          </table:table-cell>
        </table:table-row>
        <table:table-row table:style-name="ro1" table:visibility="filter">
          <table:table-cell office:value-type="float" office:value="1527482761.38567" calcext:value-type="float">
            <text:p>1527482761.38567</text:p>
          </table:table-cell>
          <table:table-cell office:value-type="string" calcext:value-type="string">
            <text:p>PID_y</text:p>
          </table:table-cell>
          <table:table-cell office:value-type="float" office:value="0.53113" calcext:value-type="float">
            <text:p>0.53113</text:p>
          </table:table-cell>
          <table:table-cell office:value-type="float" office:value="-0.029439" calcext:value-type="float">
            <text:p>-0.029439</text:p>
          </table:table-cell>
          <table:table-cell office:value-type="float" office:value="-0.108327" calcext:value-type="float">
            <text:p>-0.108327</text:p>
          </table:table-cell>
          <table:table-cell office:value-type="float" office:value="-0.038322" calcext:value-type="float">
            <text:p>-0.038322</text:p>
          </table:table-cell>
          <table:table-cell office:value-type="float" office:value="0.473086" calcext:value-type="float">
            <text:p>0.473086</text:p>
          </table:table-cell>
          <table:table-cell office:value-type="string" calcext:value-type="string">
            <text:p>0.05575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40596" calcext:value-type="float">
            <text:p>1527482761.4059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411635" calcext:value-type="float">
            <text:p>0.411635</text:p>
          </table:table-cell>
          <table:table-cell office:value-type="float" office:value="-0.022743" calcext:value-type="float">
            <text:p>-0.022743</text:p>
          </table:table-cell>
          <table:table-cell office:value-type="float" office:value="-0.099326" calcext:value-type="float">
            <text:p>-0.099326</text:p>
          </table:table-cell>
          <table:table-cell office:value-type="float" office:value="-0.035808" calcext:value-type="float">
            <text:p>-0.035808</text:p>
          </table:table-cell>
          <table:table-cell office:value-type="float" office:value="0.42289" calcext:value-type="float">
            <text:p>0.42289</text:p>
          </table:table-cell>
          <table:table-cell office:value-type="string" calcext:value-type="string">
            <text:p>0.067621</text:p>
          </table:table-cell>
        </table:table-row>
        <table:table-row table:style-name="ro1" table:visibility="filter">
          <table:table-cell office:value-type="float" office:value="1527482761.40598" calcext:value-type="float">
            <text:p>1527482761.40598</text:p>
          </table:table-cell>
          <table:table-cell office:value-type="string" calcext:value-type="string">
            <text:p>PID_y</text:p>
          </table:table-cell>
          <table:table-cell office:value-type="float" office:value="0.411635" calcext:value-type="float">
            <text:p>0.411635</text:p>
          </table:table-cell>
          <table:table-cell office:value-type="float" office:value="-0.022743" calcext:value-type="float">
            <text:p>-0.022743</text:p>
          </table:table-cell>
          <table:table-cell office:value-type="float" office:value="-0.099326" calcext:value-type="float">
            <text:p>-0.099326</text:p>
          </table:table-cell>
          <table:table-cell office:value-type="float" office:value="-0.035808" calcext:value-type="float">
            <text:p>-0.035808</text:p>
          </table:table-cell>
          <table:table-cell office:value-type="float" office:value="0.42289" calcext:value-type="float">
            <text:p>0.42289</text:p>
          </table:table-cell>
          <table:table-cell office:value-type="string" calcext:value-type="string">
            <text:p>0.06762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42523" calcext:value-type="float">
            <text:p>1527482761.4252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344767" calcext:value-type="float">
            <text:p>0.344767</text:p>
          </table:table-cell>
          <table:table-cell office:value-type="float" office:value="-0.016011" calcext:value-type="float">
            <text:p>-0.016011</text:p>
          </table:table-cell>
          <table:table-cell office:value-type="float" office:value="-0.093927" calcext:value-type="float">
            <text:p>-0.093927</text:p>
          </table:table-cell>
          <table:table-cell office:value-type="float" office:value="-0.034761" calcext:value-type="float">
            <text:p>-0.034761</text:p>
          </table:table-cell>
          <table:table-cell office:value-type="float" office:value="0.391846" calcext:value-type="float">
            <text:p>0.391846</text:p>
          </table:table-cell>
          <table:table-cell office:value-type="string" calcext:value-type="string">
            <text:p>0.081009</text:p>
          </table:table-cell>
        </table:table-row>
        <table:table-row table:style-name="ro1" table:visibility="filter">
          <table:table-cell office:value-type="float" office:value="1527482761.42525" calcext:value-type="float">
            <text:p>1527482761.42525</text:p>
          </table:table-cell>
          <table:table-cell office:value-type="string" calcext:value-type="string">
            <text:p>PID_y</text:p>
          </table:table-cell>
          <table:table-cell office:value-type="float" office:value="0.344767" calcext:value-type="float">
            <text:p>0.344767</text:p>
          </table:table-cell>
          <table:table-cell office:value-type="float" office:value="-0.016011" calcext:value-type="float">
            <text:p>-0.016011</text:p>
          </table:table-cell>
          <table:table-cell office:value-type="float" office:value="-0.093927" calcext:value-type="float">
            <text:p>-0.093927</text:p>
          </table:table-cell>
          <table:table-cell office:value-type="float" office:value="-0.034761" calcext:value-type="float">
            <text:p>-0.034761</text:p>
          </table:table-cell>
          <table:table-cell office:value-type="float" office:value="0.391846" calcext:value-type="float">
            <text:p>0.391846</text:p>
          </table:table-cell>
          <table:table-cell office:value-type="string" calcext:value-type="string">
            <text:p>0.08100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44555" calcext:value-type="float">
            <text:p>1527482761.4455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7267" calcext:value-type="float">
            <text:p>0.27267</text:p>
          </table:table-cell>
          <table:table-cell office:value-type="float" office:value="-0.016511" calcext:value-type="float">
            <text:p>-0.016511</text:p>
          </table:table-cell>
          <table:table-cell office:value-type="float" office:value="-0.086274" calcext:value-type="float">
            <text:p>-0.086274</text:p>
          </table:table-cell>
          <table:table-cell office:value-type="float" office:value="-0.032873" calcext:value-type="float">
            <text:p>-0.032873</text:p>
          </table:table-cell>
          <table:table-cell office:value-type="float" office:value="0.354444" calcext:value-type="float">
            <text:p>0.354444</text:p>
          </table:table-cell>
          <table:table-cell office:value-type="string" calcext:value-type="string">
            <text:p>0.075675</text:p>
          </table:table-cell>
        </table:table-row>
        <table:table-row table:style-name="ro1" table:visibility="filter">
          <table:table-cell office:value-type="float" office:value="1527482761.44561" calcext:value-type="float">
            <text:p>1527482761.44561</text:p>
          </table:table-cell>
          <table:table-cell office:value-type="string" calcext:value-type="string">
            <text:p>PID_y</text:p>
          </table:table-cell>
          <table:table-cell office:value-type="float" office:value="0.27267" calcext:value-type="float">
            <text:p>0.27267</text:p>
          </table:table-cell>
          <table:table-cell office:value-type="float" office:value="-0.016511" calcext:value-type="float">
            <text:p>-0.016511</text:p>
          </table:table-cell>
          <table:table-cell office:value-type="float" office:value="-0.086274" calcext:value-type="float">
            <text:p>-0.086274</text:p>
          </table:table-cell>
          <table:table-cell office:value-type="float" office:value="-0.032873" calcext:value-type="float">
            <text:p>-0.032873</text:p>
          </table:table-cell>
          <table:table-cell office:value-type="float" office:value="0.354444" calcext:value-type="float">
            <text:p>0.354444</text:p>
          </table:table-cell>
          <table:table-cell office:value-type="string" calcext:value-type="string">
            <text:p>0.07567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46585" calcext:value-type="float">
            <text:p>1527482761.4658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15685" calcext:value-type="float">
            <text:p>0.215685</text:p>
          </table:table-cell>
          <table:table-cell office:value-type="float" office:value="-0.015045" calcext:value-type="float">
            <text:p>-0.015045</text:p>
          </table:table-cell>
          <table:table-cell office:value-type="float" office:value="-0.082549" calcext:value-type="float">
            <text:p>-0.082549</text:p>
          </table:table-cell>
          <table:table-cell office:value-type="float" office:value="-0.031667" calcext:value-type="float">
            <text:p>-0.031667</text:p>
          </table:table-cell>
          <table:table-cell office:value-type="float" office:value="0.323082" calcext:value-type="float">
            <text:p>0.323082</text:p>
          </table:table-cell>
          <table:table-cell office:value-type="string" calcext:value-type="string">
            <text:p>0.076273</text:p>
          </table:table-cell>
        </table:table-row>
        <table:table-row table:style-name="ro1" table:visibility="filter">
          <table:table-cell office:value-type="float" office:value="1527482761.46587" calcext:value-type="float">
            <text:p>1527482761.46587</text:p>
          </table:table-cell>
          <table:table-cell office:value-type="string" calcext:value-type="string">
            <text:p>PID_y</text:p>
          </table:table-cell>
          <table:table-cell office:value-type="float" office:value="0.215685" calcext:value-type="float">
            <text:p>0.215685</text:p>
          </table:table-cell>
          <table:table-cell office:value-type="float" office:value="-0.015045" calcext:value-type="float">
            <text:p>-0.015045</text:p>
          </table:table-cell>
          <table:table-cell office:value-type="float" office:value="-0.082549" calcext:value-type="float">
            <text:p>-0.082549</text:p>
          </table:table-cell>
          <table:table-cell office:value-type="float" office:value="-0.031667" calcext:value-type="float">
            <text:p>-0.031667</text:p>
          </table:table-cell>
          <table:table-cell office:value-type="float" office:value="0.323082" calcext:value-type="float">
            <text:p>0.323082</text:p>
          </table:table-cell>
          <table:table-cell office:value-type="string" calcext:value-type="string">
            <text:p>0.07627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48511" calcext:value-type="float">
            <text:p>1527482761.4851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63754" calcext:value-type="float">
            <text:p>0.163754</text:p>
          </table:table-cell>
          <table:table-cell office:value-type="float" office:value="-0.014264" calcext:value-type="float">
            <text:p>-0.014264</text:p>
          </table:table-cell>
          <table:table-cell office:value-type="float" office:value="-0.079193" calcext:value-type="float">
            <text:p>-0.079193</text:p>
          </table:table-cell>
          <table:table-cell office:value-type="float" office:value="-0.030724" calcext:value-type="float">
            <text:p>-0.030724</text:p>
          </table:table-cell>
          <table:table-cell office:value-type="float" office:value="0.291602" calcext:value-type="float">
            <text:p>0.291602</text:p>
          </table:table-cell>
          <table:table-cell office:value-type="string" calcext:value-type="string">
            <text:p>0.075901</text:p>
          </table:table-cell>
        </table:table-row>
        <table:table-row table:style-name="ro1" table:visibility="filter">
          <table:table-cell office:value-type="float" office:value="1527482761.48513" calcext:value-type="float">
            <text:p>1527482761.48513</text:p>
          </table:table-cell>
          <table:table-cell office:value-type="string" calcext:value-type="string">
            <text:p>PID_y</text:p>
          </table:table-cell>
          <table:table-cell office:value-type="float" office:value="0.163754" calcext:value-type="float">
            <text:p>0.163754</text:p>
          </table:table-cell>
          <table:table-cell office:value-type="float" office:value="-0.014264" calcext:value-type="float">
            <text:p>-0.014264</text:p>
          </table:table-cell>
          <table:table-cell office:value-type="float" office:value="-0.079193" calcext:value-type="float">
            <text:p>-0.079193</text:p>
          </table:table-cell>
          <table:table-cell office:value-type="float" office:value="-0.030724" calcext:value-type="float">
            <text:p>-0.030724</text:p>
          </table:table-cell>
          <table:table-cell office:value-type="float" office:value="0.291602" calcext:value-type="float">
            <text:p>0.291602</text:p>
          </table:table-cell>
          <table:table-cell office:value-type="string" calcext:value-type="string">
            <text:p>0.07590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50537" calcext:value-type="float">
            <text:p>1527482761.5053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9332" calcext:value-type="float">
            <text:p>0.09332</text:p>
          </table:table-cell>
          <table:table-cell office:value-type="float" office:value="-0.019144" calcext:value-type="float">
            <text:p>-0.019144</text:p>
          </table:table-cell>
          <table:table-cell office:value-type="float" office:value="-0.075144" calcext:value-type="float">
            <text:p>-0.075144</text:p>
          </table:table-cell>
          <table:table-cell office:value-type="float" office:value="-0.029734" calcext:value-type="float">
            <text:p>-0.029734</text:p>
          </table:table-cell>
          <table:table-cell office:value-type="float" office:value="0.242822" calcext:value-type="float">
            <text:p>0.242822</text:p>
          </table:table-cell>
          <table:table-cell office:value-type="string" calcext:value-type="string">
            <text:p>0.060882</text:p>
          </table:table-cell>
        </table:table-row>
        <table:table-row table:style-name="ro1" table:visibility="filter">
          <table:table-cell office:value-type="float" office:value="1527482761.50539" calcext:value-type="float">
            <text:p>1527482761.50539</text:p>
          </table:table-cell>
          <table:table-cell office:value-type="string" calcext:value-type="string">
            <text:p>PID_y</text:p>
          </table:table-cell>
          <table:table-cell office:value-type="float" office:value="0.09332" calcext:value-type="float">
            <text:p>0.09332</text:p>
          </table:table-cell>
          <table:table-cell office:value-type="float" office:value="-0.019144" calcext:value-type="float">
            <text:p>-0.019144</text:p>
          </table:table-cell>
          <table:table-cell office:value-type="float" office:value="-0.075144" calcext:value-type="float">
            <text:p>-0.075144</text:p>
          </table:table-cell>
          <table:table-cell office:value-type="float" office:value="-0.029734" calcext:value-type="float">
            <text:p>-0.029734</text:p>
          </table:table-cell>
          <table:table-cell office:value-type="float" office:value="0.242822" calcext:value-type="float">
            <text:p>0.242822</text:p>
          </table:table-cell>
          <table:table-cell office:value-type="string" calcext:value-type="string">
            <text:p>0.06088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52564" calcext:value-type="float">
            <text:p>1527482761.5256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51982" calcext:value-type="float">
            <text:p>0.051982</text:p>
          </table:table-cell>
          <table:table-cell office:value-type="float" office:value="-0.016137" calcext:value-type="float">
            <text:p>-0.016137</text:p>
          </table:table-cell>
          <table:table-cell office:value-type="float" office:value="-0.072895" calcext:value-type="float">
            <text:p>-0.072895</text:p>
          </table:table-cell>
          <table:table-cell office:value-type="float" office:value="-0.028216" calcext:value-type="float">
            <text:p>-0.028216</text:p>
          </table:table-cell>
          <table:table-cell office:value-type="float" office:value="0.209062" calcext:value-type="float">
            <text:p>0.209062</text:p>
          </table:table-cell>
          <table:table-cell office:value-type="string" calcext:value-type="string">
            <text:p>0.065019</text:p>
          </table:table-cell>
        </table:table-row>
        <table:table-row table:style-name="ro1" table:visibility="filter">
          <table:table-cell office:value-type="float" office:value="1527482761.52566" calcext:value-type="float">
            <text:p>1527482761.52566</text:p>
          </table:table-cell>
          <table:table-cell office:value-type="string" calcext:value-type="string">
            <text:p>PID_y</text:p>
          </table:table-cell>
          <table:table-cell office:value-type="float" office:value="0.051982" calcext:value-type="float">
            <text:p>0.051982</text:p>
          </table:table-cell>
          <table:table-cell office:value-type="float" office:value="-0.016137" calcext:value-type="float">
            <text:p>-0.016137</text:p>
          </table:table-cell>
          <table:table-cell office:value-type="float" office:value="-0.072895" calcext:value-type="float">
            <text:p>-0.072895</text:p>
          </table:table-cell>
          <table:table-cell office:value-type="float" office:value="-0.028216" calcext:value-type="float">
            <text:p>-0.028216</text:p>
          </table:table-cell>
          <table:table-cell office:value-type="float" office:value="0.209062" calcext:value-type="float">
            <text:p>0.209062</text:p>
          </table:table-cell>
          <table:table-cell office:value-type="string" calcext:value-type="string">
            <text:p>0.06501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54593" calcext:value-type="float">
            <text:p>1527482761.5459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-0.015961" calcext:value-type="float">
            <text:p>-0.015961</text:p>
          </table:table-cell>
          <table:table-cell office:value-type="float" office:value="-0.069506" calcext:value-type="float">
            <text:p>-0.069506</text:p>
          </table:table-cell>
          <table:table-cell office:value-type="float" office:value="-0.026704" calcext:value-type="float">
            <text:p>-0.026704</text:p>
          </table:table-cell>
          <table:table-cell office:value-type="float" office:value="0.167106" calcext:value-type="float">
            <text:p>0.167106</text:p>
          </table:table-cell>
          <table:table-cell office:value-type="string" calcext:value-type="string">
            <text:p>0.061322</text:p>
          </table:table-cell>
        </table:table-row>
        <table:table-row table:style-name="ro1" table:visibility="filter">
          <table:table-cell office:value-type="float" office:value="1527482761.54595" calcext:value-type="float">
            <text:p>1527482761.54595</text:p>
          </table:table-cell>
          <table:table-cell office:value-type="string" calcext:value-type="string">
            <text:p>PID_y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-0.015961" calcext:value-type="float">
            <text:p>-0.015961</text:p>
          </table:table-cell>
          <table:table-cell office:value-type="float" office:value="-0.069506" calcext:value-type="float">
            <text:p>-0.069506</text:p>
          </table:table-cell>
          <table:table-cell office:value-type="float" office:value="-0.026704" calcext:value-type="float">
            <text:p>-0.026704</text:p>
          </table:table-cell>
          <table:table-cell office:value-type="float" office:value="0.167106" calcext:value-type="float">
            <text:p>0.167106</text:p>
          </table:table-cell>
          <table:table-cell office:value-type="string" calcext:value-type="string">
            <text:p>0.06132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56521" calcext:value-type="float">
            <text:p>1527482761.5652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02481" calcext:value-type="float">
            <text:p>-0.002481</text:p>
          </table:table-cell>
          <table:table-cell office:value-type="float" office:value="-0.016261" calcext:value-type="float">
            <text:p>-0.016261</text:p>
          </table:table-cell>
          <table:table-cell office:value-type="float" office:value="-0.06753" calcext:value-type="float">
            <text:p>-0.06753</text:p>
          </table:table-cell>
          <table:table-cell office:value-type="float" office:value="-0.025877" calcext:value-type="float">
            <text:p>-0.025877</text:p>
          </table:table-cell>
          <table:table-cell office:value-type="float" office:value="0.150889" calcext:value-type="float">
            <text:p>0.150889</text:p>
          </table:table-cell>
          <table:table-cell office:value-type="string" calcext:value-type="string">
            <text:p>0.058012</text:p>
          </table:table-cell>
        </table:table-row>
        <table:table-row table:style-name="ro1" table:visibility="filter">
          <table:table-cell office:value-type="float" office:value="1527482761.56524" calcext:value-type="float">
            <text:p>1527482761.56524</text:p>
          </table:table-cell>
          <table:table-cell office:value-type="string" calcext:value-type="string">
            <text:p>PID_y</text:p>
          </table:table-cell>
          <table:table-cell office:value-type="float" office:value="-0.002481" calcext:value-type="float">
            <text:p>-0.002481</text:p>
          </table:table-cell>
          <table:table-cell office:value-type="float" office:value="-0.016261" calcext:value-type="float">
            <text:p>-0.016261</text:p>
          </table:table-cell>
          <table:table-cell office:value-type="float" office:value="-0.06753" calcext:value-type="float">
            <text:p>-0.06753</text:p>
          </table:table-cell>
          <table:table-cell office:value-type="float" office:value="-0.025877" calcext:value-type="float">
            <text:p>-0.025877</text:p>
          </table:table-cell>
          <table:table-cell office:value-type="float" office:value="0.150889" calcext:value-type="float">
            <text:p>0.150889</text:p>
          </table:table-cell>
          <table:table-cell office:value-type="string" calcext:value-type="string">
            <text:p>0.05801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5855" calcext:value-type="float">
            <text:p>1527482761.585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17856" calcext:value-type="float">
            <text:p>-0.017856</text:p>
          </table:table-cell>
          <table:table-cell office:value-type="float" office:value="-0.016509" calcext:value-type="float">
            <text:p>-0.016509</text:p>
          </table:table-cell>
          <table:table-cell office:value-type="float" office:value="-0.066119" calcext:value-type="float">
            <text:p>-0.066119</text:p>
          </table:table-cell>
          <table:table-cell office:value-type="float" office:value="-0.025181" calcext:value-type="float">
            <text:p>-0.025181</text:p>
          </table:table-cell>
          <table:table-cell office:value-type="float" office:value="0.12997" calcext:value-type="float">
            <text:p>0.12997</text:p>
          </table:table-cell>
          <table:table-cell office:value-type="string" calcext:value-type="string">
            <text:p>0.055093</text:p>
          </table:table-cell>
        </table:table-row>
        <table:table-row table:style-name="ro1" table:visibility="filter">
          <table:table-cell office:value-type="float" office:value="1527482761.58552" calcext:value-type="float">
            <text:p>1527482761.58552</text:p>
          </table:table-cell>
          <table:table-cell office:value-type="string" calcext:value-type="string">
            <text:p>PID_y</text:p>
          </table:table-cell>
          <table:table-cell office:value-type="float" office:value="-0.017856" calcext:value-type="float">
            <text:p>-0.017856</text:p>
          </table:table-cell>
          <table:table-cell office:value-type="float" office:value="-0.016509" calcext:value-type="float">
            <text:p>-0.016509</text:p>
          </table:table-cell>
          <table:table-cell office:value-type="float" office:value="-0.066119" calcext:value-type="float">
            <text:p>-0.066119</text:p>
          </table:table-cell>
          <table:table-cell office:value-type="float" office:value="-0.025181" calcext:value-type="float">
            <text:p>-0.025181</text:p>
          </table:table-cell>
          <table:table-cell office:value-type="float" office:value="0.12997" calcext:value-type="float">
            <text:p>0.12997</text:p>
          </table:table-cell>
          <table:table-cell office:value-type="string" calcext:value-type="string">
            <text:p>0.05509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60574" calcext:value-type="float">
            <text:p>1527482761.6057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29042" calcext:value-type="float">
            <text:p>-0.029042</text:p>
          </table:table-cell>
          <table:table-cell office:value-type="float" office:value="-0.012815" calcext:value-type="float">
            <text:p>-0.012815</text:p>
          </table:table-cell>
          <table:table-cell office:value-type="float" office:value="-0.064029" calcext:value-type="float">
            <text:p>-0.064029</text:p>
          </table:table-cell>
          <table:table-cell office:value-type="float" office:value="-0.023562" calcext:value-type="float">
            <text:p>-0.023562</text:p>
          </table:table-cell>
          <table:table-cell office:value-type="float" office:value="0.110659" calcext:value-type="float">
            <text:p>0.110659</text:p>
          </table:table-cell>
          <table:table-cell office:value-type="string" calcext:value-type="string">
            <text:p>0.061329</text:p>
          </table:table-cell>
        </table:table-row>
        <table:table-row table:style-name="ro1" table:visibility="filter">
          <table:table-cell office:value-type="float" office:value="1527482761.60576" calcext:value-type="float">
            <text:p>1527482761.60576</text:p>
          </table:table-cell>
          <table:table-cell office:value-type="string" calcext:value-type="string">
            <text:p>PID_y</text:p>
          </table:table-cell>
          <table:table-cell office:value-type="float" office:value="-0.029042" calcext:value-type="float">
            <text:p>-0.029042</text:p>
          </table:table-cell>
          <table:table-cell office:value-type="float" office:value="-0.012815" calcext:value-type="float">
            <text:p>-0.012815</text:p>
          </table:table-cell>
          <table:table-cell office:value-type="float" office:value="-0.064029" calcext:value-type="float">
            <text:p>-0.064029</text:p>
          </table:table-cell>
          <table:table-cell office:value-type="float" office:value="-0.023562" calcext:value-type="float">
            <text:p>-0.023562</text:p>
          </table:table-cell>
          <table:table-cell office:value-type="float" office:value="0.110659" calcext:value-type="float">
            <text:p>0.110659</text:p>
          </table:table-cell>
          <table:table-cell office:value-type="string" calcext:value-type="string">
            <text:p>0.06132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62504" calcext:value-type="float">
            <text:p>1527482761.6250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5194" calcext:value-type="float">
            <text:p>-0.035194</text:p>
          </table:table-cell>
          <table:table-cell office:value-type="float" office:value="-0.014077" calcext:value-type="float">
            <text:p>-0.014077</text:p>
          </table:table-cell>
          <table:table-cell office:value-type="float" office:value="-0.063038" calcext:value-type="float">
            <text:p>-0.063038</text:p>
          </table:table-cell>
          <table:table-cell office:value-type="float" office:value="-0.022724" calcext:value-type="float">
            <text:p>-0.022724</text:p>
          </table:table-cell>
          <table:table-cell office:value-type="float" office:value="0.098719" calcext:value-type="float">
            <text:p>0.098719</text:p>
          </table:table-cell>
          <table:table-cell office:value-type="string" calcext:value-type="string">
            <text:p>0.055012</text:p>
          </table:table-cell>
        </table:table-row>
        <table:table-row table:style-name="ro1" table:visibility="filter">
          <table:table-cell office:value-type="float" office:value="1527482761.62506" calcext:value-type="float">
            <text:p>1527482761.62506</text:p>
          </table:table-cell>
          <table:table-cell office:value-type="string" calcext:value-type="string">
            <text:p>PID_y</text:p>
          </table:table-cell>
          <table:table-cell office:value-type="float" office:value="-0.035194" calcext:value-type="float">
            <text:p>-0.035194</text:p>
          </table:table-cell>
          <table:table-cell office:value-type="float" office:value="-0.014077" calcext:value-type="float">
            <text:p>-0.014077</text:p>
          </table:table-cell>
          <table:table-cell office:value-type="float" office:value="-0.063038" calcext:value-type="float">
            <text:p>-0.063038</text:p>
          </table:table-cell>
          <table:table-cell office:value-type="float" office:value="-0.022724" calcext:value-type="float">
            <text:p>-0.022724</text:p>
          </table:table-cell>
          <table:table-cell office:value-type="float" office:value="0.098719" calcext:value-type="float">
            <text:p>0.098719</text:p>
          </table:table-cell>
          <table:table-cell office:value-type="string" calcext:value-type="string">
            <text:p>0.05501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64531" calcext:value-type="float">
            <text:p>1527482761.6453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2964" calcext:value-type="float">
            <text:p>-0.042964</text:p>
          </table:table-cell>
          <table:table-cell office:value-type="float" office:value="-0.015011" calcext:value-type="float">
            <text:p>-0.015011</text:p>
          </table:table-cell>
          <table:table-cell office:value-type="float" office:value="-0.061496" calcext:value-type="float">
            <text:p>-0.061496</text:p>
          </table:table-cell>
          <table:table-cell office:value-type="float" office:value="-0.021837" calcext:value-type="float">
            <text:p>-0.021837</text:p>
          </table:table-cell>
          <table:table-cell office:value-type="float" office:value="0.080538" calcext:value-type="float">
            <text:p>0.080538</text:p>
          </table:table-cell>
          <table:table-cell office:value-type="string" calcext:value-type="string">
            <text:p>0.048876</text:p>
          </table:table-cell>
        </table:table-row>
        <table:table-row table:style-name="ro1" table:visibility="filter">
          <table:table-cell office:value-type="float" office:value="1527482761.64533" calcext:value-type="float">
            <text:p>1527482761.64533</text:p>
          </table:table-cell>
          <table:table-cell office:value-type="string" calcext:value-type="string">
            <text:p>PID_y</text:p>
          </table:table-cell>
          <table:table-cell office:value-type="float" office:value="-0.042964" calcext:value-type="float">
            <text:p>-0.042964</text:p>
          </table:table-cell>
          <table:table-cell office:value-type="float" office:value="-0.015011" calcext:value-type="float">
            <text:p>-0.015011</text:p>
          </table:table-cell>
          <table:table-cell office:value-type="float" office:value="-0.061496" calcext:value-type="float">
            <text:p>-0.061496</text:p>
          </table:table-cell>
          <table:table-cell office:value-type="float" office:value="-0.021837" calcext:value-type="float">
            <text:p>-0.021837</text:p>
          </table:table-cell>
          <table:table-cell office:value-type="float" office:value="0.080538" calcext:value-type="float">
            <text:p>0.080538</text:p>
          </table:table-cell>
          <table:table-cell office:value-type="string" calcext:value-type="string">
            <text:p>0.04887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66557" calcext:value-type="float">
            <text:p>1527482761.665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6683" calcext:value-type="float">
            <text:p>-0.046683</text:p>
          </table:table-cell>
          <table:table-cell office:value-type="float" office:value="-0.013998" calcext:value-type="float">
            <text:p>-0.013998</text:p>
          </table:table-cell>
          <table:table-cell office:value-type="float" office:value="-0.060528" calcext:value-type="float">
            <text:p>-0.060528</text:p>
          </table:table-cell>
          <table:table-cell office:value-type="float" office:value="-0.020929" calcext:value-type="float">
            <text:p>-0.020929</text:p>
          </table:table-cell>
          <table:table-cell office:value-type="float" office:value="0.069612" calcext:value-type="float">
            <text:p>0.069612</text:p>
          </table:table-cell>
          <table:table-cell office:value-type="string" calcext:value-type="string">
            <text:p>0.049255</text:p>
          </table:table-cell>
        </table:table-row>
        <table:table-row table:style-name="ro1" table:visibility="filter">
          <table:table-cell office:value-type="float" office:value="1527482761.66559" calcext:value-type="float">
            <text:p>1527482761.66559</text:p>
          </table:table-cell>
          <table:table-cell office:value-type="string" calcext:value-type="string">
            <text:p>PID_y</text:p>
          </table:table-cell>
          <table:table-cell office:value-type="float" office:value="-0.046683" calcext:value-type="float">
            <text:p>-0.046683</text:p>
          </table:table-cell>
          <table:table-cell office:value-type="float" office:value="-0.013998" calcext:value-type="float">
            <text:p>-0.013998</text:p>
          </table:table-cell>
          <table:table-cell office:value-type="float" office:value="-0.060528" calcext:value-type="float">
            <text:p>-0.060528</text:p>
          </table:table-cell>
          <table:table-cell office:value-type="float" office:value="-0.020929" calcext:value-type="float">
            <text:p>-0.020929</text:p>
          </table:table-cell>
          <table:table-cell office:value-type="float" office:value="0.069612" calcext:value-type="float">
            <text:p>0.069612</text:p>
          </table:table-cell>
          <table:table-cell office:value-type="string" calcext:value-type="string">
            <text:p>0.04925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68577" calcext:value-type="float">
            <text:p>1527482761.6857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8783" calcext:value-type="float">
            <text:p>-0.048783</text:p>
          </table:table-cell>
          <table:table-cell office:value-type="float" office:value="-0.014332" calcext:value-type="float">
            <text:p>-0.014332</text:p>
          </table:table-cell>
          <table:table-cell office:value-type="float" office:value="-0.059864" calcext:value-type="float">
            <text:p>-0.059864</text:p>
          </table:table-cell>
          <table:table-cell office:value-type="float" office:value="-0.020513" calcext:value-type="float">
            <text:p>-0.020513</text:p>
          </table:table-cell>
          <table:table-cell office:value-type="float" office:value="0.062275" calcext:value-type="float">
            <text:p>0.062275</text:p>
          </table:table-cell>
          <table:table-cell office:value-type="string" calcext:value-type="string">
            <text:p>0.046514</text:p>
          </table:table-cell>
        </table:table-row>
        <table:table-row table:style-name="ro1" table:visibility="filter">
          <table:table-cell office:value-type="float" office:value="1527482761.6858" calcext:value-type="float">
            <text:p>1527482761.6858</text:p>
          </table:table-cell>
          <table:table-cell office:value-type="string" calcext:value-type="string">
            <text:p>PID_y</text:p>
          </table:table-cell>
          <table:table-cell office:value-type="float" office:value="-0.048783" calcext:value-type="float">
            <text:p>-0.048783</text:p>
          </table:table-cell>
          <table:table-cell office:value-type="float" office:value="-0.014332" calcext:value-type="float">
            <text:p>-0.014332</text:p>
          </table:table-cell>
          <table:table-cell office:value-type="float" office:value="-0.059864" calcext:value-type="float">
            <text:p>-0.059864</text:p>
          </table:table-cell>
          <table:table-cell office:value-type="float" office:value="-0.020513" calcext:value-type="float">
            <text:p>-0.020513</text:p>
          </table:table-cell>
          <table:table-cell office:value-type="float" office:value="0.062275" calcext:value-type="float">
            <text:p>0.062275</text:p>
          </table:table-cell>
          <table:table-cell office:value-type="string" calcext:value-type="string">
            <text:p>0.04651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70506" calcext:value-type="float">
            <text:p>1527482761.7050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236" calcext:value-type="float">
            <text:p>-0.05236</text:p>
          </table:table-cell>
          <table:table-cell office:value-type="float" office:value="-0.01607" calcext:value-type="float">
            <text:p>-0.01607</text:p>
          </table:table-cell>
          <table:table-cell office:value-type="float" office:value="-0.059169" calcext:value-type="float">
            <text:p>-0.059169</text:p>
          </table:table-cell>
          <table:table-cell office:value-type="float" office:value="-0.019917" calcext:value-type="float">
            <text:p>-0.019917</text:p>
          </table:table-cell>
          <table:table-cell office:value-type="float" office:value="0.048816" calcext:value-type="float">
            <text:p>0.048816</text:p>
          </table:table-cell>
          <table:table-cell office:value-type="string" calcext:value-type="string">
            <text:p>0.036693</text:p>
          </table:table-cell>
        </table:table-row>
        <table:table-row table:style-name="ro1" table:visibility="filter">
          <table:table-cell office:value-type="float" office:value="1527482761.70509" calcext:value-type="float">
            <text:p>1527482761.70509</text:p>
          </table:table-cell>
          <table:table-cell office:value-type="string" calcext:value-type="string">
            <text:p>PID_y</text:p>
          </table:table-cell>
          <table:table-cell office:value-type="float" office:value="-0.05236" calcext:value-type="float">
            <text:p>-0.05236</text:p>
          </table:table-cell>
          <table:table-cell office:value-type="float" office:value="-0.01607" calcext:value-type="float">
            <text:p>-0.01607</text:p>
          </table:table-cell>
          <table:table-cell office:value-type="float" office:value="-0.059169" calcext:value-type="float">
            <text:p>-0.059169</text:p>
          </table:table-cell>
          <table:table-cell office:value-type="float" office:value="-0.019917" calcext:value-type="float">
            <text:p>-0.019917</text:p>
          </table:table-cell>
          <table:table-cell office:value-type="float" office:value="0.048816" calcext:value-type="float">
            <text:p>0.048816</text:p>
          </table:table-cell>
          <table:table-cell office:value-type="string" calcext:value-type="string">
            <text:p>0.03669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72537" calcext:value-type="float">
            <text:p>1527482761.7253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3437" calcext:value-type="float">
            <text:p>-0.053437</text:p>
          </table:table-cell>
          <table:table-cell office:value-type="float" office:value="-0.014649" calcext:value-type="float">
            <text:p>-0.014649</text:p>
          </table:table-cell>
          <table:table-cell office:value-type="float" office:value="-0.058718" calcext:value-type="float">
            <text:p>-0.058718</text:p>
          </table:table-cell>
          <table:table-cell office:value-type="float" office:value="-0.018863" calcext:value-type="float">
            <text:p>-0.018863</text:p>
          </table:table-cell>
          <table:table-cell office:value-type="float" office:value="0.042996" calcext:value-type="float">
            <text:p>0.042996</text:p>
          </table:table-cell>
          <table:table-cell office:value-type="string" calcext:value-type="string">
            <text:p>0.038402</text:p>
          </table:table-cell>
        </table:table-row>
        <table:table-row table:style-name="ro1" table:visibility="filter">
          <table:table-cell office:value-type="float" office:value="1527482761.72539" calcext:value-type="float">
            <text:p>1527482761.72539</text:p>
          </table:table-cell>
          <table:table-cell office:value-type="string" calcext:value-type="string">
            <text:p>PID_y</text:p>
          </table:table-cell>
          <table:table-cell office:value-type="float" office:value="-0.053437" calcext:value-type="float">
            <text:p>-0.053437</text:p>
          </table:table-cell>
          <table:table-cell office:value-type="float" office:value="-0.014649" calcext:value-type="float">
            <text:p>-0.014649</text:p>
          </table:table-cell>
          <table:table-cell office:value-type="float" office:value="-0.058718" calcext:value-type="float">
            <text:p>-0.058718</text:p>
          </table:table-cell>
          <table:table-cell office:value-type="float" office:value="-0.018863" calcext:value-type="float">
            <text:p>-0.018863</text:p>
          </table:table-cell>
          <table:table-cell office:value-type="float" office:value="0.042996" calcext:value-type="float">
            <text:p>0.042996</text:p>
          </table:table-cell>
          <table:table-cell office:value-type="string" calcext:value-type="string">
            <text:p>0.03840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7457" calcext:value-type="float">
            <text:p>1527482761.74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746" calcext:value-type="float">
            <text:p>-0.055746</text:p>
          </table:table-cell>
          <table:table-cell office:value-type="float" office:value="-0.015145" calcext:value-type="float">
            <text:p>-0.015145</text:p>
          </table:table-cell>
          <table:table-cell office:value-type="float" office:value="-0.058428" calcext:value-type="float">
            <text:p>-0.058428</text:p>
          </table:table-cell>
          <table:table-cell office:value-type="float" office:value="-0.018429" calcext:value-type="float">
            <text:p>-0.018429</text:p>
          </table:table-cell>
          <table:table-cell office:value-type="float" office:value="0.030639" calcext:value-type="float">
            <text:p>0.030639</text:p>
          </table:table-cell>
          <table:table-cell office:value-type="string" calcext:value-type="string">
            <text:p>0.033907</text:p>
          </table:table-cell>
        </table:table-row>
        <table:table-row table:style-name="ro1" table:visibility="filter">
          <table:table-cell office:value-type="float" office:value="1527482761.74572" calcext:value-type="float">
            <text:p>1527482761.74572</text:p>
          </table:table-cell>
          <table:table-cell office:value-type="string" calcext:value-type="string">
            <text:p>PID_y</text:p>
          </table:table-cell>
          <table:table-cell office:value-type="float" office:value="-0.055746" calcext:value-type="float">
            <text:p>-0.055746</text:p>
          </table:table-cell>
          <table:table-cell office:value-type="float" office:value="-0.015145" calcext:value-type="float">
            <text:p>-0.015145</text:p>
          </table:table-cell>
          <table:table-cell office:value-type="float" office:value="-0.058428" calcext:value-type="float">
            <text:p>-0.058428</text:p>
          </table:table-cell>
          <table:table-cell office:value-type="float" office:value="-0.018429" calcext:value-type="float">
            <text:p>-0.018429</text:p>
          </table:table-cell>
          <table:table-cell office:value-type="float" office:value="0.030639" calcext:value-type="float">
            <text:p>0.030639</text:p>
          </table:table-cell>
          <table:table-cell office:value-type="string" calcext:value-type="string">
            <text:p>0.03390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76492" calcext:value-type="float">
            <text:p>1527482761.7649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944" calcext:value-type="float">
            <text:p>-0.056944</text:p>
          </table:table-cell>
          <table:table-cell office:value-type="float" office:value="-0.01419" calcext:value-type="float">
            <text:p>-0.01419</text:p>
          </table:table-cell>
          <table:table-cell office:value-type="float" office:value="-0.058334" calcext:value-type="float">
            <text:p>-0.058334</text:p>
          </table:table-cell>
          <table:table-cell office:value-type="float" office:value="-0.017537" calcext:value-type="float">
            <text:p>-0.017537</text:p>
          </table:table-cell>
          <table:table-cell office:value-type="float" office:value="0.022056" calcext:value-type="float">
            <text:p>0.022056</text:p>
          </table:table-cell>
          <table:table-cell office:value-type="string" calcext:value-type="string">
            <text:p>0.034228</text:p>
          </table:table-cell>
        </table:table-row>
        <table:table-row table:style-name="ro1" table:visibility="filter">
          <table:table-cell office:value-type="float" office:value="1527482761.76494" calcext:value-type="float">
            <text:p>1527482761.76494</text:p>
          </table:table-cell>
          <table:table-cell office:value-type="string" calcext:value-type="string">
            <text:p>PID_y</text:p>
          </table:table-cell>
          <table:table-cell office:value-type="float" office:value="-0.056944" calcext:value-type="float">
            <text:p>-0.056944</text:p>
          </table:table-cell>
          <table:table-cell office:value-type="float" office:value="-0.01419" calcext:value-type="float">
            <text:p>-0.01419</text:p>
          </table:table-cell>
          <table:table-cell office:value-type="float" office:value="-0.058334" calcext:value-type="float">
            <text:p>-0.058334</text:p>
          </table:table-cell>
          <table:table-cell office:value-type="float" office:value="-0.017537" calcext:value-type="float">
            <text:p>-0.017537</text:p>
          </table:table-cell>
          <table:table-cell office:value-type="float" office:value="0.022056" calcext:value-type="float">
            <text:p>0.022056</text:p>
          </table:table-cell>
          <table:table-cell office:value-type="string" calcext:value-type="string">
            <text:p>0.03422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7852" calcext:value-type="float">
            <text:p>1527482761.785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269" calcext:value-type="float">
            <text:p>-0.058269</text:p>
          </table:table-cell>
          <table:table-cell office:value-type="float" office:value="-0.013393" calcext:value-type="float">
            <text:p>-0.013393</text:p>
          </table:table-cell>
          <table:table-cell office:value-type="float" office:value="-0.058683" calcext:value-type="float">
            <text:p>-0.058683</text:p>
          </table:table-cell>
          <table:table-cell office:value-type="float" office:value="-0.016992" calcext:value-type="float">
            <text:p>-0.016992</text:p>
          </table:table-cell>
          <table:table-cell office:value-type="float" office:value="0.012032" calcext:value-type="float">
            <text:p>0.012032</text:p>
          </table:table-cell>
          <table:table-cell office:value-type="string" calcext:value-type="string">
            <text:p>0.035492</text:p>
          </table:table-cell>
        </table:table-row>
        <table:table-row table:style-name="ro1" table:visibility="filter">
          <table:table-cell office:value-type="float" office:value="1527482761.78524" calcext:value-type="float">
            <text:p>1527482761.78524</text:p>
          </table:table-cell>
          <table:table-cell office:value-type="string" calcext:value-type="string">
            <text:p>PID_y</text:p>
          </table:table-cell>
          <table:table-cell office:value-type="float" office:value="-0.058269" calcext:value-type="float">
            <text:p>-0.058269</text:p>
          </table:table-cell>
          <table:table-cell office:value-type="float" office:value="-0.013393" calcext:value-type="float">
            <text:p>-0.013393</text:p>
          </table:table-cell>
          <table:table-cell office:value-type="float" office:value="-0.058683" calcext:value-type="float">
            <text:p>-0.058683</text:p>
          </table:table-cell>
          <table:table-cell office:value-type="float" office:value="-0.016992" calcext:value-type="float">
            <text:p>-0.016992</text:p>
          </table:table-cell>
          <table:table-cell office:value-type="float" office:value="0.012032" calcext:value-type="float">
            <text:p>0.012032</text:p>
          </table:table-cell>
          <table:table-cell office:value-type="string" calcext:value-type="string">
            <text:p>0.03549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80553" calcext:value-type="float">
            <text:p>1527482761.8055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322" calcext:value-type="float">
            <text:p>-0.058322</text:p>
          </table:table-cell>
          <table:table-cell office:value-type="float" office:value="-0.013006" calcext:value-type="float">
            <text:p>-0.013006</text:p>
          </table:table-cell>
          <table:table-cell office:value-type="float" office:value="-0.058462" calcext:value-type="float">
            <text:p>-0.058462</text:p>
          </table:table-cell>
          <table:table-cell office:value-type="float" office:value="-0.016444" calcext:value-type="float">
            <text:p>-0.016444</text:p>
          </table:table-cell>
          <table:table-cell office:value-type="float" office:value="0.007002" calcext:value-type="float">
            <text:p>0.007002</text:p>
          </table:table-cell>
          <table:table-cell office:value-type="string" calcext:value-type="string">
            <text:p>0.034692</text:p>
          </table:table-cell>
        </table:table-row>
        <table:table-row table:style-name="ro1" table:visibility="filter">
          <table:table-cell office:value-type="float" office:value="1527482761.80557" calcext:value-type="float">
            <text:p>1527482761.80557</text:p>
          </table:table-cell>
          <table:table-cell office:value-type="string" calcext:value-type="string">
            <text:p>PID_y</text:p>
          </table:table-cell>
          <table:table-cell office:value-type="float" office:value="-0.058322" calcext:value-type="float">
            <text:p>-0.058322</text:p>
          </table:table-cell>
          <table:table-cell office:value-type="float" office:value="-0.013006" calcext:value-type="float">
            <text:p>-0.013006</text:p>
          </table:table-cell>
          <table:table-cell office:value-type="float" office:value="-0.058462" calcext:value-type="float">
            <text:p>-0.058462</text:p>
          </table:table-cell>
          <table:table-cell office:value-type="float" office:value="-0.016444" calcext:value-type="float">
            <text:p>-0.016444</text:p>
          </table:table-cell>
          <table:table-cell office:value-type="float" office:value="0.007002" calcext:value-type="float">
            <text:p>0.007002</text:p>
          </table:table-cell>
          <table:table-cell office:value-type="string" calcext:value-type="string">
            <text:p>0.03469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82588" calcext:value-type="float">
            <text:p>1527482761.8258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593" calcext:value-type="float">
            <text:p>-0.058593</text:p>
          </table:table-cell>
          <table:table-cell office:value-type="float" office:value="-0.014516" calcext:value-type="float">
            <text:p>-0.014516</text:p>
          </table:table-cell>
          <table:table-cell office:value-type="float" office:value="-0.058597" calcext:value-type="float">
            <text:p>-0.058597</text:p>
          </table:table-cell>
          <table:table-cell office:value-type="float" office:value="-0.016344" calcext:value-type="float">
            <text:p>-0.016344</text:p>
          </table:table-cell>
          <table:table-cell office:value-type="float" office:value="0.001239" calcext:value-type="float">
            <text:p>0.001239</text:p>
          </table:table-cell>
          <table:table-cell office:value-type="string" calcext:value-type="string">
            <text:p>0.025295</text:p>
          </table:table-cell>
        </table:table-row>
        <table:table-row table:style-name="ro1" table:visibility="filter">
          <table:table-cell office:value-type="float" office:value="1527482761.8259" calcext:value-type="float">
            <text:p>1527482761.8259</text:p>
          </table:table-cell>
          <table:table-cell office:value-type="string" calcext:value-type="string">
            <text:p>PID_y</text:p>
          </table:table-cell>
          <table:table-cell office:value-type="float" office:value="-0.058593" calcext:value-type="float">
            <text:p>-0.058593</text:p>
          </table:table-cell>
          <table:table-cell office:value-type="float" office:value="-0.014516" calcext:value-type="float">
            <text:p>-0.014516</text:p>
          </table:table-cell>
          <table:table-cell office:value-type="float" office:value="-0.058597" calcext:value-type="float">
            <text:p>-0.058597</text:p>
          </table:table-cell>
          <table:table-cell office:value-type="float" office:value="-0.016344" calcext:value-type="float">
            <text:p>-0.016344</text:p>
          </table:table-cell>
          <table:table-cell office:value-type="float" office:value="0.001239" calcext:value-type="float">
            <text:p>0.001239</text:p>
          </table:table-cell>
          <table:table-cell office:value-type="string" calcext:value-type="string">
            <text:p>0.02529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84516" calcext:value-type="float">
            <text:p>1527482761.8451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9092" calcext:value-type="float">
            <text:p>-0.059092</text:p>
          </table:table-cell>
          <table:table-cell office:value-type="float" office:value="-0.012959" calcext:value-type="float">
            <text:p>-0.012959</text:p>
          </table:table-cell>
          <table:table-cell office:value-type="float" office:value="-0.058997" calcext:value-type="float">
            <text:p>-0.058997</text:p>
          </table:table-cell>
          <table:table-cell office:value-type="float" office:value="-0.015498" calcext:value-type="float">
            <text:p>-0.015498</text:p>
          </table:table-cell>
          <table:table-cell office:value-type="float" office:value="-0.005771" calcext:value-type="float">
            <text:p>-0.005771</text:p>
          </table:table-cell>
          <table:table-cell office:value-type="string" calcext:value-type="string">
            <text:p>0.029814</text:p>
          </table:table-cell>
        </table:table-row>
        <table:table-row table:style-name="ro1" table:visibility="filter">
          <table:table-cell office:value-type="float" office:value="1527482761.84519" calcext:value-type="float">
            <text:p>1527482761.84519</text:p>
          </table:table-cell>
          <table:table-cell office:value-type="string" calcext:value-type="string">
            <text:p>PID_y</text:p>
          </table:table-cell>
          <table:table-cell office:value-type="float" office:value="-0.059092" calcext:value-type="float">
            <text:p>-0.059092</text:p>
          </table:table-cell>
          <table:table-cell office:value-type="float" office:value="-0.012959" calcext:value-type="float">
            <text:p>-0.012959</text:p>
          </table:table-cell>
          <table:table-cell office:value-type="float" office:value="-0.058997" calcext:value-type="float">
            <text:p>-0.058997</text:p>
          </table:table-cell>
          <table:table-cell office:value-type="float" office:value="-0.015498" calcext:value-type="float">
            <text:p>-0.015498</text:p>
          </table:table-cell>
          <table:table-cell office:value-type="float" office:value="-0.005771" calcext:value-type="float">
            <text:p>-0.005771</text:p>
          </table:table-cell>
          <table:table-cell office:value-type="string" calcext:value-type="string">
            <text:p>0.02981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86542" calcext:value-type="float">
            <text:p>1527482761.8654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0313" calcext:value-type="float">
            <text:p>-0.060313</text:p>
          </table:table-cell>
          <table:table-cell office:value-type="float" office:value="-0.014223" calcext:value-type="float">
            <text:p>-0.014223</text:p>
          </table:table-cell>
          <table:table-cell office:value-type="float" office:value="-0.059743" calcext:value-type="float">
            <text:p>-0.059743</text:p>
          </table:table-cell>
          <table:table-cell office:value-type="float" office:value="-0.015466" calcext:value-type="float">
            <text:p>-0.015466</text:p>
          </table:table-cell>
          <table:table-cell office:value-type="float" office:value="-0.014116" calcext:value-type="float">
            <text:p>-0.014116</text:p>
          </table:table-cell>
          <table:table-cell office:value-type="string" calcext:value-type="string">
            <text:p>0.020857</text:p>
          </table:table-cell>
        </table:table-row>
        <table:table-row table:style-name="ro1" table:visibility="filter">
          <table:table-cell office:value-type="float" office:value="1527482761.86544" calcext:value-type="float">
            <text:p>1527482761.86544</text:p>
          </table:table-cell>
          <table:table-cell office:value-type="string" calcext:value-type="string">
            <text:p>PID_y</text:p>
          </table:table-cell>
          <table:table-cell office:value-type="float" office:value="-0.060313" calcext:value-type="float">
            <text:p>-0.060313</text:p>
          </table:table-cell>
          <table:table-cell office:value-type="float" office:value="-0.014223" calcext:value-type="float">
            <text:p>-0.014223</text:p>
          </table:table-cell>
          <table:table-cell office:value-type="float" office:value="-0.059743" calcext:value-type="float">
            <text:p>-0.059743</text:p>
          </table:table-cell>
          <table:table-cell office:value-type="float" office:value="-0.015466" calcext:value-type="float">
            <text:p>-0.015466</text:p>
          </table:table-cell>
          <table:table-cell office:value-type="float" office:value="-0.014116" calcext:value-type="float">
            <text:p>-0.014116</text:p>
          </table:table-cell>
          <table:table-cell office:value-type="string" calcext:value-type="string">
            <text:p>0.02085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88566" calcext:value-type="float">
            <text:p>1527482761.8856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0692" calcext:value-type="float">
            <text:p>-0.060692</text:p>
          </table:table-cell>
          <table:table-cell office:value-type="float" office:value="-0.013979" calcext:value-type="float">
            <text:p>-0.013979</text:p>
          </table:table-cell>
          <table:table-cell office:value-type="float" office:value="-0.060109" calcext:value-type="float">
            <text:p>-0.060109</text:p>
          </table:table-cell>
          <table:table-cell office:value-type="float" office:value="-0.015061" calcext:value-type="float">
            <text:p>-0.015061</text:p>
          </table:table-cell>
          <table:table-cell office:value-type="float" office:value="-0.014281" calcext:value-type="float">
            <text:p>-0.014281</text:p>
          </table:table-cell>
          <table:table-cell office:value-type="string" calcext:value-type="string">
            <text:p>0.019465</text:p>
          </table:table-cell>
        </table:table-row>
        <table:table-row table:style-name="ro1" table:visibility="filter">
          <table:table-cell office:value-type="float" office:value="1527482761.88568" calcext:value-type="float">
            <text:p>1527482761.88568</text:p>
          </table:table-cell>
          <table:table-cell office:value-type="string" calcext:value-type="string">
            <text:p>PID_y</text:p>
          </table:table-cell>
          <table:table-cell office:value-type="float" office:value="-0.060692" calcext:value-type="float">
            <text:p>-0.060692</text:p>
          </table:table-cell>
          <table:table-cell office:value-type="float" office:value="-0.013979" calcext:value-type="float">
            <text:p>-0.013979</text:p>
          </table:table-cell>
          <table:table-cell office:value-type="float" office:value="-0.060109" calcext:value-type="float">
            <text:p>-0.060109</text:p>
          </table:table-cell>
          <table:table-cell office:value-type="float" office:value="-0.015061" calcext:value-type="float">
            <text:p>-0.015061</text:p>
          </table:table-cell>
          <table:table-cell office:value-type="float" office:value="-0.014281" calcext:value-type="float">
            <text:p>-0.014281</text:p>
          </table:table-cell>
          <table:table-cell office:value-type="string" calcext:value-type="string">
            <text:p>0.01946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9059" calcext:value-type="float">
            <text:p>1527482761.905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231" calcext:value-type="float">
            <text:p>-0.06231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60783" calcext:value-type="float">
            <text:p>-0.060783</text:p>
          </table:table-cell>
          <table:table-cell office:value-type="float" office:value="-0.014614" calcext:value-type="float">
            <text:p>-0.014614</text:p>
          </table:table-cell>
          <table:table-cell office:value-type="float" office:value="-0.023118" calcext:value-type="float">
            <text:p>-0.023118</text:p>
          </table:table-cell>
          <table:table-cell office:value-type="string" calcext:value-type="string">
            <text:p>0.018499</text:p>
          </table:table-cell>
        </table:table-row>
        <table:table-row table:style-name="ro1" table:visibility="filter">
          <table:table-cell office:value-type="float" office:value="1527482761.90592" calcext:value-type="float">
            <text:p>1527482761.90592</text:p>
          </table:table-cell>
          <table:table-cell office:value-type="string" calcext:value-type="string">
            <text:p>PID_y</text:p>
          </table:table-cell>
          <table:table-cell office:value-type="float" office:value="-0.06231" calcext:value-type="float">
            <text:p>-0.06231</text:p>
          </table:table-cell>
          <table:table-cell office:value-type="float" office:value="-0.013636" calcext:value-type="float">
            <text:p>-0.013636</text:p>
          </table:table-cell>
          <table:table-cell office:value-type="float" office:value="-0.060783" calcext:value-type="float">
            <text:p>-0.060783</text:p>
          </table:table-cell>
          <table:table-cell office:value-type="float" office:value="-0.014614" calcext:value-type="float">
            <text:p>-0.014614</text:p>
          </table:table-cell>
          <table:table-cell office:value-type="float" office:value="-0.023118" calcext:value-type="float">
            <text:p>-0.023118</text:p>
          </table:table-cell>
          <table:table-cell office:value-type="string" calcext:value-type="string">
            <text:p>0.01849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92515" calcext:value-type="float">
            <text:p>1527482761.9251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2767" calcext:value-type="float">
            <text:p>-0.062767</text:p>
          </table:table-cell>
          <table:table-cell office:value-type="float" office:value="-0.013013" calcext:value-type="float">
            <text:p>-0.013013</text:p>
          </table:table-cell>
          <table:table-cell office:value-type="float" office:value="-0.061047" calcext:value-type="float">
            <text:p>-0.061047</text:p>
          </table:table-cell>
          <table:table-cell office:value-type="float" office:value="-0.014276" calcext:value-type="float">
            <text:p>-0.014276</text:p>
          </table:table-cell>
          <table:table-cell office:value-type="float" office:value="-0.024534" calcext:value-type="float">
            <text:p>-0.024534</text:p>
          </table:table-cell>
          <table:table-cell office:value-type="string" calcext:value-type="string">
            <text:p>0.021025</text:p>
          </table:table-cell>
        </table:table-row>
        <table:table-row table:style-name="ro1" table:visibility="filter">
          <table:table-cell office:value-type="float" office:value="1527482761.92517" calcext:value-type="float">
            <text:p>1527482761.92517</text:p>
          </table:table-cell>
          <table:table-cell office:value-type="string" calcext:value-type="string">
            <text:p>PID_y</text:p>
          </table:table-cell>
          <table:table-cell office:value-type="float" office:value="-0.062767" calcext:value-type="float">
            <text:p>-0.062767</text:p>
          </table:table-cell>
          <table:table-cell office:value-type="float" office:value="-0.013013" calcext:value-type="float">
            <text:p>-0.013013</text:p>
          </table:table-cell>
          <table:table-cell office:value-type="float" office:value="-0.061047" calcext:value-type="float">
            <text:p>-0.061047</text:p>
          </table:table-cell>
          <table:table-cell office:value-type="float" office:value="-0.014276" calcext:value-type="float">
            <text:p>-0.014276</text:p>
          </table:table-cell>
          <table:table-cell office:value-type="float" office:value="-0.024534" calcext:value-type="float">
            <text:p>-0.024534</text:p>
          </table:table-cell>
          <table:table-cell office:value-type="string" calcext:value-type="string">
            <text:p>0.02102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94554" calcext:value-type="float">
            <text:p>1527482761.9455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3585" calcext:value-type="float">
            <text:p>-0.063585</text:p>
          </table:table-cell>
          <table:table-cell office:value-type="float" office:value="-0.013815" calcext:value-type="float">
            <text:p>-0.013815</text:p>
          </table:table-cell>
          <table:table-cell office:value-type="float" office:value="-0.061633" calcext:value-type="float">
            <text:p>-0.061633</text:p>
          </table:table-cell>
          <table:table-cell office:value-type="float" office:value="-0.014257" calcext:value-type="float">
            <text:p>-0.014257</text:p>
          </table:table-cell>
          <table:table-cell office:value-type="float" office:value="-0.026136" calcext:value-type="float">
            <text:p>-0.026136</text:p>
          </table:table-cell>
          <table:table-cell office:value-type="string" calcext:value-type="string">
            <text:p>0.012436</text:p>
          </table:table-cell>
        </table:table-row>
        <table:table-row table:style-name="ro1" table:visibility="filter">
          <table:table-cell office:value-type="float" office:value="1527482761.94556" calcext:value-type="float">
            <text:p>1527482761.94556</text:p>
          </table:table-cell>
          <table:table-cell office:value-type="string" calcext:value-type="string">
            <text:p>PID_y</text:p>
          </table:table-cell>
          <table:table-cell office:value-type="float" office:value="-0.063585" calcext:value-type="float">
            <text:p>-0.063585</text:p>
          </table:table-cell>
          <table:table-cell office:value-type="float" office:value="-0.013815" calcext:value-type="float">
            <text:p>-0.013815</text:p>
          </table:table-cell>
          <table:table-cell office:value-type="float" office:value="-0.061633" calcext:value-type="float">
            <text:p>-0.061633</text:p>
          </table:table-cell>
          <table:table-cell office:value-type="float" office:value="-0.014257" calcext:value-type="float">
            <text:p>-0.014257</text:p>
          </table:table-cell>
          <table:table-cell office:value-type="float" office:value="-0.026136" calcext:value-type="float">
            <text:p>-0.026136</text:p>
          </table:table-cell>
          <table:table-cell office:value-type="string" calcext:value-type="string">
            <text:p>0.01243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9659" calcext:value-type="float">
            <text:p>1527482761.965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45" calcext:value-type="float">
            <text:p>-0.06445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62429" calcext:value-type="float">
            <text:p>-0.062429</text:p>
          </table:table-cell>
          <table:table-cell office:value-type="float" office:value="-0.014235" calcext:value-type="float">
            <text:p>-0.014235</text:p>
          </table:table-cell>
          <table:table-cell office:value-type="float" office:value="-0.026594" calcext:value-type="float">
            <text:p>-0.026594</text:p>
          </table:table-cell>
          <table:table-cell office:value-type="string" calcext:value-type="string">
            <text:p>0.012332</text:p>
          </table:table-cell>
        </table:table-row>
        <table:table-row table:style-name="ro1" table:visibility="filter">
          <table:table-cell office:value-type="float" office:value="1527482761.96594" calcext:value-type="float">
            <text:p>1527482761.96594</text:p>
          </table:table-cell>
          <table:table-cell office:value-type="string" calcext:value-type="string">
            <text:p>PID_y</text:p>
          </table:table-cell>
          <table:table-cell office:value-type="float" office:value="-0.06445" calcext:value-type="float">
            <text:p>-0.06445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62429" calcext:value-type="float">
            <text:p>-0.062429</text:p>
          </table:table-cell>
          <table:table-cell office:value-type="float" office:value="-0.014235" calcext:value-type="float">
            <text:p>-0.014235</text:p>
          </table:table-cell>
          <table:table-cell office:value-type="float" office:value="-0.026594" calcext:value-type="float">
            <text:p>-0.026594</text:p>
          </table:table-cell>
          <table:table-cell office:value-type="string" calcext:value-type="string">
            <text:p>0.01233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1.98523" calcext:value-type="float">
            <text:p>1527482761.9852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353" calcext:value-type="float">
            <text:p>-0.064353</text:p>
          </table:table-cell>
          <table:table-cell office:value-type="float" office:value="-0.013669" calcext:value-type="float">
            <text:p>-0.013669</text:p>
          </table:table-cell>
          <table:table-cell office:value-type="float" office:value="-0.062601" calcext:value-type="float">
            <text:p>-0.062601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476" calcext:value-type="float">
            <text:p>-0.02476</text:p>
          </table:table-cell>
          <table:table-cell office:value-type="string" calcext:value-type="string">
            <text:p>0.010768</text:p>
          </table:table-cell>
        </table:table-row>
        <table:table-row table:style-name="ro1" table:visibility="filter">
          <table:table-cell office:value-type="float" office:value="1527482761.98526" calcext:value-type="float">
            <text:p>1527482761.98526</text:p>
          </table:table-cell>
          <table:table-cell office:value-type="string" calcext:value-type="string">
            <text:p>PID_y</text:p>
          </table:table-cell>
          <table:table-cell office:value-type="float" office:value="-0.064353" calcext:value-type="float">
            <text:p>-0.064353</text:p>
          </table:table-cell>
          <table:table-cell office:value-type="float" office:value="-0.013669" calcext:value-type="float">
            <text:p>-0.013669</text:p>
          </table:table-cell>
          <table:table-cell office:value-type="float" office:value="-0.062601" calcext:value-type="float">
            <text:p>-0.062601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476" calcext:value-type="float">
            <text:p>-0.02476</text:p>
          </table:table-cell>
          <table:table-cell office:value-type="string" calcext:value-type="string">
            <text:p>0.01076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00551" calcext:value-type="float">
            <text:p>1527482762.0055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6351" calcext:value-type="float">
            <text:p>-0.066351</text:p>
          </table:table-cell>
          <table:table-cell office:value-type="float" office:value="-0.013482" calcext:value-type="float">
            <text:p>-0.013482</text:p>
          </table:table-cell>
          <table:table-cell office:value-type="float" office:value="-0.063796" calcext:value-type="float">
            <text:p>-0.063796</text:p>
          </table:table-cell>
          <table:table-cell office:value-type="float" office:value="-0.013719" calcext:value-type="float">
            <text:p>-0.013719</text:p>
          </table:table-cell>
          <table:table-cell office:value-type="float" office:value="-0.029901" calcext:value-type="float">
            <text:p>-0.029901</text:p>
          </table:table-cell>
          <table:table-cell office:value-type="string" calcext:value-type="string">
            <text:p>0.009116</text:p>
          </table:table-cell>
        </table:table-row>
        <table:table-row table:style-name="ro1" table:visibility="filter">
          <table:table-cell office:value-type="float" office:value="1527482762.00553" calcext:value-type="float">
            <text:p>1527482762.00553</text:p>
          </table:table-cell>
          <table:table-cell office:value-type="string" calcext:value-type="string">
            <text:p>PID_y</text:p>
          </table:table-cell>
          <table:table-cell office:value-type="float" office:value="-0.066351" calcext:value-type="float">
            <text:p>-0.066351</text:p>
          </table:table-cell>
          <table:table-cell office:value-type="float" office:value="-0.013482" calcext:value-type="float">
            <text:p>-0.013482</text:p>
          </table:table-cell>
          <table:table-cell office:value-type="float" office:value="-0.063796" calcext:value-type="float">
            <text:p>-0.063796</text:p>
          </table:table-cell>
          <table:table-cell office:value-type="float" office:value="-0.013719" calcext:value-type="float">
            <text:p>-0.013719</text:p>
          </table:table-cell>
          <table:table-cell office:value-type="float" office:value="-0.029901" calcext:value-type="float">
            <text:p>-0.029901</text:p>
          </table:table-cell>
          <table:table-cell office:value-type="string" calcext:value-type="string">
            <text:p>0.00911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02575" calcext:value-type="float">
            <text:p>1527482762.0257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7054" calcext:value-type="float">
            <text:p>-0.067054</text:p>
          </table:table-cell>
          <table:table-cell office:value-type="float" office:value="-0.013329" calcext:value-type="float">
            <text:p>-0.013329</text:p>
          </table:table-cell>
          <table:table-cell office:value-type="float" office:value="-0.06423" calcext:value-type="float">
            <text:p>-0.06423</text:p>
          </table:table-cell>
          <table:table-cell office:value-type="float" office:value="-0.013501" calcext:value-type="float">
            <text:p>-0.013501</text:p>
          </table:table-cell>
          <table:table-cell office:value-type="float" office:value="-0.031436" calcext:value-type="float">
            <text:p>-0.031436</text:p>
          </table:table-cell>
          <table:table-cell office:value-type="string" calcext:value-type="string">
            <text:p>0.007760</text:p>
          </table:table-cell>
        </table:table-row>
        <table:table-row table:style-name="ro1" table:visibility="filter">
          <table:table-cell office:value-type="float" office:value="1527482762.02577" calcext:value-type="float">
            <text:p>1527482762.02577</text:p>
          </table:table-cell>
          <table:table-cell office:value-type="string" calcext:value-type="string">
            <text:p>PID_y</text:p>
          </table:table-cell>
          <table:table-cell office:value-type="float" office:value="-0.067054" calcext:value-type="float">
            <text:p>-0.067054</text:p>
          </table:table-cell>
          <table:table-cell office:value-type="float" office:value="-0.013329" calcext:value-type="float">
            <text:p>-0.013329</text:p>
          </table:table-cell>
          <table:table-cell office:value-type="float" office:value="-0.06423" calcext:value-type="float">
            <text:p>-0.06423</text:p>
          </table:table-cell>
          <table:table-cell office:value-type="float" office:value="-0.013501" calcext:value-type="float">
            <text:p>-0.013501</text:p>
          </table:table-cell>
          <table:table-cell office:value-type="float" office:value="-0.031436" calcext:value-type="float">
            <text:p>-0.031436</text:p>
          </table:table-cell>
          <table:table-cell office:value-type="string" calcext:value-type="string">
            <text:p>0.00776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04494" calcext:value-type="float">
            <text:p>1527482762.0449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9205" calcext:value-type="float">
            <text:p>-0.069205</text:p>
          </table:table-cell>
          <table:table-cell office:value-type="float" office:value="-0.013279" calcext:value-type="float">
            <text:p>-0.013279</text:p>
          </table:table-cell>
          <table:table-cell office:value-type="float" office:value="-0.065308" calcext:value-type="float">
            <text:p>-0.065308</text:p>
          </table:table-cell>
          <table:table-cell office:value-type="float" office:value="-0.013461" calcext:value-type="float">
            <text:p>-0.013461</text:p>
          </table:table-cell>
          <table:table-cell office:value-type="float" office:value="-0.03693" calcext:value-type="float">
            <text:p>-0.03693</text:p>
          </table:table-cell>
          <table:table-cell office:value-type="string" calcext:value-type="string">
            <text:p>0.007986</text:p>
          </table:table-cell>
        </table:table-row>
        <table:table-row table:style-name="ro1" table:visibility="filter">
          <table:table-cell office:value-type="float" office:value="1527482762.04495" calcext:value-type="float">
            <text:p>1527482762.04495</text:p>
          </table:table-cell>
          <table:table-cell office:value-type="string" calcext:value-type="string">
            <text:p>PID_y</text:p>
          </table:table-cell>
          <table:table-cell office:value-type="float" office:value="-0.069205" calcext:value-type="float">
            <text:p>-0.069205</text:p>
          </table:table-cell>
          <table:table-cell office:value-type="float" office:value="-0.013279" calcext:value-type="float">
            <text:p>-0.013279</text:p>
          </table:table-cell>
          <table:table-cell office:value-type="float" office:value="-0.065308" calcext:value-type="float">
            <text:p>-0.065308</text:p>
          </table:table-cell>
          <table:table-cell office:value-type="float" office:value="-0.013461" calcext:value-type="float">
            <text:p>-0.013461</text:p>
          </table:table-cell>
          <table:table-cell office:value-type="float" office:value="-0.03693" calcext:value-type="float">
            <text:p>-0.03693</text:p>
          </table:table-cell>
          <table:table-cell office:value-type="string" calcext:value-type="string">
            <text:p>0.00798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06516" calcext:value-type="float">
            <text:p>1527482762.0651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7724" calcext:value-type="float">
            <text:p>-0.067724</text:p>
          </table:table-cell>
          <table:table-cell office:value-type="float" office:value="-0.01328" calcext:value-type="float">
            <text:p>-0.01328</text:p>
          </table:table-cell>
          <table:table-cell office:value-type="float" office:value="-0.065307" calcext:value-type="float">
            <text:p>-0.065307</text:p>
          </table:table-cell>
          <table:table-cell office:value-type="float" office:value="-0.013455" calcext:value-type="float">
            <text:p>-0.013455</text:p>
          </table:table-cell>
          <table:table-cell office:value-type="float" office:value="-0.029085" calcext:value-type="float">
            <text:p>-0.029085</text:p>
          </table:table-cell>
          <table:table-cell office:value-type="string" calcext:value-type="string">
            <text:p>0.007828</text:p>
          </table:table-cell>
        </table:table-row>
        <table:table-row table:style-name="ro1" table:visibility="filter">
          <table:table-cell office:value-type="float" office:value="1527482762.06518" calcext:value-type="float">
            <text:p>1527482762.06518</text:p>
          </table:table-cell>
          <table:table-cell office:value-type="string" calcext:value-type="string">
            <text:p>PID_y</text:p>
          </table:table-cell>
          <table:table-cell office:value-type="float" office:value="-0.067724" calcext:value-type="float">
            <text:p>-0.067724</text:p>
          </table:table-cell>
          <table:table-cell office:value-type="float" office:value="-0.01328" calcext:value-type="float">
            <text:p>-0.01328</text:p>
          </table:table-cell>
          <table:table-cell office:value-type="float" office:value="-0.065307" calcext:value-type="float">
            <text:p>-0.065307</text:p>
          </table:table-cell>
          <table:table-cell office:value-type="float" office:value="-0.013455" calcext:value-type="float">
            <text:p>-0.013455</text:p>
          </table:table-cell>
          <table:table-cell office:value-type="float" office:value="-0.029085" calcext:value-type="float">
            <text:p>-0.029085</text:p>
          </table:table-cell>
          <table:table-cell office:value-type="string" calcext:value-type="string">
            <text:p>0.00782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08539" calcext:value-type="float">
            <text:p>1527482762.0853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979" calcext:value-type="float">
            <text:p>-0.06979</text:p>
          </table:table-cell>
          <table:table-cell office:value-type="float" office:value="-0.013582" calcext:value-type="float">
            <text:p>-0.013582</text:p>
          </table:table-cell>
          <table:table-cell office:value-type="float" office:value="-0.066153" calcext:value-type="float">
            <text:p>-0.066153</text:p>
          </table:table-cell>
          <table:table-cell office:value-type="float" office:value="-0.013622" calcext:value-type="float">
            <text:p>-0.013622</text:p>
          </table:table-cell>
          <table:table-cell office:value-type="float" office:value="-0.035678" calcext:value-type="float">
            <text:p>-0.035678</text:p>
          </table:table-cell>
          <table:table-cell office:value-type="string" calcext:value-type="string">
            <text:p>0.003746</text:p>
          </table:table-cell>
        </table:table-row>
        <table:table-row table:style-name="ro1" table:visibility="filter">
          <table:table-cell office:value-type="float" office:value="1527482762.08541" calcext:value-type="float">
            <text:p>1527482762.08541</text:p>
          </table:table-cell>
          <table:table-cell office:value-type="string" calcext:value-type="string">
            <text:p>PID_y</text:p>
          </table:table-cell>
          <table:table-cell office:value-type="float" office:value="-0.06979" calcext:value-type="float">
            <text:p>-0.06979</text:p>
          </table:table-cell>
          <table:table-cell office:value-type="float" office:value="-0.013582" calcext:value-type="float">
            <text:p>-0.013582</text:p>
          </table:table-cell>
          <table:table-cell office:value-type="float" office:value="-0.066153" calcext:value-type="float">
            <text:p>-0.066153</text:p>
          </table:table-cell>
          <table:table-cell office:value-type="float" office:value="-0.013622" calcext:value-type="float">
            <text:p>-0.013622</text:p>
          </table:table-cell>
          <table:table-cell office:value-type="float" office:value="-0.035678" calcext:value-type="float">
            <text:p>-0.035678</text:p>
          </table:table-cell>
          <table:table-cell office:value-type="string" calcext:value-type="string">
            <text:p>0.00374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10565" calcext:value-type="float">
            <text:p>1527482762.1056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8447" calcext:value-type="float">
            <text:p>-0.068447</text:p>
          </table:table-cell>
          <table:table-cell office:value-type="float" office:value="-0.013391" calcext:value-type="float">
            <text:p>-0.013391</text:p>
          </table:table-cell>
          <table:table-cell office:value-type="float" office:value="-0.066428" calcext:value-type="float">
            <text:p>-0.066428</text:p>
          </table:table-cell>
          <table:table-cell office:value-type="float" office:value="-0.013416" calcext:value-type="float">
            <text:p>-0.013416</text:p>
          </table:table-cell>
          <table:table-cell office:value-type="float" office:value="-0.026587" calcext:value-type="float">
            <text:p>-0.026587</text:p>
          </table:table-cell>
          <table:table-cell office:value-type="string" calcext:value-type="string">
            <text:p>0.003007</text:p>
          </table:table-cell>
        </table:table-row>
        <table:table-row table:style-name="ro1" table:visibility="filter">
          <table:table-cell office:value-type="float" office:value="1527482762.10568" calcext:value-type="float">
            <text:p>1527482762.10568</text:p>
          </table:table-cell>
          <table:table-cell office:value-type="string" calcext:value-type="string">
            <text:p>PID_y</text:p>
          </table:table-cell>
          <table:table-cell office:value-type="float" office:value="-0.068447" calcext:value-type="float">
            <text:p>-0.068447</text:p>
          </table:table-cell>
          <table:table-cell office:value-type="float" office:value="-0.013391" calcext:value-type="float">
            <text:p>-0.013391</text:p>
          </table:table-cell>
          <table:table-cell office:value-type="float" office:value="-0.066428" calcext:value-type="float">
            <text:p>-0.066428</text:p>
          </table:table-cell>
          <table:table-cell office:value-type="float" office:value="-0.013416" calcext:value-type="float">
            <text:p>-0.013416</text:p>
          </table:table-cell>
          <table:table-cell office:value-type="float" office:value="-0.026587" calcext:value-type="float">
            <text:p>-0.026587</text:p>
          </table:table-cell>
          <table:table-cell office:value-type="string" calcext:value-type="string">
            <text:p>0.00300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12592" calcext:value-type="float">
            <text:p>1527482762.1259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9022" calcext:value-type="float">
            <text:p>-0.069022</text:p>
          </table:table-cell>
          <table:table-cell office:value-type="float" office:value="-0.013718" calcext:value-type="float">
            <text:p>-0.013718</text:p>
          </table:table-cell>
          <table:table-cell office:value-type="float" office:value="-0.066917" calcext:value-type="float">
            <text:p>-0.066917</text:p>
          </table:table-cell>
          <table:table-cell office:value-type="float" office:value="-0.013706" calcext:value-type="float">
            <text:p>-0.013706</text:p>
          </table:table-cell>
          <table:table-cell office:value-type="float" office:value="-0.027143" calcext:value-type="float">
            <text:p>-0.027143</text:p>
          </table:table-cell>
          <table:table-cell office:value-type="string" calcext:value-type="string">
            <text:p>-0.002007</text:p>
          </table:table-cell>
        </table:table-row>
        <table:table-row table:style-name="ro1" table:visibility="filter">
          <table:table-cell office:value-type="float" office:value="1527482762.12595" calcext:value-type="float">
            <text:p>1527482762.12595</text:p>
          </table:table-cell>
          <table:table-cell office:value-type="string" calcext:value-type="string">
            <text:p>PID_y</text:p>
          </table:table-cell>
          <table:table-cell office:value-type="float" office:value="-0.069022" calcext:value-type="float">
            <text:p>-0.069022</text:p>
          </table:table-cell>
          <table:table-cell office:value-type="float" office:value="-0.013718" calcext:value-type="float">
            <text:p>-0.013718</text:p>
          </table:table-cell>
          <table:table-cell office:value-type="float" office:value="-0.066917" calcext:value-type="float">
            <text:p>-0.066917</text:p>
          </table:table-cell>
          <table:table-cell office:value-type="float" office:value="-0.013706" calcext:value-type="float">
            <text:p>-0.013706</text:p>
          </table:table-cell>
          <table:table-cell office:value-type="float" office:value="-0.027143" calcext:value-type="float">
            <text:p>-0.027143</text:p>
          </table:table-cell>
          <table:table-cell office:value-type="string" calcext:value-type="string">
            <text:p>-0.00200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14517" calcext:value-type="float">
            <text:p>1527482762.1451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0407" calcext:value-type="float">
            <text:p>-0.070407</text:p>
          </table:table-cell>
          <table:table-cell office:value-type="float" office:value="-0.013478" calcext:value-type="float">
            <text:p>-0.013478</text:p>
          </table:table-cell>
          <table:table-cell office:value-type="float" office:value="-0.068115" calcext:value-type="float">
            <text:p>-0.068115</text:p>
          </table:table-cell>
          <table:table-cell office:value-type="float" office:value="-0.013478" calcext:value-type="float">
            <text:p>-0.013478</text:p>
          </table:table-cell>
          <table:table-cell office:value-type="float" office:value="-0.028328" calcext:value-type="float">
            <text:p>-0.028328</text:p>
          </table:table-cell>
          <table:table-cell office:value-type="string" calcext:value-type="string">
            <text:p>-0.000048</text:p>
          </table:table-cell>
        </table:table-row>
        <table:table-row table:style-name="ro1" table:visibility="filter">
          <table:table-cell office:value-type="float" office:value="1527482762.14519" calcext:value-type="float">
            <text:p>1527482762.14519</text:p>
          </table:table-cell>
          <table:table-cell office:value-type="string" calcext:value-type="string">
            <text:p>PID_y</text:p>
          </table:table-cell>
          <table:table-cell office:value-type="float" office:value="-0.070407" calcext:value-type="float">
            <text:p>-0.070407</text:p>
          </table:table-cell>
          <table:table-cell office:value-type="float" office:value="-0.013478" calcext:value-type="float">
            <text:p>-0.013478</text:p>
          </table:table-cell>
          <table:table-cell office:value-type="float" office:value="-0.068115" calcext:value-type="float">
            <text:p>-0.068115</text:p>
          </table:table-cell>
          <table:table-cell office:value-type="float" office:value="-0.013478" calcext:value-type="float">
            <text:p>-0.013478</text:p>
          </table:table-cell>
          <table:table-cell office:value-type="float" office:value="-0.028328" calcext:value-type="float">
            <text:p>-0.028328</text:p>
          </table:table-cell>
          <table:table-cell office:value-type="string" calcext:value-type="string">
            <text:p>-0.00004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16546" calcext:value-type="float">
            <text:p>1527482762.1654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467" calcext:value-type="float">
            <text:p>-0.072467</text:p>
          </table:table-cell>
          <table:table-cell office:value-type="float" office:value="-0.01358" calcext:value-type="float">
            <text:p>-0.01358</text:p>
          </table:table-cell>
          <table:table-cell office:value-type="float" office:value="-0.068849" calcext:value-type="float">
            <text:p>-0.068849</text:p>
          </table:table-cell>
          <table:table-cell office:value-type="float" office:value="-0.013576" calcext:value-type="float">
            <text:p>-0.013576</text:p>
          </table:table-cell>
          <table:table-cell office:value-type="float" office:value="-0.035588" calcext:value-type="float">
            <text:p>-0.035588</text:p>
          </table:table-cell>
          <table:table-cell office:value-type="string" calcext:value-type="string">
            <text:p>-0.001082</text:p>
          </table:table-cell>
        </table:table-row>
        <table:table-row table:style-name="ro1" table:visibility="filter">
          <table:table-cell office:value-type="float" office:value="1527482762.16549" calcext:value-type="float">
            <text:p>1527482762.16549</text:p>
          </table:table-cell>
          <table:table-cell office:value-type="string" calcext:value-type="string">
            <text:p>PID_y</text:p>
          </table:table-cell>
          <table:table-cell office:value-type="float" office:value="-0.072467" calcext:value-type="float">
            <text:p>-0.072467</text:p>
          </table:table-cell>
          <table:table-cell office:value-type="float" office:value="-0.01358" calcext:value-type="float">
            <text:p>-0.01358</text:p>
          </table:table-cell>
          <table:table-cell office:value-type="float" office:value="-0.068849" calcext:value-type="float">
            <text:p>-0.068849</text:p>
          </table:table-cell>
          <table:table-cell office:value-type="float" office:value="-0.013576" calcext:value-type="float">
            <text:p>-0.013576</text:p>
          </table:table-cell>
          <table:table-cell office:value-type="float" office:value="-0.035588" calcext:value-type="float">
            <text:p>-0.035588</text:p>
          </table:table-cell>
          <table:table-cell office:value-type="string" calcext:value-type="string">
            <text:p>-0.00108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1857" calcext:value-type="float">
            <text:p>1527482762.18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27" calcext:value-type="float">
            <text:p>-0.07227</text:p>
          </table:table-cell>
          <table:table-cell office:value-type="float" office:value="-0.013983" calcext:value-type="float">
            <text:p>-0.013983</text:p>
          </table:table-cell>
          <table:table-cell office:value-type="float" office:value="-0.069337" calcext:value-type="float">
            <text:p>-0.069337</text:p>
          </table:table-cell>
          <table:table-cell office:value-type="float" office:value="-0.013954" calcext:value-type="float">
            <text:p>-0.013954</text:p>
          </table:table-cell>
          <table:table-cell office:value-type="float" office:value="-0.03204" calcext:value-type="float">
            <text:p>-0.03204</text:p>
          </table:table-cell>
          <table:table-cell office:value-type="string" calcext:value-type="string">
            <text:p>-0.003161</text:p>
          </table:table-cell>
        </table:table-row>
        <table:table-row table:style-name="ro1" table:visibility="filter">
          <table:table-cell office:value-type="float" office:value="1527482762.18574" calcext:value-type="float">
            <text:p>1527482762.18574</text:p>
          </table:table-cell>
          <table:table-cell office:value-type="string" calcext:value-type="string">
            <text:p>PID_y</text:p>
          </table:table-cell>
          <table:table-cell office:value-type="float" office:value="-0.07227" calcext:value-type="float">
            <text:p>-0.07227</text:p>
          </table:table-cell>
          <table:table-cell office:value-type="float" office:value="-0.013983" calcext:value-type="float">
            <text:p>-0.013983</text:p>
          </table:table-cell>
          <table:table-cell office:value-type="float" office:value="-0.069337" calcext:value-type="float">
            <text:p>-0.069337</text:p>
          </table:table-cell>
          <table:table-cell office:value-type="float" office:value="-0.013954" calcext:value-type="float">
            <text:p>-0.013954</text:p>
          </table:table-cell>
          <table:table-cell office:value-type="float" office:value="-0.03204" calcext:value-type="float">
            <text:p>-0.03204</text:p>
          </table:table-cell>
          <table:table-cell office:value-type="string" calcext:value-type="string">
            <text:p>-0.00316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20492" calcext:value-type="float">
            <text:p>1527482762.2049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4721" calcext:value-type="float">
            <text:p>-0.074721</text:p>
          </table:table-cell>
          <table:table-cell office:value-type="float" office:value="-0.014242" calcext:value-type="float">
            <text:p>-0.014242</text:p>
          </table:table-cell>
          <table:table-cell office:value-type="float" office:value="-0.070299" calcext:value-type="float">
            <text:p>-0.070299</text:p>
          </table:table-cell>
          <table:table-cell office:value-type="float" office:value="-0.01411" calcext:value-type="float">
            <text:p>-0.01411</text:p>
          </table:table-cell>
          <table:table-cell office:value-type="float" office:value="-0.039341" calcext:value-type="float">
            <text:p>-0.039341</text:p>
          </table:table-cell>
          <table:table-cell office:value-type="string" calcext:value-type="string">
            <text:p>-0.006809</text:p>
          </table:table-cell>
        </table:table-row>
        <table:table-row table:style-name="ro1" table:visibility="filter">
          <table:table-cell office:value-type="float" office:value="1527482762.20494" calcext:value-type="float">
            <text:p>1527482762.20494</text:p>
          </table:table-cell>
          <table:table-cell office:value-type="string" calcext:value-type="string">
            <text:p>PID_y</text:p>
          </table:table-cell>
          <table:table-cell office:value-type="float" office:value="-0.074721" calcext:value-type="float">
            <text:p>-0.074721</text:p>
          </table:table-cell>
          <table:table-cell office:value-type="float" office:value="-0.014242" calcext:value-type="float">
            <text:p>-0.014242</text:p>
          </table:table-cell>
          <table:table-cell office:value-type="float" office:value="-0.070299" calcext:value-type="float">
            <text:p>-0.070299</text:p>
          </table:table-cell>
          <table:table-cell office:value-type="float" office:value="-0.01411" calcext:value-type="float">
            <text:p>-0.01411</text:p>
          </table:table-cell>
          <table:table-cell office:value-type="float" office:value="-0.039341" calcext:value-type="float">
            <text:p>-0.039341</text:p>
          </table:table-cell>
          <table:table-cell office:value-type="string" calcext:value-type="string">
            <text:p>-0.00680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22519" calcext:value-type="float">
            <text:p>1527482762.2251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4099" calcext:value-type="float">
            <text:p>-0.074099</text:p>
          </table:table-cell>
          <table:table-cell office:value-type="float" office:value="-0.014174" calcext:value-type="float">
            <text:p>-0.014174</text:p>
          </table:table-cell>
          <table:table-cell office:value-type="float" office:value="-0.070432" calcext:value-type="float">
            <text:p>-0.070432</text:p>
          </table:table-cell>
          <table:table-cell office:value-type="float" office:value="-0.014126" calcext:value-type="float">
            <text:p>-0.014126</text:p>
          </table:table-cell>
          <table:table-cell office:value-type="float" office:value="-0.035823" calcext:value-type="float">
            <text:p>-0.035823</text:p>
          </table:table-cell>
          <table:table-cell office:value-type="string" calcext:value-type="string">
            <text:p>-0.004108</text:p>
          </table:table-cell>
        </table:table-row>
        <table:table-row table:style-name="ro1" table:visibility="filter">
          <table:table-cell office:value-type="float" office:value="1527482762.22521" calcext:value-type="float">
            <text:p>1527482762.22521</text:p>
          </table:table-cell>
          <table:table-cell office:value-type="string" calcext:value-type="string">
            <text:p>PID_y</text:p>
          </table:table-cell>
          <table:table-cell office:value-type="float" office:value="-0.074099" calcext:value-type="float">
            <text:p>-0.074099</text:p>
          </table:table-cell>
          <table:table-cell office:value-type="float" office:value="-0.014174" calcext:value-type="float">
            <text:p>-0.014174</text:p>
          </table:table-cell>
          <table:table-cell office:value-type="float" office:value="-0.070432" calcext:value-type="float">
            <text:p>-0.070432</text:p>
          </table:table-cell>
          <table:table-cell office:value-type="float" office:value="-0.014126" calcext:value-type="float">
            <text:p>-0.014126</text:p>
          </table:table-cell>
          <table:table-cell office:value-type="float" office:value="-0.035823" calcext:value-type="float">
            <text:p>-0.035823</text:p>
          </table:table-cell>
          <table:table-cell office:value-type="string" calcext:value-type="string">
            <text:p>-0.00410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2454" calcext:value-type="float">
            <text:p>1527482762.245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3387" calcext:value-type="float">
            <text:p>-0.073387</text:p>
          </table:table-cell>
          <table:table-cell office:value-type="float" office:value="-0.015121" calcext:value-type="float">
            <text:p>-0.015121</text:p>
          </table:table-cell>
          <table:table-cell office:value-type="float" office:value="-0.070994" calcext:value-type="float">
            <text:p>-0.070994</text:p>
          </table:table-cell>
          <table:table-cell office:value-type="float" office:value="-0.014699" calcext:value-type="float">
            <text:p>-0.014699</text:p>
          </table:table-cell>
          <table:table-cell office:value-type="float" office:value="-0.028945" calcext:value-type="float">
            <text:p>-0.028945</text:p>
          </table:table-cell>
          <table:table-cell office:value-type="string" calcext:value-type="string">
            <text:p>-0.012152</text:p>
          </table:table-cell>
        </table:table-row>
        <table:table-row table:style-name="ro1" table:visibility="filter">
          <table:table-cell office:value-type="float" office:value="1527482762.24542" calcext:value-type="float">
            <text:p>1527482762.24542</text:p>
          </table:table-cell>
          <table:table-cell office:value-type="string" calcext:value-type="string">
            <text:p>PID_y</text:p>
          </table:table-cell>
          <table:table-cell office:value-type="float" office:value="-0.073387" calcext:value-type="float">
            <text:p>-0.073387</text:p>
          </table:table-cell>
          <table:table-cell office:value-type="float" office:value="-0.015121" calcext:value-type="float">
            <text:p>-0.015121</text:p>
          </table:table-cell>
          <table:table-cell office:value-type="float" office:value="-0.070994" calcext:value-type="float">
            <text:p>-0.070994</text:p>
          </table:table-cell>
          <table:table-cell office:value-type="float" office:value="-0.014699" calcext:value-type="float">
            <text:p>-0.014699</text:p>
          </table:table-cell>
          <table:table-cell office:value-type="float" office:value="-0.028945" calcext:value-type="float">
            <text:p>-0.028945</text:p>
          </table:table-cell>
          <table:table-cell office:value-type="string" calcext:value-type="string">
            <text:p>-0.01215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26572" calcext:value-type="float">
            <text:p>1527482762.2657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4258" calcext:value-type="float">
            <text:p>-0.074258</text:p>
          </table:table-cell>
          <table:table-cell office:value-type="float" office:value="-0.015205" calcext:value-type="float">
            <text:p>-0.015205</text:p>
          </table:table-cell>
          <table:table-cell office:value-type="float" office:value="-0.07178" calcext:value-type="float">
            <text:p>-0.07178</text:p>
          </table:table-cell>
          <table:table-cell office:value-type="float" office:value="-0.014789" calcext:value-type="float">
            <text:p>-0.014789</text:p>
          </table:table-cell>
          <table:table-cell office:value-type="float" office:value="-0.02945" calcext:value-type="float">
            <text:p>-0.02945</text:p>
          </table:table-cell>
          <table:table-cell office:value-type="string" calcext:value-type="string">
            <text:p>-0.012066</text:p>
          </table:table-cell>
        </table:table-row>
        <table:table-row table:style-name="ro1" table:visibility="filter">
          <table:table-cell office:value-type="float" office:value="1527482762.26573" calcext:value-type="float">
            <text:p>1527482762.26573</text:p>
          </table:table-cell>
          <table:table-cell office:value-type="string" calcext:value-type="string">
            <text:p>PID_y</text:p>
          </table:table-cell>
          <table:table-cell office:value-type="float" office:value="-0.074258" calcext:value-type="float">
            <text:p>-0.074258</text:p>
          </table:table-cell>
          <table:table-cell office:value-type="float" office:value="-0.015205" calcext:value-type="float">
            <text:p>-0.015205</text:p>
          </table:table-cell>
          <table:table-cell office:value-type="float" office:value="-0.07178" calcext:value-type="float">
            <text:p>-0.07178</text:p>
          </table:table-cell>
          <table:table-cell office:value-type="float" office:value="-0.014789" calcext:value-type="float">
            <text:p>-0.014789</text:p>
          </table:table-cell>
          <table:table-cell office:value-type="float" office:value="-0.02945" calcext:value-type="float">
            <text:p>-0.02945</text:p>
          </table:table-cell>
          <table:table-cell office:value-type="string" calcext:value-type="string">
            <text:p>-0.01206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28592" calcext:value-type="float">
            <text:p>1527482762.2859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3345" calcext:value-type="float">
            <text:p>-0.073345</text:p>
          </table:table-cell>
          <table:table-cell office:value-type="float" office:value="-0.015187" calcext:value-type="float">
            <text:p>-0.015187</text:p>
          </table:table-cell>
          <table:table-cell office:value-type="float" office:value="-0.071709" calcext:value-type="float">
            <text:p>-0.071709</text:p>
          </table:table-cell>
          <table:table-cell office:value-type="float" office:value="-0.014921" calcext:value-type="float">
            <text:p>-0.014921</text:p>
          </table:table-cell>
          <table:table-cell office:value-type="float" office:value="-0.023923" calcext:value-type="float">
            <text:p>-0.023923</text:p>
          </table:table-cell>
          <table:table-cell office:value-type="string" calcext:value-type="string">
            <text:p>-0.009641</text:p>
          </table:table-cell>
        </table:table-row>
        <table:table-row table:style-name="ro1" table:visibility="filter">
          <table:table-cell office:value-type="float" office:value="1527482762.28594" calcext:value-type="float">
            <text:p>1527482762.28594</text:p>
          </table:table-cell>
          <table:table-cell office:value-type="string" calcext:value-type="string">
            <text:p>PID_y</text:p>
          </table:table-cell>
          <table:table-cell office:value-type="float" office:value="-0.073345" calcext:value-type="float">
            <text:p>-0.073345</text:p>
          </table:table-cell>
          <table:table-cell office:value-type="float" office:value="-0.015187" calcext:value-type="float">
            <text:p>-0.015187</text:p>
          </table:table-cell>
          <table:table-cell office:value-type="float" office:value="-0.071709" calcext:value-type="float">
            <text:p>-0.071709</text:p>
          </table:table-cell>
          <table:table-cell office:value-type="float" office:value="-0.014921" calcext:value-type="float">
            <text:p>-0.014921</text:p>
          </table:table-cell>
          <table:table-cell office:value-type="float" office:value="-0.023923" calcext:value-type="float">
            <text:p>-0.023923</text:p>
          </table:table-cell>
          <table:table-cell office:value-type="string" calcext:value-type="string">
            <text:p>-0.00964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30517" calcext:value-type="float">
            <text:p>1527482762.3051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569" calcext:value-type="float">
            <text:p>-0.072569</text:p>
          </table:table-cell>
          <table:table-cell office:value-type="float" office:value="-0.015908" calcext:value-type="float">
            <text:p>-0.015908</text:p>
          </table:table-cell>
          <table:table-cell office:value-type="float" office:value="-0.071873" calcext:value-type="float">
            <text:p>-0.071873</text:p>
          </table:table-cell>
          <table:table-cell office:value-type="float" office:value="-0.015414" calcext:value-type="float">
            <text:p>-0.015414</text:p>
          </table:table-cell>
          <table:table-cell office:value-type="float" office:value="-0.015609" calcext:value-type="float">
            <text:p>-0.015609</text:p>
          </table:table-cell>
          <table:table-cell office:value-type="string" calcext:value-type="string">
            <text:p>-0.013151</text:p>
          </table:table-cell>
        </table:table-row>
        <table:table-row table:style-name="ro1" table:visibility="filter">
          <table:table-cell office:value-type="float" office:value="1527482762.30519" calcext:value-type="float">
            <text:p>1527482762.30519</text:p>
          </table:table-cell>
          <table:table-cell office:value-type="string" calcext:value-type="string">
            <text:p>PID_y</text:p>
          </table:table-cell>
          <table:table-cell office:value-type="float" office:value="-0.072569" calcext:value-type="float">
            <text:p>-0.072569</text:p>
          </table:table-cell>
          <table:table-cell office:value-type="float" office:value="-0.015908" calcext:value-type="float">
            <text:p>-0.015908</text:p>
          </table:table-cell>
          <table:table-cell office:value-type="float" office:value="-0.071873" calcext:value-type="float">
            <text:p>-0.071873</text:p>
          </table:table-cell>
          <table:table-cell office:value-type="float" office:value="-0.015414" calcext:value-type="float">
            <text:p>-0.015414</text:p>
          </table:table-cell>
          <table:table-cell office:value-type="float" office:value="-0.015609" calcext:value-type="float">
            <text:p>-0.015609</text:p>
          </table:table-cell>
          <table:table-cell office:value-type="string" calcext:value-type="string">
            <text:p>-0.01315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32539" calcext:value-type="float">
            <text:p>1527482762.3253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823" calcext:value-type="float">
            <text:p>-0.072823</text:p>
          </table:table-cell>
          <table:table-cell office:value-type="float" office:value="-0.016709" calcext:value-type="float">
            <text:p>-0.016709</text:p>
          </table:table-cell>
          <table:table-cell office:value-type="float" office:value="-0.07207" calcext:value-type="float">
            <text:p>-0.07207</text:p>
          </table:table-cell>
          <table:table-cell office:value-type="float" office:value="-0.015852" calcext:value-type="float">
            <text:p>-0.015852</text:p>
          </table:table-cell>
          <table:table-cell office:value-type="float" office:value="-0.016243" calcext:value-type="float">
            <text:p>-0.016243</text:p>
          </table:table-cell>
          <table:table-cell office:value-type="string" calcext:value-type="string">
            <text:p>-0.017318</text:p>
          </table:table-cell>
        </table:table-row>
        <table:table-row table:style-name="ro1" table:visibility="filter">
          <table:table-cell office:value-type="float" office:value="1527482762.32541" calcext:value-type="float">
            <text:p>1527482762.32541</text:p>
          </table:table-cell>
          <table:table-cell office:value-type="string" calcext:value-type="string">
            <text:p>PID_y</text:p>
          </table:table-cell>
          <table:table-cell office:value-type="float" office:value="-0.072823" calcext:value-type="float">
            <text:p>-0.072823</text:p>
          </table:table-cell>
          <table:table-cell office:value-type="float" office:value="-0.016709" calcext:value-type="float">
            <text:p>-0.016709</text:p>
          </table:table-cell>
          <table:table-cell office:value-type="float" office:value="-0.07207" calcext:value-type="float">
            <text:p>-0.07207</text:p>
          </table:table-cell>
          <table:table-cell office:value-type="float" office:value="-0.015852" calcext:value-type="float">
            <text:p>-0.015852</text:p>
          </table:table-cell>
          <table:table-cell office:value-type="float" office:value="-0.016243" calcext:value-type="float">
            <text:p>-0.016243</text:p>
          </table:table-cell>
          <table:table-cell office:value-type="string" calcext:value-type="string">
            <text:p>-0.0173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34567" calcext:value-type="float">
            <text:p>1527482762.3456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405" calcext:value-type="float">
            <text:p>-0.072405</text:p>
          </table:table-cell>
          <table:table-cell office:value-type="float" office:value="-0.016887" calcext:value-type="float">
            <text:p>-0.016887</text:p>
          </table:table-cell>
          <table:table-cell office:value-type="float" office:value="-0.072075" calcext:value-type="float">
            <text:p>-0.072075</text:p>
          </table:table-cell>
          <table:table-cell office:value-type="float" office:value="-0.01622" calcext:value-type="float">
            <text:p>-0.01622</text:p>
          </table:table-cell>
          <table:table-cell office:value-type="float" office:value="-0.010744" calcext:value-type="float">
            <text:p>-0.010744</text:p>
          </table:table-cell>
          <table:table-cell office:value-type="string" calcext:value-type="string">
            <text:p>-0.015284</text:p>
          </table:table-cell>
        </table:table-row>
        <table:table-row table:style-name="ro1" table:visibility="filter">
          <table:table-cell office:value-type="float" office:value="1527482762.34569" calcext:value-type="float">
            <text:p>1527482762.34569</text:p>
          </table:table-cell>
          <table:table-cell office:value-type="string" calcext:value-type="string">
            <text:p>PID_y</text:p>
          </table:table-cell>
          <table:table-cell office:value-type="float" office:value="-0.072405" calcext:value-type="float">
            <text:p>-0.072405</text:p>
          </table:table-cell>
          <table:table-cell office:value-type="float" office:value="-0.016887" calcext:value-type="float">
            <text:p>-0.016887</text:p>
          </table:table-cell>
          <table:table-cell office:value-type="float" office:value="-0.072075" calcext:value-type="float">
            <text:p>-0.072075</text:p>
          </table:table-cell>
          <table:table-cell office:value-type="float" office:value="-0.01622" calcext:value-type="float">
            <text:p>-0.01622</text:p>
          </table:table-cell>
          <table:table-cell office:value-type="float" office:value="-0.010744" calcext:value-type="float">
            <text:p>-0.010744</text:p>
          </table:table-cell>
          <table:table-cell office:value-type="string" calcext:value-type="string">
            <text:p>-0.01528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36596" calcext:value-type="float">
            <text:p>1527482762.3659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149" calcext:value-type="float">
            <text:p>-0.072149</text:p>
          </table:table-cell>
          <table:table-cell office:value-type="float" office:value="-0.017233" calcext:value-type="float">
            <text:p>-0.017233</text:p>
          </table:table-cell>
          <table:table-cell office:value-type="float" office:value="-0.072116" calcext:value-type="float">
            <text:p>-0.072116</text:p>
          </table:table-cell>
          <table:table-cell office:value-type="float" office:value="-0.016445" calcext:value-type="float">
            <text:p>-0.016445</text:p>
          </table:table-cell>
          <table:table-cell office:value-type="float" office:value="-0.0034" calcext:value-type="float">
            <text:p>-0.0034</text:p>
          </table:table-cell>
          <table:table-cell office:value-type="string" calcext:value-type="string">
            <text:p>-0.016609</text:p>
          </table:table-cell>
        </table:table-row>
        <table:table-row table:style-name="ro1" table:visibility="filter">
          <table:table-cell office:value-type="float" office:value="1527482762.36598" calcext:value-type="float">
            <text:p>1527482762.36598</text:p>
          </table:table-cell>
          <table:table-cell office:value-type="string" calcext:value-type="string">
            <text:p>PID_y</text:p>
          </table:table-cell>
          <table:table-cell office:value-type="float" office:value="-0.072149" calcext:value-type="float">
            <text:p>-0.072149</text:p>
          </table:table-cell>
          <table:table-cell office:value-type="float" office:value="-0.017233" calcext:value-type="float">
            <text:p>-0.017233</text:p>
          </table:table-cell>
          <table:table-cell office:value-type="float" office:value="-0.072116" calcext:value-type="float">
            <text:p>-0.072116</text:p>
          </table:table-cell>
          <table:table-cell office:value-type="float" office:value="-0.016445" calcext:value-type="float">
            <text:p>-0.016445</text:p>
          </table:table-cell>
          <table:table-cell office:value-type="float" office:value="-0.0034" calcext:value-type="float">
            <text:p>-0.0034</text:p>
          </table:table-cell>
          <table:table-cell office:value-type="string" calcext:value-type="string">
            <text:p>-0.01660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38523" calcext:value-type="float">
            <text:p>1527482762.3852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093" calcext:value-type="float">
            <text:p>-0.072093</text:p>
          </table:table-cell>
          <table:table-cell office:value-type="float" office:value="-0.017125" calcext:value-type="float">
            <text:p>-0.017125</text:p>
          </table:table-cell>
          <table:table-cell office:value-type="float" office:value="-0.072058" calcext:value-type="float">
            <text:p>-0.072058</text:p>
          </table:table-cell>
          <table:table-cell office:value-type="float" office:value="-0.016451" calcext:value-type="float">
            <text:p>-0.016451</text:p>
          </table:table-cell>
          <table:table-cell office:value-type="float" office:value="-0.003497" calcext:value-type="float">
            <text:p>-0.003497</text:p>
          </table:table-cell>
          <table:table-cell office:value-type="string" calcext:value-type="string">
            <text:p>-0.015363</text:p>
          </table:table-cell>
        </table:table-row>
        <table:table-row table:style-name="ro1" table:visibility="filter">
          <table:table-cell office:value-type="float" office:value="1527482762.38525" calcext:value-type="float">
            <text:p>1527482762.38525</text:p>
          </table:table-cell>
          <table:table-cell office:value-type="string" calcext:value-type="string">
            <text:p>PID_y</text:p>
          </table:table-cell>
          <table:table-cell office:value-type="float" office:value="-0.072093" calcext:value-type="float">
            <text:p>-0.072093</text:p>
          </table:table-cell>
          <table:table-cell office:value-type="float" office:value="-0.017125" calcext:value-type="float">
            <text:p>-0.017125</text:p>
          </table:table-cell>
          <table:table-cell office:value-type="float" office:value="-0.072058" calcext:value-type="float">
            <text:p>-0.072058</text:p>
          </table:table-cell>
          <table:table-cell office:value-type="float" office:value="-0.016451" calcext:value-type="float">
            <text:p>-0.016451</text:p>
          </table:table-cell>
          <table:table-cell office:value-type="float" office:value="-0.003497" calcext:value-type="float">
            <text:p>-0.003497</text:p>
          </table:table-cell>
          <table:table-cell office:value-type="string" calcext:value-type="string">
            <text:p>-0.0153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40546" calcext:value-type="float">
            <text:p>1527482762.4054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231" calcext:value-type="float">
            <text:p>-0.072231</text:p>
          </table:table-cell>
          <table:table-cell office:value-type="float" office:value="-0.017572" calcext:value-type="float">
            <text:p>-0.017572</text:p>
          </table:table-cell>
          <table:table-cell office:value-type="float" office:value="-0.072201" calcext:value-type="float">
            <text:p>-0.072201</text:p>
          </table:table-cell>
          <table:table-cell office:value-type="float" office:value="-0.016931" calcext:value-type="float">
            <text:p>-0.016931</text:p>
          </table:table-cell>
          <table:table-cell office:value-type="float" office:value="-0.00322" calcext:value-type="float">
            <text:p>-0.00322</text:p>
          </table:table-cell>
          <table:table-cell office:value-type="string" calcext:value-type="string">
            <text:p>-0.014984</text:p>
          </table:table-cell>
        </table:table-row>
        <table:table-row table:style-name="ro1" table:visibility="filter">
          <table:table-cell office:value-type="float" office:value="1527482762.40548" calcext:value-type="float">
            <text:p>1527482762.40548</text:p>
          </table:table-cell>
          <table:table-cell office:value-type="string" calcext:value-type="string">
            <text:p>PID_y</text:p>
          </table:table-cell>
          <table:table-cell office:value-type="float" office:value="-0.072231" calcext:value-type="float">
            <text:p>-0.072231</text:p>
          </table:table-cell>
          <table:table-cell office:value-type="float" office:value="-0.017572" calcext:value-type="float">
            <text:p>-0.017572</text:p>
          </table:table-cell>
          <table:table-cell office:value-type="float" office:value="-0.072201" calcext:value-type="float">
            <text:p>-0.072201</text:p>
          </table:table-cell>
          <table:table-cell office:value-type="float" office:value="-0.016931" calcext:value-type="float">
            <text:p>-0.016931</text:p>
          </table:table-cell>
          <table:table-cell office:value-type="float" office:value="-0.00322" calcext:value-type="float">
            <text:p>-0.00322</text:p>
          </table:table-cell>
          <table:table-cell office:value-type="string" calcext:value-type="string">
            <text:p>-0.01498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4257" calcext:value-type="float">
            <text:p>1527482762.42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506" calcext:value-type="float">
            <text:p>-0.072506</text:p>
          </table:table-cell>
          <table:table-cell office:value-type="float" office:value="-0.01784" calcext:value-type="float">
            <text:p>-0.01784</text:p>
          </table:table-cell>
          <table:table-cell office:value-type="float" office:value="-0.072464" calcext:value-type="float">
            <text:p>-0.072464</text:p>
          </table:table-cell>
          <table:table-cell office:value-type="float" office:value="-0.017275" calcext:value-type="float">
            <text:p>-0.017275</text:p>
          </table:table-cell>
          <table:table-cell office:value-type="float" office:value="-0.003863" calcext:value-type="float">
            <text:p>-0.003863</text:p>
          </table:table-cell>
          <table:table-cell office:value-type="string" calcext:value-type="string">
            <text:p>-0.014062</text:p>
          </table:table-cell>
        </table:table-row>
        <table:table-row table:style-name="ro1" table:visibility="filter">
          <table:table-cell office:value-type="float" office:value="1527482762.42572" calcext:value-type="float">
            <text:p>1527482762.42572</text:p>
          </table:table-cell>
          <table:table-cell office:value-type="string" calcext:value-type="string">
            <text:p>PID_y</text:p>
          </table:table-cell>
          <table:table-cell office:value-type="float" office:value="-0.072506" calcext:value-type="float">
            <text:p>-0.072506</text:p>
          </table:table-cell>
          <table:table-cell office:value-type="float" office:value="-0.01784" calcext:value-type="float">
            <text:p>-0.01784</text:p>
          </table:table-cell>
          <table:table-cell office:value-type="float" office:value="-0.072464" calcext:value-type="float">
            <text:p>-0.072464</text:p>
          </table:table-cell>
          <table:table-cell office:value-type="float" office:value="-0.017275" calcext:value-type="float">
            <text:p>-0.017275</text:p>
          </table:table-cell>
          <table:table-cell office:value-type="float" office:value="-0.003863" calcext:value-type="float">
            <text:p>-0.003863</text:p>
          </table:table-cell>
          <table:table-cell office:value-type="string" calcext:value-type="string">
            <text:p>-0.01406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445" calcext:value-type="float">
            <text:p>1527482762.44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224" calcext:value-type="float">
            <text:p>-0.072224</text:p>
          </table:table-cell>
          <table:table-cell office:value-type="float" office:value="-0.017757" calcext:value-type="float">
            <text:p>-0.017757</text:p>
          </table:table-cell>
          <table:table-cell office:value-type="float" office:value="-0.072219" calcext:value-type="float">
            <text:p>-0.072219</text:p>
          </table:table-cell>
          <table:table-cell office:value-type="float" office:value="-0.017379" calcext:value-type="float">
            <text:p>-0.017379</text:p>
          </table:table-cell>
          <table:table-cell office:value-type="float" office:value="-0.001273" calcext:value-type="float">
            <text:p>-0.001273</text:p>
          </table:table-cell>
          <table:table-cell office:value-type="string" calcext:value-type="string">
            <text:p>-0.011503</text:p>
          </table:table-cell>
        </table:table-row>
        <table:table-row table:style-name="ro1" table:visibility="filter">
          <table:table-cell office:value-type="float" office:value="1527482762.44502" calcext:value-type="float">
            <text:p>1527482762.44502</text:p>
          </table:table-cell>
          <table:table-cell office:value-type="string" calcext:value-type="string">
            <text:p>PID_y</text:p>
          </table:table-cell>
          <table:table-cell office:value-type="float" office:value="-0.072224" calcext:value-type="float">
            <text:p>-0.072224</text:p>
          </table:table-cell>
          <table:table-cell office:value-type="float" office:value="-0.017757" calcext:value-type="float">
            <text:p>-0.017757</text:p>
          </table:table-cell>
          <table:table-cell office:value-type="float" office:value="-0.072219" calcext:value-type="float">
            <text:p>-0.072219</text:p>
          </table:table-cell>
          <table:table-cell office:value-type="float" office:value="-0.017379" calcext:value-type="float">
            <text:p>-0.017379</text:p>
          </table:table-cell>
          <table:table-cell office:value-type="float" office:value="-0.001273" calcext:value-type="float">
            <text:p>-0.001273</text:p>
          </table:table-cell>
          <table:table-cell office:value-type="string" calcext:value-type="string">
            <text:p>-0.01150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46537" calcext:value-type="float">
            <text:p>1527482762.4653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249" calcext:value-type="float">
            <text:p>-0.072249</text:p>
          </table:table-cell>
          <table:table-cell office:value-type="float" office:value="-0.018335" calcext:value-type="float">
            <text:p>-0.018335</text:p>
          </table:table-cell>
          <table:table-cell office:value-type="float" office:value="-0.072245" calcext:value-type="float">
            <text:p>-0.072245</text:p>
          </table:table-cell>
          <table:table-cell office:value-type="float" office:value="-0.017812" calcext:value-type="float">
            <text:p>-0.017812</text:p>
          </table:table-cell>
          <table:table-cell office:value-type="float" office:value="-0.001125" calcext:value-type="float">
            <text:p>-0.001125</text:p>
          </table:table-cell>
          <table:table-cell office:value-type="string" calcext:value-type="string">
            <text:p>-0.013537</text:p>
          </table:table-cell>
        </table:table-row>
        <table:table-row table:style-name="ro1" table:visibility="filter">
          <table:table-cell office:value-type="float" office:value="1527482762.46539" calcext:value-type="float">
            <text:p>1527482762.46539</text:p>
          </table:table-cell>
          <table:table-cell office:value-type="string" calcext:value-type="string">
            <text:p>PID_y</text:p>
          </table:table-cell>
          <table:table-cell office:value-type="float" office:value="-0.072249" calcext:value-type="float">
            <text:p>-0.072249</text:p>
          </table:table-cell>
          <table:table-cell office:value-type="float" office:value="-0.018335" calcext:value-type="float">
            <text:p>-0.018335</text:p>
          </table:table-cell>
          <table:table-cell office:value-type="float" office:value="-0.072245" calcext:value-type="float">
            <text:p>-0.072245</text:p>
          </table:table-cell>
          <table:table-cell office:value-type="float" office:value="-0.017812" calcext:value-type="float">
            <text:p>-0.017812</text:p>
          </table:table-cell>
          <table:table-cell office:value-type="float" office:value="-0.001125" calcext:value-type="float">
            <text:p>-0.001125</text:p>
          </table:table-cell>
          <table:table-cell office:value-type="string" calcext:value-type="string">
            <text:p>-0.01353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48561" calcext:value-type="float">
            <text:p>1527482762.4856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2264" calcext:value-type="float">
            <text:p>-0.072264</text:p>
          </table:table-cell>
          <table:table-cell office:value-type="float" office:value="-0.019078" calcext:value-type="float">
            <text:p>-0.019078</text:p>
          </table:table-cell>
          <table:table-cell office:value-type="float" office:value="-0.072255" calcext:value-type="float">
            <text:p>-0.072255</text:p>
          </table:table-cell>
          <table:table-cell office:value-type="float" office:value="-0.018211" calcext:value-type="float">
            <text:p>-0.018211</text:p>
          </table:table-cell>
          <table:table-cell office:value-type="float" office:value="-0.001824" calcext:value-type="float">
            <text:p>-0.001824</text:p>
          </table:table-cell>
          <table:table-cell office:value-type="string" calcext:value-type="string">
            <text:p>-0.017418</text:p>
          </table:table-cell>
        </table:table-row>
        <table:table-row table:style-name="ro1" table:visibility="filter">
          <table:table-cell office:value-type="float" office:value="1527482762.48563" calcext:value-type="float">
            <text:p>1527482762.48563</text:p>
          </table:table-cell>
          <table:table-cell office:value-type="string" calcext:value-type="string">
            <text:p>PID_y</text:p>
          </table:table-cell>
          <table:table-cell office:value-type="float" office:value="-0.072264" calcext:value-type="float">
            <text:p>-0.072264</text:p>
          </table:table-cell>
          <table:table-cell office:value-type="float" office:value="-0.019078" calcext:value-type="float">
            <text:p>-0.019078</text:p>
          </table:table-cell>
          <table:table-cell office:value-type="float" office:value="-0.072255" calcext:value-type="float">
            <text:p>-0.072255</text:p>
          </table:table-cell>
          <table:table-cell office:value-type="float" office:value="-0.018211" calcext:value-type="float">
            <text:p>-0.018211</text:p>
          </table:table-cell>
          <table:table-cell office:value-type="float" office:value="-0.001824" calcext:value-type="float">
            <text:p>-0.001824</text:p>
          </table:table-cell>
          <table:table-cell office:value-type="string" calcext:value-type="string">
            <text:p>-0.0174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50586" calcext:value-type="float">
            <text:p>1527482762.5058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1935" calcext:value-type="float">
            <text:p>-0.071935</text:p>
          </table:table-cell>
          <table:table-cell office:value-type="float" office:value="-0.01958" calcext:value-type="float">
            <text:p>-0.01958</text:p>
          </table:table-cell>
          <table:table-cell office:value-type="float" office:value="-0.071954" calcext:value-type="float">
            <text:p>-0.071954</text:p>
          </table:table-cell>
          <table:table-cell office:value-type="float" office:value="-0.018703" calcext:value-type="float">
            <text:p>-0.018703</text:p>
          </table:table-cell>
          <table:table-cell office:value-type="float" office:value="0.002567" calcext:value-type="float">
            <text:p>0.002567</text:p>
          </table:table-cell>
          <table:table-cell office:value-type="string" calcext:value-type="string">
            <text:p>-0.017529</text:p>
          </table:table-cell>
        </table:table-row>
        <table:table-row table:style-name="ro1" table:visibility="filter">
          <table:table-cell office:value-type="float" office:value="1527482762.50589" calcext:value-type="float">
            <text:p>1527482762.50589</text:p>
          </table:table-cell>
          <table:table-cell office:value-type="string" calcext:value-type="string">
            <text:p>PID_y</text:p>
          </table:table-cell>
          <table:table-cell office:value-type="float" office:value="-0.071935" calcext:value-type="float">
            <text:p>-0.071935</text:p>
          </table:table-cell>
          <table:table-cell office:value-type="float" office:value="-0.01958" calcext:value-type="float">
            <text:p>-0.01958</text:p>
          </table:table-cell>
          <table:table-cell office:value-type="float" office:value="-0.071954" calcext:value-type="float">
            <text:p>-0.071954</text:p>
          </table:table-cell>
          <table:table-cell office:value-type="float" office:value="-0.018703" calcext:value-type="float">
            <text:p>-0.018703</text:p>
          </table:table-cell>
          <table:table-cell office:value-type="float" office:value="0.002567" calcext:value-type="float">
            <text:p>0.002567</text:p>
          </table:table-cell>
          <table:table-cell office:value-type="string" calcext:value-type="string">
            <text:p>-0.01752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52517" calcext:value-type="float">
            <text:p>1527482762.5251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1664" calcext:value-type="float">
            <text:p>-0.071664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-0.071796" calcext:value-type="float">
            <text:p>-0.07179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06792" calcext:value-type="float">
            <text:p>0.006792</text:p>
          </table:table-cell>
          <table:table-cell office:value-type="string" calcext:value-type="string">
            <text:p>-0.015920</text:p>
          </table:table-cell>
        </table:table-row>
        <table:table-row table:style-name="ro1" table:visibility="filter">
          <table:table-cell office:value-type="float" office:value="1527482762.52519" calcext:value-type="float">
            <text:p>1527482762.52519</text:p>
          </table:table-cell>
          <table:table-cell office:value-type="string" calcext:value-type="string">
            <text:p>PID_y</text:p>
          </table:table-cell>
          <table:table-cell office:value-type="float" office:value="-0.071664" calcext:value-type="float">
            <text:p>-0.071664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-0.071796" calcext:value-type="float">
            <text:p>-0.07179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06792" calcext:value-type="float">
            <text:p>0.006792</text:p>
          </table:table-cell>
          <table:table-cell office:value-type="string" calcext:value-type="string">
            <text:p>-0.01592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54547" calcext:value-type="float">
            <text:p>1527482762.5454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0518" calcext:value-type="float">
            <text:p>-0.070518</text:p>
          </table:table-cell>
          <table:table-cell office:value-type="float" office:value="-0.020342" calcext:value-type="float">
            <text:p>-0.020342</text:p>
          </table:table-cell>
          <table:table-cell office:value-type="float" office:value="-0.070962" calcext:value-type="float">
            <text:p>-0.070962</text:p>
          </table:table-cell>
          <table:table-cell office:value-type="float" office:value="-0.019304" calcext:value-type="float">
            <text:p>-0.019304</text:p>
          </table:table-cell>
          <table:table-cell office:value-type="float" office:value="0.012473" calcext:value-type="float">
            <text:p>0.012473</text:p>
          </table:table-cell>
          <table:table-cell office:value-type="string" calcext:value-type="string">
            <text:p>-0.019059</text:p>
          </table:table-cell>
        </table:table-row>
        <table:table-row table:style-name="ro1" table:visibility="filter">
          <table:table-cell office:value-type="float" office:value="1527482762.54549" calcext:value-type="float">
            <text:p>1527482762.54549</text:p>
          </table:table-cell>
          <table:table-cell office:value-type="string" calcext:value-type="string">
            <text:p>PID_y</text:p>
          </table:table-cell>
          <table:table-cell office:value-type="float" office:value="-0.070518" calcext:value-type="float">
            <text:p>-0.070518</text:p>
          </table:table-cell>
          <table:table-cell office:value-type="float" office:value="-0.020342" calcext:value-type="float">
            <text:p>-0.020342</text:p>
          </table:table-cell>
          <table:table-cell office:value-type="float" office:value="-0.070962" calcext:value-type="float">
            <text:p>-0.070962</text:p>
          </table:table-cell>
          <table:table-cell office:value-type="float" office:value="-0.019304" calcext:value-type="float">
            <text:p>-0.019304</text:p>
          </table:table-cell>
          <table:table-cell office:value-type="float" office:value="0.012473" calcext:value-type="float">
            <text:p>0.012473</text:p>
          </table:table-cell>
          <table:table-cell office:value-type="string" calcext:value-type="string">
            <text:p>-0.01905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56582" calcext:value-type="float">
            <text:p>1527482762.5658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70369" calcext:value-type="float">
            <text:p>-0.070369</text:p>
          </table:table-cell>
          <table:table-cell office:value-type="float" office:value="-0.020882" calcext:value-type="float">
            <text:p>-0.020882</text:p>
          </table:table-cell>
          <table:table-cell office:value-type="float" office:value="-0.070887" calcext:value-type="float">
            <text:p>-0.070887</text:p>
          </table:table-cell>
          <table:table-cell office:value-type="float" office:value="-0.019788" calcext:value-type="float">
            <text:p>-0.019788</text:p>
          </table:table-cell>
          <table:table-cell office:value-type="float" office:value="0.013463" calcext:value-type="float">
            <text:p>0.013463</text:p>
          </table:table-cell>
          <table:table-cell office:value-type="string" calcext:value-type="string">
            <text:p>-0.019571</text:p>
          </table:table-cell>
        </table:table-row>
        <table:table-row table:style-name="ro1" table:visibility="filter">
          <table:table-cell office:value-type="float" office:value="1527482762.56585" calcext:value-type="float">
            <text:p>1527482762.56585</text:p>
          </table:table-cell>
          <table:table-cell office:value-type="string" calcext:value-type="string">
            <text:p>PID_y</text:p>
          </table:table-cell>
          <table:table-cell office:value-type="float" office:value="-0.070369" calcext:value-type="float">
            <text:p>-0.070369</text:p>
          </table:table-cell>
          <table:table-cell office:value-type="float" office:value="-0.020882" calcext:value-type="float">
            <text:p>-0.020882</text:p>
          </table:table-cell>
          <table:table-cell office:value-type="float" office:value="-0.070887" calcext:value-type="float">
            <text:p>-0.070887</text:p>
          </table:table-cell>
          <table:table-cell office:value-type="float" office:value="-0.019788" calcext:value-type="float">
            <text:p>-0.019788</text:p>
          </table:table-cell>
          <table:table-cell office:value-type="float" office:value="0.013463" calcext:value-type="float">
            <text:p>0.013463</text:p>
          </table:table-cell>
          <table:table-cell office:value-type="string" calcext:value-type="string">
            <text:p>-0.01957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58516" calcext:value-type="float">
            <text:p>1527482762.5851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8299" calcext:value-type="float">
            <text:p>-0.068299</text:p>
          </table:table-cell>
          <table:table-cell office:value-type="float" office:value="-0.021165" calcext:value-type="float">
            <text:p>-0.021165</text:p>
          </table:table-cell>
          <table:table-cell office:value-type="float" office:value="-0.069906" calcext:value-type="float">
            <text:p>-0.069906</text:p>
          </table:table-cell>
          <table:table-cell office:value-type="float" office:value="-0.020123" calcext:value-type="float">
            <text:p>-0.020123</text:p>
          </table:table-cell>
          <table:table-cell office:value-type="float" office:value="0.023716" calcext:value-type="float">
            <text:p>0.023716</text:p>
          </table:table-cell>
          <table:table-cell office:value-type="string" calcext:value-type="string">
            <text:p>-0.019100</text:p>
          </table:table-cell>
        </table:table-row>
        <table:table-row table:style-name="ro1" table:visibility="filter">
          <table:table-cell office:value-type="float" office:value="1527482762.58519" calcext:value-type="float">
            <text:p>1527482762.58519</text:p>
          </table:table-cell>
          <table:table-cell office:value-type="string" calcext:value-type="string">
            <text:p>PID_y</text:p>
          </table:table-cell>
          <table:table-cell office:value-type="float" office:value="-0.068299" calcext:value-type="float">
            <text:p>-0.068299</text:p>
          </table:table-cell>
          <table:table-cell office:value-type="float" office:value="-0.021165" calcext:value-type="float">
            <text:p>-0.021165</text:p>
          </table:table-cell>
          <table:table-cell office:value-type="float" office:value="-0.069906" calcext:value-type="float">
            <text:p>-0.069906</text:p>
          </table:table-cell>
          <table:table-cell office:value-type="float" office:value="-0.020123" calcext:value-type="float">
            <text:p>-0.020123</text:p>
          </table:table-cell>
          <table:table-cell office:value-type="float" office:value="0.023716" calcext:value-type="float">
            <text:p>0.023716</text:p>
          </table:table-cell>
          <table:table-cell office:value-type="string" calcext:value-type="string">
            <text:p>-0.01910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6055" calcext:value-type="float">
            <text:p>1527482762.605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8271" calcext:value-type="float">
            <text:p>-0.068271</text:p>
          </table:table-cell>
          <table:table-cell office:value-type="float" office:value="-0.021383" calcext:value-type="float">
            <text:p>-0.021383</text:p>
          </table:table-cell>
          <table:table-cell office:value-type="float" office:value="-0.069722" calcext:value-type="float">
            <text:p>-0.069722</text:p>
          </table:table-cell>
          <table:table-cell office:value-type="float" office:value="-0.020482" calcext:value-type="float">
            <text:p>-0.020482</text:p>
          </table:table-cell>
          <table:table-cell office:value-type="float" office:value="0.022542" calcext:value-type="float">
            <text:p>0.022542</text:p>
          </table:table-cell>
          <table:table-cell office:value-type="string" calcext:value-type="string">
            <text:p>-0.017763</text:p>
          </table:table-cell>
        </table:table-row>
        <table:table-row table:style-name="ro1" table:visibility="filter">
          <table:table-cell office:value-type="float" office:value="1527482762.60552" calcext:value-type="float">
            <text:p>1527482762.60552</text:p>
          </table:table-cell>
          <table:table-cell office:value-type="string" calcext:value-type="string">
            <text:p>PID_y</text:p>
          </table:table-cell>
          <table:table-cell office:value-type="float" office:value="-0.068271" calcext:value-type="float">
            <text:p>-0.068271</text:p>
          </table:table-cell>
          <table:table-cell office:value-type="float" office:value="-0.021383" calcext:value-type="float">
            <text:p>-0.021383</text:p>
          </table:table-cell>
          <table:table-cell office:value-type="float" office:value="-0.069722" calcext:value-type="float">
            <text:p>-0.069722</text:p>
          </table:table-cell>
          <table:table-cell office:value-type="float" office:value="-0.020482" calcext:value-type="float">
            <text:p>-0.020482</text:p>
          </table:table-cell>
          <table:table-cell office:value-type="float" office:value="0.022542" calcext:value-type="float">
            <text:p>0.022542</text:p>
          </table:table-cell>
          <table:table-cell office:value-type="string" calcext:value-type="string">
            <text:p>-0.0177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62572" calcext:value-type="float">
            <text:p>1527482762.6257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7206" calcext:value-type="float">
            <text:p>-0.067206</text:p>
          </table:table-cell>
          <table:table-cell office:value-type="float" office:value="-0.021704" calcext:value-type="float">
            <text:p>-0.021704</text:p>
          </table:table-cell>
          <table:table-cell office:value-type="float" office:value="-0.069179" calcext:value-type="float">
            <text:p>-0.069179</text:p>
          </table:table-cell>
          <table:table-cell office:value-type="float" office:value="-0.020732" calcext:value-type="float">
            <text:p>-0.020732</text:p>
          </table:table-cell>
          <table:table-cell office:value-type="float" office:value="0.026282" calcext:value-type="float">
            <text:p>0.026282</text:p>
          </table:table-cell>
          <table:table-cell office:value-type="string" calcext:value-type="string">
            <text:p>-0.018440</text:p>
          </table:table-cell>
        </table:table-row>
        <table:table-row table:style-name="ro1" table:visibility="filter">
          <table:table-cell office:value-type="float" office:value="1527482762.62573" calcext:value-type="float">
            <text:p>1527482762.62573</text:p>
          </table:table-cell>
          <table:table-cell office:value-type="string" calcext:value-type="string">
            <text:p>PID_y</text:p>
          </table:table-cell>
          <table:table-cell office:value-type="float" office:value="-0.067206" calcext:value-type="float">
            <text:p>-0.067206</text:p>
          </table:table-cell>
          <table:table-cell office:value-type="float" office:value="-0.021704" calcext:value-type="float">
            <text:p>-0.021704</text:p>
          </table:table-cell>
          <table:table-cell office:value-type="float" office:value="-0.069179" calcext:value-type="float">
            <text:p>-0.069179</text:p>
          </table:table-cell>
          <table:table-cell office:value-type="float" office:value="-0.020732" calcext:value-type="float">
            <text:p>-0.020732</text:p>
          </table:table-cell>
          <table:table-cell office:value-type="float" office:value="0.026282" calcext:value-type="float">
            <text:p>0.026282</text:p>
          </table:table-cell>
          <table:table-cell office:value-type="string" calcext:value-type="string">
            <text:p>-0.01844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64596" calcext:value-type="float">
            <text:p>1527482762.6459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6046" calcext:value-type="float">
            <text:p>-0.066046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-0.068218" calcext:value-type="float">
            <text:p>-0.068218</text:p>
          </table:table-cell>
          <table:table-cell office:value-type="float" office:value="-0.02079" calcext:value-type="float">
            <text:p>-0.02079</text:p>
          </table:table-cell>
          <table:table-cell office:value-type="float" office:value="0.027574" calcext:value-type="float">
            <text:p>0.027574</text:p>
          </table:table-cell>
          <table:table-cell office:value-type="string" calcext:value-type="string">
            <text:p>-0.014796</text:p>
          </table:table-cell>
        </table:table-row>
        <table:table-row table:style-name="ro1" table:visibility="filter">
          <table:table-cell office:value-type="float" office:value="1527482762.64599" calcext:value-type="float">
            <text:p>1527482762.64599</text:p>
          </table:table-cell>
          <table:table-cell office:value-type="string" calcext:value-type="string">
            <text:p>PID_y</text:p>
          </table:table-cell>
          <table:table-cell office:value-type="float" office:value="-0.066046" calcext:value-type="float">
            <text:p>-0.066046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-0.068218" calcext:value-type="float">
            <text:p>-0.068218</text:p>
          </table:table-cell>
          <table:table-cell office:value-type="float" office:value="-0.02079" calcext:value-type="float">
            <text:p>-0.02079</text:p>
          </table:table-cell>
          <table:table-cell office:value-type="float" office:value="0.027574" calcext:value-type="float">
            <text:p>0.027574</text:p>
          </table:table-cell>
          <table:table-cell office:value-type="string" calcext:value-type="string">
            <text:p>-0.01479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66526" calcext:value-type="float">
            <text:p>1527482762.6652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5391" calcext:value-type="float">
            <text:p>-0.065391</text:p>
          </table:table-cell>
          <table:table-cell office:value-type="float" office:value="-0.022124" calcext:value-type="float">
            <text:p>-0.022124</text:p>
          </table:table-cell>
          <table:table-cell office:value-type="float" office:value="-0.067931" calcext:value-type="float">
            <text:p>-0.067931</text:p>
          </table:table-cell>
          <table:table-cell office:value-type="float" office:value="-0.021379" calcext:value-type="float">
            <text:p>-0.021379</text:p>
          </table:table-cell>
          <table:table-cell office:value-type="float" office:value="0.029814" calcext:value-type="float">
            <text:p>0.029814</text:p>
          </table:table-cell>
          <table:table-cell office:value-type="string" calcext:value-type="string">
            <text:p>-0.016146</text:p>
          </table:table-cell>
        </table:table-row>
        <table:table-row table:style-name="ro1" table:visibility="filter">
          <table:table-cell office:value-type="float" office:value="1527482762.66528" calcext:value-type="float">
            <text:p>1527482762.66528</text:p>
          </table:table-cell>
          <table:table-cell office:value-type="string" calcext:value-type="string">
            <text:p>PID_y</text:p>
          </table:table-cell>
          <table:table-cell office:value-type="float" office:value="-0.065391" calcext:value-type="float">
            <text:p>-0.065391</text:p>
          </table:table-cell>
          <table:table-cell office:value-type="float" office:value="-0.022124" calcext:value-type="float">
            <text:p>-0.022124</text:p>
          </table:table-cell>
          <table:table-cell office:value-type="float" office:value="-0.067931" calcext:value-type="float">
            <text:p>-0.067931</text:p>
          </table:table-cell>
          <table:table-cell office:value-type="float" office:value="-0.021379" calcext:value-type="float">
            <text:p>-0.021379</text:p>
          </table:table-cell>
          <table:table-cell office:value-type="float" office:value="0.029814" calcext:value-type="float">
            <text:p>0.029814</text:p>
          </table:table-cell>
          <table:table-cell office:value-type="string" calcext:value-type="string">
            <text:p>-0.01614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68553" calcext:value-type="float">
            <text:p>1527482762.6855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665" calcext:value-type="float">
            <text:p>-0.064665</text:p>
          </table:table-cell>
          <table:table-cell office:value-type="float" office:value="-0.022454" calcext:value-type="float">
            <text:p>-0.022454</text:p>
          </table:table-cell>
          <table:table-cell office:value-type="float" office:value="-0.067015" calcext:value-type="float">
            <text:p>-0.067015</text:p>
          </table:table-cell>
          <table:table-cell office:value-type="float" office:value="-0.02172" calcext:value-type="float">
            <text:p>-0.02172</text:p>
          </table:table-cell>
          <table:table-cell office:value-type="float" office:value="0.028678" calcext:value-type="float">
            <text:p>0.028678</text:p>
          </table:table-cell>
          <table:table-cell office:value-type="string" calcext:value-type="string">
            <text:p>-0.016030</text:p>
          </table:table-cell>
        </table:table-row>
        <table:table-row table:style-name="ro1" table:visibility="filter">
          <table:table-cell office:value-type="float" office:value="1527482762.68555" calcext:value-type="float">
            <text:p>1527482762.68555</text:p>
          </table:table-cell>
          <table:table-cell office:value-type="string" calcext:value-type="string">
            <text:p>PID_y</text:p>
          </table:table-cell>
          <table:table-cell office:value-type="float" office:value="-0.064665" calcext:value-type="float">
            <text:p>-0.064665</text:p>
          </table:table-cell>
          <table:table-cell office:value-type="float" office:value="-0.022454" calcext:value-type="float">
            <text:p>-0.022454</text:p>
          </table:table-cell>
          <table:table-cell office:value-type="float" office:value="-0.067015" calcext:value-type="float">
            <text:p>-0.067015</text:p>
          </table:table-cell>
          <table:table-cell office:value-type="float" office:value="-0.02172" calcext:value-type="float">
            <text:p>-0.02172</text:p>
          </table:table-cell>
          <table:table-cell office:value-type="float" office:value="0.028678" calcext:value-type="float">
            <text:p>0.028678</text:p>
          </table:table-cell>
          <table:table-cell office:value-type="string" calcext:value-type="string">
            <text:p>-0.01603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70587" calcext:value-type="float">
            <text:p>1527482762.7058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-0.022575" calcext:value-type="float">
            <text:p>-0.022575</text:p>
          </table:table-cell>
          <table:table-cell office:value-type="float" office:value="-0.066292" calcext:value-type="float">
            <text:p>-0.066292</text:p>
          </table:table-cell>
          <table:table-cell office:value-type="float" office:value="-0.021951" calcext:value-type="float">
            <text:p>-0.021951</text:p>
          </table:table-cell>
          <table:table-cell office:value-type="float" office:value="0.033999" calcext:value-type="float">
            <text:p>0.033999</text:p>
          </table:table-cell>
          <table:table-cell office:value-type="string" calcext:value-type="string">
            <text:p>-0.014784</text:p>
          </table:table-cell>
        </table:table-row>
        <table:table-row table:style-name="ro1" table:visibility="filter">
          <table:table-cell office:value-type="float" office:value="1527482762.70589" calcext:value-type="float">
            <text:p>1527482762.70589</text:p>
          </table:table-cell>
          <table:table-cell office:value-type="string" calcext:value-type="string">
            <text:p>PID_y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-0.022575" calcext:value-type="float">
            <text:p>-0.022575</text:p>
          </table:table-cell>
          <table:table-cell office:value-type="float" office:value="-0.066292" calcext:value-type="float">
            <text:p>-0.066292</text:p>
          </table:table-cell>
          <table:table-cell office:value-type="float" office:value="-0.021951" calcext:value-type="float">
            <text:p>-0.021951</text:p>
          </table:table-cell>
          <table:table-cell office:value-type="float" office:value="0.033999" calcext:value-type="float">
            <text:p>0.033999</text:p>
          </table:table-cell>
          <table:table-cell office:value-type="string" calcext:value-type="string">
            <text:p>-0.01478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72512" calcext:value-type="float">
            <text:p>1527482762.7251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184" calcext:value-type="float">
            <text:p>-0.06184</text:p>
          </table:table-cell>
          <table:table-cell office:value-type="float" office:value="-0.022558" calcext:value-type="float">
            <text:p>-0.022558</text:p>
          </table:table-cell>
          <table:table-cell office:value-type="float" office:value="-0.06557" calcext:value-type="float">
            <text:p>-0.06557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0.036132" calcext:value-type="float">
            <text:p>0.036132</text:p>
          </table:table-cell>
          <table:table-cell office:value-type="string" calcext:value-type="string">
            <text:p>-0.013339</text:p>
          </table:table-cell>
        </table:table-row>
        <table:table-row table:style-name="ro1" table:visibility="filter">
          <table:table-cell office:value-type="float" office:value="1527482762.72515" calcext:value-type="float">
            <text:p>1527482762.72515</text:p>
          </table:table-cell>
          <table:table-cell office:value-type="string" calcext:value-type="string">
            <text:p>PID_y</text:p>
          </table:table-cell>
          <table:table-cell office:value-type="float" office:value="-0.06184" calcext:value-type="float">
            <text:p>-0.06184</text:p>
          </table:table-cell>
          <table:table-cell office:value-type="float" office:value="-0.022558" calcext:value-type="float">
            <text:p>-0.022558</text:p>
          </table:table-cell>
          <table:table-cell office:value-type="float" office:value="-0.06557" calcext:value-type="float">
            <text:p>-0.06557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0.036132" calcext:value-type="float">
            <text:p>0.036132</text:p>
          </table:table-cell>
          <table:table-cell office:value-type="string" calcext:value-type="string">
            <text:p>-0.01333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74534" calcext:value-type="float">
            <text:p>1527482762.7453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2316" calcext:value-type="float">
            <text:p>-0.062316</text:p>
          </table:table-cell>
          <table:table-cell office:value-type="float" office:value="-0.023579" calcext:value-type="float">
            <text:p>-0.023579</text:p>
          </table:table-cell>
          <table:table-cell office:value-type="float" office:value="-0.065103" calcext:value-type="float">
            <text:p>-0.065103</text:p>
          </table:table-cell>
          <table:table-cell office:value-type="float" office:value="-0.022616" calcext:value-type="float">
            <text:p>-0.022616</text:p>
          </table:table-cell>
          <table:table-cell office:value-type="float" office:value="0.031236" calcext:value-type="float">
            <text:p>0.031236</text:p>
          </table:table-cell>
          <table:table-cell office:value-type="string" calcext:value-type="string">
            <text:p>-0.018363</text:p>
          </table:table-cell>
        </table:table-row>
        <table:table-row table:style-name="ro1" table:visibility="filter">
          <table:table-cell office:value-type="float" office:value="1527482762.74537" calcext:value-type="float">
            <text:p>1527482762.74537</text:p>
          </table:table-cell>
          <table:table-cell office:value-type="string" calcext:value-type="string">
            <text:p>PID_y</text:p>
          </table:table-cell>
          <table:table-cell office:value-type="float" office:value="-0.062316" calcext:value-type="float">
            <text:p>-0.062316</text:p>
          </table:table-cell>
          <table:table-cell office:value-type="float" office:value="-0.023579" calcext:value-type="float">
            <text:p>-0.023579</text:p>
          </table:table-cell>
          <table:table-cell office:value-type="float" office:value="-0.065103" calcext:value-type="float">
            <text:p>-0.065103</text:p>
          </table:table-cell>
          <table:table-cell office:value-type="float" office:value="-0.022616" calcext:value-type="float">
            <text:p>-0.022616</text:p>
          </table:table-cell>
          <table:table-cell office:value-type="float" office:value="0.031236" calcext:value-type="float">
            <text:p>0.031236</text:p>
          </table:table-cell>
          <table:table-cell office:value-type="string" calcext:value-type="string">
            <text:p>-0.0183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76561" calcext:value-type="float">
            <text:p>1527482762.7656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1534" calcext:value-type="float">
            <text:p>-0.061534</text:p>
          </table:table-cell>
          <table:table-cell office:value-type="float" office:value="-0.023587" calcext:value-type="float">
            <text:p>-0.023587</text:p>
          </table:table-cell>
          <table:table-cell office:value-type="float" office:value="-0.064631" calcext:value-type="float">
            <text:p>-0.064631</text:p>
          </table:table-cell>
          <table:table-cell office:value-type="float" office:value="-0.022921" calcext:value-type="float">
            <text:p>-0.022921</text:p>
          </table:table-cell>
          <table:table-cell office:value-type="float" office:value="0.032922" calcext:value-type="float">
            <text:p>0.032922</text:p>
          </table:table-cell>
          <table:table-cell office:value-type="string" calcext:value-type="string">
            <text:p>-0.015268</text:p>
          </table:table-cell>
        </table:table-row>
        <table:table-row table:style-name="ro1" table:visibility="filter">
          <table:table-cell office:value-type="float" office:value="1527482762.76563" calcext:value-type="float">
            <text:p>1527482762.76563</text:p>
          </table:table-cell>
          <table:table-cell office:value-type="string" calcext:value-type="string">
            <text:p>PID_y</text:p>
          </table:table-cell>
          <table:table-cell office:value-type="float" office:value="-0.061534" calcext:value-type="float">
            <text:p>-0.061534</text:p>
          </table:table-cell>
          <table:table-cell office:value-type="float" office:value="-0.023587" calcext:value-type="float">
            <text:p>-0.023587</text:p>
          </table:table-cell>
          <table:table-cell office:value-type="float" office:value="-0.064631" calcext:value-type="float">
            <text:p>-0.064631</text:p>
          </table:table-cell>
          <table:table-cell office:value-type="float" office:value="-0.022921" calcext:value-type="float">
            <text:p>-0.022921</text:p>
          </table:table-cell>
          <table:table-cell office:value-type="float" office:value="0.032922" calcext:value-type="float">
            <text:p>0.032922</text:p>
          </table:table-cell>
          <table:table-cell office:value-type="string" calcext:value-type="string">
            <text:p>-0.01526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78587" calcext:value-type="float">
            <text:p>1527482762.7858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1905" calcext:value-type="float">
            <text:p>-0.061905</text:p>
          </table:table-cell>
          <table:table-cell office:value-type="float" office:value="-0.023328" calcext:value-type="float">
            <text:p>-0.023328</text:p>
          </table:table-cell>
          <table:table-cell office:value-type="float" office:value="-0.064189" calcext:value-type="float">
            <text:p>-0.064189</text:p>
          </table:table-cell>
          <table:table-cell office:value-type="float" office:value="-0.022922" calcext:value-type="float">
            <text:p>-0.022922</text:p>
          </table:table-cell>
          <table:table-cell office:value-type="float" office:value="0.028268" calcext:value-type="float">
            <text:p>0.028268</text:p>
          </table:table-cell>
          <table:table-cell office:value-type="string" calcext:value-type="string">
            <text:p>-0.011920</text:p>
          </table:table-cell>
        </table:table-row>
        <table:table-row table:style-name="ro1" table:visibility="filter">
          <table:table-cell office:value-type="float" office:value="1527482762.7859" calcext:value-type="float">
            <text:p>1527482762.7859</text:p>
          </table:table-cell>
          <table:table-cell office:value-type="string" calcext:value-type="string">
            <text:p>PID_y</text:p>
          </table:table-cell>
          <table:table-cell office:value-type="float" office:value="-0.061905" calcext:value-type="float">
            <text:p>-0.061905</text:p>
          </table:table-cell>
          <table:table-cell office:value-type="float" office:value="-0.023328" calcext:value-type="float">
            <text:p>-0.023328</text:p>
          </table:table-cell>
          <table:table-cell office:value-type="float" office:value="-0.064189" calcext:value-type="float">
            <text:p>-0.064189</text:p>
          </table:table-cell>
          <table:table-cell office:value-type="float" office:value="-0.022922" calcext:value-type="float">
            <text:p>-0.022922</text:p>
          </table:table-cell>
          <table:table-cell office:value-type="float" office:value="0.028268" calcext:value-type="float">
            <text:p>0.028268</text:p>
          </table:table-cell>
          <table:table-cell office:value-type="string" calcext:value-type="string">
            <text:p>-0.01192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80523" calcext:value-type="float">
            <text:p>1527482762.8052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9962" calcext:value-type="float">
            <text:p>-0.059962</text:p>
          </table:table-cell>
          <table:table-cell office:value-type="float" office:value="-0.022699" calcext:value-type="float">
            <text:p>-0.022699</text:p>
          </table:table-cell>
          <table:table-cell office:value-type="float" office:value="-0.063052" calcext:value-type="float">
            <text:p>-0.063052</text:p>
          </table:table-cell>
          <table:table-cell office:value-type="float" office:value="-0.022589" calcext:value-type="float">
            <text:p>-0.022589</text:p>
          </table:table-cell>
          <table:table-cell office:value-type="float" office:value="0.032884" calcext:value-type="float">
            <text:p>0.032884</text:p>
          </table:table-cell>
          <table:table-cell office:value-type="string" calcext:value-type="string">
            <text:p>-0.006205</text:p>
          </table:table-cell>
        </table:table-row>
        <table:table-row table:style-name="ro1" table:visibility="filter">
          <table:table-cell office:value-type="float" office:value="1527482762.80525" calcext:value-type="float">
            <text:p>1527482762.80525</text:p>
          </table:table-cell>
          <table:table-cell office:value-type="string" calcext:value-type="string">
            <text:p>PID_y</text:p>
          </table:table-cell>
          <table:table-cell office:value-type="float" office:value="-0.059962" calcext:value-type="float">
            <text:p>-0.059962</text:p>
          </table:table-cell>
          <table:table-cell office:value-type="float" office:value="-0.022699" calcext:value-type="float">
            <text:p>-0.022699</text:p>
          </table:table-cell>
          <table:table-cell office:value-type="float" office:value="-0.063052" calcext:value-type="float">
            <text:p>-0.063052</text:p>
          </table:table-cell>
          <table:table-cell office:value-type="float" office:value="-0.022589" calcext:value-type="float">
            <text:p>-0.022589</text:p>
          </table:table-cell>
          <table:table-cell office:value-type="float" office:value="0.032884" calcext:value-type="float">
            <text:p>0.032884</text:p>
          </table:table-cell>
          <table:table-cell office:value-type="string" calcext:value-type="string">
            <text:p>-0.00620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82553" calcext:value-type="float">
            <text:p>1527482762.8255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787" calcext:value-type="float">
            <text:p>-0.058787</text:p>
          </table:table-cell>
          <table:table-cell office:value-type="float" office:value="-0.023563" calcext:value-type="float">
            <text:p>-0.023563</text:p>
          </table:table-cell>
          <table:table-cell office:value-type="float" office:value="-0.062147" calcext:value-type="float">
            <text:p>-0.062147</text:p>
          </table:table-cell>
          <table:table-cell office:value-type="float" office:value="-0.023203" calcext:value-type="float">
            <text:p>-0.023203</text:p>
          </table:table-cell>
          <table:table-cell office:value-type="float" office:value="0.034293" calcext:value-type="float">
            <text:p>0.034293</text:p>
          </table:table-cell>
          <table:table-cell office:value-type="string" calcext:value-type="string">
            <text:p>-0.011227</text:p>
          </table:table-cell>
        </table:table-row>
        <table:table-row table:style-name="ro1" table:visibility="filter">
          <table:table-cell office:value-type="float" office:value="1527482762.82556" calcext:value-type="float">
            <text:p>1527482762.82556</text:p>
          </table:table-cell>
          <table:table-cell office:value-type="string" calcext:value-type="string">
            <text:p>PID_y</text:p>
          </table:table-cell>
          <table:table-cell office:value-type="float" office:value="-0.058787" calcext:value-type="float">
            <text:p>-0.058787</text:p>
          </table:table-cell>
          <table:table-cell office:value-type="float" office:value="-0.023563" calcext:value-type="float">
            <text:p>-0.023563</text:p>
          </table:table-cell>
          <table:table-cell office:value-type="float" office:value="-0.062147" calcext:value-type="float">
            <text:p>-0.062147</text:p>
          </table:table-cell>
          <table:table-cell office:value-type="float" office:value="-0.023203" calcext:value-type="float">
            <text:p>-0.023203</text:p>
          </table:table-cell>
          <table:table-cell office:value-type="float" office:value="0.034293" calcext:value-type="float">
            <text:p>0.034293</text:p>
          </table:table-cell>
          <table:table-cell office:value-type="string" calcext:value-type="string">
            <text:p>-0.01122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84582" calcext:value-type="float">
            <text:p>1527482762.8458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361" calcext:value-type="float">
            <text:p>-0.058361</text:p>
          </table:table-cell>
          <table:table-cell office:value-type="float" office:value="-0.023531" calcext:value-type="float">
            <text:p>-0.023531</text:p>
          </table:table-cell>
          <table:table-cell office:value-type="float" office:value="-0.061694" calcext:value-type="float">
            <text:p>-0.061694</text:p>
          </table:table-cell>
          <table:table-cell office:value-type="float" office:value="-0.023377" calcext:value-type="float">
            <text:p>-0.023377</text:p>
          </table:table-cell>
          <table:table-cell office:value-type="float" office:value="0.034154" calcext:value-type="float">
            <text:p>0.034154</text:p>
          </table:table-cell>
          <table:table-cell office:value-type="string" calcext:value-type="string">
            <text:p>-0.007348</text:p>
          </table:table-cell>
        </table:table-row>
        <table:table-row table:style-name="ro1" table:visibility="filter">
          <table:table-cell office:value-type="float" office:value="1527482762.84585" calcext:value-type="float">
            <text:p>1527482762.84585</text:p>
          </table:table-cell>
          <table:table-cell office:value-type="string" calcext:value-type="string">
            <text:p>PID_y</text:p>
          </table:table-cell>
          <table:table-cell office:value-type="float" office:value="-0.058361" calcext:value-type="float">
            <text:p>-0.058361</text:p>
          </table:table-cell>
          <table:table-cell office:value-type="float" office:value="-0.023531" calcext:value-type="float">
            <text:p>-0.023531</text:p>
          </table:table-cell>
          <table:table-cell office:value-type="float" office:value="-0.061694" calcext:value-type="float">
            <text:p>-0.061694</text:p>
          </table:table-cell>
          <table:table-cell office:value-type="float" office:value="-0.023377" calcext:value-type="float">
            <text:p>-0.023377</text:p>
          </table:table-cell>
          <table:table-cell office:value-type="float" office:value="0.034154" calcext:value-type="float">
            <text:p>0.034154</text:p>
          </table:table-cell>
          <table:table-cell office:value-type="string" calcext:value-type="string">
            <text:p>-0.00734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86505" calcext:value-type="float">
            <text:p>1527482762.8650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7193" calcext:value-type="float">
            <text:p>-0.057193</text:p>
          </table:table-cell>
          <table:table-cell office:value-type="float" office:value="-0.023393" calcext:value-type="float">
            <text:p>-0.023393</text:p>
          </table:table-cell>
          <table:table-cell office:value-type="float" office:value="-0.061013" calcext:value-type="float">
            <text:p>-0.061013</text:p>
          </table:table-cell>
          <table:table-cell office:value-type="float" office:value="-0.023347" calcext:value-type="float">
            <text:p>-0.023347</text:p>
          </table:table-cell>
          <table:table-cell office:value-type="float" office:value="0.036566" calcext:value-type="float">
            <text:p>0.036566</text:p>
          </table:table-cell>
          <table:table-cell office:value-type="string" calcext:value-type="string">
            <text:p>-0.004018</text:p>
          </table:table-cell>
        </table:table-row>
        <table:table-row table:style-name="ro1" table:visibility="filter">
          <table:table-cell office:value-type="float" office:value="1527482762.86507" calcext:value-type="float">
            <text:p>1527482762.86507</text:p>
          </table:table-cell>
          <table:table-cell office:value-type="string" calcext:value-type="string">
            <text:p>PID_y</text:p>
          </table:table-cell>
          <table:table-cell office:value-type="float" office:value="-0.057193" calcext:value-type="float">
            <text:p>-0.057193</text:p>
          </table:table-cell>
          <table:table-cell office:value-type="float" office:value="-0.023393" calcext:value-type="float">
            <text:p>-0.023393</text:p>
          </table:table-cell>
          <table:table-cell office:value-type="float" office:value="-0.061013" calcext:value-type="float">
            <text:p>-0.061013</text:p>
          </table:table-cell>
          <table:table-cell office:value-type="float" office:value="-0.023347" calcext:value-type="float">
            <text:p>-0.023347</text:p>
          </table:table-cell>
          <table:table-cell office:value-type="float" office:value="0.036566" calcext:value-type="float">
            <text:p>0.036566</text:p>
          </table:table-cell>
          <table:table-cell office:value-type="string" calcext:value-type="string">
            <text:p>-0.0040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88535" calcext:value-type="float">
            <text:p>1527482762.8853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55" calcext:value-type="float">
            <text:p>-0.05655</text:p>
          </table:table-cell>
          <table:table-cell office:value-type="float" office:value="-0.023572" calcext:value-type="float">
            <text:p>-0.023572</text:p>
          </table:table-cell>
          <table:table-cell office:value-type="float" office:value="-0.060505" calcext:value-type="float">
            <text:p>-0.060505</text:p>
          </table:table-cell>
          <table:table-cell office:value-type="float" office:value="-0.023488" calcext:value-type="float">
            <text:p>-0.023488</text:p>
          </table:table-cell>
          <table:table-cell office:value-type="float" office:value="0.037202" calcext:value-type="float">
            <text:p>0.037202</text:p>
          </table:table-cell>
          <table:table-cell office:value-type="string" calcext:value-type="string">
            <text:p>-0.005406</text:p>
          </table:table-cell>
        </table:table-row>
        <table:table-row table:style-name="ro1" table:visibility="filter">
          <table:table-cell office:value-type="float" office:value="1527482762.88537" calcext:value-type="float">
            <text:p>1527482762.88537</text:p>
          </table:table-cell>
          <table:table-cell office:value-type="string" calcext:value-type="string">
            <text:p>PID_y</text:p>
          </table:table-cell>
          <table:table-cell office:value-type="float" office:value="-0.05655" calcext:value-type="float">
            <text:p>-0.05655</text:p>
          </table:table-cell>
          <table:table-cell office:value-type="float" office:value="-0.023572" calcext:value-type="float">
            <text:p>-0.023572</text:p>
          </table:table-cell>
          <table:table-cell office:value-type="float" office:value="-0.060505" calcext:value-type="float">
            <text:p>-0.060505</text:p>
          </table:table-cell>
          <table:table-cell office:value-type="float" office:value="-0.023488" calcext:value-type="float">
            <text:p>-0.023488</text:p>
          </table:table-cell>
          <table:table-cell office:value-type="float" office:value="0.037202" calcext:value-type="float">
            <text:p>0.037202</text:p>
          </table:table-cell>
          <table:table-cell office:value-type="string" calcext:value-type="string">
            <text:p>-0.00540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9056" calcext:value-type="float">
            <text:p>1527482762.905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923" calcext:value-type="float">
            <text:p>-0.056923</text:p>
          </table:table-cell>
          <table:table-cell office:value-type="float" office:value="-0.02338" calcext:value-type="float">
            <text:p>-0.02338</text:p>
          </table:table-cell>
          <table:table-cell office:value-type="float" office:value="-0.059845" calcext:value-type="float">
            <text:p>-0.059845</text:p>
          </table:table-cell>
          <table:table-cell office:value-type="float" office:value="-0.023257" calcext:value-type="float">
            <text:p>-0.023257</text:p>
          </table:table-cell>
          <table:table-cell office:value-type="float" office:value="0.031981" calcext:value-type="float">
            <text:p>0.031981</text:p>
          </table:table-cell>
          <table:table-cell office:value-type="string" calcext:value-type="string">
            <text:p>-0.006561</text:p>
          </table:table-cell>
        </table:table-row>
        <table:table-row table:style-name="ro1" table:visibility="filter">
          <table:table-cell office:value-type="float" office:value="1527482762.90562" calcext:value-type="float">
            <text:p>1527482762.90562</text:p>
          </table:table-cell>
          <table:table-cell office:value-type="string" calcext:value-type="string">
            <text:p>PID_y</text:p>
          </table:table-cell>
          <table:table-cell office:value-type="float" office:value="-0.056923" calcext:value-type="float">
            <text:p>-0.056923</text:p>
          </table:table-cell>
          <table:table-cell office:value-type="float" office:value="-0.02338" calcext:value-type="float">
            <text:p>-0.02338</text:p>
          </table:table-cell>
          <table:table-cell office:value-type="float" office:value="-0.059845" calcext:value-type="float">
            <text:p>-0.059845</text:p>
          </table:table-cell>
          <table:table-cell office:value-type="float" office:value="-0.023257" calcext:value-type="float">
            <text:p>-0.023257</text:p>
          </table:table-cell>
          <table:table-cell office:value-type="float" office:value="0.031981" calcext:value-type="float">
            <text:p>0.031981</text:p>
          </table:table-cell>
          <table:table-cell office:value-type="string" calcext:value-type="string">
            <text:p>-0.00656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9259" calcext:value-type="float">
            <text:p>1527482762.925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59" calcext:value-type="float">
            <text:p>-0.05659</text:p>
          </table:table-cell>
          <table:table-cell office:value-type="float" office:value="-0.02314" calcext:value-type="float">
            <text:p>-0.02314</text:p>
          </table:table-cell>
          <table:table-cell office:value-type="float" office:value="-0.059149" calcext:value-type="float">
            <text:p>-0.059149</text:p>
          </table:table-cell>
          <table:table-cell office:value-type="float" office:value="-0.023141" calcext:value-type="float">
            <text:p>-0.023141</text:p>
          </table:table-cell>
          <table:table-cell office:value-type="float" office:value="0.029927" calcext:value-type="float">
            <text:p>0.029927</text:p>
          </table:table-cell>
          <table:table-cell office:value-type="string" calcext:value-type="string">
            <text:p>0.000632</text:p>
          </table:table-cell>
        </table:table-row>
        <table:table-row table:style-name="ro1" table:visibility="filter">
          <table:table-cell office:value-type="float" office:value="1527482762.92594" calcext:value-type="float">
            <text:p>1527482762.92594</text:p>
          </table:table-cell>
          <table:table-cell office:value-type="string" calcext:value-type="string">
            <text:p>PID_y</text:p>
          </table:table-cell>
          <table:table-cell office:value-type="float" office:value="-0.05659" calcext:value-type="float">
            <text:p>-0.05659</text:p>
          </table:table-cell>
          <table:table-cell office:value-type="float" office:value="-0.02314" calcext:value-type="float">
            <text:p>-0.02314</text:p>
          </table:table-cell>
          <table:table-cell office:value-type="float" office:value="-0.059149" calcext:value-type="float">
            <text:p>-0.059149</text:p>
          </table:table-cell>
          <table:table-cell office:value-type="float" office:value="-0.023141" calcext:value-type="float">
            <text:p>-0.023141</text:p>
          </table:table-cell>
          <table:table-cell office:value-type="float" office:value="0.029927" calcext:value-type="float">
            <text:p>0.029927</text:p>
          </table:table-cell>
          <table:table-cell office:value-type="string" calcext:value-type="string">
            <text:p>0.00063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94526" calcext:value-type="float">
            <text:p>1527482762.9452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731" calcext:value-type="float">
            <text:p>-0.055731</text:p>
          </table:table-cell>
          <table:table-cell office:value-type="float" office:value="-0.022996" calcext:value-type="float">
            <text:p>-0.022996</text:p>
          </table:table-cell>
          <table:table-cell office:value-type="float" office:value="-0.058565" calcext:value-type="float">
            <text:p>-0.058565</text:p>
          </table:table-cell>
          <table:table-cell office:value-type="float" office:value="-0.023031" calcext:value-type="float">
            <text:p>-0.023031</text:p>
          </table:table-cell>
          <table:table-cell office:value-type="float" office:value="0.031492" calcext:value-type="float">
            <text:p>0.031492</text:p>
          </table:table-cell>
          <table:table-cell office:value-type="string" calcext:value-type="string">
            <text:p>0.003488</text:p>
          </table:table-cell>
        </table:table-row>
        <table:table-row table:style-name="ro1" table:visibility="filter">
          <table:table-cell office:value-type="float" office:value="1527482762.94528" calcext:value-type="float">
            <text:p>1527482762.94528</text:p>
          </table:table-cell>
          <table:table-cell office:value-type="string" calcext:value-type="string">
            <text:p>PID_y</text:p>
          </table:table-cell>
          <table:table-cell office:value-type="float" office:value="-0.055731" calcext:value-type="float">
            <text:p>-0.055731</text:p>
          </table:table-cell>
          <table:table-cell office:value-type="float" office:value="-0.022996" calcext:value-type="float">
            <text:p>-0.022996</text:p>
          </table:table-cell>
          <table:table-cell office:value-type="float" office:value="-0.058565" calcext:value-type="float">
            <text:p>-0.058565</text:p>
          </table:table-cell>
          <table:table-cell office:value-type="float" office:value="-0.023031" calcext:value-type="float">
            <text:p>-0.023031</text:p>
          </table:table-cell>
          <table:table-cell office:value-type="float" office:value="0.031492" calcext:value-type="float">
            <text:p>0.031492</text:p>
          </table:table-cell>
          <table:table-cell office:value-type="string" calcext:value-type="string">
            <text:p>0.00348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96552" calcext:value-type="float">
            <text:p>1527482762.9655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056" calcext:value-type="float">
            <text:p>-0.056056</text:p>
          </table:table-cell>
          <table:table-cell office:value-type="float" office:value="-0.022894" calcext:value-type="float">
            <text:p>-0.022894</text:p>
          </table:table-cell>
          <table:table-cell office:value-type="float" office:value="-0.058239" calcext:value-type="float">
            <text:p>-0.058239</text:p>
          </table:table-cell>
          <table:table-cell office:value-type="float" office:value="-0.022941" calcext:value-type="float">
            <text:p>-0.022941</text:p>
          </table:table-cell>
          <table:table-cell office:value-type="float" office:value="0.027637" calcext:value-type="float">
            <text:p>0.027637</text:p>
          </table:table-cell>
          <table:table-cell office:value-type="string" calcext:value-type="string">
            <text:p>0.004055</text:p>
          </table:table-cell>
        </table:table-row>
        <table:table-row table:style-name="ro1" table:visibility="filter">
          <table:table-cell office:value-type="float" office:value="1527482762.96554" calcext:value-type="float">
            <text:p>1527482762.96554</text:p>
          </table:table-cell>
          <table:table-cell office:value-type="string" calcext:value-type="string">
            <text:p>PID_y</text:p>
          </table:table-cell>
          <table:table-cell office:value-type="float" office:value="-0.056056" calcext:value-type="float">
            <text:p>-0.056056</text:p>
          </table:table-cell>
          <table:table-cell office:value-type="float" office:value="-0.022894" calcext:value-type="float">
            <text:p>-0.022894</text:p>
          </table:table-cell>
          <table:table-cell office:value-type="float" office:value="-0.058239" calcext:value-type="float">
            <text:p>-0.058239</text:p>
          </table:table-cell>
          <table:table-cell office:value-type="float" office:value="-0.022941" calcext:value-type="float">
            <text:p>-0.022941</text:p>
          </table:table-cell>
          <table:table-cell office:value-type="float" office:value="0.027637" calcext:value-type="float">
            <text:p>0.027637</text:p>
          </table:table-cell>
          <table:table-cell office:value-type="string" calcext:value-type="string">
            <text:p>0.00405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2.98579" calcext:value-type="float">
            <text:p>1527482762.9857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203" calcext:value-type="float">
            <text:p>-0.055203</text:p>
          </table:table-cell>
          <table:table-cell office:value-type="float" office:value="-0.022861" calcext:value-type="float">
            <text:p>-0.022861</text:p>
          </table:table-cell>
          <table:table-cell office:value-type="float" office:value="-0.057598" calcext:value-type="float">
            <text:p>-0.057598</text:p>
          </table:table-cell>
          <table:table-cell office:value-type="float" office:value="-0.022945" calcext:value-type="float">
            <text:p>-0.022945</text:p>
          </table:table-cell>
          <table:table-cell office:value-type="float" office:value="0.02895" calcext:value-type="float">
            <text:p>0.02895</text:p>
          </table:table-cell>
          <table:table-cell office:value-type="string" calcext:value-type="string">
            <text:p>0.005420</text:p>
          </table:table-cell>
        </table:table-row>
        <table:table-row table:style-name="ro1" table:visibility="filter">
          <table:table-cell office:value-type="float" office:value="1527482762.98581" calcext:value-type="float">
            <text:p>1527482762.98581</text:p>
          </table:table-cell>
          <table:table-cell office:value-type="string" calcext:value-type="string">
            <text:p>PID_y</text:p>
          </table:table-cell>
          <table:table-cell office:value-type="float" office:value="-0.055203" calcext:value-type="float">
            <text:p>-0.055203</text:p>
          </table:table-cell>
          <table:table-cell office:value-type="float" office:value="-0.022861" calcext:value-type="float">
            <text:p>-0.022861</text:p>
          </table:table-cell>
          <table:table-cell office:value-type="float" office:value="-0.057598" calcext:value-type="float">
            <text:p>-0.057598</text:p>
          </table:table-cell>
          <table:table-cell office:value-type="float" office:value="-0.022945" calcext:value-type="float">
            <text:p>-0.022945</text:p>
          </table:table-cell>
          <table:table-cell office:value-type="float" office:value="0.02895" calcext:value-type="float">
            <text:p>0.02895</text:p>
          </table:table-cell>
          <table:table-cell office:value-type="string" calcext:value-type="string">
            <text:p>0.00542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00511" calcext:value-type="float">
            <text:p>1527482763.0051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288" calcext:value-type="float">
            <text:p>-0.055288</text:p>
          </table:table-cell>
          <table:table-cell office:value-type="float" office:value="-0.022793" calcext:value-type="float">
            <text:p>-0.022793</text:p>
          </table:table-cell>
          <table:table-cell office:value-type="float" office:value="-0.057241" calcext:value-type="float">
            <text:p>-0.057241</text:p>
          </table:table-cell>
          <table:table-cell office:value-type="float" office:value="-0.022843" calcext:value-type="float">
            <text:p>-0.022843</text:p>
          </table:table-cell>
          <table:table-cell office:value-type="float" office:value="0.026141" calcext:value-type="float">
            <text:p>0.026141</text:p>
          </table:table-cell>
          <table:table-cell office:value-type="string" calcext:value-type="string">
            <text:p>0.004189</text:p>
          </table:table-cell>
        </table:table-row>
        <table:table-row table:style-name="ro1" table:visibility="filter">
          <table:table-cell office:value-type="float" office:value="1527482763.00514" calcext:value-type="float">
            <text:p>1527482763.00514</text:p>
          </table:table-cell>
          <table:table-cell office:value-type="string" calcext:value-type="string">
            <text:p>PID_y</text:p>
          </table:table-cell>
          <table:table-cell office:value-type="float" office:value="-0.055288" calcext:value-type="float">
            <text:p>-0.055288</text:p>
          </table:table-cell>
          <table:table-cell office:value-type="float" office:value="-0.022793" calcext:value-type="float">
            <text:p>-0.022793</text:p>
          </table:table-cell>
          <table:table-cell office:value-type="float" office:value="-0.057241" calcext:value-type="float">
            <text:p>-0.057241</text:p>
          </table:table-cell>
          <table:table-cell office:value-type="float" office:value="-0.022843" calcext:value-type="float">
            <text:p>-0.022843</text:p>
          </table:table-cell>
          <table:table-cell office:value-type="float" office:value="0.026141" calcext:value-type="float">
            <text:p>0.026141</text:p>
          </table:table-cell>
          <table:table-cell office:value-type="string" calcext:value-type="string">
            <text:p>0.0041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02544" calcext:value-type="float">
            <text:p>1527482763.0254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182" calcext:value-type="float">
            <text:p>-0.055182</text:p>
          </table:table-cell>
          <table:table-cell office:value-type="float" office:value="-0.022099" calcext:value-type="float">
            <text:p>-0.022099</text:p>
          </table:table-cell>
          <table:table-cell office:value-type="float" office:value="-0.056789" calcext:value-type="float">
            <text:p>-0.056789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0.023717" calcext:value-type="float">
            <text:p>0.023717</text:p>
          </table:table-cell>
          <table:table-cell office:value-type="string" calcext:value-type="string">
            <text:p>0.008382</text:p>
          </table:table-cell>
        </table:table-row>
        <table:table-row table:style-name="ro1" table:visibility="filter">
          <table:table-cell office:value-type="float" office:value="1527482763.02547" calcext:value-type="float">
            <text:p>1527482763.02547</text:p>
          </table:table-cell>
          <table:table-cell office:value-type="string" calcext:value-type="string">
            <text:p>PID_y</text:p>
          </table:table-cell>
          <table:table-cell office:value-type="float" office:value="-0.055182" calcext:value-type="float">
            <text:p>-0.055182</text:p>
          </table:table-cell>
          <table:table-cell office:value-type="float" office:value="-0.022099" calcext:value-type="float">
            <text:p>-0.022099</text:p>
          </table:table-cell>
          <table:table-cell office:value-type="float" office:value="-0.056789" calcext:value-type="float">
            <text:p>-0.056789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0.023717" calcext:value-type="float">
            <text:p>0.023717</text:p>
          </table:table-cell>
          <table:table-cell office:value-type="string" calcext:value-type="string">
            <text:p>0.00838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04579" calcext:value-type="float">
            <text:p>1527482763.0457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4546" calcext:value-type="float">
            <text:p>-0.054546</text:p>
          </table:table-cell>
          <table:table-cell office:value-type="float" office:value="-0.022383" calcext:value-type="float">
            <text:p>-0.022383</text:p>
          </table:table-cell>
          <table:table-cell office:value-type="float" office:value="-0.056166" calcext:value-type="float">
            <text:p>-0.056166</text:p>
          </table:table-cell>
          <table:table-cell office:value-type="float" office:value="-0.022471" calcext:value-type="float">
            <text:p>-0.022471</text:p>
          </table:table-cell>
          <table:table-cell office:value-type="float" office:value="0.023808" calcext:value-type="float">
            <text:p>0.023808</text:p>
          </table:table-cell>
          <table:table-cell office:value-type="string" calcext:value-type="string">
            <text:p>0.005553</text:p>
          </table:table-cell>
        </table:table-row>
        <table:table-row table:style-name="ro1" table:visibility="filter">
          <table:table-cell office:value-type="float" office:value="1527482763.04582" calcext:value-type="float">
            <text:p>1527482763.04582</text:p>
          </table:table-cell>
          <table:table-cell office:value-type="string" calcext:value-type="string">
            <text:p>PID_y</text:p>
          </table:table-cell>
          <table:table-cell office:value-type="float" office:value="-0.054546" calcext:value-type="float">
            <text:p>-0.054546</text:p>
          </table:table-cell>
          <table:table-cell office:value-type="float" office:value="-0.022383" calcext:value-type="float">
            <text:p>-0.022383</text:p>
          </table:table-cell>
          <table:table-cell office:value-type="float" office:value="-0.056166" calcext:value-type="float">
            <text:p>-0.056166</text:p>
          </table:table-cell>
          <table:table-cell office:value-type="float" office:value="-0.022471" calcext:value-type="float">
            <text:p>-0.022471</text:p>
          </table:table-cell>
          <table:table-cell office:value-type="float" office:value="0.023808" calcext:value-type="float">
            <text:p>0.023808</text:p>
          </table:table-cell>
          <table:table-cell office:value-type="string" calcext:value-type="string">
            <text:p>0.00555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06501" calcext:value-type="float">
            <text:p>1527482763.0650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4853" calcext:value-type="float">
            <text:p>-0.054853</text:p>
          </table:table-cell>
          <table:table-cell office:value-type="float" office:value="-0.021725" calcext:value-type="float">
            <text:p>-0.021725</text:p>
          </table:table-cell>
          <table:table-cell office:value-type="float" office:value="-0.05612" calcext:value-type="float">
            <text:p>-0.05612</text:p>
          </table:table-cell>
          <table:table-cell office:value-type="float" office:value="-0.021992" calcext:value-type="float">
            <text:p>-0.021992</text:p>
          </table:table-cell>
          <table:table-cell office:value-type="float" office:value="0.021061" calcext:value-type="float">
            <text:p>0.021061</text:p>
          </table:table-cell>
          <table:table-cell office:value-type="string" calcext:value-type="string">
            <text:p>0.009663</text:p>
          </table:table-cell>
        </table:table-row>
        <table:table-row table:style-name="ro1" table:visibility="filter">
          <table:table-cell office:value-type="float" office:value="1527482763.06503" calcext:value-type="float">
            <text:p>1527482763.06503</text:p>
          </table:table-cell>
          <table:table-cell office:value-type="string" calcext:value-type="string">
            <text:p>PID_y</text:p>
          </table:table-cell>
          <table:table-cell office:value-type="float" office:value="-0.054853" calcext:value-type="float">
            <text:p>-0.054853</text:p>
          </table:table-cell>
          <table:table-cell office:value-type="float" office:value="-0.021725" calcext:value-type="float">
            <text:p>-0.021725</text:p>
          </table:table-cell>
          <table:table-cell office:value-type="float" office:value="-0.05612" calcext:value-type="float">
            <text:p>-0.05612</text:p>
          </table:table-cell>
          <table:table-cell office:value-type="float" office:value="-0.021992" calcext:value-type="float">
            <text:p>-0.021992</text:p>
          </table:table-cell>
          <table:table-cell office:value-type="float" office:value="0.021061" calcext:value-type="float">
            <text:p>0.021061</text:p>
          </table:table-cell>
          <table:table-cell office:value-type="string" calcext:value-type="string">
            <text:p>0.0096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0853" calcext:value-type="float">
            <text:p>1527482763.085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4277" calcext:value-type="float">
            <text:p>-0.054277</text:p>
          </table:table-cell>
          <table:table-cell office:value-type="float" office:value="-0.020849" calcext:value-type="float">
            <text:p>-0.020849</text:p>
          </table:table-cell>
          <table:table-cell office:value-type="float" office:value="-0.055509" calcext:value-type="float">
            <text:p>-0.055509</text:p>
          </table:table-cell>
          <table:table-cell office:value-type="float" office:value="-0.021474" calcext:value-type="float">
            <text:p>-0.021474</text:p>
          </table:table-cell>
          <table:table-cell office:value-type="float" office:value="0.020763" calcext:value-type="float">
            <text:p>0.020763</text:p>
          </table:table-cell>
          <table:table-cell office:value-type="string" calcext:value-type="string">
            <text:p>0.014792</text:p>
          </table:table-cell>
        </table:table-row>
        <table:table-row table:style-name="ro1" table:visibility="filter">
          <table:table-cell office:value-type="float" office:value="1527482763.08532" calcext:value-type="float">
            <text:p>1527482763.08532</text:p>
          </table:table-cell>
          <table:table-cell office:value-type="string" calcext:value-type="string">
            <text:p>PID_y</text:p>
          </table:table-cell>
          <table:table-cell office:value-type="float" office:value="-0.054277" calcext:value-type="float">
            <text:p>-0.054277</text:p>
          </table:table-cell>
          <table:table-cell office:value-type="float" office:value="-0.020849" calcext:value-type="float">
            <text:p>-0.020849</text:p>
          </table:table-cell>
          <table:table-cell office:value-type="float" office:value="-0.055509" calcext:value-type="float">
            <text:p>-0.055509</text:p>
          </table:table-cell>
          <table:table-cell office:value-type="float" office:value="-0.021474" calcext:value-type="float">
            <text:p>-0.021474</text:p>
          </table:table-cell>
          <table:table-cell office:value-type="float" office:value="0.020763" calcext:value-type="float">
            <text:p>0.020763</text:p>
          </table:table-cell>
          <table:table-cell office:value-type="string" calcext:value-type="string">
            <text:p>0.01479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10562" calcext:value-type="float">
            <text:p>1527482763.1056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4167" calcext:value-type="float">
            <text:p>-0.054167</text:p>
          </table:table-cell>
          <table:table-cell office:value-type="float" office:value="-0.020927" calcext:value-type="float">
            <text:p>-0.020927</text:p>
          </table:table-cell>
          <table:table-cell office:value-type="float" office:value="-0.055258" calcext:value-type="float">
            <text:p>-0.055258</text:p>
          </table:table-cell>
          <table:table-cell office:value-type="float" office:value="-0.02147" calcext:value-type="float">
            <text:p>-0.02147</text:p>
          </table:table-cell>
          <table:table-cell office:value-type="float" office:value="0.019538" calcext:value-type="float">
            <text:p>0.019538</text:p>
          </table:table-cell>
          <table:table-cell office:value-type="string" calcext:value-type="string">
            <text:p>0.013779</text:p>
          </table:table-cell>
        </table:table-row>
        <table:table-row table:style-name="ro1" table:visibility="filter">
          <table:table-cell office:value-type="float" office:value="1527482763.10565" calcext:value-type="float">
            <text:p>1527482763.10565</text:p>
          </table:table-cell>
          <table:table-cell office:value-type="string" calcext:value-type="string">
            <text:p>PID_y</text:p>
          </table:table-cell>
          <table:table-cell office:value-type="float" office:value="-0.054167" calcext:value-type="float">
            <text:p>-0.054167</text:p>
          </table:table-cell>
          <table:table-cell office:value-type="float" office:value="-0.020927" calcext:value-type="float">
            <text:p>-0.020927</text:p>
          </table:table-cell>
          <table:table-cell office:value-type="float" office:value="-0.055258" calcext:value-type="float">
            <text:p>-0.055258</text:p>
          </table:table-cell>
          <table:table-cell office:value-type="float" office:value="-0.02147" calcext:value-type="float">
            <text:p>-0.02147</text:p>
          </table:table-cell>
          <table:table-cell office:value-type="float" office:value="0.019538" calcext:value-type="float">
            <text:p>0.019538</text:p>
          </table:table-cell>
          <table:table-cell office:value-type="string" calcext:value-type="string">
            <text:p>0.01377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12591" calcext:value-type="float">
            <text:p>1527482763.1259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3975" calcext:value-type="float">
            <text:p>-0.053975</text:p>
          </table:table-cell>
          <table:table-cell office:value-type="float" office:value="-0.020624" calcext:value-type="float">
            <text:p>-0.020624</text:p>
          </table:table-cell>
          <table:table-cell office:value-type="float" office:value="-0.054932" calcext:value-type="float">
            <text:p>-0.054932</text:p>
          </table:table-cell>
          <table:table-cell office:value-type="float" office:value="-0.021065" calcext:value-type="float">
            <text:p>-0.021065</text:p>
          </table:table-cell>
          <table:table-cell office:value-type="float" office:value="0.018306" calcext:value-type="float">
            <text:p>0.018306</text:p>
          </table:table-cell>
          <table:table-cell office:value-type="string" calcext:value-type="string">
            <text:p>0.012429</text:p>
          </table:table-cell>
        </table:table-row>
        <table:table-row table:style-name="ro1" table:visibility="filter">
          <table:table-cell office:value-type="float" office:value="1527482763.12594" calcext:value-type="float">
            <text:p>1527482763.12594</text:p>
          </table:table-cell>
          <table:table-cell office:value-type="string" calcext:value-type="string">
            <text:p>PID_y</text:p>
          </table:table-cell>
          <table:table-cell office:value-type="float" office:value="-0.053975" calcext:value-type="float">
            <text:p>-0.053975</text:p>
          </table:table-cell>
          <table:table-cell office:value-type="float" office:value="-0.020624" calcext:value-type="float">
            <text:p>-0.020624</text:p>
          </table:table-cell>
          <table:table-cell office:value-type="float" office:value="-0.054932" calcext:value-type="float">
            <text:p>-0.054932</text:p>
          </table:table-cell>
          <table:table-cell office:value-type="float" office:value="-0.021065" calcext:value-type="float">
            <text:p>-0.021065</text:p>
          </table:table-cell>
          <table:table-cell office:value-type="float" office:value="0.018306" calcext:value-type="float">
            <text:p>0.018306</text:p>
          </table:table-cell>
          <table:table-cell office:value-type="string" calcext:value-type="string">
            <text:p>0.01242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14517" calcext:value-type="float">
            <text:p>1527482763.1451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2985" calcext:value-type="float">
            <text:p>-0.052985</text:p>
          </table:table-cell>
          <table:table-cell office:value-type="float" office:value="-0.019713" calcext:value-type="float">
            <text:p>-0.019713</text:p>
          </table:table-cell>
          <table:table-cell office:value-type="float" office:value="-0.054156" calcext:value-type="float">
            <text:p>-0.054156</text:p>
          </table:table-cell>
          <table:table-cell office:value-type="float" office:value="-0.020666" calcext:value-type="float">
            <text:p>-0.020666</text:p>
          </table:table-cell>
          <table:table-cell office:value-type="float" office:value="0.020241" calcext:value-type="float">
            <text:p>0.020241</text:p>
          </table:table-cell>
          <table:table-cell office:value-type="string" calcext:value-type="string">
            <text:p>0.018259</text:p>
          </table:table-cell>
        </table:table-row>
        <table:table-row table:style-name="ro1" table:visibility="filter">
          <table:table-cell office:value-type="float" office:value="1527482763.14519" calcext:value-type="float">
            <text:p>1527482763.14519</text:p>
          </table:table-cell>
          <table:table-cell office:value-type="string" calcext:value-type="string">
            <text:p>PID_y</text:p>
          </table:table-cell>
          <table:table-cell office:value-type="float" office:value="-0.052985" calcext:value-type="float">
            <text:p>-0.052985</text:p>
          </table:table-cell>
          <table:table-cell office:value-type="float" office:value="-0.019713" calcext:value-type="float">
            <text:p>-0.019713</text:p>
          </table:table-cell>
          <table:table-cell office:value-type="float" office:value="-0.054156" calcext:value-type="float">
            <text:p>-0.054156</text:p>
          </table:table-cell>
          <table:table-cell office:value-type="float" office:value="-0.020666" calcext:value-type="float">
            <text:p>-0.020666</text:p>
          </table:table-cell>
          <table:table-cell office:value-type="float" office:value="0.020241" calcext:value-type="float">
            <text:p>0.020241</text:p>
          </table:table-cell>
          <table:table-cell office:value-type="string" calcext:value-type="string">
            <text:p>0.01825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16548" calcext:value-type="float">
            <text:p>1527482763.1654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1633" calcext:value-type="float">
            <text:p>-0.051633</text:p>
          </table:table-cell>
          <table:table-cell office:value-type="float" office:value="-0.019831" calcext:value-type="float">
            <text:p>-0.019831</text:p>
          </table:table-cell>
          <table:table-cell office:value-type="float" office:value="-0.05354" calcext:value-type="float">
            <text:p>-0.05354</text:p>
          </table:table-cell>
          <table:table-cell office:value-type="float" office:value="-0.020481" calcext:value-type="float">
            <text:p>-0.020481</text:p>
          </table:table-cell>
          <table:table-cell office:value-type="float" office:value="0.025833" calcext:value-type="float">
            <text:p>0.025833</text:p>
          </table:table-cell>
          <table:table-cell office:value-type="string" calcext:value-type="string">
            <text:p>0.015090</text:p>
          </table:table-cell>
        </table:table-row>
        <table:table-row table:style-name="ro1" table:visibility="filter">
          <table:table-cell office:value-type="float" office:value="1527482763.16552" calcext:value-type="float">
            <text:p>1527482763.16552</text:p>
          </table:table-cell>
          <table:table-cell office:value-type="string" calcext:value-type="string">
            <text:p>PID_y</text:p>
          </table:table-cell>
          <table:table-cell office:value-type="float" office:value="-0.051633" calcext:value-type="float">
            <text:p>-0.051633</text:p>
          </table:table-cell>
          <table:table-cell office:value-type="float" office:value="-0.019831" calcext:value-type="float">
            <text:p>-0.019831</text:p>
          </table:table-cell>
          <table:table-cell office:value-type="float" office:value="-0.05354" calcext:value-type="float">
            <text:p>-0.05354</text:p>
          </table:table-cell>
          <table:table-cell office:value-type="float" office:value="-0.020481" calcext:value-type="float">
            <text:p>-0.020481</text:p>
          </table:table-cell>
          <table:table-cell office:value-type="float" office:value="0.025833" calcext:value-type="float">
            <text:p>0.025833</text:p>
          </table:table-cell>
          <table:table-cell office:value-type="string" calcext:value-type="string">
            <text:p>0.01509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1858" calcext:value-type="float">
            <text:p>1527482763.185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1785" calcext:value-type="float">
            <text:p>-0.051785</text:p>
          </table:table-cell>
          <table:table-cell office:value-type="float" office:value="-0.019358" calcext:value-type="float">
            <text:p>-0.019358</text:p>
          </table:table-cell>
          <table:table-cell office:value-type="float" office:value="-0.053251" calcext:value-type="float">
            <text:p>-0.053251</text:p>
          </table:table-cell>
          <table:table-cell office:value-type="float" office:value="-0.019988" calcext:value-type="float">
            <text:p>-0.019988</text:p>
          </table:table-cell>
          <table:table-cell office:value-type="float" office:value="0.022655" calcext:value-type="float">
            <text:p>0.022655</text:p>
          </table:table-cell>
          <table:table-cell office:value-type="string" calcext:value-type="string">
            <text:p>0.014848</text:p>
          </table:table-cell>
        </table:table-row>
        <table:table-row table:style-name="ro1" table:visibility="filter">
          <table:table-cell office:value-type="float" office:value="1527482763.18582" calcext:value-type="float">
            <text:p>1527482763.18582</text:p>
          </table:table-cell>
          <table:table-cell office:value-type="string" calcext:value-type="string">
            <text:p>PID_y</text:p>
          </table:table-cell>
          <table:table-cell office:value-type="float" office:value="-0.051785" calcext:value-type="float">
            <text:p>-0.051785</text:p>
          </table:table-cell>
          <table:table-cell office:value-type="float" office:value="-0.019358" calcext:value-type="float">
            <text:p>-0.019358</text:p>
          </table:table-cell>
          <table:table-cell office:value-type="float" office:value="-0.053251" calcext:value-type="float">
            <text:p>-0.053251</text:p>
          </table:table-cell>
          <table:table-cell office:value-type="float" office:value="-0.019988" calcext:value-type="float">
            <text:p>-0.019988</text:p>
          </table:table-cell>
          <table:table-cell office:value-type="float" office:value="0.022655" calcext:value-type="float">
            <text:p>0.022655</text:p>
          </table:table-cell>
          <table:table-cell office:value-type="string" calcext:value-type="string">
            <text:p>0.01484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20504" calcext:value-type="float">
            <text:p>1527482763.2050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9796" calcext:value-type="float">
            <text:p>-0.049796</text:p>
          </table:table-cell>
          <table:table-cell office:value-type="float" office:value="-0.018729" calcext:value-type="float">
            <text:p>-0.018729</text:p>
          </table:table-cell>
          <table:table-cell office:value-type="float" office:value="-0.052328" calcext:value-type="float">
            <text:p>-0.052328</text:p>
          </table:table-cell>
          <table:table-cell office:value-type="float" office:value="-0.019668" calcext:value-type="float">
            <text:p>-0.019668</text:p>
          </table:table-cell>
          <table:table-cell office:value-type="float" office:value="0.029765" calcext:value-type="float">
            <text:p>0.029765</text:p>
          </table:table-cell>
          <table:table-cell office:value-type="string" calcext:value-type="string">
            <text:p>0.018130</text:p>
          </table:table-cell>
        </table:table-row>
        <table:table-row table:style-name="ro1" table:visibility="filter">
          <table:table-cell office:value-type="float" office:value="1527482763.20505" calcext:value-type="float">
            <text:p>1527482763.20505</text:p>
          </table:table-cell>
          <table:table-cell office:value-type="string" calcext:value-type="string">
            <text:p>PID_y</text:p>
          </table:table-cell>
          <table:table-cell office:value-type="float" office:value="-0.049796" calcext:value-type="float">
            <text:p>-0.049796</text:p>
          </table:table-cell>
          <table:table-cell office:value-type="float" office:value="-0.018729" calcext:value-type="float">
            <text:p>-0.018729</text:p>
          </table:table-cell>
          <table:table-cell office:value-type="float" office:value="-0.052328" calcext:value-type="float">
            <text:p>-0.052328</text:p>
          </table:table-cell>
          <table:table-cell office:value-type="float" office:value="-0.019668" calcext:value-type="float">
            <text:p>-0.019668</text:p>
          </table:table-cell>
          <table:table-cell office:value-type="float" office:value="0.029765" calcext:value-type="float">
            <text:p>0.029765</text:p>
          </table:table-cell>
          <table:table-cell office:value-type="string" calcext:value-type="string">
            <text:p>0.01813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22531" calcext:value-type="float">
            <text:p>1527482763.2253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9086" calcext:value-type="float">
            <text:p>-0.049086</text:p>
          </table:table-cell>
          <table:table-cell office:value-type="float" office:value="-0.018519" calcext:value-type="float">
            <text:p>-0.018519</text:p>
          </table:table-cell>
          <table:table-cell office:value-type="float" office:value="-0.051861" calcext:value-type="float">
            <text:p>-0.051861</text:p>
          </table:table-cell>
          <table:table-cell office:value-type="float" office:value="-0.019361" calcext:value-type="float">
            <text:p>-0.019361</text:p>
          </table:table-cell>
          <table:table-cell office:value-type="float" office:value="0.031165" calcext:value-type="float">
            <text:p>0.031165</text:p>
          </table:table-cell>
          <table:table-cell office:value-type="string" calcext:value-type="string">
            <text:p>0.017170</text:p>
          </table:table-cell>
        </table:table-row>
        <table:table-row table:style-name="ro1" table:visibility="filter">
          <table:table-cell office:value-type="float" office:value="1527482763.22533" calcext:value-type="float">
            <text:p>1527482763.22533</text:p>
          </table:table-cell>
          <table:table-cell office:value-type="string" calcext:value-type="string">
            <text:p>PID_y</text:p>
          </table:table-cell>
          <table:table-cell office:value-type="float" office:value="-0.049086" calcext:value-type="float">
            <text:p>-0.049086</text:p>
          </table:table-cell>
          <table:table-cell office:value-type="float" office:value="-0.018519" calcext:value-type="float">
            <text:p>-0.018519</text:p>
          </table:table-cell>
          <table:table-cell office:value-type="float" office:value="-0.051861" calcext:value-type="float">
            <text:p>-0.051861</text:p>
          </table:table-cell>
          <table:table-cell office:value-type="float" office:value="-0.019361" calcext:value-type="float">
            <text:p>-0.019361</text:p>
          </table:table-cell>
          <table:table-cell office:value-type="float" office:value="0.031165" calcext:value-type="float">
            <text:p>0.031165</text:p>
          </table:table-cell>
          <table:table-cell office:value-type="string" calcext:value-type="string">
            <text:p>0.0171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24564" calcext:value-type="float">
            <text:p>1527482763.2456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7761" calcext:value-type="float">
            <text:p>-0.047761</text:p>
          </table:table-cell>
          <table:table-cell office:value-type="float" office:value="-0.017731" calcext:value-type="float">
            <text:p>-0.017731</text:p>
          </table:table-cell>
          <table:table-cell office:value-type="float" office:value="-0.050862" calcext:value-type="float">
            <text:p>-0.050862</text:p>
          </table:table-cell>
          <table:table-cell office:value-type="float" office:value="-0.018758" calcext:value-type="float">
            <text:p>-0.018758</text:p>
          </table:table-cell>
          <table:table-cell office:value-type="float" office:value="0.032942" calcext:value-type="float">
            <text:p>0.032942</text:p>
          </table:table-cell>
          <table:table-cell office:value-type="string" calcext:value-type="string">
            <text:p>0.018967</text:p>
          </table:table-cell>
        </table:table-row>
        <table:table-row table:style-name="ro1" table:visibility="filter">
          <table:table-cell office:value-type="float" office:value="1527482763.24568" calcext:value-type="float">
            <text:p>1527482763.24568</text:p>
          </table:table-cell>
          <table:table-cell office:value-type="string" calcext:value-type="string">
            <text:p>PID_y</text:p>
          </table:table-cell>
          <table:table-cell office:value-type="float" office:value="-0.047761" calcext:value-type="float">
            <text:p>-0.047761</text:p>
          </table:table-cell>
          <table:table-cell office:value-type="float" office:value="-0.017731" calcext:value-type="float">
            <text:p>-0.017731</text:p>
          </table:table-cell>
          <table:table-cell office:value-type="float" office:value="-0.050862" calcext:value-type="float">
            <text:p>-0.050862</text:p>
          </table:table-cell>
          <table:table-cell office:value-type="float" office:value="-0.018758" calcext:value-type="float">
            <text:p>-0.018758</text:p>
          </table:table-cell>
          <table:table-cell office:value-type="float" office:value="0.032942" calcext:value-type="float">
            <text:p>0.032942</text:p>
          </table:table-cell>
          <table:table-cell office:value-type="string" calcext:value-type="string">
            <text:p>0.01896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26597" calcext:value-type="float">
            <text:p>1527482763.2659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7534" calcext:value-type="float">
            <text:p>-0.047534</text:p>
          </table:table-cell>
          <table:table-cell office:value-type="float" office:value="-0.017556" calcext:value-type="float">
            <text:p>-0.017556</text:p>
          </table:table-cell>
          <table:table-cell office:value-type="float" office:value="-0.050384" calcext:value-type="float">
            <text:p>-0.050384</text:p>
          </table:table-cell>
          <table:table-cell office:value-type="float" office:value="-0.018579" calcext:value-type="float">
            <text:p>-0.018579</text:p>
          </table:table-cell>
          <table:table-cell office:value-type="float" office:value="0.031585" calcext:value-type="float">
            <text:p>0.031585</text:p>
          </table:table-cell>
          <table:table-cell office:value-type="string" calcext:value-type="string">
            <text:p>0.018914</text:p>
          </table:table-cell>
        </table:table-row>
        <table:table-row table:style-name="ro1" table:visibility="filter">
          <table:table-cell office:value-type="float" office:value="1527482763.26599" calcext:value-type="float">
            <text:p>1527482763.26599</text:p>
          </table:table-cell>
          <table:table-cell office:value-type="string" calcext:value-type="string">
            <text:p>PID_y</text:p>
          </table:table-cell>
          <table:table-cell office:value-type="float" office:value="-0.047534" calcext:value-type="float">
            <text:p>-0.047534</text:p>
          </table:table-cell>
          <table:table-cell office:value-type="float" office:value="-0.017556" calcext:value-type="float">
            <text:p>-0.017556</text:p>
          </table:table-cell>
          <table:table-cell office:value-type="float" office:value="-0.050384" calcext:value-type="float">
            <text:p>-0.050384</text:p>
          </table:table-cell>
          <table:table-cell office:value-type="float" office:value="-0.018579" calcext:value-type="float">
            <text:p>-0.018579</text:p>
          </table:table-cell>
          <table:table-cell office:value-type="float" office:value="0.031585" calcext:value-type="float">
            <text:p>0.031585</text:p>
          </table:table-cell>
          <table:table-cell office:value-type="string" calcext:value-type="string">
            <text:p>0.01891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28523" calcext:value-type="float">
            <text:p>1527482763.2852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7044" calcext:value-type="float">
            <text:p>-0.047044</text:p>
          </table:table-cell>
          <table:table-cell office:value-type="float" office:value="-0.017181" calcext:value-type="float">
            <text:p>-0.017181</text:p>
          </table:table-cell>
          <table:table-cell office:value-type="float" office:value="-0.050035" calcext:value-type="float">
            <text:p>-0.050035</text:p>
          </table:table-cell>
          <table:table-cell office:value-type="float" office:value="-0.018154" calcext:value-type="float">
            <text:p>-0.018154</text:p>
          </table:table-cell>
          <table:table-cell office:value-type="float" office:value="0.032355" calcext:value-type="float">
            <text:p>0.032355</text:p>
          </table:table-cell>
          <table:table-cell office:value-type="string" calcext:value-type="string">
            <text:p>0.018453</text:p>
          </table:table-cell>
        </table:table-row>
        <table:table-row table:style-name="ro1" table:visibility="filter">
          <table:table-cell office:value-type="float" office:value="1527482763.28525" calcext:value-type="float">
            <text:p>1527482763.28525</text:p>
          </table:table-cell>
          <table:table-cell office:value-type="string" calcext:value-type="string">
            <text:p>PID_y</text:p>
          </table:table-cell>
          <table:table-cell office:value-type="float" office:value="-0.047044" calcext:value-type="float">
            <text:p>-0.047044</text:p>
          </table:table-cell>
          <table:table-cell office:value-type="float" office:value="-0.017181" calcext:value-type="float">
            <text:p>-0.017181</text:p>
          </table:table-cell>
          <table:table-cell office:value-type="float" office:value="-0.050035" calcext:value-type="float">
            <text:p>-0.050035</text:p>
          </table:table-cell>
          <table:table-cell office:value-type="float" office:value="-0.018154" calcext:value-type="float">
            <text:p>-0.018154</text:p>
          </table:table-cell>
          <table:table-cell office:value-type="float" office:value="0.032355" calcext:value-type="float">
            <text:p>0.032355</text:p>
          </table:table-cell>
          <table:table-cell office:value-type="string" calcext:value-type="string">
            <text:p>0.01845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30548" calcext:value-type="float">
            <text:p>1527482763.3054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7901" calcext:value-type="float">
            <text:p>-0.047901</text:p>
          </table:table-cell>
          <table:table-cell office:value-type="float" office:value="-0.016756" calcext:value-type="float">
            <text:p>-0.016756</text:p>
          </table:table-cell>
          <table:table-cell office:value-type="float" office:value="-0.049759" calcext:value-type="float">
            <text:p>-0.049759</text:p>
          </table:table-cell>
          <table:table-cell office:value-type="float" office:value="-0.017774" calcext:value-type="float">
            <text:p>-0.017774</text:p>
          </table:table-cell>
          <table:table-cell office:value-type="float" office:value="0.025496" calcext:value-type="float">
            <text:p>0.025496</text:p>
          </table:table-cell>
          <table:table-cell office:value-type="string" calcext:value-type="string">
            <text:p>0.018883</text:p>
          </table:table-cell>
        </table:table-row>
        <table:table-row table:style-name="ro1" table:visibility="filter">
          <table:table-cell office:value-type="float" office:value="1527482763.30551" calcext:value-type="float">
            <text:p>1527482763.30551</text:p>
          </table:table-cell>
          <table:table-cell office:value-type="string" calcext:value-type="string">
            <text:p>PID_y</text:p>
          </table:table-cell>
          <table:table-cell office:value-type="float" office:value="-0.047901" calcext:value-type="float">
            <text:p>-0.047901</text:p>
          </table:table-cell>
          <table:table-cell office:value-type="float" office:value="-0.016756" calcext:value-type="float">
            <text:p>-0.016756</text:p>
          </table:table-cell>
          <table:table-cell office:value-type="float" office:value="-0.049759" calcext:value-type="float">
            <text:p>-0.049759</text:p>
          </table:table-cell>
          <table:table-cell office:value-type="float" office:value="-0.017774" calcext:value-type="float">
            <text:p>-0.017774</text:p>
          </table:table-cell>
          <table:table-cell office:value-type="float" office:value="0.025496" calcext:value-type="float">
            <text:p>0.025496</text:p>
          </table:table-cell>
          <table:table-cell office:value-type="string" calcext:value-type="string">
            <text:p>0.01888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32579" calcext:value-type="float">
            <text:p>1527482763.3257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6704" calcext:value-type="float">
            <text:p>-0.046704</text:p>
          </table:table-cell>
          <table:table-cell office:value-type="float" office:value="-0.017082" calcext:value-type="float">
            <text:p>-0.017082</text:p>
          </table:table-cell>
          <table:table-cell office:value-type="float" office:value="-0.049002" calcext:value-type="float">
            <text:p>-0.049002</text:p>
          </table:table-cell>
          <table:table-cell office:value-type="float" office:value="-0.017788" calcext:value-type="float">
            <text:p>-0.017788</text:p>
          </table:table-cell>
          <table:table-cell office:value-type="float" office:value="0.028356" calcext:value-type="float">
            <text:p>0.028356</text:p>
          </table:table-cell>
          <table:table-cell office:value-type="string" calcext:value-type="string">
            <text:p>0.015720</text:p>
          </table:table-cell>
        </table:table-row>
        <table:table-row table:style-name="ro1" table:visibility="filter">
          <table:table-cell office:value-type="float" office:value="1527482763.32581" calcext:value-type="float">
            <text:p>1527482763.32581</text:p>
          </table:table-cell>
          <table:table-cell office:value-type="string" calcext:value-type="string">
            <text:p>PID_y</text:p>
          </table:table-cell>
          <table:table-cell office:value-type="float" office:value="-0.046704" calcext:value-type="float">
            <text:p>-0.046704</text:p>
          </table:table-cell>
          <table:table-cell office:value-type="float" office:value="-0.017082" calcext:value-type="float">
            <text:p>-0.017082</text:p>
          </table:table-cell>
          <table:table-cell office:value-type="float" office:value="-0.049002" calcext:value-type="float">
            <text:p>-0.049002</text:p>
          </table:table-cell>
          <table:table-cell office:value-type="float" office:value="-0.017788" calcext:value-type="float">
            <text:p>-0.017788</text:p>
          </table:table-cell>
          <table:table-cell office:value-type="float" office:value="0.028356" calcext:value-type="float">
            <text:p>0.028356</text:p>
          </table:table-cell>
          <table:table-cell office:value-type="string" calcext:value-type="string">
            <text:p>0.01572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34503" calcext:value-type="float">
            <text:p>1527482763.3450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7444" calcext:value-type="float">
            <text:p>-0.047444</text:p>
          </table:table-cell>
          <table:table-cell office:value-type="float" office:value="-0.016393" calcext:value-type="float">
            <text:p>-0.016393</text:p>
          </table:table-cell>
          <table:table-cell office:value-type="float" office:value="-0.048736" calcext:value-type="float">
            <text:p>-0.048736</text:p>
          </table:table-cell>
          <table:table-cell office:value-type="float" office:value="-0.017156" calcext:value-type="float">
            <text:p>-0.017156</text:p>
          </table:table-cell>
          <table:table-cell office:value-type="float" office:value="0.021268" calcext:value-type="float">
            <text:p>0.021268</text:p>
          </table:table-cell>
          <table:table-cell office:value-type="string" calcext:value-type="string">
            <text:p>0.016341</text:p>
          </table:table-cell>
        </table:table-row>
        <table:table-row table:style-name="ro1" table:visibility="filter">
          <table:table-cell office:value-type="float" office:value="1527482763.34506" calcext:value-type="float">
            <text:p>1527482763.34506</text:p>
          </table:table-cell>
          <table:table-cell office:value-type="string" calcext:value-type="string">
            <text:p>PID_y</text:p>
          </table:table-cell>
          <table:table-cell office:value-type="float" office:value="-0.047444" calcext:value-type="float">
            <text:p>-0.047444</text:p>
          </table:table-cell>
          <table:table-cell office:value-type="float" office:value="-0.016393" calcext:value-type="float">
            <text:p>-0.016393</text:p>
          </table:table-cell>
          <table:table-cell office:value-type="float" office:value="-0.048736" calcext:value-type="float">
            <text:p>-0.048736</text:p>
          </table:table-cell>
          <table:table-cell office:value-type="float" office:value="-0.017156" calcext:value-type="float">
            <text:p>-0.017156</text:p>
          </table:table-cell>
          <table:table-cell office:value-type="float" office:value="0.021268" calcext:value-type="float">
            <text:p>0.021268</text:p>
          </table:table-cell>
          <table:table-cell office:value-type="string" calcext:value-type="string">
            <text:p>0.01634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36528" calcext:value-type="float">
            <text:p>1527482763.3652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6061" calcext:value-type="float">
            <text:p>-0.046061</text:p>
          </table:table-cell>
          <table:table-cell office:value-type="float" office:value="-0.016088" calcext:value-type="float">
            <text:p>-0.016088</text:p>
          </table:table-cell>
          <table:table-cell office:value-type="float" office:value="-0.047868" calcext:value-type="float">
            <text:p>-0.047868</text:p>
          </table:table-cell>
          <table:table-cell office:value-type="float" office:value="-0.016912" calcext:value-type="float">
            <text:p>-0.016912</text:p>
          </table:table-cell>
          <table:table-cell office:value-type="float" office:value="0.025145" calcext:value-type="float">
            <text:p>0.025145</text:p>
          </table:table-cell>
          <table:table-cell office:value-type="string" calcext:value-type="string">
            <text:p>0.016984</text:p>
          </table:table-cell>
        </table:table-row>
        <table:table-row table:style-name="ro1" table:visibility="filter">
          <table:table-cell office:value-type="float" office:value="1527482763.3653" calcext:value-type="float">
            <text:p>1527482763.3653</text:p>
          </table:table-cell>
          <table:table-cell office:value-type="string" calcext:value-type="string">
            <text:p>PID_y</text:p>
          </table:table-cell>
          <table:table-cell office:value-type="float" office:value="-0.046061" calcext:value-type="float">
            <text:p>-0.046061</text:p>
          </table:table-cell>
          <table:table-cell office:value-type="float" office:value="-0.016088" calcext:value-type="float">
            <text:p>-0.016088</text:p>
          </table:table-cell>
          <table:table-cell office:value-type="float" office:value="-0.047868" calcext:value-type="float">
            <text:p>-0.047868</text:p>
          </table:table-cell>
          <table:table-cell office:value-type="float" office:value="-0.016912" calcext:value-type="float">
            <text:p>-0.016912</text:p>
          </table:table-cell>
          <table:table-cell office:value-type="float" office:value="0.025145" calcext:value-type="float">
            <text:p>0.025145</text:p>
          </table:table-cell>
          <table:table-cell office:value-type="string" calcext:value-type="string">
            <text:p>0.01698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38557" calcext:value-type="float">
            <text:p>1527482763.385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6356" calcext:value-type="float">
            <text:p>-0.046356</text:p>
          </table:table-cell>
          <table:table-cell office:value-type="float" office:value="-0.016288" calcext:value-type="float">
            <text:p>-0.016288</text:p>
          </table:table-cell>
          <table:table-cell office:value-type="float" office:value="-0.047784" calcext:value-type="float">
            <text:p>-0.047784</text:p>
          </table:table-cell>
          <table:table-cell office:value-type="float" office:value="-0.016814" calcext:value-type="float">
            <text:p>-0.016814</text:p>
          </table:table-cell>
          <table:table-cell office:value-type="float" office:value="0.022359" calcext:value-type="float">
            <text:p>0.022359</text:p>
          </table:table-cell>
          <table:table-cell office:value-type="string" calcext:value-type="string">
            <text:p>0.013560</text:p>
          </table:table-cell>
        </table:table-row>
        <table:table-row table:style-name="ro1" table:visibility="filter">
          <table:table-cell office:value-type="float" office:value="1527482763.3856" calcext:value-type="float">
            <text:p>1527482763.3856</text:p>
          </table:table-cell>
          <table:table-cell office:value-type="string" calcext:value-type="string">
            <text:p>PID_y</text:p>
          </table:table-cell>
          <table:table-cell office:value-type="float" office:value="-0.046356" calcext:value-type="float">
            <text:p>-0.046356</text:p>
          </table:table-cell>
          <table:table-cell office:value-type="float" office:value="-0.016288" calcext:value-type="float">
            <text:p>-0.016288</text:p>
          </table:table-cell>
          <table:table-cell office:value-type="float" office:value="-0.047784" calcext:value-type="float">
            <text:p>-0.047784</text:p>
          </table:table-cell>
          <table:table-cell office:value-type="float" office:value="-0.016814" calcext:value-type="float">
            <text:p>-0.016814</text:p>
          </table:table-cell>
          <table:table-cell office:value-type="float" office:value="0.022359" calcext:value-type="float">
            <text:p>0.022359</text:p>
          </table:table-cell>
          <table:table-cell office:value-type="string" calcext:value-type="string">
            <text:p>0.01356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40591" calcext:value-type="float">
            <text:p>1527482763.4059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5354" calcext:value-type="float">
            <text:p>-0.045354</text:p>
          </table:table-cell>
          <table:table-cell office:value-type="float" office:value="-0.01564" calcext:value-type="float">
            <text:p>-0.01564</text:p>
          </table:table-cell>
          <table:table-cell office:value-type="float" office:value="-0.047197" calcext:value-type="float">
            <text:p>-0.047197</text:p>
          </table:table-cell>
          <table:table-cell office:value-type="float" office:value="-0.016284" calcext:value-type="float">
            <text:p>-0.016284</text:p>
          </table:table-cell>
          <table:table-cell office:value-type="float" office:value="0.025397" calcext:value-type="float">
            <text:p>0.025397</text:p>
          </table:table-cell>
          <table:table-cell office:value-type="string" calcext:value-type="string">
            <text:p>0.015016</text:p>
          </table:table-cell>
        </table:table-row>
        <table:table-row table:style-name="ro1" table:visibility="filter">
          <table:table-cell office:value-type="float" office:value="1527482763.40594" calcext:value-type="float">
            <text:p>1527482763.40594</text:p>
          </table:table-cell>
          <table:table-cell office:value-type="string" calcext:value-type="string">
            <text:p>PID_y</text:p>
          </table:table-cell>
          <table:table-cell office:value-type="float" office:value="-0.045354" calcext:value-type="float">
            <text:p>-0.045354</text:p>
          </table:table-cell>
          <table:table-cell office:value-type="float" office:value="-0.01564" calcext:value-type="float">
            <text:p>-0.01564</text:p>
          </table:table-cell>
          <table:table-cell office:value-type="float" office:value="-0.047197" calcext:value-type="float">
            <text:p>-0.047197</text:p>
          </table:table-cell>
          <table:table-cell office:value-type="float" office:value="-0.016284" calcext:value-type="float">
            <text:p>-0.016284</text:p>
          </table:table-cell>
          <table:table-cell office:value-type="float" office:value="0.025397" calcext:value-type="float">
            <text:p>0.025397</text:p>
          </table:table-cell>
          <table:table-cell office:value-type="string" calcext:value-type="string">
            <text:p>0.01501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42525" calcext:value-type="float">
            <text:p>1527482763.4252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4637" calcext:value-type="float">
            <text:p>-0.044637</text:p>
          </table:table-cell>
          <table:table-cell office:value-type="float" office:value="-0.01494" calcext:value-type="float">
            <text:p>-0.01494</text:p>
          </table:table-cell>
          <table:table-cell office:value-type="float" office:value="-0.046477" calcext:value-type="float">
            <text:p>-0.046477</text:p>
          </table:table-cell>
          <table:table-cell office:value-type="float" office:value="-0.01594" calcext:value-type="float">
            <text:p>-0.01594</text:p>
          </table:table-cell>
          <table:table-cell office:value-type="float" office:value="0.025377" calcext:value-type="float">
            <text:p>0.025377</text:p>
          </table:table-cell>
          <table:table-cell office:value-type="string" calcext:value-type="string">
            <text:p>0.018706</text:p>
          </table:table-cell>
        </table:table-row>
        <table:table-row table:style-name="ro1" table:visibility="filter">
          <table:table-cell office:value-type="float" office:value="1527482763.42528" calcext:value-type="float">
            <text:p>1527482763.42528</text:p>
          </table:table-cell>
          <table:table-cell office:value-type="string" calcext:value-type="string">
            <text:p>PID_y</text:p>
          </table:table-cell>
          <table:table-cell office:value-type="float" office:value="-0.044637" calcext:value-type="float">
            <text:p>-0.044637</text:p>
          </table:table-cell>
          <table:table-cell office:value-type="float" office:value="-0.01494" calcext:value-type="float">
            <text:p>-0.01494</text:p>
          </table:table-cell>
          <table:table-cell office:value-type="float" office:value="-0.046477" calcext:value-type="float">
            <text:p>-0.046477</text:p>
          </table:table-cell>
          <table:table-cell office:value-type="float" office:value="-0.01594" calcext:value-type="float">
            <text:p>-0.01594</text:p>
          </table:table-cell>
          <table:table-cell office:value-type="float" office:value="0.025377" calcext:value-type="float">
            <text:p>0.025377</text:p>
          </table:table-cell>
          <table:table-cell office:value-type="string" calcext:value-type="string">
            <text:p>0.01870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44557" calcext:value-type="float">
            <text:p>1527482763.445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414" calcext:value-type="float">
            <text:p>-0.04414</text:p>
          </table:table-cell>
          <table:table-cell office:value-type="float" office:value="-0.015299" calcext:value-type="float">
            <text:p>-0.015299</text:p>
          </table:table-cell>
          <table:table-cell office:value-type="float" office:value="-0.046109" calcext:value-type="float">
            <text:p>-0.046109</text:p>
          </table:table-cell>
          <table:table-cell office:value-type="float" office:value="-0.015812" calcext:value-type="float">
            <text:p>-0.015812</text:p>
          </table:table-cell>
          <table:table-cell office:value-type="float" office:value="0.026251" calcext:value-type="float">
            <text:p>0.026251</text:p>
          </table:table-cell>
          <table:table-cell office:value-type="string" calcext:value-type="string">
            <text:p>0.013407</text:p>
          </table:table-cell>
        </table:table-row>
        <table:table-row table:style-name="ro1" table:visibility="filter">
          <table:table-cell office:value-type="float" office:value="1527482763.4456" calcext:value-type="float">
            <text:p>1527482763.4456</text:p>
          </table:table-cell>
          <table:table-cell office:value-type="string" calcext:value-type="string">
            <text:p>PID_y</text:p>
          </table:table-cell>
          <table:table-cell office:value-type="float" office:value="-0.04414" calcext:value-type="float">
            <text:p>-0.04414</text:p>
          </table:table-cell>
          <table:table-cell office:value-type="float" office:value="-0.015299" calcext:value-type="float">
            <text:p>-0.015299</text:p>
          </table:table-cell>
          <table:table-cell office:value-type="float" office:value="-0.046109" calcext:value-type="float">
            <text:p>-0.046109</text:p>
          </table:table-cell>
          <table:table-cell office:value-type="float" office:value="-0.015812" calcext:value-type="float">
            <text:p>-0.015812</text:p>
          </table:table-cell>
          <table:table-cell office:value-type="float" office:value="0.026251" calcext:value-type="float">
            <text:p>0.026251</text:p>
          </table:table-cell>
          <table:table-cell office:value-type="string" calcext:value-type="string">
            <text:p>0.01340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46599" calcext:value-type="float">
            <text:p>1527482763.4659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5046" calcext:value-type="float">
            <text:p>-0.045046</text:p>
          </table:table-cell>
          <table:table-cell office:value-type="float" office:value="-0.014753" calcext:value-type="float">
            <text:p>-0.014753</text:p>
          </table:table-cell>
          <table:table-cell office:value-type="float" office:value="-0.046024" calcext:value-type="float">
            <text:p>-0.046024</text:p>
          </table:table-cell>
          <table:table-cell office:value-type="float" office:value="-0.015399" calcext:value-type="float">
            <text:p>-0.015399</text:p>
          </table:table-cell>
          <table:table-cell office:value-type="float" office:value="0.018498" calcext:value-type="float">
            <text:p>0.018498</text:p>
          </table:table-cell>
          <table:table-cell office:value-type="string" calcext:value-type="string">
            <text:p>0.015041</text:p>
          </table:table-cell>
        </table:table-row>
        <table:table-row table:style-name="ro1" table:visibility="filter">
          <table:table-cell office:value-type="float" office:value="1527482763.46602" calcext:value-type="float">
            <text:p>1527482763.46602</text:p>
          </table:table-cell>
          <table:table-cell office:value-type="string" calcext:value-type="string">
            <text:p>PID_y</text:p>
          </table:table-cell>
          <table:table-cell office:value-type="float" office:value="-0.045046" calcext:value-type="float">
            <text:p>-0.045046</text:p>
          </table:table-cell>
          <table:table-cell office:value-type="float" office:value="-0.014753" calcext:value-type="float">
            <text:p>-0.014753</text:p>
          </table:table-cell>
          <table:table-cell office:value-type="float" office:value="-0.046024" calcext:value-type="float">
            <text:p>-0.046024</text:p>
          </table:table-cell>
          <table:table-cell office:value-type="float" office:value="-0.015399" calcext:value-type="float">
            <text:p>-0.015399</text:p>
          </table:table-cell>
          <table:table-cell office:value-type="float" office:value="0.018498" calcext:value-type="float">
            <text:p>0.018498</text:p>
          </table:table-cell>
          <table:table-cell office:value-type="string" calcext:value-type="string">
            <text:p>0.01504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48532" calcext:value-type="float">
            <text:p>1527482763.4853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3263" calcext:value-type="float">
            <text:p>-0.043263</text:p>
          </table:table-cell>
          <table:table-cell office:value-type="float" office:value="-0.014464" calcext:value-type="float">
            <text:p>-0.014464</text:p>
          </table:table-cell>
          <table:table-cell office:value-type="float" office:value="-0.045209" calcext:value-type="float">
            <text:p>-0.045209</text:p>
          </table:table-cell>
          <table:table-cell office:value-type="float" office:value="-0.015203" calcext:value-type="float">
            <text:p>-0.015203</text:p>
          </table:table-cell>
          <table:table-cell office:value-type="float" office:value="0.026095" calcext:value-type="float">
            <text:p>0.026095</text:p>
          </table:table-cell>
          <table:table-cell office:value-type="string" calcext:value-type="string">
            <text:p>0.016089</text:p>
          </table:table-cell>
        </table:table-row>
        <table:table-row table:style-name="ro1" table:visibility="filter">
          <table:table-cell office:value-type="float" office:value="1527482763.48534" calcext:value-type="float">
            <text:p>1527482763.48534</text:p>
          </table:table-cell>
          <table:table-cell office:value-type="string" calcext:value-type="string">
            <text:p>PID_y</text:p>
          </table:table-cell>
          <table:table-cell office:value-type="float" office:value="-0.043263" calcext:value-type="float">
            <text:p>-0.043263</text:p>
          </table:table-cell>
          <table:table-cell office:value-type="float" office:value="-0.014464" calcext:value-type="float">
            <text:p>-0.014464</text:p>
          </table:table-cell>
          <table:table-cell office:value-type="float" office:value="-0.045209" calcext:value-type="float">
            <text:p>-0.045209</text:p>
          </table:table-cell>
          <table:table-cell office:value-type="float" office:value="-0.015203" calcext:value-type="float">
            <text:p>-0.015203</text:p>
          </table:table-cell>
          <table:table-cell office:value-type="float" office:value="0.026095" calcext:value-type="float">
            <text:p>0.026095</text:p>
          </table:table-cell>
          <table:table-cell office:value-type="string" calcext:value-type="string">
            <text:p>0.0160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50562" calcext:value-type="float">
            <text:p>1527482763.5056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3559" calcext:value-type="float">
            <text:p>-0.043559</text:p>
          </table:table-cell>
          <table:table-cell office:value-type="float" office:value="-0.01459" calcext:value-type="float">
            <text:p>-0.01459</text:p>
          </table:table-cell>
          <table:table-cell office:value-type="float" office:value="-0.044996" calcext:value-type="float">
            <text:p>-0.044996</text:p>
          </table:table-cell>
          <table:table-cell office:value-type="float" office:value="-0.015037" calcext:value-type="float">
            <text:p>-0.015037</text:p>
          </table:table-cell>
          <table:table-cell office:value-type="float" office:value="0.022424" calcext:value-type="float">
            <text:p>0.022424</text:p>
          </table:table-cell>
          <table:table-cell office:value-type="string" calcext:value-type="string">
            <text:p>0.012517</text:p>
          </table:table-cell>
        </table:table-row>
        <table:table-row table:style-name="ro1" table:visibility="filter">
          <table:table-cell office:value-type="float" office:value="1527482763.50564" calcext:value-type="float">
            <text:p>1527482763.50564</text:p>
          </table:table-cell>
          <table:table-cell office:value-type="string" calcext:value-type="string">
            <text:p>PID_y</text:p>
          </table:table-cell>
          <table:table-cell office:value-type="float" office:value="-0.043559" calcext:value-type="float">
            <text:p>-0.043559</text:p>
          </table:table-cell>
          <table:table-cell office:value-type="float" office:value="-0.01459" calcext:value-type="float">
            <text:p>-0.01459</text:p>
          </table:table-cell>
          <table:table-cell office:value-type="float" office:value="-0.044996" calcext:value-type="float">
            <text:p>-0.044996</text:p>
          </table:table-cell>
          <table:table-cell office:value-type="float" office:value="-0.015037" calcext:value-type="float">
            <text:p>-0.015037</text:p>
          </table:table-cell>
          <table:table-cell office:value-type="float" office:value="0.022424" calcext:value-type="float">
            <text:p>0.022424</text:p>
          </table:table-cell>
          <table:table-cell office:value-type="string" calcext:value-type="string">
            <text:p>0.01251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52588" calcext:value-type="float">
            <text:p>1527482763.5258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2785" calcext:value-type="float">
            <text:p>-0.042785</text:p>
          </table:table-cell>
          <table:table-cell office:value-type="float" office:value="-0.014657" calcext:value-type="float">
            <text:p>-0.014657</text:p>
          </table:table-cell>
          <table:table-cell office:value-type="float" office:value="-0.044233" calcext:value-type="float">
            <text:p>-0.044233</text:p>
          </table:table-cell>
          <table:table-cell office:value-type="float" office:value="-0.014939" calcext:value-type="float">
            <text:p>-0.014939</text:p>
          </table:table-cell>
          <table:table-cell office:value-type="float" office:value="0.02251" calcext:value-type="float">
            <text:p>0.02251</text:p>
          </table:table-cell>
          <table:table-cell office:value-type="string" calcext:value-type="string">
            <text:p>0.009935</text:p>
          </table:table-cell>
        </table:table-row>
        <table:table-row table:style-name="ro1" table:visibility="filter">
          <table:table-cell office:value-type="float" office:value="1527482763.5259" calcext:value-type="float">
            <text:p>1527482763.5259</text:p>
          </table:table-cell>
          <table:table-cell office:value-type="string" calcext:value-type="string">
            <text:p>PID_y</text:p>
          </table:table-cell>
          <table:table-cell office:value-type="float" office:value="-0.042785" calcext:value-type="float">
            <text:p>-0.042785</text:p>
          </table:table-cell>
          <table:table-cell office:value-type="float" office:value="-0.014657" calcext:value-type="float">
            <text:p>-0.014657</text:p>
          </table:table-cell>
          <table:table-cell office:value-type="float" office:value="-0.044233" calcext:value-type="float">
            <text:p>-0.044233</text:p>
          </table:table-cell>
          <table:table-cell office:value-type="float" office:value="-0.014939" calcext:value-type="float">
            <text:p>-0.014939</text:p>
          </table:table-cell>
          <table:table-cell office:value-type="float" office:value="0.02251" calcext:value-type="float">
            <text:p>0.02251</text:p>
          </table:table-cell>
          <table:table-cell office:value-type="string" calcext:value-type="string">
            <text:p>0.00993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54514" calcext:value-type="float">
            <text:p>1527482763.5451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1341" calcext:value-type="float">
            <text:p>-0.041341</text:p>
          </table:table-cell>
          <table:table-cell office:value-type="float" office:value="-0.01393" calcext:value-type="float">
            <text:p>-0.01393</text:p>
          </table:table-cell>
          <table:table-cell office:value-type="float" office:value="-0.04344" calcext:value-type="float">
            <text:p>-0.04344</text:p>
          </table:table-cell>
          <table:table-cell office:value-type="float" office:value="-0.014461" calcext:value-type="float">
            <text:p>-0.014461</text:p>
          </table:table-cell>
          <table:table-cell office:value-type="float" office:value="0.02711" calcext:value-type="float">
            <text:p>0.02711</text:p>
          </table:table-cell>
          <table:table-cell office:value-type="string" calcext:value-type="string">
            <text:p>0.013636</text:p>
          </table:table-cell>
        </table:table-row>
        <table:table-row table:style-name="ro1" table:visibility="filter">
          <table:table-cell office:value-type="float" office:value="1527482763.54516" calcext:value-type="float">
            <text:p>1527482763.54516</text:p>
          </table:table-cell>
          <table:table-cell office:value-type="string" calcext:value-type="string">
            <text:p>PID_y</text:p>
          </table:table-cell>
          <table:table-cell office:value-type="float" office:value="-0.041341" calcext:value-type="float">
            <text:p>-0.041341</text:p>
          </table:table-cell>
          <table:table-cell office:value-type="float" office:value="-0.01393" calcext:value-type="float">
            <text:p>-0.01393</text:p>
          </table:table-cell>
          <table:table-cell office:value-type="float" office:value="-0.04344" calcext:value-type="float">
            <text:p>-0.04344</text:p>
          </table:table-cell>
          <table:table-cell office:value-type="float" office:value="-0.014461" calcext:value-type="float">
            <text:p>-0.014461</text:p>
          </table:table-cell>
          <table:table-cell office:value-type="float" office:value="0.02711" calcext:value-type="float">
            <text:p>0.02711</text:p>
          </table:table-cell>
          <table:table-cell office:value-type="string" calcext:value-type="string">
            <text:p>0.01363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56543" calcext:value-type="float">
            <text:p>1527482763.5654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0712" calcext:value-type="float">
            <text:p>-0.040712</text:p>
          </table:table-cell>
          <table:table-cell office:value-type="float" office:value="-0.014388" calcext:value-type="float">
            <text:p>-0.014388</text:p>
          </table:table-cell>
          <table:table-cell office:value-type="float" office:value="-0.043145" calcext:value-type="float">
            <text:p>-0.043145</text:p>
          </table:table-cell>
          <table:table-cell office:value-type="float" office:value="-0.014587" calcext:value-type="float">
            <text:p>-0.014587</text:p>
          </table:table-cell>
          <table:table-cell office:value-type="float" office:value="0.029186" calcext:value-type="float">
            <text:p>0.029186</text:p>
          </table:table-cell>
          <table:table-cell office:value-type="string" calcext:value-type="string">
            <text:p>0.008350</text:p>
          </table:table-cell>
        </table:table-row>
        <table:table-row table:style-name="ro1" table:visibility="filter">
          <table:table-cell office:value-type="float" office:value="1527482763.56545" calcext:value-type="float">
            <text:p>1527482763.56545</text:p>
          </table:table-cell>
          <table:table-cell office:value-type="string" calcext:value-type="string">
            <text:p>PID_y</text:p>
          </table:table-cell>
          <table:table-cell office:value-type="float" office:value="-0.040712" calcext:value-type="float">
            <text:p>-0.040712</text:p>
          </table:table-cell>
          <table:table-cell office:value-type="float" office:value="-0.014388" calcext:value-type="float">
            <text:p>-0.014388</text:p>
          </table:table-cell>
          <table:table-cell office:value-type="float" office:value="-0.043145" calcext:value-type="float">
            <text:p>-0.043145</text:p>
          </table:table-cell>
          <table:table-cell office:value-type="float" office:value="-0.014587" calcext:value-type="float">
            <text:p>-0.014587</text:p>
          </table:table-cell>
          <table:table-cell office:value-type="float" office:value="0.029186" calcext:value-type="float">
            <text:p>0.029186</text:p>
          </table:table-cell>
          <table:table-cell office:value-type="string" calcext:value-type="string">
            <text:p>0.00835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58568" calcext:value-type="float">
            <text:p>1527482763.5856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1883" calcext:value-type="float">
            <text:p>-0.041883</text:p>
          </table:table-cell>
          <table:table-cell office:value-type="float" office:value="-0.014195" calcext:value-type="float">
            <text:p>-0.014195</text:p>
          </table:table-cell>
          <table:table-cell office:value-type="float" office:value="-0.043131" calcext:value-type="float">
            <text:p>-0.043131</text:p>
          </table:table-cell>
          <table:table-cell office:value-type="float" office:value="-0.01439" calcext:value-type="float">
            <text:p>-0.01439</text:p>
          </table:table-cell>
          <table:table-cell office:value-type="float" office:value="0.020904" calcext:value-type="float">
            <text:p>0.020904</text:p>
          </table:table-cell>
          <table:table-cell office:value-type="string" calcext:value-type="string">
            <text:p>0.008270</text:p>
          </table:table-cell>
        </table:table-row>
        <table:table-row table:style-name="ro1" table:visibility="filter">
          <table:table-cell office:value-type="float" office:value="1527482763.5857" calcext:value-type="float">
            <text:p>1527482763.5857</text:p>
          </table:table-cell>
          <table:table-cell office:value-type="string" calcext:value-type="string">
            <text:p>PID_y</text:p>
          </table:table-cell>
          <table:table-cell office:value-type="float" office:value="-0.041883" calcext:value-type="float">
            <text:p>-0.041883</text:p>
          </table:table-cell>
          <table:table-cell office:value-type="float" office:value="-0.014195" calcext:value-type="float">
            <text:p>-0.014195</text:p>
          </table:table-cell>
          <table:table-cell office:value-type="float" office:value="-0.043131" calcext:value-type="float">
            <text:p>-0.043131</text:p>
          </table:table-cell>
          <table:table-cell office:value-type="float" office:value="-0.01439" calcext:value-type="float">
            <text:p>-0.01439</text:p>
          </table:table-cell>
          <table:table-cell office:value-type="float" office:value="0.020904" calcext:value-type="float">
            <text:p>0.020904</text:p>
          </table:table-cell>
          <table:table-cell office:value-type="string" calcext:value-type="string">
            <text:p>0.0082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60591" calcext:value-type="float">
            <text:p>1527482763.6059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1066" calcext:value-type="float">
            <text:p>-0.041066</text:p>
          </table:table-cell>
          <table:table-cell office:value-type="float" office:value="-0.013877" calcext:value-type="float">
            <text:p>-0.013877</text:p>
          </table:table-cell>
          <table:table-cell office:value-type="float" office:value="-0.042651" calcext:value-type="float">
            <text:p>-0.042651</text:p>
          </table:table-cell>
          <table:table-cell office:value-type="float" office:value="-0.014123" calcext:value-type="float">
            <text:p>-0.014123</text:p>
          </table:table-cell>
          <table:table-cell office:value-type="float" office:value="0.023554" calcext:value-type="float">
            <text:p>0.023554</text:p>
          </table:table-cell>
          <table:table-cell office:value-type="string" calcext:value-type="string">
            <text:p>0.009277</text:p>
          </table:table-cell>
        </table:table-row>
        <table:table-row table:style-name="ro1" table:visibility="filter">
          <table:table-cell office:value-type="float" office:value="1527482763.60593" calcext:value-type="float">
            <text:p>1527482763.60593</text:p>
          </table:table-cell>
          <table:table-cell office:value-type="string" calcext:value-type="string">
            <text:p>PID_y</text:p>
          </table:table-cell>
          <table:table-cell office:value-type="float" office:value="-0.041066" calcext:value-type="float">
            <text:p>-0.041066</text:p>
          </table:table-cell>
          <table:table-cell office:value-type="float" office:value="-0.013877" calcext:value-type="float">
            <text:p>-0.013877</text:p>
          </table:table-cell>
          <table:table-cell office:value-type="float" office:value="-0.042651" calcext:value-type="float">
            <text:p>-0.042651</text:p>
          </table:table-cell>
          <table:table-cell office:value-type="float" office:value="-0.014123" calcext:value-type="float">
            <text:p>-0.014123</text:p>
          </table:table-cell>
          <table:table-cell office:value-type="float" office:value="0.023554" calcext:value-type="float">
            <text:p>0.023554</text:p>
          </table:table-cell>
          <table:table-cell office:value-type="string" calcext:value-type="string">
            <text:p>0.00927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62517" calcext:value-type="float">
            <text:p>1527482763.6251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118" calcext:value-type="float">
            <text:p>-0.04118</text:p>
          </table:table-cell>
          <table:table-cell office:value-type="float" office:value="-0.013896" calcext:value-type="float">
            <text:p>-0.013896</text:p>
          </table:table-cell>
          <table:table-cell office:value-type="float" office:value="-0.042293" calcext:value-type="float">
            <text:p>-0.042293</text:p>
          </table:table-cell>
          <table:table-cell office:value-type="float" office:value="-0.014103" calcext:value-type="float">
            <text:p>-0.014103</text:p>
          </table:table-cell>
          <table:table-cell office:value-type="float" office:value="0.019738" calcext:value-type="float">
            <text:p>0.019738</text:p>
          </table:table-cell>
          <table:table-cell office:value-type="string" calcext:value-type="string">
            <text:p>0.008510</text:p>
          </table:table-cell>
        </table:table-row>
        <table:table-row table:style-name="ro1" table:visibility="filter">
          <table:table-cell office:value-type="float" office:value="1527482763.6252" calcext:value-type="float">
            <text:p>1527482763.6252</text:p>
          </table:table-cell>
          <table:table-cell office:value-type="string" calcext:value-type="string">
            <text:p>PID_y</text:p>
          </table:table-cell>
          <table:table-cell office:value-type="float" office:value="-0.04118" calcext:value-type="float">
            <text:p>-0.04118</text:p>
          </table:table-cell>
          <table:table-cell office:value-type="float" office:value="-0.013896" calcext:value-type="float">
            <text:p>-0.013896</text:p>
          </table:table-cell>
          <table:table-cell office:value-type="float" office:value="-0.042293" calcext:value-type="float">
            <text:p>-0.042293</text:p>
          </table:table-cell>
          <table:table-cell office:value-type="float" office:value="-0.014103" calcext:value-type="float">
            <text:p>-0.014103</text:p>
          </table:table-cell>
          <table:table-cell office:value-type="float" office:value="0.019738" calcext:value-type="float">
            <text:p>0.019738</text:p>
          </table:table-cell>
          <table:table-cell office:value-type="string" calcext:value-type="string">
            <text:p>0.00851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64559" calcext:value-type="float">
            <text:p>1527482763.6455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1524" calcext:value-type="float">
            <text:p>-0.041524</text:p>
          </table:table-cell>
          <table:table-cell office:value-type="float" office:value="-0.013689" calcext:value-type="float">
            <text:p>-0.013689</text:p>
          </table:table-cell>
          <table:table-cell office:value-type="float" office:value="-0.042064" calcext:value-type="float">
            <text:p>-0.042064</text:p>
          </table:table-cell>
          <table:table-cell office:value-type="float" office:value="-0.013807" calcext:value-type="float">
            <text:p>-0.013807</text:p>
          </table:table-cell>
          <table:table-cell office:value-type="float" office:value="0.013751" calcext:value-type="float">
            <text:p>0.013751</text:p>
          </table:table-cell>
          <table:table-cell office:value-type="string" calcext:value-type="string">
            <text:p>0.006448</text:p>
          </table:table-cell>
        </table:table-row>
        <table:table-row table:style-name="ro1" table:visibility="filter">
          <table:table-cell office:value-type="float" office:value="1527482763.64562" calcext:value-type="float">
            <text:p>1527482763.64562</text:p>
          </table:table-cell>
          <table:table-cell office:value-type="string" calcext:value-type="string">
            <text:p>PID_y</text:p>
          </table:table-cell>
          <table:table-cell office:value-type="float" office:value="-0.041524" calcext:value-type="float">
            <text:p>-0.041524</text:p>
          </table:table-cell>
          <table:table-cell office:value-type="float" office:value="-0.013689" calcext:value-type="float">
            <text:p>-0.013689</text:p>
          </table:table-cell>
          <table:table-cell office:value-type="float" office:value="-0.042064" calcext:value-type="float">
            <text:p>-0.042064</text:p>
          </table:table-cell>
          <table:table-cell office:value-type="float" office:value="-0.013807" calcext:value-type="float">
            <text:p>-0.013807</text:p>
          </table:table-cell>
          <table:table-cell office:value-type="float" office:value="0.013751" calcext:value-type="float">
            <text:p>0.013751</text:p>
          </table:table-cell>
          <table:table-cell office:value-type="string" calcext:value-type="string">
            <text:p>0.00644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66586" calcext:value-type="float">
            <text:p>1527482763.6658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1523" calcext:value-type="float">
            <text:p>-0.041523</text:p>
          </table:table-cell>
          <table:table-cell office:value-type="float" office:value="-0.013598" calcext:value-type="float">
            <text:p>-0.013598</text:p>
          </table:table-cell>
          <table:table-cell office:value-type="float" office:value="-0.04194" calcext:value-type="float">
            <text:p>-0.04194</text:p>
          </table:table-cell>
          <table:table-cell office:value-type="float" office:value="-0.013779" calcext:value-type="float">
            <text:p>-0.013779</text:p>
          </table:table-cell>
          <table:table-cell office:value-type="float" office:value="0.012074" calcext:value-type="float">
            <text:p>0.012074</text:p>
          </table:table-cell>
          <table:table-cell office:value-type="string" calcext:value-type="string">
            <text:p>0.007966</text:p>
          </table:table-cell>
        </table:table-row>
        <table:table-row table:style-name="ro1" table:visibility="filter">
          <table:table-cell office:value-type="float" office:value="1527482763.66591" calcext:value-type="float">
            <text:p>1527482763.66591</text:p>
          </table:table-cell>
          <table:table-cell office:value-type="string" calcext:value-type="string">
            <text:p>PID_y</text:p>
          </table:table-cell>
          <table:table-cell office:value-type="float" office:value="-0.041523" calcext:value-type="float">
            <text:p>-0.041523</text:p>
          </table:table-cell>
          <table:table-cell office:value-type="float" office:value="-0.013598" calcext:value-type="float">
            <text:p>-0.013598</text:p>
          </table:table-cell>
          <table:table-cell office:value-type="float" office:value="-0.04194" calcext:value-type="float">
            <text:p>-0.04194</text:p>
          </table:table-cell>
          <table:table-cell office:value-type="float" office:value="-0.013779" calcext:value-type="float">
            <text:p>-0.013779</text:p>
          </table:table-cell>
          <table:table-cell office:value-type="float" office:value="0.012074" calcext:value-type="float">
            <text:p>0.012074</text:p>
          </table:table-cell>
          <table:table-cell office:value-type="string" calcext:value-type="string">
            <text:p>0.00796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68518" calcext:value-type="float">
            <text:p>1527482763.6851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0456" calcext:value-type="float">
            <text:p>-0.040456</text:p>
          </table:table-cell>
          <table:table-cell office:value-type="float" office:value="-0.013391" calcext:value-type="float">
            <text:p>-0.013391</text:p>
          </table:table-cell>
          <table:table-cell office:value-type="float" office:value="-0.041367" calcext:value-type="float">
            <text:p>-0.041367</text:p>
          </table:table-cell>
          <table:table-cell office:value-type="float" office:value="-0.013579" calcext:value-type="float">
            <text:p>-0.013579</text:p>
          </table:table-cell>
          <table:table-cell office:value-type="float" office:value="0.017855" calcext:value-type="float">
            <text:p>0.017855</text:p>
          </table:table-cell>
          <table:table-cell office:value-type="string" calcext:value-type="string">
            <text:p>0.008098</text:p>
          </table:table-cell>
        </table:table-row>
        <table:table-row table:style-name="ro1" table:visibility="filter">
          <table:table-cell office:value-type="float" office:value="1527482763.6852" calcext:value-type="float">
            <text:p>1527482763.6852</text:p>
          </table:table-cell>
          <table:table-cell office:value-type="string" calcext:value-type="string">
            <text:p>PID_y</text:p>
          </table:table-cell>
          <table:table-cell office:value-type="float" office:value="-0.040456" calcext:value-type="float">
            <text:p>-0.040456</text:p>
          </table:table-cell>
          <table:table-cell office:value-type="float" office:value="-0.013391" calcext:value-type="float">
            <text:p>-0.013391</text:p>
          </table:table-cell>
          <table:table-cell office:value-type="float" office:value="-0.041367" calcext:value-type="float">
            <text:p>-0.041367</text:p>
          </table:table-cell>
          <table:table-cell office:value-type="float" office:value="-0.013579" calcext:value-type="float">
            <text:p>-0.013579</text:p>
          </table:table-cell>
          <table:table-cell office:value-type="float" office:value="0.017855" calcext:value-type="float">
            <text:p>0.017855</text:p>
          </table:table-cell>
          <table:table-cell office:value-type="string" calcext:value-type="string">
            <text:p>0.00809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70548" calcext:value-type="float">
            <text:p>1527482763.7054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0445" calcext:value-type="float">
            <text:p>-0.040445</text:p>
          </table:table-cell>
          <table:table-cell office:value-type="float" office:value="-0.013433" calcext:value-type="float">
            <text:p>-0.013433</text:p>
          </table:table-cell>
          <table:table-cell office:value-type="float" office:value="-0.041128" calcext:value-type="float">
            <text:p>-0.041128</text:p>
          </table:table-cell>
          <table:table-cell office:value-type="float" office:value="-0.013532" calcext:value-type="float">
            <text:p>-0.013532</text:p>
          </table:table-cell>
          <table:table-cell office:value-type="float" office:value="0.015464" calcext:value-type="float">
            <text:p>0.015464</text:p>
          </table:table-cell>
          <table:table-cell office:value-type="string" calcext:value-type="string">
            <text:p>0.005912</text:p>
          </table:table-cell>
        </table:table-row>
        <table:table-row table:style-name="ro1" table:visibility="filter">
          <table:table-cell office:value-type="float" office:value="1527482763.70551" calcext:value-type="float">
            <text:p>1527482763.70551</text:p>
          </table:table-cell>
          <table:table-cell office:value-type="string" calcext:value-type="string">
            <text:p>PID_y</text:p>
          </table:table-cell>
          <table:table-cell office:value-type="float" office:value="-0.040445" calcext:value-type="float">
            <text:p>-0.040445</text:p>
          </table:table-cell>
          <table:table-cell office:value-type="float" office:value="-0.013433" calcext:value-type="float">
            <text:p>-0.013433</text:p>
          </table:table-cell>
          <table:table-cell office:value-type="float" office:value="-0.041128" calcext:value-type="float">
            <text:p>-0.041128</text:p>
          </table:table-cell>
          <table:table-cell office:value-type="float" office:value="-0.013532" calcext:value-type="float">
            <text:p>-0.013532</text:p>
          </table:table-cell>
          <table:table-cell office:value-type="float" office:value="0.015464" calcext:value-type="float">
            <text:p>0.015464</text:p>
          </table:table-cell>
          <table:table-cell office:value-type="string" calcext:value-type="string">
            <text:p>0.00591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72592" calcext:value-type="float">
            <text:p>1527482763.7259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0246" calcext:value-type="float">
            <text:p>-0.040246</text:p>
          </table:table-cell>
          <table:table-cell office:value-type="float" office:value="-0.013375" calcext:value-type="float">
            <text:p>-0.013375</text:p>
          </table:table-cell>
          <table:table-cell office:value-type="float" office:value="-0.040847" calcext:value-type="float">
            <text:p>-0.040847</text:p>
          </table:table-cell>
          <table:table-cell office:value-type="float" office:value="-0.013484" calcext:value-type="float">
            <text:p>-0.013484</text:p>
          </table:table-cell>
          <table:table-cell office:value-type="float" office:value="0.014501" calcext:value-type="float">
            <text:p>0.014501</text:p>
          </table:table-cell>
          <table:table-cell office:value-type="string" calcext:value-type="string">
            <text:p>0.006185</text:p>
          </table:table-cell>
        </table:table-row>
        <table:table-row table:style-name="ro1" table:visibility="filter">
          <table:table-cell office:value-type="float" office:value="1527482763.72595" calcext:value-type="float">
            <text:p>1527482763.72595</text:p>
          </table:table-cell>
          <table:table-cell office:value-type="string" calcext:value-type="string">
            <text:p>PID_y</text:p>
          </table:table-cell>
          <table:table-cell office:value-type="float" office:value="-0.040246" calcext:value-type="float">
            <text:p>-0.040246</text:p>
          </table:table-cell>
          <table:table-cell office:value-type="float" office:value="-0.013375" calcext:value-type="float">
            <text:p>-0.013375</text:p>
          </table:table-cell>
          <table:table-cell office:value-type="float" office:value="-0.040847" calcext:value-type="float">
            <text:p>-0.040847</text:p>
          </table:table-cell>
          <table:table-cell office:value-type="float" office:value="-0.013484" calcext:value-type="float">
            <text:p>-0.013484</text:p>
          </table:table-cell>
          <table:table-cell office:value-type="float" office:value="0.014501" calcext:value-type="float">
            <text:p>0.014501</text:p>
          </table:table-cell>
          <table:table-cell office:value-type="string" calcext:value-type="string">
            <text:p>0.00618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74522" calcext:value-type="float">
            <text:p>1527482763.7452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9077" calcext:value-type="float">
            <text:p>-0.039077</text:p>
          </table:table-cell>
          <table:table-cell office:value-type="float" office:value="-0.013379" calcext:value-type="float">
            <text:p>-0.013379</text:p>
          </table:table-cell>
          <table:table-cell office:value-type="float" office:value="-0.040155" calcext:value-type="float">
            <text:p>-0.040155</text:p>
          </table:table-cell>
          <table:table-cell office:value-type="float" office:value="-0.013423" calcext:value-type="float">
            <text:p>-0.013423</text:p>
          </table:table-cell>
          <table:table-cell office:value-type="float" office:value="0.019424" calcext:value-type="float">
            <text:p>0.019424</text:p>
          </table:table-cell>
          <table:table-cell office:value-type="string" calcext:value-type="string">
            <text:p>0.003919</text:p>
          </table:table-cell>
        </table:table-row>
        <table:table-row table:style-name="ro1" table:visibility="filter">
          <table:table-cell office:value-type="float" office:value="1527482763.74524" calcext:value-type="float">
            <text:p>1527482763.74524</text:p>
          </table:table-cell>
          <table:table-cell office:value-type="string" calcext:value-type="string">
            <text:p>PID_y</text:p>
          </table:table-cell>
          <table:table-cell office:value-type="float" office:value="-0.039077" calcext:value-type="float">
            <text:p>-0.039077</text:p>
          </table:table-cell>
          <table:table-cell office:value-type="float" office:value="-0.013379" calcext:value-type="float">
            <text:p>-0.013379</text:p>
          </table:table-cell>
          <table:table-cell office:value-type="float" office:value="-0.040155" calcext:value-type="float">
            <text:p>-0.040155</text:p>
          </table:table-cell>
          <table:table-cell office:value-type="float" office:value="-0.013423" calcext:value-type="float">
            <text:p>-0.013423</text:p>
          </table:table-cell>
          <table:table-cell office:value-type="float" office:value="0.019424" calcext:value-type="float">
            <text:p>0.019424</text:p>
          </table:table-cell>
          <table:table-cell office:value-type="string" calcext:value-type="string">
            <text:p>0.00391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76556" calcext:value-type="float">
            <text:p>1527482763.7655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9297" calcext:value-type="float">
            <text:p>-0.039297</text:p>
          </table:table-cell>
          <table:table-cell office:value-type="float" office:value="-0.013303" calcext:value-type="float">
            <text:p>-0.013303</text:p>
          </table:table-cell>
          <table:table-cell office:value-type="float" office:value="-0.040199" calcext:value-type="float">
            <text:p>-0.040199</text:p>
          </table:table-cell>
          <table:table-cell office:value-type="float" office:value="-0.013356" calcext:value-type="float">
            <text:p>-0.013356</text:p>
          </table:table-cell>
          <table:table-cell office:value-type="float" office:value="0.017764" calcext:value-type="float">
            <text:p>0.017764</text:p>
          </table:table-cell>
          <table:table-cell office:value-type="string" calcext:value-type="string">
            <text:p>0.004300</text:p>
          </table:table-cell>
        </table:table-row>
        <table:table-row table:style-name="ro1" table:visibility="filter">
          <table:table-cell office:value-type="float" office:value="1527482763.76559" calcext:value-type="float">
            <text:p>1527482763.76559</text:p>
          </table:table-cell>
          <table:table-cell office:value-type="string" calcext:value-type="string">
            <text:p>PID_y</text:p>
          </table:table-cell>
          <table:table-cell office:value-type="float" office:value="-0.039297" calcext:value-type="float">
            <text:p>-0.039297</text:p>
          </table:table-cell>
          <table:table-cell office:value-type="float" office:value="-0.013303" calcext:value-type="float">
            <text:p>-0.013303</text:p>
          </table:table-cell>
          <table:table-cell office:value-type="float" office:value="-0.040199" calcext:value-type="float">
            <text:p>-0.040199</text:p>
          </table:table-cell>
          <table:table-cell office:value-type="float" office:value="-0.013356" calcext:value-type="float">
            <text:p>-0.013356</text:p>
          </table:table-cell>
          <table:table-cell office:value-type="float" office:value="0.017764" calcext:value-type="float">
            <text:p>0.017764</text:p>
          </table:table-cell>
          <table:table-cell office:value-type="string" calcext:value-type="string">
            <text:p>0.00430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78591" calcext:value-type="float">
            <text:p>1527482763.7859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9327" calcext:value-type="float">
            <text:p>-0.039327</text:p>
          </table:table-cell>
          <table:table-cell office:value-type="float" office:value="-0.013273" calcext:value-type="float">
            <text:p>-0.013273</text:p>
          </table:table-cell>
          <table:table-cell office:value-type="float" office:value="-0.039928" calcext:value-type="float">
            <text:p>-0.039928</text:p>
          </table:table-cell>
          <table:table-cell office:value-type="float" office:value="-0.013296" calcext:value-type="float">
            <text:p>-0.013296</text:p>
          </table:table-cell>
          <table:table-cell office:value-type="float" office:value="0.014503" calcext:value-type="float">
            <text:p>0.014503</text:p>
          </table:table-cell>
          <table:table-cell office:value-type="string" calcext:value-type="string">
            <text:p>0.002815</text:p>
          </table:table-cell>
        </table:table-row>
        <table:table-row table:style-name="ro1" table:visibility="filter">
          <table:table-cell office:value-type="float" office:value="1527482763.78594" calcext:value-type="float">
            <text:p>1527482763.78594</text:p>
          </table:table-cell>
          <table:table-cell office:value-type="string" calcext:value-type="string">
            <text:p>PID_y</text:p>
          </table:table-cell>
          <table:table-cell office:value-type="float" office:value="-0.039327" calcext:value-type="float">
            <text:p>-0.039327</text:p>
          </table:table-cell>
          <table:table-cell office:value-type="float" office:value="-0.013273" calcext:value-type="float">
            <text:p>-0.013273</text:p>
          </table:table-cell>
          <table:table-cell office:value-type="float" office:value="-0.039928" calcext:value-type="float">
            <text:p>-0.039928</text:p>
          </table:table-cell>
          <table:table-cell office:value-type="float" office:value="-0.013296" calcext:value-type="float">
            <text:p>-0.013296</text:p>
          </table:table-cell>
          <table:table-cell office:value-type="float" office:value="0.014503" calcext:value-type="float">
            <text:p>0.014503</text:p>
          </table:table-cell>
          <table:table-cell office:value-type="string" calcext:value-type="string">
            <text:p>0.00281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80524" calcext:value-type="float">
            <text:p>1527482763.8052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571" calcext:value-type="float">
            <text:p>-0.038571</text:p>
          </table:table-cell>
          <table:table-cell office:value-type="float" office:value="-0.013386" calcext:value-type="float">
            <text:p>-0.013386</text:p>
          </table:table-cell>
          <table:table-cell office:value-type="float" office:value="-0.039428" calcext:value-type="float">
            <text:p>-0.039428</text:p>
          </table:table-cell>
          <table:table-cell office:value-type="float" office:value="-0.013391" calcext:value-type="float">
            <text:p>-0.013391</text:p>
          </table:table-cell>
          <table:table-cell office:value-type="float" office:value="0.017318" calcext:value-type="float">
            <text:p>0.017318</text:p>
          </table:table-cell>
          <table:table-cell office:value-type="string" calcext:value-type="string">
            <text:p>0.001370</text:p>
          </table:table-cell>
        </table:table-row>
        <table:table-row table:style-name="ro1" table:visibility="filter">
          <table:table-cell office:value-type="float" office:value="1527482763.80527" calcext:value-type="float">
            <text:p>1527482763.80527</text:p>
          </table:table-cell>
          <table:table-cell office:value-type="string" calcext:value-type="string">
            <text:p>PID_y</text:p>
          </table:table-cell>
          <table:table-cell office:value-type="float" office:value="-0.038571" calcext:value-type="float">
            <text:p>-0.038571</text:p>
          </table:table-cell>
          <table:table-cell office:value-type="float" office:value="-0.013386" calcext:value-type="float">
            <text:p>-0.013386</text:p>
          </table:table-cell>
          <table:table-cell office:value-type="float" office:value="-0.039428" calcext:value-type="float">
            <text:p>-0.039428</text:p>
          </table:table-cell>
          <table:table-cell office:value-type="float" office:value="-0.013391" calcext:value-type="float">
            <text:p>-0.013391</text:p>
          </table:table-cell>
          <table:table-cell office:value-type="float" office:value="0.017318" calcext:value-type="float">
            <text:p>0.017318</text:p>
          </table:table-cell>
          <table:table-cell office:value-type="string" calcext:value-type="string">
            <text:p>0.0013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82555" calcext:value-type="float">
            <text:p>1527482763.8255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524" calcext:value-type="float">
            <text:p>-0.038524</text:p>
          </table:table-cell>
          <table:table-cell office:value-type="float" office:value="-0.013363" calcext:value-type="float">
            <text:p>-0.013363</text:p>
          </table:table-cell>
          <table:table-cell office:value-type="float" office:value="-0.039268" calcext:value-type="float">
            <text:p>-0.039268</text:p>
          </table:table-cell>
          <table:table-cell office:value-type="float" office:value="-0.013367" calcext:value-type="float">
            <text:p>-0.013367</text:p>
          </table:table-cell>
          <table:table-cell office:value-type="float" office:value="0.016143" calcext:value-type="float">
            <text:p>0.016143</text:p>
          </table:table-cell>
          <table:table-cell office:value-type="string" calcext:value-type="string">
            <text:p>0.001136</text:p>
          </table:table-cell>
        </table:table-row>
        <table:table-row table:style-name="ro1" table:visibility="filter">
          <table:table-cell office:value-type="float" office:value="1527482763.82557" calcext:value-type="float">
            <text:p>1527482763.82557</text:p>
          </table:table-cell>
          <table:table-cell office:value-type="string" calcext:value-type="string">
            <text:p>PID_y</text:p>
          </table:table-cell>
          <table:table-cell office:value-type="float" office:value="-0.038524" calcext:value-type="float">
            <text:p>-0.038524</text:p>
          </table:table-cell>
          <table:table-cell office:value-type="float" office:value="-0.013363" calcext:value-type="float">
            <text:p>-0.013363</text:p>
          </table:table-cell>
          <table:table-cell office:value-type="float" office:value="-0.039268" calcext:value-type="float">
            <text:p>-0.039268</text:p>
          </table:table-cell>
          <table:table-cell office:value-type="float" office:value="-0.013367" calcext:value-type="float">
            <text:p>-0.013367</text:p>
          </table:table-cell>
          <table:table-cell office:value-type="float" office:value="0.016143" calcext:value-type="float">
            <text:p>0.016143</text:p>
          </table:table-cell>
          <table:table-cell office:value-type="string" calcext:value-type="string">
            <text:p>0.00113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84585" calcext:value-type="float">
            <text:p>1527482763.8458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165" calcext:value-type="float">
            <text:p>-0.038165</text:p>
          </table:table-cell>
          <table:table-cell office:value-type="float" office:value="-0.013359" calcext:value-type="float">
            <text:p>-0.013359</text:p>
          </table:table-cell>
          <table:table-cell office:value-type="float" office:value="-0.03874" calcext:value-type="float">
            <text:p>-0.03874</text:p>
          </table:table-cell>
          <table:table-cell office:value-type="float" office:value="-0.01336" calcext:value-type="float">
            <text:p>-0.01336</text:p>
          </table:table-cell>
          <table:table-cell office:value-type="float" office:value="0.014186" calcext:value-type="float">
            <text:p>0.014186</text:p>
          </table:table-cell>
          <table:table-cell office:value-type="string" calcext:value-type="string">
            <text:p>0.000569</text:p>
          </table:table-cell>
        </table:table-row>
        <table:table-row table:style-name="ro1" table:visibility="filter">
          <table:table-cell office:value-type="float" office:value="1527482763.84588" calcext:value-type="float">
            <text:p>1527482763.84588</text:p>
          </table:table-cell>
          <table:table-cell office:value-type="string" calcext:value-type="string">
            <text:p>PID_y</text:p>
          </table:table-cell>
          <table:table-cell office:value-type="float" office:value="-0.038165" calcext:value-type="float">
            <text:p>-0.038165</text:p>
          </table:table-cell>
          <table:table-cell office:value-type="float" office:value="-0.013359" calcext:value-type="float">
            <text:p>-0.013359</text:p>
          </table:table-cell>
          <table:table-cell office:value-type="float" office:value="-0.03874" calcext:value-type="float">
            <text:p>-0.03874</text:p>
          </table:table-cell>
          <table:table-cell office:value-type="float" office:value="-0.01336" calcext:value-type="float">
            <text:p>-0.01336</text:p>
          </table:table-cell>
          <table:table-cell office:value-type="float" office:value="0.014186" calcext:value-type="float">
            <text:p>0.014186</text:p>
          </table:table-cell>
          <table:table-cell office:value-type="string" calcext:value-type="string">
            <text:p>0.00056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86512" calcext:value-type="float">
            <text:p>1527482763.8651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907" calcext:value-type="float">
            <text:p>-0.037907</text:p>
          </table:table-cell>
          <table:table-cell office:value-type="float" office:value="-0.01329" calcext:value-type="float">
            <text:p>-0.01329</text:p>
          </table:table-cell>
          <table:table-cell office:value-type="float" office:value="-0.038623" calcext:value-type="float">
            <text:p>-0.038623</text:p>
          </table:table-cell>
          <table:table-cell office:value-type="float" office:value="-0.013291" calcext:value-type="float">
            <text:p>-0.013291</text:p>
          </table:table-cell>
          <table:table-cell office:value-type="float" office:value="0.015832" calcext:value-type="float">
            <text:p>0.015832</text:p>
          </table:table-cell>
          <table:table-cell office:value-type="string" calcext:value-type="string">
            <text:p>0.000625</text:p>
          </table:table-cell>
        </table:table-row>
        <table:table-row table:style-name="ro1" table:visibility="filter">
          <table:table-cell office:value-type="float" office:value="1527482763.86514" calcext:value-type="float">
            <text:p>1527482763.86514</text:p>
          </table:table-cell>
          <table:table-cell office:value-type="string" calcext:value-type="string">
            <text:p>PID_y</text:p>
          </table:table-cell>
          <table:table-cell office:value-type="float" office:value="-0.037907" calcext:value-type="float">
            <text:p>-0.037907</text:p>
          </table:table-cell>
          <table:table-cell office:value-type="float" office:value="-0.01329" calcext:value-type="float">
            <text:p>-0.01329</text:p>
          </table:table-cell>
          <table:table-cell office:value-type="float" office:value="-0.038623" calcext:value-type="float">
            <text:p>-0.038623</text:p>
          </table:table-cell>
          <table:table-cell office:value-type="float" office:value="-0.013291" calcext:value-type="float">
            <text:p>-0.013291</text:p>
          </table:table-cell>
          <table:table-cell office:value-type="float" office:value="0.015832" calcext:value-type="float">
            <text:p>0.015832</text:p>
          </table:table-cell>
          <table:table-cell office:value-type="string" calcext:value-type="string">
            <text:p>0.00062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88534" calcext:value-type="float">
            <text:p>1527482763.8853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367" calcext:value-type="float">
            <text:p>-0.037367</text:p>
          </table:table-cell>
          <table:table-cell office:value-type="float" office:value="-0.013344" calcext:value-type="float">
            <text:p>-0.013344</text:p>
          </table:table-cell>
          <table:table-cell office:value-type="float" office:value="-0.038214" calcext:value-type="float">
            <text:p>-0.038214</text:p>
          </table:table-cell>
          <table:table-cell office:value-type="float" office:value="-0.013343" calcext:value-type="float">
            <text:p>-0.013343</text:p>
          </table:table-cell>
          <table:table-cell office:value-type="float" office:value="0.017215" calcext:value-type="float">
            <text:p>0.017215</text:p>
          </table:table-cell>
          <table:table-cell office:value-type="string" calcext:value-type="string">
            <text:p>-0.000480</text:p>
          </table:table-cell>
        </table:table-row>
        <table:table-row table:style-name="ro1" table:visibility="filter">
          <table:table-cell office:value-type="float" office:value="1527482763.88536" calcext:value-type="float">
            <text:p>1527482763.88536</text:p>
          </table:table-cell>
          <table:table-cell office:value-type="string" calcext:value-type="string">
            <text:p>PID_y</text:p>
          </table:table-cell>
          <table:table-cell office:value-type="float" office:value="-0.037367" calcext:value-type="float">
            <text:p>-0.037367</text:p>
          </table:table-cell>
          <table:table-cell office:value-type="float" office:value="-0.013344" calcext:value-type="float">
            <text:p>-0.013344</text:p>
          </table:table-cell>
          <table:table-cell office:value-type="float" office:value="-0.038214" calcext:value-type="float">
            <text:p>-0.038214</text:p>
          </table:table-cell>
          <table:table-cell office:value-type="float" office:value="-0.013343" calcext:value-type="float">
            <text:p>-0.013343</text:p>
          </table:table-cell>
          <table:table-cell office:value-type="float" office:value="0.017215" calcext:value-type="float">
            <text:p>0.017215</text:p>
          </table:table-cell>
          <table:table-cell office:value-type="string" calcext:value-type="string">
            <text:p>-0.0004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90562" calcext:value-type="float">
            <text:p>1527482763.9056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189" calcext:value-type="float">
            <text:p>-0.038189</text:p>
          </table:table-cell>
          <table:table-cell office:value-type="float" office:value="-0.013333" calcext:value-type="float">
            <text:p>-0.013333</text:p>
          </table:table-cell>
          <table:table-cell office:value-type="float" office:value="-0.038456" calcext:value-type="float">
            <text:p>-0.038456</text:p>
          </table:table-cell>
          <table:table-cell office:value-type="float" office:value="-0.013334" calcext:value-type="float">
            <text:p>-0.013334</text:p>
          </table:table-cell>
          <table:table-cell office:value-type="float" office:value="0.009655" calcext:value-type="float">
            <text:p>0.009655</text:p>
          </table:table-cell>
          <table:table-cell office:value-type="string" calcext:value-type="string">
            <text:p>0.000597</text:p>
          </table:table-cell>
        </table:table-row>
        <table:table-row table:style-name="ro1" table:visibility="filter">
          <table:table-cell office:value-type="float" office:value="1527482763.90566" calcext:value-type="float">
            <text:p>1527482763.90566</text:p>
          </table:table-cell>
          <table:table-cell office:value-type="string" calcext:value-type="string">
            <text:p>PID_y</text:p>
          </table:table-cell>
          <table:table-cell office:value-type="float" office:value="-0.038189" calcext:value-type="float">
            <text:p>-0.038189</text:p>
          </table:table-cell>
          <table:table-cell office:value-type="float" office:value="-0.013333" calcext:value-type="float">
            <text:p>-0.013333</text:p>
          </table:table-cell>
          <table:table-cell office:value-type="float" office:value="-0.038456" calcext:value-type="float">
            <text:p>-0.038456</text:p>
          </table:table-cell>
          <table:table-cell office:value-type="float" office:value="-0.013334" calcext:value-type="float">
            <text:p>-0.013334</text:p>
          </table:table-cell>
          <table:table-cell office:value-type="float" office:value="0.009655" calcext:value-type="float">
            <text:p>0.009655</text:p>
          </table:table-cell>
          <table:table-cell office:value-type="string" calcext:value-type="string">
            <text:p>0.00059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92588" calcext:value-type="float">
            <text:p>1527482763.9258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179" calcext:value-type="float">
            <text:p>-0.038179</text:p>
          </table:table-cell>
          <table:table-cell office:value-type="float" office:value="-0.013187" calcext:value-type="float">
            <text:p>-0.013187</text:p>
          </table:table-cell>
          <table:table-cell office:value-type="float" office:value="-0.038395" calcext:value-type="float">
            <text:p>-0.038395</text:p>
          </table:table-cell>
          <table:table-cell office:value-type="float" office:value="-0.013195" calcext:value-type="float">
            <text:p>-0.013195</text:p>
          </table:table-cell>
          <table:table-cell office:value-type="float" office:value="0.008681" calcext:value-type="float">
            <text:p>0.008681</text:p>
          </table:table-cell>
          <table:table-cell office:value-type="string" calcext:value-type="string">
            <text:p>0.001726</text:p>
          </table:table-cell>
        </table:table-row>
        <table:table-row table:style-name="ro1" table:visibility="filter">
          <table:table-cell office:value-type="float" office:value="1527482763.9259" calcext:value-type="float">
            <text:p>1527482763.9259</text:p>
          </table:table-cell>
          <table:table-cell office:value-type="string" calcext:value-type="string">
            <text:p>PID_y</text:p>
          </table:table-cell>
          <table:table-cell office:value-type="float" office:value="-0.038179" calcext:value-type="float">
            <text:p>-0.038179</text:p>
          </table:table-cell>
          <table:table-cell office:value-type="float" office:value="-0.013187" calcext:value-type="float">
            <text:p>-0.013187</text:p>
          </table:table-cell>
          <table:table-cell office:value-type="float" office:value="-0.038395" calcext:value-type="float">
            <text:p>-0.038395</text:p>
          </table:table-cell>
          <table:table-cell office:value-type="float" office:value="-0.013195" calcext:value-type="float">
            <text:p>-0.013195</text:p>
          </table:table-cell>
          <table:table-cell office:value-type="float" office:value="0.008681" calcext:value-type="float">
            <text:p>0.008681</text:p>
          </table:table-cell>
          <table:table-cell office:value-type="string" calcext:value-type="string">
            <text:p>0.00172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9452" calcext:value-type="float">
            <text:p>1527482763.945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894" calcext:value-type="float">
            <text:p>-0.037894</text:p>
          </table:table-cell>
          <table:table-cell office:value-type="float" office:value="-0.012974" calcext:value-type="float">
            <text:p>-0.012974</text:p>
          </table:table-cell>
          <table:table-cell office:value-type="float" office:value="-0.03804" calcext:value-type="float">
            <text:p>-0.03804</text:p>
          </table:table-cell>
          <table:table-cell office:value-type="float" office:value="-0.01301" calcext:value-type="float">
            <text:p>-0.01301</text:p>
          </table:table-cell>
          <table:table-cell office:value-type="float" office:value="0.00715" calcext:value-type="float">
            <text:p>0.00715</text:p>
          </table:table-cell>
          <table:table-cell office:value-type="string" calcext:value-type="string">
            <text:p>0.003573</text:p>
          </table:table-cell>
        </table:table-row>
        <table:table-row table:style-name="ro1" table:visibility="filter">
          <table:table-cell office:value-type="float" office:value="1527482763.94522" calcext:value-type="float">
            <text:p>1527482763.94522</text:p>
          </table:table-cell>
          <table:table-cell office:value-type="string" calcext:value-type="string">
            <text:p>PID_y</text:p>
          </table:table-cell>
          <table:table-cell office:value-type="float" office:value="-0.037894" calcext:value-type="float">
            <text:p>-0.037894</text:p>
          </table:table-cell>
          <table:table-cell office:value-type="float" office:value="-0.012974" calcext:value-type="float">
            <text:p>-0.012974</text:p>
          </table:table-cell>
          <table:table-cell office:value-type="float" office:value="-0.03804" calcext:value-type="float">
            <text:p>-0.03804</text:p>
          </table:table-cell>
          <table:table-cell office:value-type="float" office:value="-0.01301" calcext:value-type="float">
            <text:p>-0.01301</text:p>
          </table:table-cell>
          <table:table-cell office:value-type="float" office:value="0.00715" calcext:value-type="float">
            <text:p>0.00715</text:p>
          </table:table-cell>
          <table:table-cell office:value-type="string" calcext:value-type="string">
            <text:p>0.00357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96545" calcext:value-type="float">
            <text:p>1527482763.9654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932" calcext:value-type="float">
            <text:p>-0.037932</text:p>
          </table:table-cell>
          <table:table-cell office:value-type="float" office:value="-0.013223" calcext:value-type="float">
            <text:p>-0.013223</text:p>
          </table:table-cell>
          <table:table-cell office:value-type="float" office:value="-0.038034" calcext:value-type="float">
            <text:p>-0.038034</text:p>
          </table:table-cell>
          <table:table-cell office:value-type="float" office:value="-0.013225" calcext:value-type="float">
            <text:p>-0.013225</text:p>
          </table:table-cell>
          <table:table-cell office:value-type="float" office:value="0.005986" calcext:value-type="float">
            <text:p>0.005986</text:p>
          </table:table-cell>
          <table:table-cell office:value-type="string" calcext:value-type="string">
            <text:p>0.000742</text:p>
          </table:table-cell>
        </table:table-row>
        <table:table-row table:style-name="ro1" table:visibility="filter">
          <table:table-cell office:value-type="float" office:value="1527482763.96547" calcext:value-type="float">
            <text:p>1527482763.96547</text:p>
          </table:table-cell>
          <table:table-cell office:value-type="string" calcext:value-type="string">
            <text:p>PID_y</text:p>
          </table:table-cell>
          <table:table-cell office:value-type="float" office:value="-0.037932" calcext:value-type="float">
            <text:p>-0.037932</text:p>
          </table:table-cell>
          <table:table-cell office:value-type="float" office:value="-0.013223" calcext:value-type="float">
            <text:p>-0.013223</text:p>
          </table:table-cell>
          <table:table-cell office:value-type="float" office:value="-0.038034" calcext:value-type="float">
            <text:p>-0.038034</text:p>
          </table:table-cell>
          <table:table-cell office:value-type="float" office:value="-0.013225" calcext:value-type="float">
            <text:p>-0.013225</text:p>
          </table:table-cell>
          <table:table-cell office:value-type="float" office:value="0.005986" calcext:value-type="float">
            <text:p>0.005986</text:p>
          </table:table-cell>
          <table:table-cell office:value-type="string" calcext:value-type="string">
            <text:p>0.00074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3.9857" calcext:value-type="float">
            <text:p>1527482763.98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674" calcext:value-type="float">
            <text:p>-0.037674</text:p>
          </table:table-cell>
          <table:table-cell office:value-type="float" office:value="-0.013121" calcext:value-type="float">
            <text:p>-0.013121</text:p>
          </table:table-cell>
          <table:table-cell office:value-type="float" office:value="-0.037741" calcext:value-type="float">
            <text:p>-0.037741</text:p>
          </table:table-cell>
          <table:table-cell office:value-type="float" office:value="-0.013134" calcext:value-type="float">
            <text:p>-0.013134</text:p>
          </table:table-cell>
          <table:table-cell office:value-type="float" office:value="0.004842" calcext:value-type="float">
            <text:p>0.004842</text:p>
          </table:table-cell>
          <table:table-cell office:value-type="string" calcext:value-type="string">
            <text:p>0.002157</text:p>
          </table:table-cell>
        </table:table-row>
        <table:table-row table:style-name="ro1" table:visibility="filter">
          <table:table-cell office:value-type="float" office:value="1527482763.98572" calcext:value-type="float">
            <text:p>1527482763.98572</text:p>
          </table:table-cell>
          <table:table-cell office:value-type="string" calcext:value-type="string">
            <text:p>PID_y</text:p>
          </table:table-cell>
          <table:table-cell office:value-type="float" office:value="-0.037674" calcext:value-type="float">
            <text:p>-0.037674</text:p>
          </table:table-cell>
          <table:table-cell office:value-type="float" office:value="-0.013121" calcext:value-type="float">
            <text:p>-0.013121</text:p>
          </table:table-cell>
          <table:table-cell office:value-type="float" office:value="-0.037741" calcext:value-type="float">
            <text:p>-0.037741</text:p>
          </table:table-cell>
          <table:table-cell office:value-type="float" office:value="-0.013134" calcext:value-type="float">
            <text:p>-0.013134</text:p>
          </table:table-cell>
          <table:table-cell office:value-type="float" office:value="0.004842" calcext:value-type="float">
            <text:p>0.004842</text:p>
          </table:table-cell>
          <table:table-cell office:value-type="string" calcext:value-type="string">
            <text:p>0.00215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00591" calcext:value-type="float">
            <text:p>1527482764.0059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338" calcext:value-type="float">
            <text:p>-0.037338</text:p>
          </table:table-cell>
          <table:table-cell office:value-type="float" office:value="-0.013299" calcext:value-type="float">
            <text:p>-0.013299</text:p>
          </table:table-cell>
          <table:table-cell office:value-type="float" office:value="-0.037567" calcext:value-type="float">
            <text:p>-0.037567</text:p>
          </table:table-cell>
          <table:table-cell office:value-type="float" office:value="-0.013299" calcext:value-type="float">
            <text:p>-0.013299</text:p>
          </table:table-cell>
          <table:table-cell office:value-type="float" office:value="0.008951" calcext:value-type="float">
            <text:p>0.008951</text:p>
          </table:table-cell>
          <table:table-cell office:value-type="string" calcext:value-type="string">
            <text:p>0.000430</text:p>
          </table:table-cell>
        </table:table-row>
        <table:table-row table:style-name="ro1" table:visibility="filter">
          <table:table-cell office:value-type="float" office:value="1527482764.00594" calcext:value-type="float">
            <text:p>1527482764.00594</text:p>
          </table:table-cell>
          <table:table-cell office:value-type="string" calcext:value-type="string">
            <text:p>PID_y</text:p>
          </table:table-cell>
          <table:table-cell office:value-type="float" office:value="-0.037338" calcext:value-type="float">
            <text:p>-0.037338</text:p>
          </table:table-cell>
          <table:table-cell office:value-type="float" office:value="-0.013299" calcext:value-type="float">
            <text:p>-0.013299</text:p>
          </table:table-cell>
          <table:table-cell office:value-type="float" office:value="-0.037567" calcext:value-type="float">
            <text:p>-0.037567</text:p>
          </table:table-cell>
          <table:table-cell office:value-type="float" office:value="-0.013299" calcext:value-type="float">
            <text:p>-0.013299</text:p>
          </table:table-cell>
          <table:table-cell office:value-type="float" office:value="0.008951" calcext:value-type="float">
            <text:p>0.008951</text:p>
          </table:table-cell>
          <table:table-cell office:value-type="string" calcext:value-type="string">
            <text:p>0.00043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02516" calcext:value-type="float">
            <text:p>1527482764.0251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684" calcext:value-type="float">
            <text:p>-0.037684</text:p>
          </table:table-cell>
          <table:table-cell office:value-type="float" office:value="-0.013183" calcext:value-type="float">
            <text:p>-0.013183</text:p>
          </table:table-cell>
          <table:table-cell office:value-type="float" office:value="-0.037788" calcext:value-type="float">
            <text:p>-0.037788</text:p>
          </table:table-cell>
          <table:table-cell office:value-type="float" office:value="-0.013183" calcext:value-type="float">
            <text:p>-0.013183</text:p>
          </table:table-cell>
          <table:table-cell office:value-type="float" office:value="0.006049" calcext:value-type="float">
            <text:p>0.006049</text:p>
          </table:table-cell>
          <table:table-cell office:value-type="string" calcext:value-type="string">
            <text:p>0.000269</text:p>
          </table:table-cell>
        </table:table-row>
        <table:table-row table:style-name="ro1" table:visibility="filter">
          <table:table-cell office:value-type="float" office:value="1527482764.02518" calcext:value-type="float">
            <text:p>1527482764.02518</text:p>
          </table:table-cell>
          <table:table-cell office:value-type="string" calcext:value-type="string">
            <text:p>PID_y</text:p>
          </table:table-cell>
          <table:table-cell office:value-type="float" office:value="-0.037684" calcext:value-type="float">
            <text:p>-0.037684</text:p>
          </table:table-cell>
          <table:table-cell office:value-type="float" office:value="-0.013183" calcext:value-type="float">
            <text:p>-0.013183</text:p>
          </table:table-cell>
          <table:table-cell office:value-type="float" office:value="-0.037788" calcext:value-type="float">
            <text:p>-0.037788</text:p>
          </table:table-cell>
          <table:table-cell office:value-type="float" office:value="-0.013183" calcext:value-type="float">
            <text:p>-0.013183</text:p>
          </table:table-cell>
          <table:table-cell office:value-type="float" office:value="0.006049" calcext:value-type="float">
            <text:p>0.006049</text:p>
          </table:table-cell>
          <table:table-cell office:value-type="string" calcext:value-type="string">
            <text:p>0.00026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0455" calcext:value-type="float">
            <text:p>1527482764.045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058" calcext:value-type="float">
            <text:p>-0.037058</text:p>
          </table:table-cell>
          <table:table-cell office:value-type="float" office:value="-0.013213" calcext:value-type="float">
            <text:p>-0.013213</text:p>
          </table:table-cell>
          <table:table-cell office:value-type="float" office:value="-0.037233" calcext:value-type="float">
            <text:p>-0.037233</text:p>
          </table:table-cell>
          <table:table-cell office:value-type="float" office:value="-0.013204" calcext:value-type="float">
            <text:p>-0.013204</text:p>
          </table:table-cell>
          <table:table-cell office:value-type="float" office:value="0.007841" calcext:value-type="float">
            <text:p>0.007841</text:p>
          </table:table-cell>
          <table:table-cell office:value-type="string" calcext:value-type="string">
            <text:p>-0.001853</text:p>
          </table:table-cell>
        </table:table-row>
        <table:table-row table:style-name="ro1" table:visibility="filter">
          <table:table-cell office:value-type="float" office:value="1527482764.04555" calcext:value-type="float">
            <text:p>1527482764.04555</text:p>
          </table:table-cell>
          <table:table-cell office:value-type="string" calcext:value-type="string">
            <text:p>PID_y</text:p>
          </table:table-cell>
          <table:table-cell office:value-type="float" office:value="-0.037058" calcext:value-type="float">
            <text:p>-0.037058</text:p>
          </table:table-cell>
          <table:table-cell office:value-type="float" office:value="-0.013213" calcext:value-type="float">
            <text:p>-0.013213</text:p>
          </table:table-cell>
          <table:table-cell office:value-type="float" office:value="-0.037233" calcext:value-type="float">
            <text:p>-0.037233</text:p>
          </table:table-cell>
          <table:table-cell office:value-type="float" office:value="-0.013204" calcext:value-type="float">
            <text:p>-0.013204</text:p>
          </table:table-cell>
          <table:table-cell office:value-type="float" office:value="0.007841" calcext:value-type="float">
            <text:p>0.007841</text:p>
          </table:table-cell>
          <table:table-cell office:value-type="string" calcext:value-type="string">
            <text:p>-0.00185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06579" calcext:value-type="float">
            <text:p>1527482764.0657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14" calcext:value-type="float">
            <text:p>-0.03714</text:p>
          </table:table-cell>
          <table:table-cell office:value-type="float" office:value="-0.013271" calcext:value-type="float">
            <text:p>-0.013271</text:p>
          </table:table-cell>
          <table:table-cell office:value-type="float" office:value="-0.037289" calcext:value-type="float">
            <text:p>-0.037289</text:p>
          </table:table-cell>
          <table:table-cell office:value-type="float" office:value="-0.01327" calcext:value-type="float">
            <text:p>-0.01327</text:p>
          </table:table-cell>
          <table:table-cell office:value-type="float" office:value="0.007236" calcext:value-type="float">
            <text:p>0.007236</text:p>
          </table:table-cell>
          <table:table-cell office:value-type="string" calcext:value-type="string">
            <text:p>-0.000391</text:p>
          </table:table-cell>
        </table:table-row>
        <table:table-row table:style-name="ro1" table:visibility="filter">
          <table:table-cell office:value-type="float" office:value="1527482764.06581" calcext:value-type="float">
            <text:p>1527482764.06581</text:p>
          </table:table-cell>
          <table:table-cell office:value-type="string" calcext:value-type="string">
            <text:p>PID_y</text:p>
          </table:table-cell>
          <table:table-cell office:value-type="float" office:value="-0.03714" calcext:value-type="float">
            <text:p>-0.03714</text:p>
          </table:table-cell>
          <table:table-cell office:value-type="float" office:value="-0.013271" calcext:value-type="float">
            <text:p>-0.013271</text:p>
          </table:table-cell>
          <table:table-cell office:value-type="float" office:value="-0.037289" calcext:value-type="float">
            <text:p>-0.037289</text:p>
          </table:table-cell>
          <table:table-cell office:value-type="float" office:value="-0.01327" calcext:value-type="float">
            <text:p>-0.01327</text:p>
          </table:table-cell>
          <table:table-cell office:value-type="float" office:value="0.007236" calcext:value-type="float">
            <text:p>0.007236</text:p>
          </table:table-cell>
          <table:table-cell office:value-type="string" calcext:value-type="string">
            <text:p>-0.00039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08508" calcext:value-type="float">
            <text:p>1527482764.0850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217" calcext:value-type="float">
            <text:p>-0.037217</text:p>
          </table:table-cell>
          <table:table-cell office:value-type="float" office:value="-0.013408" calcext:value-type="float">
            <text:p>-0.013408</text:p>
          </table:table-cell>
          <table:table-cell office:value-type="float" office:value="-0.037275" calcext:value-type="float">
            <text:p>-0.037275</text:p>
          </table:table-cell>
          <table:table-cell office:value-type="float" office:value="-0.01339" calcext:value-type="float">
            <text:p>-0.01339</text:p>
          </table:table-cell>
          <table:table-cell office:value-type="float" office:value="0.004487" calcext:value-type="float">
            <text:p>0.004487</text:p>
          </table:table-cell>
          <table:table-cell office:value-type="string" calcext:value-type="string">
            <text:p>-0.002530</text:p>
          </table:table-cell>
        </table:table-row>
        <table:table-row table:style-name="ro1" table:visibility="filter">
          <table:table-cell office:value-type="float" office:value="1527482764.0851" calcext:value-type="float">
            <text:p>1527482764.0851</text:p>
          </table:table-cell>
          <table:table-cell office:value-type="string" calcext:value-type="string">
            <text:p>PID_y</text:p>
          </table:table-cell>
          <table:table-cell office:value-type="float" office:value="-0.037217" calcext:value-type="float">
            <text:p>-0.037217</text:p>
          </table:table-cell>
          <table:table-cell office:value-type="float" office:value="-0.013408" calcext:value-type="float">
            <text:p>-0.013408</text:p>
          </table:table-cell>
          <table:table-cell office:value-type="float" office:value="-0.037275" calcext:value-type="float">
            <text:p>-0.037275</text:p>
          </table:table-cell>
          <table:table-cell office:value-type="float" office:value="-0.01339" calcext:value-type="float">
            <text:p>-0.01339</text:p>
          </table:table-cell>
          <table:table-cell office:value-type="float" office:value="0.004487" calcext:value-type="float">
            <text:p>0.004487</text:p>
          </table:table-cell>
          <table:table-cell office:value-type="string" calcext:value-type="string">
            <text:p>-0.00253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10533" calcext:value-type="float">
            <text:p>1527482764.1053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358" calcext:value-type="float">
            <text:p>-0.037358</text:p>
          </table:table-cell>
          <table:table-cell office:value-type="float" office:value="-0.013323" calcext:value-type="float">
            <text:p>-0.013323</text:p>
          </table:table-cell>
          <table:table-cell office:value-type="float" office:value="-0.037368" calcext:value-type="float">
            <text:p>-0.037368</text:p>
          </table:table-cell>
          <table:table-cell office:value-type="float" office:value="-0.013323" calcext:value-type="float">
            <text:p>-0.013323</text:p>
          </table:table-cell>
          <table:table-cell office:value-type="float" office:value="0.001845" calcext:value-type="float">
            <text:p>0.001845</text:p>
          </table:table-cell>
          <table:table-cell office:value-type="string" calcext:value-type="string">
            <text:p>-0.000233</text:p>
          </table:table-cell>
        </table:table-row>
        <table:table-row table:style-name="ro1" table:visibility="filter">
          <table:table-cell office:value-type="float" office:value="1527482764.10535" calcext:value-type="float">
            <text:p>1527482764.10535</text:p>
          </table:table-cell>
          <table:table-cell office:value-type="string" calcext:value-type="string">
            <text:p>PID_y</text:p>
          </table:table-cell>
          <table:table-cell office:value-type="float" office:value="-0.037358" calcext:value-type="float">
            <text:p>-0.037358</text:p>
          </table:table-cell>
          <table:table-cell office:value-type="float" office:value="-0.013323" calcext:value-type="float">
            <text:p>-0.013323</text:p>
          </table:table-cell>
          <table:table-cell office:value-type="float" office:value="-0.037368" calcext:value-type="float">
            <text:p>-0.037368</text:p>
          </table:table-cell>
          <table:table-cell office:value-type="float" office:value="-0.013323" calcext:value-type="float">
            <text:p>-0.013323</text:p>
          </table:table-cell>
          <table:table-cell office:value-type="float" office:value="0.001845" calcext:value-type="float">
            <text:p>0.001845</text:p>
          </table:table-cell>
          <table:table-cell office:value-type="string" calcext:value-type="string">
            <text:p>-0.00023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12565" calcext:value-type="float">
            <text:p>1527482764.1256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215" calcext:value-type="float">
            <text:p>-0.037215</text:p>
          </table:table-cell>
          <table:table-cell office:value-type="float" office:value="-0.013198" calcext:value-type="float">
            <text:p>-0.013198</text:p>
          </table:table-cell>
          <table:table-cell office:value-type="float" office:value="-0.037286" calcext:value-type="float">
            <text:p>-0.037286</text:p>
          </table:table-cell>
          <table:table-cell office:value-type="float" office:value="-0.013198" calcext:value-type="float">
            <text:p>-0.013198</text:p>
          </table:table-cell>
          <table:table-cell office:value-type="float" office:value="0.004956" calcext:value-type="float">
            <text:p>0.004956</text:p>
          </table:table-cell>
          <table:table-cell office:value-type="string" calcext:value-type="string">
            <text:p>-0.000213</text:p>
          </table:table-cell>
        </table:table-row>
        <table:table-row table:style-name="ro1" table:visibility="filter">
          <table:table-cell office:value-type="float" office:value="1527482764.12568" calcext:value-type="float">
            <text:p>1527482764.12568</text:p>
          </table:table-cell>
          <table:table-cell office:value-type="string" calcext:value-type="string">
            <text:p>PID_y</text:p>
          </table:table-cell>
          <table:table-cell office:value-type="float" office:value="-0.037215" calcext:value-type="float">
            <text:p>-0.037215</text:p>
          </table:table-cell>
          <table:table-cell office:value-type="float" office:value="-0.013198" calcext:value-type="float">
            <text:p>-0.013198</text:p>
          </table:table-cell>
          <table:table-cell office:value-type="float" office:value="-0.037286" calcext:value-type="float">
            <text:p>-0.037286</text:p>
          </table:table-cell>
          <table:table-cell office:value-type="float" office:value="-0.013198" calcext:value-type="float">
            <text:p>-0.013198</text:p>
          </table:table-cell>
          <table:table-cell office:value-type="float" office:value="0.004956" calcext:value-type="float">
            <text:p>0.004956</text:p>
          </table:table-cell>
          <table:table-cell office:value-type="string" calcext:value-type="string">
            <text:p>-0.00021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14596" calcext:value-type="float">
            <text:p>1527482764.1459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6948" calcext:value-type="float">
            <text:p>-0.036948</text:p>
          </table:table-cell>
          <table:table-cell office:value-type="float" office:value="-0.013359" calcext:value-type="float">
            <text:p>-0.013359</text:p>
          </table:table-cell>
          <table:table-cell office:value-type="float" office:value="-0.036968" calcext:value-type="float">
            <text:p>-0.036968</text:p>
          </table:table-cell>
          <table:table-cell office:value-type="float" office:value="-0.013353" calcext:value-type="float">
            <text:p>-0.013353</text:p>
          </table:table-cell>
          <table:table-cell office:value-type="float" office:value="0.002621" calcext:value-type="float">
            <text:p>0.002621</text:p>
          </table:table-cell>
          <table:table-cell office:value-type="string" calcext:value-type="string">
            <text:p>-0.001530</text:p>
          </table:table-cell>
        </table:table-row>
        <table:table-row table:style-name="ro1" table:visibility="filter">
          <table:table-cell office:value-type="float" office:value="1527482764.14598" calcext:value-type="float">
            <text:p>1527482764.14598</text:p>
          </table:table-cell>
          <table:table-cell office:value-type="string" calcext:value-type="string">
            <text:p>PID_y</text:p>
          </table:table-cell>
          <table:table-cell office:value-type="float" office:value="-0.036948" calcext:value-type="float">
            <text:p>-0.036948</text:p>
          </table:table-cell>
          <table:table-cell office:value-type="float" office:value="-0.013359" calcext:value-type="float">
            <text:p>-0.013359</text:p>
          </table:table-cell>
          <table:table-cell office:value-type="float" office:value="-0.036968" calcext:value-type="float">
            <text:p>-0.036968</text:p>
          </table:table-cell>
          <table:table-cell office:value-type="float" office:value="-0.013353" calcext:value-type="float">
            <text:p>-0.013353</text:p>
          </table:table-cell>
          <table:table-cell office:value-type="float" office:value="0.002621" calcext:value-type="float">
            <text:p>0.002621</text:p>
          </table:table-cell>
          <table:table-cell office:value-type="string" calcext:value-type="string">
            <text:p>-0.00153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16523" calcext:value-type="float">
            <text:p>1527482764.1652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169" calcext:value-type="float">
            <text:p>-0.037169</text:p>
          </table:table-cell>
          <table:table-cell office:value-type="float" office:value="-0.013299" calcext:value-type="float">
            <text:p>-0.013299</text:p>
          </table:table-cell>
          <table:table-cell office:value-type="float" office:value="-0.037172" calcext:value-type="float">
            <text:p>-0.037172</text:p>
          </table:table-cell>
          <table:table-cell office:value-type="float" office:value="-0.013298" calcext:value-type="float">
            <text:p>-0.013298</text:p>
          </table:table-cell>
          <table:table-cell office:value-type="float" office:value="0.00105" calcext:value-type="float">
            <text:p>0.00105</text:p>
          </table:table-cell>
          <table:table-cell office:value-type="string" calcext:value-type="string">
            <text:p>-0.000313</text:p>
          </table:table-cell>
        </table:table-row>
        <table:table-row table:style-name="ro1" table:visibility="filter">
          <table:table-cell office:value-type="float" office:value="1527482764.16526" calcext:value-type="float">
            <text:p>1527482764.16526</text:p>
          </table:table-cell>
          <table:table-cell office:value-type="string" calcext:value-type="string">
            <text:p>PID_y</text:p>
          </table:table-cell>
          <table:table-cell office:value-type="float" office:value="-0.037169" calcext:value-type="float">
            <text:p>-0.037169</text:p>
          </table:table-cell>
          <table:table-cell office:value-type="float" office:value="-0.013299" calcext:value-type="float">
            <text:p>-0.013299</text:p>
          </table:table-cell>
          <table:table-cell office:value-type="float" office:value="-0.037172" calcext:value-type="float">
            <text:p>-0.037172</text:p>
          </table:table-cell>
          <table:table-cell office:value-type="float" office:value="-0.013298" calcext:value-type="float">
            <text:p>-0.013298</text:p>
          </table:table-cell>
          <table:table-cell office:value-type="float" office:value="0.00105" calcext:value-type="float">
            <text:p>0.00105</text:p>
          </table:table-cell>
          <table:table-cell office:value-type="string" calcext:value-type="string">
            <text:p>-0.00031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18552" calcext:value-type="float">
            <text:p>1527482764.1855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385" calcext:value-type="float">
            <text:p>-0.037385</text:p>
          </table:table-cell>
          <table:table-cell office:value-type="float" office:value="-0.013234" calcext:value-type="float">
            <text:p>-0.013234</text:p>
          </table:table-cell>
          <table:table-cell office:value-type="float" office:value="-0.037381" calcext:value-type="float">
            <text:p>-0.037381</text:p>
          </table:table-cell>
          <table:table-cell office:value-type="float" office:value="-0.013241" calcext:value-type="float">
            <text:p>-0.013241</text:p>
          </table:table-cell>
          <table:table-cell office:value-type="float" office:value="-0.001152" calcext:value-type="float">
            <text:p>-0.001152</text:p>
          </table:table-cell>
          <table:table-cell office:value-type="string" calcext:value-type="string">
            <text:p>0.001497</text:p>
          </table:table-cell>
        </table:table-row>
        <table:table-row table:style-name="ro1" table:visibility="filter">
          <table:table-cell office:value-type="float" office:value="1527482764.18555" calcext:value-type="float">
            <text:p>1527482764.18555</text:p>
          </table:table-cell>
          <table:table-cell office:value-type="string" calcext:value-type="string">
            <text:p>PID_y</text:p>
          </table:table-cell>
          <table:table-cell office:value-type="float" office:value="-0.037385" calcext:value-type="float">
            <text:p>-0.037385</text:p>
          </table:table-cell>
          <table:table-cell office:value-type="float" office:value="-0.013234" calcext:value-type="float">
            <text:p>-0.013234</text:p>
          </table:table-cell>
          <table:table-cell office:value-type="float" office:value="-0.037381" calcext:value-type="float">
            <text:p>-0.037381</text:p>
          </table:table-cell>
          <table:table-cell office:value-type="float" office:value="-0.013241" calcext:value-type="float">
            <text:p>-0.013241</text:p>
          </table:table-cell>
          <table:table-cell office:value-type="float" office:value="-0.001152" calcext:value-type="float">
            <text:p>-0.001152</text:p>
          </table:table-cell>
          <table:table-cell office:value-type="string" calcext:value-type="string">
            <text:p>0.00149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20579" calcext:value-type="float">
            <text:p>1527482764.2057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6754" calcext:value-type="float">
            <text:p>-0.036754</text:p>
          </table:table-cell>
          <table:table-cell office:value-type="float" office:value="-0.013132" calcext:value-type="float">
            <text:p>-0.013132</text:p>
          </table:table-cell>
          <table:table-cell office:value-type="float" office:value="-0.036831" calcext:value-type="float">
            <text:p>-0.036831</text:p>
          </table:table-cell>
          <table:table-cell office:value-type="float" office:value="-0.013142" calcext:value-type="float">
            <text:p>-0.013142</text:p>
          </table:table-cell>
          <table:table-cell office:value-type="float" office:value="0.005191" calcext:value-type="float">
            <text:p>0.005191</text:p>
          </table:table-cell>
          <table:table-cell office:value-type="string" calcext:value-type="string">
            <text:p>0.001814</text:p>
          </table:table-cell>
        </table:table-row>
        <table:table-row table:style-name="ro1" table:visibility="filter">
          <table:table-cell office:value-type="float" office:value="1527482764.20581" calcext:value-type="float">
            <text:p>1527482764.20581</text:p>
          </table:table-cell>
          <table:table-cell office:value-type="string" calcext:value-type="string">
            <text:p>PID_y</text:p>
          </table:table-cell>
          <table:table-cell office:value-type="float" office:value="-0.036754" calcext:value-type="float">
            <text:p>-0.036754</text:p>
          </table:table-cell>
          <table:table-cell office:value-type="float" office:value="-0.013132" calcext:value-type="float">
            <text:p>-0.013132</text:p>
          </table:table-cell>
          <table:table-cell office:value-type="float" office:value="-0.036831" calcext:value-type="float">
            <text:p>-0.036831</text:p>
          </table:table-cell>
          <table:table-cell office:value-type="float" office:value="-0.013142" calcext:value-type="float">
            <text:p>-0.013142</text:p>
          </table:table-cell>
          <table:table-cell office:value-type="float" office:value="0.005191" calcext:value-type="float">
            <text:p>0.005191</text:p>
          </table:table-cell>
          <table:table-cell office:value-type="string" calcext:value-type="string">
            <text:p>0.00181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22508" calcext:value-type="float">
            <text:p>1527482764.2250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076" calcext:value-type="float">
            <text:p>-0.037076</text:p>
          </table:table-cell>
          <table:table-cell office:value-type="float" office:value="-0.01336" calcext:value-type="float">
            <text:p>-0.01336</text:p>
          </table:table-cell>
          <table:table-cell office:value-type="float" office:value="-0.037085" calcext:value-type="float">
            <text:p>-0.037085</text:p>
          </table:table-cell>
          <table:table-cell office:value-type="float" office:value="-0.013353" calcext:value-type="float">
            <text:p>-0.013353</text:p>
          </table:table-cell>
          <table:table-cell office:value-type="float" office:value="0.001742" calcext:value-type="float">
            <text:p>0.001742</text:p>
          </table:table-cell>
          <table:table-cell office:value-type="string" calcext:value-type="string">
            <text:p>-0.001607</text:p>
          </table:table-cell>
        </table:table-row>
        <table:table-row table:style-name="ro1" table:visibility="filter">
          <table:table-cell office:value-type="float" office:value="1527482764.22511" calcext:value-type="float">
            <text:p>1527482764.22511</text:p>
          </table:table-cell>
          <table:table-cell office:value-type="string" calcext:value-type="string">
            <text:p>PID_y</text:p>
          </table:table-cell>
          <table:table-cell office:value-type="float" office:value="-0.037076" calcext:value-type="float">
            <text:p>-0.037076</text:p>
          </table:table-cell>
          <table:table-cell office:value-type="float" office:value="-0.01336" calcext:value-type="float">
            <text:p>-0.01336</text:p>
          </table:table-cell>
          <table:table-cell office:value-type="float" office:value="-0.037085" calcext:value-type="float">
            <text:p>-0.037085</text:p>
          </table:table-cell>
          <table:table-cell office:value-type="float" office:value="-0.013353" calcext:value-type="float">
            <text:p>-0.013353</text:p>
          </table:table-cell>
          <table:table-cell office:value-type="float" office:value="0.001742" calcext:value-type="float">
            <text:p>0.001742</text:p>
          </table:table-cell>
          <table:table-cell office:value-type="string" calcext:value-type="string">
            <text:p>-0.00160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24544" calcext:value-type="float">
            <text:p>1527482764.2454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37" calcext:value-type="float">
            <text:p>-0.03737</text:p>
          </table:table-cell>
          <table:table-cell office:value-type="float" office:value="-0.013334" calcext:value-type="float">
            <text:p>-0.013334</text:p>
          </table:table-cell>
          <table:table-cell office:value-type="float" office:value="-0.037329" calcext:value-type="float">
            <text:p>-0.037329</text:p>
          </table:table-cell>
          <table:table-cell office:value-type="float" office:value="-0.013334" calcext:value-type="float">
            <text:p>-0.013334</text:p>
          </table:table-cell>
          <table:table-cell office:value-type="float" office:value="-0.003786" calcext:value-type="float">
            <text:p>-0.003786</text:p>
          </table:table-cell>
          <table:table-cell office:value-type="string" calcext:value-type="string">
            <text:p>0.000103</text:p>
          </table:table-cell>
        </table:table-row>
        <table:table-row table:style-name="ro1" table:visibility="filter">
          <table:table-cell office:value-type="float" office:value="1527482764.24546" calcext:value-type="float">
            <text:p>1527482764.24546</text:p>
          </table:table-cell>
          <table:table-cell office:value-type="string" calcext:value-type="string">
            <text:p>PID_y</text:p>
          </table:table-cell>
          <table:table-cell office:value-type="float" office:value="-0.03737" calcext:value-type="float">
            <text:p>-0.03737</text:p>
          </table:table-cell>
          <table:table-cell office:value-type="float" office:value="-0.013334" calcext:value-type="float">
            <text:p>-0.013334</text:p>
          </table:table-cell>
          <table:table-cell office:value-type="float" office:value="-0.037329" calcext:value-type="float">
            <text:p>-0.037329</text:p>
          </table:table-cell>
          <table:table-cell office:value-type="float" office:value="-0.013334" calcext:value-type="float">
            <text:p>-0.013334</text:p>
          </table:table-cell>
          <table:table-cell office:value-type="float" office:value="-0.003786" calcext:value-type="float">
            <text:p>-0.003786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26567" calcext:value-type="float">
            <text:p>1527482764.2656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186" calcext:value-type="float">
            <text:p>-0.037186</text:p>
          </table:table-cell>
          <table:table-cell office:value-type="float" office:value="-0.01333" calcext:value-type="float">
            <text:p>-0.01333</text:p>
          </table:table-cell>
          <table:table-cell office:value-type="float" office:value="-0.037186" calcext:value-type="float">
            <text:p>-0.037186</text:p>
          </table:table-cell>
          <table:table-cell office:value-type="float" office:value="-0.01333" calcext:value-type="float">
            <text:p>-0.01333</text:p>
          </table:table-cell>
          <table:table-cell office:value-type="float" office:value="-0.000249" calcext:value-type="float">
            <text:p>-0.000249</text:p>
          </table:table-cell>
          <table:table-cell office:value-type="string" calcext:value-type="string">
            <text:p>-0.000418</text:p>
          </table:table-cell>
        </table:table-row>
        <table:table-row table:style-name="ro1" table:visibility="filter">
          <table:table-cell office:value-type="float" office:value="1527482764.26569" calcext:value-type="float">
            <text:p>1527482764.26569</text:p>
          </table:table-cell>
          <table:table-cell office:value-type="string" calcext:value-type="string">
            <text:p>PID_y</text:p>
          </table:table-cell>
          <table:table-cell office:value-type="float" office:value="-0.037186" calcext:value-type="float">
            <text:p>-0.037186</text:p>
          </table:table-cell>
          <table:table-cell office:value-type="float" office:value="-0.01333" calcext:value-type="float">
            <text:p>-0.01333</text:p>
          </table:table-cell>
          <table:table-cell office:value-type="float" office:value="-0.037186" calcext:value-type="float">
            <text:p>-0.037186</text:p>
          </table:table-cell>
          <table:table-cell office:value-type="float" office:value="-0.01333" calcext:value-type="float">
            <text:p>-0.01333</text:p>
          </table:table-cell>
          <table:table-cell office:value-type="float" office:value="-0.000249" calcext:value-type="float">
            <text:p>-0.000249</text:p>
          </table:table-cell>
          <table:table-cell office:value-type="string" calcext:value-type="string">
            <text:p>-0.0004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28594" calcext:value-type="float">
            <text:p>1527482764.2859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013" calcext:value-type="float">
            <text:p>-0.037013</text:p>
          </table:table-cell>
          <table:table-cell office:value-type="float" office:value="-0.013188" calcext:value-type="float">
            <text:p>-0.013188</text:p>
          </table:table-cell>
          <table:table-cell office:value-type="float" office:value="-0.037042" calcext:value-type="float">
            <text:p>-0.037042</text:p>
          </table:table-cell>
          <table:table-cell office:value-type="float" office:value="-0.013188" calcext:value-type="float">
            <text:p>-0.013188</text:p>
          </table:table-cell>
          <table:table-cell office:value-type="float" office:value="0.003217" calcext:value-type="float">
            <text:p>0.003217</text:p>
          </table:table-cell>
          <table:table-cell office:value-type="string" calcext:value-type="string">
            <text:p>0.000410</text:p>
          </table:table-cell>
        </table:table-row>
        <table:table-row table:style-name="ro1" table:visibility="filter">
          <table:table-cell office:value-type="float" office:value="1527482764.28598" calcext:value-type="float">
            <text:p>1527482764.28598</text:p>
          </table:table-cell>
          <table:table-cell office:value-type="string" calcext:value-type="string">
            <text:p>PID_y</text:p>
          </table:table-cell>
          <table:table-cell office:value-type="float" office:value="-0.037013" calcext:value-type="float">
            <text:p>-0.037013</text:p>
          </table:table-cell>
          <table:table-cell office:value-type="float" office:value="-0.013188" calcext:value-type="float">
            <text:p>-0.013188</text:p>
          </table:table-cell>
          <table:table-cell office:value-type="float" office:value="-0.037042" calcext:value-type="float">
            <text:p>-0.037042</text:p>
          </table:table-cell>
          <table:table-cell office:value-type="float" office:value="-0.013188" calcext:value-type="float">
            <text:p>-0.013188</text:p>
          </table:table-cell>
          <table:table-cell office:value-type="float" office:value="0.003217" calcext:value-type="float">
            <text:p>0.003217</text:p>
          </table:table-cell>
          <table:table-cell office:value-type="string" calcext:value-type="string">
            <text:p>0.00041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30527" calcext:value-type="float">
            <text:p>1527482764.3052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366" calcext:value-type="float">
            <text:p>-0.037366</text:p>
          </table:table-cell>
          <table:table-cell office:value-type="float" office:value="-0.013159" calcext:value-type="float">
            <text:p>-0.013159</text:p>
          </table:table-cell>
          <table:table-cell office:value-type="float" office:value="-0.037299" calcext:value-type="float">
            <text:p>-0.037299</text:p>
          </table:table-cell>
          <table:table-cell office:value-type="float" office:value="-0.013158" calcext:value-type="float">
            <text:p>-0.013158</text:p>
          </table:table-cell>
          <table:table-cell office:value-type="float" office:value="-0.004858" calcext:value-type="float">
            <text:p>-0.004858</text:p>
          </table:table-cell>
          <table:table-cell office:value-type="string" calcext:value-type="string">
            <text:p>-0.000261</text:p>
          </table:table-cell>
        </table:table-row>
        <table:table-row table:style-name="ro1" table:visibility="filter">
          <table:table-cell office:value-type="float" office:value="1527482764.3053" calcext:value-type="float">
            <text:p>1527482764.3053</text:p>
          </table:table-cell>
          <table:table-cell office:value-type="string" calcext:value-type="string">
            <text:p>PID_y</text:p>
          </table:table-cell>
          <table:table-cell office:value-type="float" office:value="-0.037366" calcext:value-type="float">
            <text:p>-0.037366</text:p>
          </table:table-cell>
          <table:table-cell office:value-type="float" office:value="-0.013159" calcext:value-type="float">
            <text:p>-0.013159</text:p>
          </table:table-cell>
          <table:table-cell office:value-type="float" office:value="-0.037299" calcext:value-type="float">
            <text:p>-0.037299</text:p>
          </table:table-cell>
          <table:table-cell office:value-type="float" office:value="-0.013158" calcext:value-type="float">
            <text:p>-0.013158</text:p>
          </table:table-cell>
          <table:table-cell office:value-type="float" office:value="-0.004858" calcext:value-type="float">
            <text:p>-0.004858</text:p>
          </table:table-cell>
          <table:table-cell office:value-type="string" calcext:value-type="string">
            <text:p>-0.00026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32564" calcext:value-type="float">
            <text:p>1527482764.3256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218" calcext:value-type="float">
            <text:p>-0.037218</text:p>
          </table:table-cell>
          <table:table-cell office:value-type="float" office:value="-0.013104" calcext:value-type="float">
            <text:p>-0.013104</text:p>
          </table:table-cell>
          <table:table-cell office:value-type="float" office:value="-0.037213" calcext:value-type="float">
            <text:p>-0.037213</text:p>
          </table:table-cell>
          <table:table-cell office:value-type="float" office:value="-0.013119" calcext:value-type="float">
            <text:p>-0.013119</text:p>
          </table:table-cell>
          <table:table-cell office:value-type="float" office:value="-0.001374" calcext:value-type="float">
            <text:p>-0.001374</text:p>
          </table:table-cell>
          <table:table-cell office:value-type="string" calcext:value-type="string">
            <text:p>0.002317</text:p>
          </table:table-cell>
        </table:table-row>
        <table:table-row table:style-name="ro1" table:visibility="filter">
          <table:table-cell office:value-type="float" office:value="1527482764.3257" calcext:value-type="float">
            <text:p>1527482764.3257</text:p>
          </table:table-cell>
          <table:table-cell office:value-type="string" calcext:value-type="string">
            <text:p>PID_y</text:p>
          </table:table-cell>
          <table:table-cell office:value-type="float" office:value="-0.037218" calcext:value-type="float">
            <text:p>-0.037218</text:p>
          </table:table-cell>
          <table:table-cell office:value-type="float" office:value="-0.013104" calcext:value-type="float">
            <text:p>-0.013104</text:p>
          </table:table-cell>
          <table:table-cell office:value-type="float" office:value="-0.037213" calcext:value-type="float">
            <text:p>-0.037213</text:p>
          </table:table-cell>
          <table:table-cell office:value-type="float" office:value="-0.013119" calcext:value-type="float">
            <text:p>-0.013119</text:p>
          </table:table-cell>
          <table:table-cell office:value-type="float" office:value="-0.001374" calcext:value-type="float">
            <text:p>-0.001374</text:p>
          </table:table-cell>
          <table:table-cell office:value-type="string" calcext:value-type="string">
            <text:p>0.00231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34598" calcext:value-type="float">
            <text:p>1527482764.3459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394" calcext:value-type="float">
            <text:p>-0.037394</text:p>
          </table:table-cell>
          <table:table-cell office:value-type="float" office:value="-0.013126" calcext:value-type="float">
            <text:p>-0.013126</text:p>
          </table:table-cell>
          <table:table-cell office:value-type="float" office:value="-0.037393" calcext:value-type="float">
            <text:p>-0.037393</text:p>
          </table:table-cell>
          <table:table-cell office:value-type="float" office:value="-0.013137" calcext:value-type="float">
            <text:p>-0.013137</text:p>
          </table:table-cell>
          <table:table-cell office:value-type="float" office:value="-0.000743" calcext:value-type="float">
            <text:p>-0.000743</text:p>
          </table:table-cell>
          <table:table-cell office:value-type="string" calcext:value-type="string">
            <text:p>0.001954</text:p>
          </table:table-cell>
        </table:table-row>
        <table:table-row table:style-name="ro1" table:visibility="filter">
          <table:table-cell office:value-type="float" office:value="1527482764.34601" calcext:value-type="float">
            <text:p>1527482764.34601</text:p>
          </table:table-cell>
          <table:table-cell office:value-type="string" calcext:value-type="string">
            <text:p>PID_y</text:p>
          </table:table-cell>
          <table:table-cell office:value-type="float" office:value="-0.037394" calcext:value-type="float">
            <text:p>-0.037394</text:p>
          </table:table-cell>
          <table:table-cell office:value-type="float" office:value="-0.013126" calcext:value-type="float">
            <text:p>-0.013126</text:p>
          </table:table-cell>
          <table:table-cell office:value-type="float" office:value="-0.037393" calcext:value-type="float">
            <text:p>-0.037393</text:p>
          </table:table-cell>
          <table:table-cell office:value-type="float" office:value="-0.013137" calcext:value-type="float">
            <text:p>-0.013137</text:p>
          </table:table-cell>
          <table:table-cell office:value-type="float" office:value="-0.000743" calcext:value-type="float">
            <text:p>-0.000743</text:p>
          </table:table-cell>
          <table:table-cell office:value-type="string" calcext:value-type="string">
            <text:p>0.00195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36525" calcext:value-type="float">
            <text:p>1527482764.3652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155" calcext:value-type="float">
            <text:p>-0.037155</text:p>
          </table:table-cell>
          <table:table-cell office:value-type="float" office:value="-0.013037" calcext:value-type="float">
            <text:p>-0.013037</text:p>
          </table:table-cell>
          <table:table-cell office:value-type="float" office:value="-0.037156" calcext:value-type="float">
            <text:p>-0.037156</text:p>
          </table:table-cell>
          <table:table-cell office:value-type="float" office:value="-0.013059" calcext:value-type="float">
            <text:p>-0.013059</text:p>
          </table:table-cell>
          <table:table-cell office:value-type="float" office:value="0.000302" calcext:value-type="float">
            <text:p>0.000302</text:p>
          </table:table-cell>
          <table:table-cell office:value-type="string" calcext:value-type="string">
            <text:p>0.002729</text:p>
          </table:table-cell>
        </table:table-row>
        <table:table-row table:style-name="ro1" table:visibility="filter">
          <table:table-cell office:value-type="float" office:value="1527482764.36527" calcext:value-type="float">
            <text:p>1527482764.36527</text:p>
          </table:table-cell>
          <table:table-cell office:value-type="string" calcext:value-type="string">
            <text:p>PID_y</text:p>
          </table:table-cell>
          <table:table-cell office:value-type="float" office:value="-0.037155" calcext:value-type="float">
            <text:p>-0.037155</text:p>
          </table:table-cell>
          <table:table-cell office:value-type="float" office:value="-0.013037" calcext:value-type="float">
            <text:p>-0.013037</text:p>
          </table:table-cell>
          <table:table-cell office:value-type="float" office:value="-0.037156" calcext:value-type="float">
            <text:p>-0.037156</text:p>
          </table:table-cell>
          <table:table-cell office:value-type="float" office:value="-0.013059" calcext:value-type="float">
            <text:p>-0.013059</text:p>
          </table:table-cell>
          <table:table-cell office:value-type="float" office:value="0.000302" calcext:value-type="float">
            <text:p>0.000302</text:p>
          </table:table-cell>
          <table:table-cell office:value-type="string" calcext:value-type="string">
            <text:p>0.00272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2764.38553" calcext:value-type="float">
            <text:p>1527482764.3855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172" calcext:value-type="float">
            <text:p>-0.037172</text:p>
          </table:table-cell>
          <table:table-cell office:value-type="float" office:value="-0.013121" calcext:value-type="float">
            <text:p>-0.013121</text:p>
          </table:table-cell>
          <table:table-cell office:value-type="float" office:value="-0.037168" calcext:value-type="float">
            <text:p>-0.037168</text:p>
          </table:table-cell>
          <table:table-cell office:value-type="float" office:value="-0.013123" calcext:value-type="float">
            <text:p>-0.013123</text:p>
          </table:table-cell>
          <table:table-cell office:value-type="float" office:value="-0.001231" calcext:value-type="float">
            <text:p>-0.001231</text:p>
          </table:table-cell>
          <table:table-cell office:value-type="string" calcext:value-type="string">
            <text:p>0.000701</text:p>
          </table:table-cell>
        </table:table-row>
      </table:table>
      <table:named-expressions/>
      <table:database-ranges>
        <table:database-range table:name="__Anonymous_Sheet_DB__0" table:target-range-address="Sheet1.A1:Sheet1.J538" table:display-filter-buttons="true">
          <table:filter>
            <table:filter-and>
              <table:filter-condition table:field-number="1" table:value="TOC_x" table:operator="=">
                <table:filter-set-item table:value="TOC_x"/>
                <table:filter-set-item table:value="PID_x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4:46:49.174294606</meta:creation-date>
    <dc:date>2018-05-28T14:51:31.852308462</dc:date>
    <meta:editing-duration>P0D</meta:editing-duration>
    <meta:editing-cycles>1</meta:editing-cycles>
    <meta:document-statistic meta:table-count="1" meta:cell-count="5112" meta:object-count="0"/>
    <meta:generator>LibreOffice/4.2.8.2$Linux_X86_64 LibreOffice_project/420m0$Build-2</meta:generator>
  </office:meta>
</office:document-meta>
</file>